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03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4.1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  <style:map style:condition="cell-content()=[$'zad 7.1'.$B$34]" style:apply-style-name="Error" style:base-cell-address="'zad 7.1'.B3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  <style:map style:condition="cell-content()=[$'zad 7.1'.$B$34]" style:apply-style-name="Error" style:base-cell-address="'zad 7.1'.B3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  <style:map style:condition="cell-content()=[$'zad 7.1'.$B$34]" style:apply-style-name="Error" style:base-cell-address="'zad 7.1'.B3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  <style:map style:condition="cell-content()=[$'zad 7.1'.$C$34]" style:apply-style-name="Error" style:base-cell-address="'zad 7.1'.C3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  <style:map style:condition="cell-content()=[$'zad 7.1'.$C$34]" style:apply-style-name="Error" style:base-cell-address="'zad 7.1'.C3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  <style:map style:condition="cell-content()=[$'zad 7.1'.$C$34]" style:apply-style-name="Error" style:base-cell-address="'zad 7.1'.C3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Category" style:data-style-name="N0">
      <style:table-cell-properties fo:border="none"/>
    </style:style>
    <style:style style:name="ce29" style:family="table-cell" style:parent-style-name="Pivot_20_Table_20_Value" style:data-style-name="N0">
      <style:table-cell-properties fo:border="none"/>
    </style:style>
    <style:style style:name="ce30" style:family="table-cell" style:parent-style-name="Default">
      <style:map style:condition="cell-content()=[$'zad 7.3'.$E$722]" style:apply-style-name="Error" style:base-cell-address="'zad 7.3'.E2"/>
    </style:style>
    <style:style style:name="ce31" style:family="table-cell" style:parent-style-name="Default">
      <style:table-cell-properties fo:background-color="#81d41a"/>
      <style:map style:condition="cell-content()=[$'zad 7.3'.$E$722]" style:apply-style-name="Error" style:base-cell-address="'zad 7.3'.E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7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rodla_wiatrowe</text:p>
          </table:table-cell>
          <table:table-cell office:value-type="string" calcext:value-type="string">
            <text:p>Zrodla_fotowoltaiczne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3130.263" calcext:value-type="float">
            <text:p>3130,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2765.588" calcext:value-type="float">
            <text:p>2765,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2555.438" calcext:value-type="float">
            <text:p>2555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2675.238" calcext:value-type="float">
            <text:p>2675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2681.175" calcext:value-type="float">
            <text:p>2681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2367.325" calcext:value-type="float">
            <text:p>2367,325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2525.225" calcext:value-type="float">
            <text:p>2525,225</text:p>
          </table:table-cell>
          <table:table-cell office:value-type="float" office:value="117.075" calcext:value-type="float">
            <text:p>117,07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2360.988" calcext:value-type="float">
            <text:p>2360,988</text:p>
          </table:table-cell>
          <table:table-cell office:value-type="float" office:value="1162.075" calcext:value-type="float">
            <text:p>1162,07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1940.838" calcext:value-type="float">
            <text:p>1940,838</text:p>
          </table:table-cell>
          <table:table-cell office:value-type="float" office:value="2680.513" calcext:value-type="float">
            <text:p>2680,5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1368.675" calcext:value-type="float">
            <text:p>1368,675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1140.463" calcext:value-type="float">
            <text:p>1140,463</text:p>
          </table:table-cell>
          <table:table-cell office:value-type="float" office:value="5331.575" calcext:value-type="float">
            <text:p>5331,57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1305.863" calcext:value-type="float">
            <text:p>1305,863</text:p>
          </table:table-cell>
          <table:table-cell office:value-type="float" office:value="5812.225" calcext:value-type="float">
            <text:p>5812,22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1511.488" calcext:value-type="float">
            <text:p>1511,488</text:p>
          </table:table-cell>
          <table:table-cell office:value-type="float" office:value="5846.613" calcext:value-type="float">
            <text:p>5846,6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1931.05" calcext:value-type="float">
            <text:p>1931,05</text:p>
          </table:table-cell>
          <table:table-cell office:value-type="float" office:value="5471.425" calcext:value-type="float">
            <text:p>5471,42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2229.25" calcext:value-type="float">
            <text:p>2229,25</text:p>
          </table:table-cell>
          <table:table-cell office:value-type="float" office:value="5661.825" calcext:value-type="float">
            <text:p>5661,82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2467.125" calcext:value-type="float">
            <text:p>2467,125</text:p>
          </table:table-cell>
          <table:table-cell office:value-type="float" office:value="5067.988" calcext:value-type="float">
            <text:p>5067,98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2655.85" calcext:value-type="float">
            <text:p>2655,85</text:p>
          </table:table-cell>
          <table:table-cell office:value-type="float" office:value="3458.138" calcext:value-type="float">
            <text:p>3458,13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2572.763" calcext:value-type="float">
            <text:p>2572,763</text:p>
          </table:table-cell>
          <table:table-cell office:value-type="float" office:value="1719.088" calcext:value-type="float">
            <text:p>1719,08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2891.175" calcext:value-type="float">
            <text:p>2891,175</text:p>
          </table:table-cell>
          <table:table-cell office:value-type="float" office:value="560.763" calcext:value-type="float">
            <text:p>560,76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3515.2" calcext:value-type="float">
            <text:p>3515,2</text:p>
          </table:table-cell>
          <table:table-cell office:value-type="float" office:value="51.438" calcext:value-type="float">
            <text:p>51,43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3941.538" calcext:value-type="float">
            <text:p>3941,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127.375" calcext:value-type="float">
            <text:p>4127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4248.55" calcext:value-type="float">
            <text:p>4248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4027.725" calcext:value-type="float">
            <text:p>4027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3346.575" calcext:value-type="float">
            <text:p>3346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3446.238" calcext:value-type="float">
            <text:p>3446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4149.3" calcext:value-type="float">
            <text:p>41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4457.175" calcext:value-type="float">
            <text:p>4457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4588.438" calcext:value-type="float">
            <text:p>4588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4658.5" calcext:value-type="float">
            <text:p>4658,5</text:p>
          </table:table-cell>
          <table:table-cell office:value-type="float" office:value="1.075" calcext:value-type="float">
            <text:p>1,0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732.975" calcext:value-type="float">
            <text:p>4732,975</text:p>
          </table:table-cell>
          <table:table-cell office:value-type="float" office:value="61.275" calcext:value-type="float">
            <text:p>61,2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4939.825" calcext:value-type="float">
            <text:p>4939,825</text:p>
          </table:table-cell>
          <table:table-cell office:value-type="float" office:value="440.625" calcext:value-type="float">
            <text:p>440,62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5218.963" calcext:value-type="float">
            <text:p>5218,963</text:p>
          </table:table-cell>
          <table:table-cell office:value-type="float" office:value="1086.275" calcext:value-type="float">
            <text:p>1086,2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5539.775" calcext:value-type="float">
            <text:p>5539,775</text:p>
          </table:table-cell>
          <table:table-cell office:value-type="float" office:value="1915.263" calcext:value-type="float">
            <text:p>1915,26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5927.375" calcext:value-type="float">
            <text:p>5927,375</text:p>
          </table:table-cell>
          <table:table-cell office:value-type="float" office:value="2442.263" calcext:value-type="float">
            <text:p>2442,26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6218.075" calcext:value-type="float">
            <text:p>6218,075</text:p>
          </table:table-cell>
          <table:table-cell office:value-type="float" office:value="2724.638" calcext:value-type="float">
            <text:p>2724,63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6813.663" calcext:value-type="float">
            <text:p>6813,663</text:p>
          </table:table-cell>
          <table:table-cell office:value-type="float" office:value="2673.263" calcext:value-type="float">
            <text:p>2673,26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025.85" calcext:value-type="float">
            <text:p>7025,85</text:p>
          </table:table-cell>
          <table:table-cell office:value-type="float" office:value="2775.588" calcext:value-type="float">
            <text:p>2775,58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180.763" calcext:value-type="float">
            <text:p>7180,763</text:p>
          </table:table-cell>
          <table:table-cell office:value-type="float" office:value="2810.938" calcext:value-type="float">
            <text:p>2810,93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220.488" calcext:value-type="float">
            <text:p>7220,488</text:p>
          </table:table-cell>
          <table:table-cell office:value-type="float" office:value="2744.525" calcext:value-type="float">
            <text:p>2744,52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167.563" calcext:value-type="float">
            <text:p>7167,563</text:p>
          </table:table-cell>
          <table:table-cell office:value-type="float" office:value="2404.775" calcext:value-type="float">
            <text:p>2404,7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6882.125" calcext:value-type="float">
            <text:p>6882,125</text:p>
          </table:table-cell>
          <table:table-cell office:value-type="float" office:value="1488.125" calcext:value-type="float">
            <text:p>1488,12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806.563" calcext:value-type="float">
            <text:p>6806,563</text:p>
          </table:table-cell>
          <table:table-cell office:value-type="float" office:value="581.4" calcext:value-type="float">
            <text:p>581,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7039.963" calcext:value-type="float">
            <text:p>7039,963</text:p>
          </table:table-cell>
          <table:table-cell office:value-type="float" office:value="56.85" calcext:value-type="float">
            <text:p>56,8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7089.238" calcext:value-type="float">
            <text:p>7089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6955.638" calcext:value-type="float">
            <text:p>6955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6667.775" calcext:value-type="float">
            <text:p>6667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6771.088" calcext:value-type="float">
            <text:p>6771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6683.55" calcext:value-type="float">
            <text:p>668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6485.225" calcext:value-type="float">
            <text:p>6485,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6362.625" calcext:value-type="float">
            <text:p>6362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5948.925" calcext:value-type="float">
            <text:p>5948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5874.188" calcext:value-type="float">
            <text:p>5874,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5815.163" calcext:value-type="float">
            <text:p>5815,163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5951.288" calcext:value-type="float">
            <text:p>5951,288</text:p>
          </table:table-cell>
          <table:table-cell office:value-type="float" office:value="76.875" calcext:value-type="float">
            <text:p>76,87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5858.288" calcext:value-type="float">
            <text:p>5858,288</text:p>
          </table:table-cell>
          <table:table-cell office:value-type="float" office:value="704.4" calcext:value-type="float">
            <text:p>704,4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5839.825" calcext:value-type="float">
            <text:p>5839,825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5734.263" calcext:value-type="float">
            <text:p>5734,26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5387.15" calcext:value-type="float">
            <text:p>5387,15</text:p>
          </table:table-cell>
          <table:table-cell office:value-type="float" office:value="4405.413" calcext:value-type="float">
            <text:p>4405,413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5066.938" calcext:value-type="float">
            <text:p>5066,938</text:p>
          </table:table-cell>
          <table:table-cell office:value-type="float" office:value="4657.038" calcext:value-type="float">
            <text:p>4657,03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4827.975" calcext:value-type="float">
            <text:p>4827,975</text:p>
          </table:table-cell>
          <table:table-cell office:value-type="float" office:value="5127.788" calcext:value-type="float">
            <text:p>5127,78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4638.213" calcext:value-type="float">
            <text:p>4638,213</text:p>
          </table:table-cell>
          <table:table-cell office:value-type="float" office:value="5204.475" calcext:value-type="float">
            <text:p>5204,47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4444.013" calcext:value-type="float">
            <text:p>4444,013</text:p>
          </table:table-cell>
          <table:table-cell office:value-type="float" office:value="5284.65" calcext:value-type="float">
            <text:p>5284,6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4060.725" calcext:value-type="float">
            <text:p>4060,725</text:p>
          </table:table-cell>
          <table:table-cell office:value-type="float" office:value="4440.788" calcext:value-type="float">
            <text:p>4440,78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3365" calcext:value-type="float">
            <text:p>3365</text:p>
          </table:table-cell>
          <table:table-cell office:value-type="float" office:value="3380.625" calcext:value-type="float">
            <text:p>3380,62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2697.338" calcext:value-type="float">
            <text:p>2697,338</text:p>
          </table:table-cell>
          <table:table-cell office:value-type="float" office:value="1752.175" calcext:value-type="float">
            <text:p>1752,17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2075.575" calcext:value-type="float">
            <text:p>2075,575</text:p>
          </table:table-cell>
          <table:table-cell office:value-type="float" office:value="515.938" calcext:value-type="float">
            <text:p>515,93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1725.175" calcext:value-type="float">
            <text:p>1725,175</text:p>
          </table:table-cell>
          <table:table-cell office:value-type="float" office:value="98.513" calcext:value-type="float">
            <text:p>98,513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1506.863" calcext:value-type="float">
            <text:p>1506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1343.6" calcext:value-type="float">
            <text:p>134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1320.563" calcext:value-type="float">
            <text:p>1320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277.138" calcext:value-type="float">
            <text:p>1277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296.938" calcext:value-type="float">
            <text:p>1296,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376.75" calcext:value-type="float">
            <text:p>1376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459.925" calcext:value-type="float">
            <text:p>1459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527.538" calcext:value-type="float">
            <text:p>1527,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1725.063" calcext:value-type="float">
            <text:p>1725,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1804.563" calcext:value-type="float">
            <text:p>1804,563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1882.8" calcext:value-type="float">
            <text:p>1882,8</text:p>
          </table:table-cell>
          <table:table-cell office:value-type="float" office:value="182.788" calcext:value-type="float">
            <text:p>182,78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1927.5" calcext:value-type="float">
            <text:p>1927,5</text:p>
          </table:table-cell>
          <table:table-cell office:value-type="float" office:value="903.988" calcext:value-type="float">
            <text:p>903,98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1803.063" calcext:value-type="float">
            <text:p>1803,063</text:p>
          </table:table-cell>
          <table:table-cell office:value-type="float" office:value="2087.225" calcext:value-type="float">
            <text:p>2087,22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1611.05" calcext:value-type="float">
            <text:p>1611,05</text:p>
          </table:table-cell>
          <table:table-cell office:value-type="float" office:value="3579.6" calcext:value-type="float">
            <text:p>3579,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1517.413" calcext:value-type="float">
            <text:p>1517,413</text:p>
          </table:table-cell>
          <table:table-cell office:value-type="float" office:value="4306.838" calcext:value-type="float">
            <text:p>4306,83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1464.938" calcext:value-type="float">
            <text:p>1464,938</text:p>
          </table:table-cell>
          <table:table-cell office:value-type="float" office:value="5172.3" calcext:value-type="float">
            <text:p>5172,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1616.9" calcext:value-type="float">
            <text:p>1616,9</text:p>
          </table:table-cell>
          <table:table-cell office:value-type="float" office:value="5723.513" calcext:value-type="float">
            <text:p>5723,51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1760.988" calcext:value-type="float">
            <text:p>1760,988</text:p>
          </table:table-cell>
          <table:table-cell office:value-type="float" office:value="5583.875" calcext:value-type="float">
            <text:p>5583,87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1910.588" calcext:value-type="float">
            <text:p>1910,588</text:p>
          </table:table-cell>
          <table:table-cell office:value-type="float" office:value="5109.6" calcext:value-type="float">
            <text:p>5109,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2147.838" calcext:value-type="float">
            <text:p>2147,838</text:p>
          </table:table-cell>
          <table:table-cell office:value-type="float" office:value="4166.7" calcext:value-type="float">
            <text:p>4166,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office:value-type="float" office:value="3069.463" calcext:value-type="float">
            <text:p>3069,46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2445.225" calcext:value-type="float">
            <text:p>2445,225</text:p>
          </table:table-cell>
          <table:table-cell office:value-type="float" office:value="1544.663" calcext:value-type="float">
            <text:p>1544,66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2756.438" calcext:value-type="float">
            <text:p>2756,438</text:p>
          </table:table-cell>
          <table:table-cell office:value-type="float" office:value="540.163" calcext:value-type="float">
            <text:p>540,16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3537.875" calcext:value-type="float">
            <text:p>3537,875</text:p>
          </table:table-cell>
          <table:table-cell office:value-type="float" office:value="97.013" calcext:value-type="float">
            <text:p>97,01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4276.85" calcext:value-type="float">
            <text:p>4276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4835.175" calcext:value-type="float">
            <text:p>4835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5044.725" calcext:value-type="float">
            <text:p>5044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5564.675" calcext:value-type="float">
            <text:p>5564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5803.113" calcext:value-type="float">
            <text:p>5803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5764.275" calcext:value-type="float">
            <text:p>5764,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5571.075" calcext:value-type="float">
            <text:p>5571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5487.238" calcext:value-type="float">
            <text:p>5487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5289.163" calcext:value-type="float">
            <text:p>5289,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4720.975" calcext:value-type="float">
            <text:p>4720,975</text:p>
          </table:table-cell>
          <table:table-cell office:value-type="float" office:value="2.688" calcext:value-type="float">
            <text:p>2,68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460.488" calcext:value-type="float">
            <text:p>4460,488</text:p>
          </table:table-cell>
          <table:table-cell office:value-type="float" office:value="207.263" calcext:value-type="float">
            <text:p>207,26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4055.725" calcext:value-type="float">
            <text:p>4055,725</text:p>
          </table:table-cell>
          <table:table-cell office:value-type="float" office:value="1171.6" calcext:value-type="float">
            <text:p>1171,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3390.588" calcext:value-type="float">
            <text:p>3390,588</text:p>
          </table:table-cell>
          <table:table-cell office:value-type="float" office:value="2805.525" calcext:value-type="float">
            <text:p>2805,52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3101.225" calcext:value-type="float">
            <text:p>3101,225</text:p>
          </table:table-cell>
          <table:table-cell office:value-type="float" office:value="4478.638" calcext:value-type="float">
            <text:p>4478,63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2969.063" calcext:value-type="float">
            <text:p>2969,063</text:p>
          </table:table-cell>
          <table:table-cell office:value-type="float" office:value="6019.913" calcext:value-type="float">
            <text:p>6019,91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3016.975" calcext:value-type="float">
            <text:p>3016,975</text:p>
          </table:table-cell>
          <table:table-cell office:value-type="float" office:value="6657.325" calcext:value-type="float">
            <text:p>6657,32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3085.65" calcext:value-type="float">
            <text:p>3085,65</text:p>
          </table:table-cell>
          <table:table-cell office:value-type="float" office:value="6455.375" calcext:value-type="float">
            <text:p>6455,37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3147" calcext:value-type="float">
            <text:p>3147</text:p>
          </table:table-cell>
          <table:table-cell office:value-type="float" office:value="6064.8" calcext:value-type="float">
            <text:p>6064,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2894.825" calcext:value-type="float">
            <text:p>2894,825</text:p>
          </table:table-cell>
          <table:table-cell office:value-type="float" office:value="5635.875" calcext:value-type="float">
            <text:p>5635,87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2652.625" calcext:value-type="float">
            <text:p>2652,625</text:p>
          </table:table-cell>
          <table:table-cell office:value-type="float" office:value="5442.65" calcext:value-type="float">
            <text:p>5442,6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2686.563" calcext:value-type="float">
            <text:p>2686,563</text:p>
          </table:table-cell>
          <table:table-cell office:value-type="float" office:value="4334.075" calcext:value-type="float">
            <text:p>4334,07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2823.888" calcext:value-type="float">
            <text:p>2823,888</text:p>
          </table:table-cell>
          <table:table-cell office:value-type="float" office:value="2446.513" calcext:value-type="float">
            <text:p>2446,51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3079.1" calcext:value-type="float">
            <text:p>3079,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3840.15" calcext:value-type="float">
            <text:p>3840,15</text:p>
          </table:table-cell>
          <table:table-cell office:value-type="float" office:value="128.938" calcext:value-type="float">
            <text:p>128,93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83.038" calcext:value-type="float">
            <text:p>4883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5978.138" calcext:value-type="float">
            <text:p>5978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6598.913" calcext:value-type="float">
            <text:p>659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6643.113" calcext:value-type="float">
            <text:p>6643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6379.675" calcext:value-type="float">
            <text:p>6379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6134.513" calcext:value-type="float">
            <text:p>6134,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5890.1" calcext:value-type="float">
            <text:p>589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5587.525" calcext:value-type="float">
            <text:p>5587,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5163.9" calcext:value-type="float">
            <text:p>51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5173.388" calcext:value-type="float">
            <text:p>5173,388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5060.563" calcext:value-type="float">
            <text:p>5060,563</text:p>
          </table:table-cell>
          <table:table-cell office:value-type="float" office:value="302.375" calcext:value-type="float">
            <text:p>302,37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4595.588" calcext:value-type="float">
            <text:p>4595,588</text:p>
          </table:table-cell>
          <table:table-cell office:value-type="float" office:value="1375.088" calcext:value-type="float">
            <text:p>1375,08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4078.088" calcext:value-type="float">
            <text:p>4078,088</text:p>
          </table:table-cell>
          <table:table-cell office:value-type="float" office:value="3297.138" calcext:value-type="float">
            <text:p>3297,1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3480.388" calcext:value-type="float">
            <text:p>3480,388</text:p>
          </table:table-cell>
          <table:table-cell office:value-type="float" office:value="5189.438" calcext:value-type="float">
            <text:p>5189,4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3477.213" calcext:value-type="float">
            <text:p>3477,213</text:p>
          </table:table-cell>
          <table:table-cell office:value-type="float" office:value="6562.763" calcext:value-type="float">
            <text:p>6562,76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3550.938" calcext:value-type="float">
            <text:p>3550,938</text:p>
          </table:table-cell>
          <table:table-cell office:value-type="float" office:value="8038.3" calcext:value-type="float">
            <text:p>8038,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3686" calcext:value-type="float">
            <text:p>3686</text:p>
          </table:table-cell>
          <table:table-cell office:value-type="float" office:value="8002.638" calcext:value-type="float">
            <text:p>8002,6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3637.75" calcext:value-type="float">
            <text:p>3637,75</text:p>
          </table:table-cell>
          <table:table-cell office:value-type="float" office:value="7691.738" calcext:value-type="float">
            <text:p>7691,7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3250.613" calcext:value-type="float">
            <text:p>3250,613</text:p>
          </table:table-cell>
          <table:table-cell office:value-type="float" office:value="7518.45" calcext:value-type="float">
            <text:p>7518,4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2574.238" calcext:value-type="float">
            <text:p>2574,238</text:p>
          </table:table-cell>
          <table:table-cell office:value-type="float" office:value="6545.438" calcext:value-type="float">
            <text:p>6545,4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1815.1" calcext:value-type="float">
            <text:p>1815,1</text:p>
          </table:table-cell>
          <table:table-cell office:value-type="float" office:value="5289.75" calcext:value-type="float">
            <text:p>5289,7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1170.763" calcext:value-type="float">
            <text:p>1170,763</text:p>
          </table:table-cell>
          <table:table-cell office:value-type="float" office:value="3107.463" calcext:value-type="float">
            <text:p>3107,46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28.338" calcext:value-type="float">
            <text:p>628,338</text:p>
          </table:table-cell>
          <table:table-cell office:value-type="float" office:value="1035.138" calcext:value-type="float">
            <text:p>1035,1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10.488" calcext:value-type="float">
            <text:p>510,488</text:p>
          </table:table-cell>
          <table:table-cell office:value-type="float" office:value="152.863" calcext:value-type="float">
            <text:p>152,86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640.725" calcext:value-type="float">
            <text:p>640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841.475" calcext:value-type="float">
            <text:p>841,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1385.2" calcext:value-type="float">
            <text:p>138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2037.313" calcext:value-type="float">
            <text:p>2037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2619.763" calcext:value-type="float">
            <text:p>2619,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3091.013" calcext:value-type="float">
            <text:p>3091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3662.388" calcext:value-type="float">
            <text:p>3662,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4079.425" calcext:value-type="float">
            <text:p>4079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4390.85" calcext:value-type="float">
            <text:p>4390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4557.613" calcext:value-type="float">
            <text:p>4557,613</text:p>
          </table:table-cell>
          <table:table-cell office:value-type="float" office:value="6.788" calcext:value-type="float">
            <text:p>6,7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4803.35" calcext:value-type="float">
            <text:p>4803,35</text:p>
          </table:table-cell>
          <table:table-cell office:value-type="float" office:value="327.4" calcext:value-type="float">
            <text:p>327,4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4993.188" calcext:value-type="float">
            <text:p>4993,188</text:p>
          </table:table-cell>
          <table:table-cell office:value-type="float" office:value="1778.938" calcext:value-type="float">
            <text:p>1778,93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4525.813" calcext:value-type="float">
            <text:p>4525,813</text:p>
          </table:table-cell>
          <table:table-cell office:value-type="float" office:value="3994.525" calcext:value-type="float">
            <text:p>3994,52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3707.188" calcext:value-type="float">
            <text:p>3707,188</text:p>
          </table:table-cell>
          <table:table-cell office:value-type="float" office:value="5784.488" calcext:value-type="float">
            <text:p>5784,4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3536.363" calcext:value-type="float">
            <text:p>3536,363</text:p>
          </table:table-cell>
          <table:table-cell office:value-type="float" office:value="7371.838" calcext:value-type="float">
            <text:p>7371,83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3839.425" calcext:value-type="float">
            <text:p>3839,425</text:p>
          </table:table-cell>
          <table:table-cell office:value-type="float" office:value="7463.975" calcext:value-type="float">
            <text:p>7463,97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4186.2" calcext:value-type="float">
            <text:p>4186,2</text:p>
          </table:table-cell>
          <table:table-cell office:value-type="float" office:value="7302.5" calcext:value-type="float">
            <text:p>7302,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3318.25" calcext:value-type="float">
            <text:p>3318,25</text:p>
          </table:table-cell>
          <table:table-cell office:value-type="float" office:value="7102.75" calcext:value-type="float">
            <text:p>7102,7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2636.888" calcext:value-type="float">
            <text:p>2636,888</text:p>
          </table:table-cell>
          <table:table-cell office:value-type="float" office:value="6636.6" calcext:value-type="float">
            <text:p>6636,6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2253.7" calcext:value-type="float">
            <text:p>2253,7</text:p>
          </table:table-cell>
          <table:table-cell office:value-type="float" office:value="5685.688" calcext:value-type="float">
            <text:p>5685,6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1804.35" calcext:value-type="float">
            <text:p>1804,35</text:p>
          </table:table-cell>
          <table:table-cell office:value-type="float" office:value="5050.85" calcext:value-type="float">
            <text:p>5050,8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1486.475" calcext:value-type="float">
            <text:p>1486,475</text:p>
          </table:table-cell>
          <table:table-cell office:value-type="float" office:value="3331.963" calcext:value-type="float">
            <text:p>3331,96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1384" calcext:value-type="float">
            <text:p>1384</text:p>
          </table:table-cell>
          <table:table-cell office:value-type="float" office:value="1437.3" calcext:value-type="float">
            <text:p>1437,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1703.15" calcext:value-type="float">
            <text:p>1703,15</text:p>
          </table:table-cell>
          <table:table-cell office:value-type="float" office:value="184.925" calcext:value-type="float">
            <text:p>184,92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2095.325" calcext:value-type="float">
            <text:p>2095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2056.438" calcext:value-type="float">
            <text:p>2056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193.175" calcext:value-type="float">
            <text:p>2193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2213.663" calcext:value-type="float">
            <text:p>2213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2449.738" calcext:value-type="float">
            <text:p>2449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2901.488" calcext:value-type="float">
            <text:p>2901,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3262.35" calcext:value-type="float">
            <text:p>326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3337.75" calcext:value-type="float">
            <text:p>3337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3526.95" calcext:value-type="float">
            <text:p>3526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359.088" calcext:value-type="float">
            <text:p>3359,088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3238.238" calcext:value-type="float">
            <text:p>3238,238</text:p>
          </table:table-cell>
          <table:table-cell office:value-type="float" office:value="252.85" calcext:value-type="float">
            <text:p>252,8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2777.213" calcext:value-type="float">
            <text:p>2777,213</text:p>
          </table:table-cell>
          <table:table-cell office:value-type="float" office:value="1385.525" calcext:value-type="float">
            <text:p>1385,52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2223.138" calcext:value-type="float">
            <text:p>2223,138</text:p>
          </table:table-cell>
          <table:table-cell office:value-type="float" office:value="3341.925" calcext:value-type="float">
            <text:p>3341,92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1588.538" calcext:value-type="float">
            <text:p>1588,538</text:p>
          </table:table-cell>
          <table:table-cell office:value-type="float" office:value="5432.875" calcext:value-type="float">
            <text:p>5432,87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915.988" calcext:value-type="float">
            <text:p>915,988</text:p>
          </table:table-cell>
          <table:table-cell office:value-type="float" office:value="7068.713" calcext:value-type="float">
            <text:p>7068,71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832.625" calcext:value-type="float">
            <text:p>832,625</text:p>
          </table:table-cell>
          <table:table-cell office:value-type="float" office:value="8205.9" calcext:value-type="float">
            <text:p>8205,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92.85" calcext:value-type="float">
            <text:p>892,85</text:p>
          </table:table-cell>
          <table:table-cell office:value-type="float" office:value="8629.975" calcext:value-type="float">
            <text:p>8629,97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870.738" calcext:value-type="float">
            <text:p>870,738</text:p>
          </table:table-cell>
          <table:table-cell office:value-type="float" office:value="8919.888" calcext:value-type="float">
            <text:p>8919,88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959.05" calcext:value-type="float">
            <text:p>959,05</text:p>
          </table:table-cell>
          <table:table-cell office:value-type="float" office:value="8460.663" calcext:value-type="float">
            <text:p>8460,66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1044.413" calcext:value-type="float">
            <text:p>1044,413</text:p>
          </table:table-cell>
          <table:table-cell office:value-type="float" office:value="7095.725" calcext:value-type="float">
            <text:p>7095,72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1297.075" calcext:value-type="float">
            <text:p>1297,075</text:p>
          </table:table-cell>
          <table:table-cell office:value-type="float" office:value="5410.875" calcext:value-type="float">
            <text:p>5410,87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1413.063" calcext:value-type="float">
            <text:p>1413,063</text:p>
          </table:table-cell>
          <table:table-cell office:value-type="float" office:value="3017.863" calcext:value-type="float">
            <text:p>3017,86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1538.725" calcext:value-type="float">
            <text:p>1538,725</text:p>
          </table:table-cell>
          <table:table-cell office:value-type="float" office:value="1106.213" calcext:value-type="float">
            <text:p>1106,21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1852.038" calcext:value-type="float">
            <text:p>1852,038</text:p>
          </table:table-cell>
          <table:table-cell office:value-type="float" office:value="256.013" calcext:value-type="float">
            <text:p>256,01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2617.725" calcext:value-type="float">
            <text:p>2617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3282.9" calcext:value-type="float">
            <text:p>328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3672.3" calcext:value-type="float">
            <text:p>367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3816.875" calcext:value-type="float">
            <text:p>3816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3853.125" calcext:value-type="float">
            <text:p>3853,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3738.325" calcext:value-type="float">
            <text:p>3738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3232.575" calcext:value-type="float">
            <text:p>3232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2819.763" calcext:value-type="float">
            <text:p>2819,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2528.313" calcext:value-type="float">
            <text:p>2528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2277.613" calcext:value-type="float">
            <text:p>2277,613</text:p>
          </table:table-cell>
          <table:table-cell office:value-type="float" office:value="49.713" calcext:value-type="float">
            <text:p>49,7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1961.788" calcext:value-type="float">
            <text:p>1961,788</text:p>
          </table:table-cell>
          <table:table-cell office:value-type="float" office:value="451.45" calcext:value-type="float">
            <text:p>451,4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1698.275" calcext:value-type="float">
            <text:p>1698,275</text:p>
          </table:table-cell>
          <table:table-cell office:value-type="float" office:value="1940.575" calcext:value-type="float">
            <text:p>1940,5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1245.1" calcext:value-type="float">
            <text:p>1245,1</text:p>
          </table:table-cell>
          <table:table-cell office:value-type="float" office:value="4466.875" calcext:value-type="float">
            <text:p>4466,8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799.863" calcext:value-type="float">
            <text:p>799,863</text:p>
          </table:table-cell>
          <table:table-cell office:value-type="float" office:value="7182.975" calcext:value-type="float">
            <text:p>7182,9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office:value-type="float" office:value="8564.725" calcext:value-type="float">
            <text:p>8564,72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777.7" calcext:value-type="float">
            <text:p>777,7</text:p>
          </table:table-cell>
          <table:table-cell office:value-type="float" office:value="9683.575" calcext:value-type="float">
            <text:p>9683,5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1114.325" calcext:value-type="float">
            <text:p>1114,325</text:p>
          </table:table-cell>
          <table:table-cell office:value-type="float" office:value="10529.963" calcext:value-type="float">
            <text:p>10529,96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1516.713" calcext:value-type="float">
            <text:p>1516,713</text:p>
          </table:table-cell>
          <table:table-cell office:value-type="float" office:value="10167.013" calcext:value-type="float">
            <text:p>10167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1790.725" calcext:value-type="float">
            <text:p>1790,725</text:p>
          </table:table-cell>
          <table:table-cell office:value-type="float" office:value="9447.025" calcext:value-type="float">
            <text:p>9447,02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2123.25" calcext:value-type="float">
            <text:p>2123,25</text:p>
          </table:table-cell>
          <table:table-cell office:value-type="float" office:value="8104.013" calcext:value-type="float">
            <text:p>8104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2324.563" calcext:value-type="float">
            <text:p>2324,563</text:p>
          </table:table-cell>
          <table:table-cell office:value-type="float" office:value="5836.475" calcext:value-type="float">
            <text:p>5836,4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2379.55" calcext:value-type="float">
            <text:p>2379,55</text:p>
          </table:table-cell>
          <table:table-cell office:value-type="float" office:value="3212.988" calcext:value-type="float">
            <text:p>3212,988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2677.45" calcext:value-type="float">
            <text:p>2677,45</text:p>
          </table:table-cell>
          <table:table-cell office:value-type="float" office:value="1144.95" calcext:value-type="float">
            <text:p>1144,9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3303.875" calcext:value-type="float">
            <text:p>3303,875</text:p>
          </table:table-cell>
          <table:table-cell office:value-type="float" office:value="249.013" calcext:value-type="float">
            <text:p>249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4048.463" calcext:value-type="float">
            <text:p>4048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693.838" calcext:value-type="float">
            <text:p>4693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5564.8" calcext:value-type="float">
            <text:p>556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5323.725" calcext:value-type="float">
            <text:p>5323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4951.875" calcext:value-type="float">
            <text:p>4951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4908.413" calcext:value-type="float">
            <text:p>4908,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4634.95" calcext:value-type="float">
            <text:p>4634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4623.113" calcext:value-type="float">
            <text:p>4623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4552.638" calcext:value-type="float">
            <text:p>4552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4404.45" calcext:value-type="float">
            <text:p>4404,45</text:p>
          </table:table-cell>
          <table:table-cell office:value-type="float" office:value="51.438" calcext:value-type="float">
            <text:p>51,43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126.788" calcext:value-type="float">
            <text:p>4126,788</text:p>
          </table:table-cell>
          <table:table-cell office:value-type="float" office:value="383.1" calcext:value-type="float">
            <text:p>383,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4069.15" calcext:value-type="float">
            <text:p>4069,15</text:p>
          </table:table-cell>
          <table:table-cell office:value-type="float" office:value="1176.413" calcext:value-type="float">
            <text:p>1176,41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3913.025" calcext:value-type="float">
            <text:p>3913,025</text:p>
          </table:table-cell>
          <table:table-cell office:value-type="float" office:value="2085.15" calcext:value-type="float">
            <text:p>2085,1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3838.675" calcext:value-type="float">
            <text:p>3838,675</text:p>
          </table:table-cell>
          <table:table-cell office:value-type="float" office:value="2938.338" calcext:value-type="float">
            <text:p>2938,33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4091.863" calcext:value-type="float">
            <text:p>4091,863</text:p>
          </table:table-cell>
          <table:table-cell office:value-type="float" office:value="4072.788" calcext:value-type="float">
            <text:p>4072,78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4197.125" calcext:value-type="float">
            <text:p>4197,125</text:p>
          </table:table-cell>
          <table:table-cell office:value-type="float" office:value="4948.7" calcext:value-type="float">
            <text:p>4948,7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4160.15" calcext:value-type="float">
            <text:p>4160,15</text:p>
          </table:table-cell>
          <table:table-cell office:value-type="float" office:value="5479.725" calcext:value-type="float">
            <text:p>5479,72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3900.95" calcext:value-type="float">
            <text:p>3900,9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3837.425" calcext:value-type="float">
            <text:p>3837,425</text:p>
          </table:table-cell>
          <table:table-cell office:value-type="float" office:value="5315.425" calcext:value-type="float">
            <text:p>5315,42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3739.063" calcext:value-type="float">
            <text:p>3739,063</text:p>
          </table:table-cell>
          <table:table-cell office:value-type="float" office:value="4515.638" calcext:value-type="float">
            <text:p>4515,63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3906.175" calcext:value-type="float">
            <text:p>3906,175</text:p>
          </table:table-cell>
          <table:table-cell office:value-type="float" office:value="3256.588" calcext:value-type="float">
            <text:p>3256,58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3960.763" calcext:value-type="float">
            <text:p>3960,763</text:p>
          </table:table-cell>
          <table:table-cell office:value-type="float" office:value="1974.613" calcext:value-type="float">
            <text:p>1974,61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3623.425" calcext:value-type="float">
            <text:p>3623,425</text:p>
          </table:table-cell>
          <table:table-cell office:value-type="float" office:value="886.15" calcext:value-type="float">
            <text:p>886,1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3358" calcext:value-type="float">
            <text:p>3358</text:p>
          </table:table-cell>
          <table:table-cell office:value-type="float" office:value="246.688" calcext:value-type="float">
            <text:p>246,68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2812.463" calcext:value-type="float">
            <text:p>2812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2481.488" calcext:value-type="float">
            <text:p>2481,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2211.875" calcext:value-type="float">
            <text:p>2211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934.45" calcext:value-type="float">
            <text:p>1934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638.913" calcext:value-type="float">
            <text:p>163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527.213" calcext:value-type="float">
            <text:p>1527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750.738" calcext:value-type="float">
            <text:p>1750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987.775" calcext:value-type="float">
            <text:p>1987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2160.15" calcext:value-type="float">
            <text:p>2160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2402.913" calcext:value-type="float">
            <text:p>2402,913</text:p>
          </table:table-cell>
          <table:table-cell office:value-type="float" office:value="88.175" calcext:value-type="float">
            <text:p>88,1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2549.588" calcext:value-type="float">
            <text:p>2549,588</text:p>
          </table:table-cell>
          <table:table-cell office:value-type="float" office:value="582.45" calcext:value-type="float">
            <text:p>582,4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2267.688" calcext:value-type="float">
            <text:p>2267,688</text:p>
          </table:table-cell>
          <table:table-cell office:value-type="float" office:value="2271.6" calcext:value-type="float">
            <text:p>2271,6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1581.6" calcext:value-type="float">
            <text:p>1581,6</text:p>
          </table:table-cell>
          <table:table-cell office:value-type="float" office:value="5042.775" calcext:value-type="float">
            <text:p>5042,7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1755.35" calcext:value-type="float">
            <text:p>1755,35</text:p>
          </table:table-cell>
          <table:table-cell office:value-type="float" office:value="7490.913" calcext:value-type="float">
            <text:p>7490,91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2822.663" calcext:value-type="float">
            <text:p>2822,663</text:p>
          </table:table-cell>
          <table:table-cell office:value-type="float" office:value="9037.775" calcext:value-type="float">
            <text:p>9037,7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3507.388" calcext:value-type="float">
            <text:p>3507,388</text:p>
          </table:table-cell>
          <table:table-cell office:value-type="float" office:value="9569.288" calcext:value-type="float">
            <text:p>9569,288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3629.288" calcext:value-type="float">
            <text:p>3629,288</text:p>
          </table:table-cell>
          <table:table-cell office:value-type="float" office:value="8547.525" calcext:value-type="float">
            <text:p>8547,52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3533.575" calcext:value-type="float">
            <text:p>3533,575</text:p>
          </table:table-cell>
          <table:table-cell office:value-type="float" office:value="8090.6" calcext:value-type="float">
            <text:p>8090,6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3454.413" calcext:value-type="float">
            <text:p>3454,413</text:p>
          </table:table-cell>
          <table:table-cell office:value-type="float" office:value="7545.575" calcext:value-type="float">
            <text:p>7545,5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3591.613" calcext:value-type="float">
            <text:p>3591,613</text:p>
          </table:table-cell>
          <table:table-cell office:value-type="float" office:value="6990.225" calcext:value-type="float">
            <text:p>6990,22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3269.375" calcext:value-type="float">
            <text:p>3269,375</text:p>
          </table:table-cell>
          <table:table-cell office:value-type="float" office:value="5827.963" calcext:value-type="float">
            <text:p>5827,96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2779.725" calcext:value-type="float">
            <text:p>2779,725</text:p>
          </table:table-cell>
          <table:table-cell office:value-type="float" office:value="3712.325" calcext:value-type="float">
            <text:p>3712,32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2522.763" calcext:value-type="float">
            <text:p>2522,763</text:p>
          </table:table-cell>
          <table:table-cell office:value-type="float" office:value="1590.8" calcext:value-type="float">
            <text:p>1590,8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2597.725" calcext:value-type="float">
            <text:p>2597,725</text:p>
          </table:table-cell>
          <table:table-cell office:value-type="float" office:value="252.313" calcext:value-type="float">
            <text:p>252,31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2912.288" calcext:value-type="float">
            <text:p>2912,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2870.375" calcext:value-type="float">
            <text:p>2870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862.613" calcext:value-type="float">
            <text:p>2862,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3080.863" calcext:value-type="float">
            <text:p>3080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3101.038" calcext:value-type="float">
            <text:p>3101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3173.838" calcext:value-type="float">
            <text:p>3173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3074.85" calcext:value-type="float">
            <text:p>3074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2967.7" calcext:value-type="float">
            <text:p>29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2681.775" calcext:value-type="float">
            <text:p>2681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2472.538" calcext:value-type="float">
            <text:p>2472,538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2407.938" calcext:value-type="float">
            <text:p>2407,938</text:p>
          </table:table-cell>
          <table:table-cell office:value-type="float" office:value="319.188" calcext:value-type="float">
            <text:p>319,1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2295.838" calcext:value-type="float">
            <text:p>2295,838</text:p>
          </table:table-cell>
          <table:table-cell office:value-type="float" office:value="1527.6" calcext:value-type="float">
            <text:p>1527,6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1778.85" calcext:value-type="float">
            <text:p>1778,85</text:p>
          </table:table-cell>
          <table:table-cell office:value-type="float" office:value="3144.538" calcext:value-type="float">
            <text:p>3144,53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1540.313" calcext:value-type="float">
            <text:p>1540,313</text:p>
          </table:table-cell>
          <table:table-cell office:value-type="float" office:value="4851.713" calcext:value-type="float">
            <text:p>4851,7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1619.088" calcext:value-type="float">
            <text:p>1619,088</text:p>
          </table:table-cell>
          <table:table-cell office:value-type="float" office:value="6000.088" calcext:value-type="float">
            <text:p>6000,0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2047.963" calcext:value-type="float">
            <text:p>2047,963</text:p>
          </table:table-cell>
          <table:table-cell office:value-type="float" office:value="6624.1" calcext:value-type="float">
            <text:p>6624,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2346.55" calcext:value-type="float">
            <text:p>2346,55</text:p>
          </table:table-cell>
          <table:table-cell office:value-type="float" office:value="7019.013" calcext:value-type="float">
            <text:p>7019,0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2456.475" calcext:value-type="float">
            <text:p>2456,475</text:p>
          </table:table-cell>
          <table:table-cell office:value-type="float" office:value="7136.65" calcext:value-type="float">
            <text:p>7136,6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2641.05" calcext:value-type="float">
            <text:p>2641,05</text:p>
          </table:table-cell>
          <table:table-cell office:value-type="float" office:value="6773.813" calcext:value-type="float">
            <text:p>6773,8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2535.7" calcext:value-type="float">
            <text:p>2535,7</text:p>
          </table:table-cell>
          <table:table-cell office:value-type="float" office:value="6178.175" calcext:value-type="float">
            <text:p>6178,17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2506.425" calcext:value-type="float">
            <text:p>2506,425</text:p>
          </table:table-cell>
          <table:table-cell office:value-type="float" office:value="4660.638" calcext:value-type="float">
            <text:p>4660,63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2113.763" calcext:value-type="float">
            <text:p>2113,763</text:p>
          </table:table-cell>
          <table:table-cell office:value-type="float" office:value="2813.188" calcext:value-type="float">
            <text:p>2813,1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1639.45" calcext:value-type="float">
            <text:p>1639,45</text:p>
          </table:table-cell>
          <table:table-cell office:value-type="float" office:value="1075.488" calcext:value-type="float">
            <text:p>1075,4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1887.063" calcext:value-type="float">
            <text:p>1887,063</text:p>
          </table:table-cell>
          <table:table-cell office:value-type="float" office:value="273.913" calcext:value-type="float">
            <text:p>273,9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2483.013" calcext:value-type="float">
            <text:p>2483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3017.25" calcext:value-type="float">
            <text:p>3017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3583.213" calcext:value-type="float">
            <text:p>3583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4276.1" calcext:value-type="float">
            <text:p>42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4388.313" calcext:value-type="float">
            <text:p>4388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4199.513" calcext:value-type="float">
            <text:p>4199,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4164.538" calcext:value-type="float">
            <text:p>4164,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3954.775" calcext:value-type="float">
            <text:p>3954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3833.325" calcext:value-type="float">
            <text:p>3833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715.175" calcext:value-type="float">
            <text:p>3715,175</text:p>
          </table:table-cell>
          <table:table-cell office:value-type="float" office:value="45.475" calcext:value-type="float">
            <text:p>45,4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3703.163" calcext:value-type="float">
            <text:p>3703,163</text:p>
          </table:table-cell>
          <table:table-cell office:value-type="float" office:value="473.513" calcext:value-type="float">
            <text:p>473,51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3279.1" calcext:value-type="float">
            <text:p>3279,1</text:p>
          </table:table-cell>
          <table:table-cell office:value-type="float" office:value="1814.3" calcext:value-type="float">
            <text:p>1814,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3139.8" calcext:value-type="float">
            <text:p>3139,8</text:p>
          </table:table-cell>
          <table:table-cell office:value-type="float" office:value="3936.675" calcext:value-type="float">
            <text:p>3936,6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3365.225" calcext:value-type="float">
            <text:p>3365,225</text:p>
          </table:table-cell>
          <table:table-cell office:value-type="float" office:value="5956.613" calcext:value-type="float">
            <text:p>5956,61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3626.238" calcext:value-type="float">
            <text:p>3626,238</text:p>
          </table:table-cell>
          <table:table-cell office:value-type="float" office:value="7713.038" calcext:value-type="float">
            <text:p>7713,03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3878.963" calcext:value-type="float">
            <text:p>3878,963</text:p>
          </table:table-cell>
          <table:table-cell office:value-type="float" office:value="8376.763" calcext:value-type="float">
            <text:p>8376,76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4186.288" calcext:value-type="float">
            <text:p>4186,288</text:p>
          </table:table-cell>
          <table:table-cell office:value-type="float" office:value="8718.6" calcext:value-type="float">
            <text:p>8718,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4575.263" calcext:value-type="float">
            <text:p>4575,263</text:p>
          </table:table-cell>
          <table:table-cell office:value-type="float" office:value="9145.288" calcext:value-type="float">
            <text:p>9145,28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4728.138" calcext:value-type="float">
            <text:p>4728,138</text:p>
          </table:table-cell>
          <table:table-cell office:value-type="float" office:value="8144.075" calcext:value-type="float">
            <text:p>8144,0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4374.788" calcext:value-type="float">
            <text:p>4374,788</text:p>
          </table:table-cell>
          <table:table-cell office:value-type="float" office:value="6291.475" calcext:value-type="float">
            <text:p>6291,4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3919.325" calcext:value-type="float">
            <text:p>3919,325</text:p>
          </table:table-cell>
          <table:table-cell office:value-type="float" office:value="4863.938" calcext:value-type="float">
            <text:p>4863,93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3067.688" calcext:value-type="float">
            <text:p>3067,688</text:p>
          </table:table-cell>
          <table:table-cell office:value-type="float" office:value="3051.088" calcext:value-type="float">
            <text:p>3051,08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1823" calcext:value-type="float">
            <text:p>1823</text:p>
          </table:table-cell>
          <table:table-cell office:value-type="float" office:value="1224.525" calcext:value-type="float">
            <text:p>1224,52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1388.188" calcext:value-type="float">
            <text:p>1388,188</text:p>
          </table:table-cell>
          <table:table-cell office:value-type="float" office:value="241.863" calcext:value-type="float">
            <text:p>241,86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1684.8" calcext:value-type="float">
            <text:p>168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2293.138" calcext:value-type="float">
            <text:p>2293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020.613" calcext:value-type="float">
            <text:p>3020,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3427.6" calcext:value-type="float">
            <text:p>342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3845.363" calcext:value-type="float">
            <text:p>3845,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4625.775" calcext:value-type="float">
            <text:p>4625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5458.913" calcext:value-type="float">
            <text:p>545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5633.763" calcext:value-type="float">
            <text:p>5633,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5972.5" calcext:value-type="float">
            <text:p>597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6276" calcext:value-type="float">
            <text:p>6276</text:p>
          </table:table-cell>
          <table:table-cell office:value-type="float" office:value="22.763" calcext:value-type="float">
            <text:p>22,76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6597.65" calcext:value-type="float">
            <text:p>6597,65</text:p>
          </table:table-cell>
          <table:table-cell office:value-type="float" office:value="393.1" calcext:value-type="float">
            <text:p>393,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402.85" calcext:value-type="float">
            <text:p>6402,85</text:p>
          </table:table-cell>
          <table:table-cell office:value-type="float" office:value="1521.95" calcext:value-type="float">
            <text:p>1521,9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6034.713" calcext:value-type="float">
            <text:p>6034,713</text:p>
          </table:table-cell>
          <table:table-cell office:value-type="float" office:value="2818.113" calcext:value-type="float">
            <text:p>2818,11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6372.425" calcext:value-type="float">
            <text:p>6372,425</text:p>
          </table:table-cell>
          <table:table-cell office:value-type="float" office:value="3986.95" calcext:value-type="float">
            <text:p>3986,9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6298.838" calcext:value-type="float">
            <text:p>6298,838</text:p>
          </table:table-cell>
          <table:table-cell office:value-type="float" office:value="5170.5" calcext:value-type="float">
            <text:p>5170,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6509.438" calcext:value-type="float">
            <text:p>6509,438</text:p>
          </table:table-cell>
          <table:table-cell office:value-type="float" office:value="5239.9" calcext:value-type="float">
            <text:p>5239,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6538.3" calcext:value-type="float">
            <text:p>6538,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6541.338" calcext:value-type="float">
            <text:p>6541,338</text:p>
          </table:table-cell>
          <table:table-cell office:value-type="float" office:value="6004.338" calcext:value-type="float">
            <text:p>6004,33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6461.2" calcext:value-type="float">
            <text:p>6461,2</text:p>
          </table:table-cell>
          <table:table-cell office:value-type="float" office:value="5506.875" calcext:value-type="float">
            <text:p>5506,87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6375.213" calcext:value-type="float">
            <text:p>6375,213</text:p>
          </table:table-cell>
          <table:table-cell office:value-type="float" office:value="5212.863" calcext:value-type="float">
            <text:p>5212,86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6976.738" calcext:value-type="float">
            <text:p>6976,738</text:p>
          </table:table-cell>
          <table:table-cell office:value-type="float" office:value="4309.463" calcext:value-type="float">
            <text:p>4309,46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6850.188" calcext:value-type="float">
            <text:p>6850,188</text:p>
          </table:table-cell>
          <table:table-cell office:value-type="float" office:value="2943.1" calcext:value-type="float">
            <text:p>2943,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6512.713" calcext:value-type="float">
            <text:p>6512,713</text:p>
          </table:table-cell>
          <table:table-cell office:value-type="float" office:value="1639.95" calcext:value-type="float">
            <text:p>1639,9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5602.85" calcext:value-type="float">
            <text:p>5602,85</text:p>
          </table:table-cell>
          <table:table-cell office:value-type="float" office:value="401.438" calcext:value-type="float">
            <text:p>401,43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012.575" calcext:value-type="float">
            <text:p>5012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4847.388" calcext:value-type="float">
            <text:p>4847,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4398.375" calcext:value-type="float">
            <text:p>4398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3962.788" calcext:value-type="float">
            <text:p>3962,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3412.875" calcext:value-type="float">
            <text:p>3412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2599.925" calcext:value-type="float">
            <text:p>2599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2349.863" calcext:value-type="float">
            <text:p>2349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2203.088" calcext:value-type="float">
            <text:p>2203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2138.925" calcext:value-type="float">
            <text:p>2138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2209.088" calcext:value-type="float">
            <text:p>2209,088</text:p>
          </table:table-cell>
          <table:table-cell office:value-type="float" office:value="41.738" calcext:value-type="float">
            <text:p>41,7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2132.963" calcext:value-type="float">
            <text:p>2132,963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1704.163" calcext:value-type="float">
            <text:p>1704,163</text:p>
          </table:table-cell>
          <table:table-cell office:value-type="float" office:value="872.425" calcext:value-type="float">
            <text:p>872,42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1390" calcext:value-type="float">
            <text:p>1390</text:p>
          </table:table-cell>
          <table:table-cell office:value-type="float" office:value="2106.913" calcext:value-type="float">
            <text:p>2106,9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1246.65" calcext:value-type="float">
            <text:p>1246,65</text:p>
          </table:table-cell>
          <table:table-cell office:value-type="float" office:value="4120.888" calcext:value-type="float">
            <text:p>4120,8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1263.113" calcext:value-type="float">
            <text:p>1263,113</text:p>
          </table:table-cell>
          <table:table-cell office:value-type="float" office:value="5402.05" calcext:value-type="float">
            <text:p>5402,0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1257.013" calcext:value-type="float">
            <text:p>1257,013</text:p>
          </table:table-cell>
          <table:table-cell office:value-type="float" office:value="6184.788" calcext:value-type="float">
            <text:p>6184,7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1076.15" calcext:value-type="float">
            <text:p>1076,15</text:p>
          </table:table-cell>
          <table:table-cell office:value-type="float" office:value="6366.538" calcext:value-type="float">
            <text:p>6366,5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842.325" calcext:value-type="float">
            <text:p>842,325</text:p>
          </table:table-cell>
          <table:table-cell office:value-type="float" office:value="5958.988" calcext:value-type="float">
            <text:p>5958,9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685.6" calcext:value-type="float">
            <text:p>685,6</text:p>
          </table:table-cell>
          <table:table-cell office:value-type="float" office:value="5267.638" calcext:value-type="float">
            <text:p>5267,6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696.325" calcext:value-type="float">
            <text:p>696,325</text:p>
          </table:table-cell>
          <table:table-cell office:value-type="float" office:value="4558.425" calcext:value-type="float">
            <text:p>4558,42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668.738" calcext:value-type="float">
            <text:p>668,738</text:p>
          </table:table-cell>
          <table:table-cell office:value-type="float" office:value="3536.113" calcext:value-type="float">
            <text:p>3536,1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613.688" calcext:value-type="float">
            <text:p>613,688</text:p>
          </table:table-cell>
          <table:table-cell office:value-type="float" office:value="2229.513" calcext:value-type="float">
            <text:p>2229,5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66.213" calcext:value-type="float">
            <text:p>666,213</text:p>
          </table:table-cell>
          <table:table-cell office:value-type="float" office:value="1019.625" calcext:value-type="float">
            <text:p>1019,62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1073.825" calcext:value-type="float">
            <text:p>1073,825</text:p>
          </table:table-cell>
          <table:table-cell office:value-type="float" office:value="275.1" calcext:value-type="float">
            <text:p>275,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1802.775" calcext:value-type="float">
            <text:p>1802,775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2176.738" calcext:value-type="float">
            <text:p>2176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737.838" calcext:value-type="float">
            <text:p>2737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2771.35" calcext:value-type="float">
            <text:p>2771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3206.038" calcext:value-type="float">
            <text:p>3206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3041.575" calcext:value-type="float">
            <text:p>3041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3059.288" calcext:value-type="float">
            <text:p>3059,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3767.3" calcext:value-type="float">
            <text:p>376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4547.463" calcext:value-type="float">
            <text:p>4547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4833.85" calcext:value-type="float">
            <text:p>4833,85</text:p>
          </table:table-cell>
          <table:table-cell office:value-type="float" office:value="54.275" calcext:value-type="float">
            <text:p>54,2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5403.175" calcext:value-type="float">
            <text:p>5403,175</text:p>
          </table:table-cell>
          <table:table-cell office:value-type="float" office:value="325.813" calcext:value-type="float">
            <text:p>325,81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5836.025" calcext:value-type="float">
            <text:p>5836,025</text:p>
          </table:table-cell>
          <table:table-cell office:value-type="float" office:value="1107.075" calcext:value-type="float">
            <text:p>1107,0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202.063" calcext:value-type="float">
            <text:p>6202,063</text:p>
          </table:table-cell>
          <table:table-cell office:value-type="float" office:value="2157.113" calcext:value-type="float">
            <text:p>2157,11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6557.213" calcext:value-type="float">
            <text:p>6557,213</text:p>
          </table:table-cell>
          <table:table-cell office:value-type="float" office:value="3077.663" calcext:value-type="float">
            <text:p>3077,66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6800.763" calcext:value-type="float">
            <text:p>6800,763</text:p>
          </table:table-cell>
          <table:table-cell office:value-type="float" office:value="4139.2" calcext:value-type="float">
            <text:p>4139,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6714.5" calcext:value-type="float">
            <text:p>6714,5</text:p>
          </table:table-cell>
          <table:table-cell office:value-type="float" office:value="4771.888" calcext:value-type="float">
            <text:p>4771,8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6545.438" calcext:value-type="float">
            <text:p>6545,438</text:p>
          </table:table-cell>
          <table:table-cell office:value-type="float" office:value="5342.275" calcext:value-type="float">
            <text:p>5342,2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6455.575" calcext:value-type="float">
            <text:p>6455,575</text:p>
          </table:table-cell>
          <table:table-cell office:value-type="float" office:value="5622.838" calcext:value-type="float">
            <text:p>5622,83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6052.425" calcext:value-type="float">
            <text:p>6052,425</text:p>
          </table:table-cell>
          <table:table-cell office:value-type="float" office:value="5443.763" calcext:value-type="float">
            <text:p>5443,76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5514.325" calcext:value-type="float">
            <text:p>5514,325</text:p>
          </table:table-cell>
          <table:table-cell office:value-type="float" office:value="4813.013" calcext:value-type="float">
            <text:p>4813,01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4683.638" calcext:value-type="float">
            <text:p>4683,638</text:p>
          </table:table-cell>
          <table:table-cell office:value-type="float" office:value="3809.988" calcext:value-type="float">
            <text:p>3809,9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4193.025" calcext:value-type="float">
            <text:p>4193,025</text:p>
          </table:table-cell>
          <table:table-cell office:value-type="float" office:value="2631.188" calcext:value-type="float">
            <text:p>2631,1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3605.6" calcext:value-type="float">
            <text:p>3605,6</text:p>
          </table:table-cell>
          <table:table-cell office:value-type="float" office:value="1189.275" calcext:value-type="float">
            <text:p>1189,2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3165.813" calcext:value-type="float">
            <text:p>3165,813</text:p>
          </table:table-cell>
          <table:table-cell office:value-type="float" office:value="346.088" calcext:value-type="float">
            <text:p>346,0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3181.363" calcext:value-type="float">
            <text:p>3181,363</text:p>
          </table:table-cell>
          <table:table-cell office:value-type="float" office:value="30.325" calcext:value-type="float">
            <text:p>30,32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3564.013" calcext:value-type="float">
            <text:p>3564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3475.425" calcext:value-type="float">
            <text:p>3475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3159.638" calcext:value-type="float">
            <text:p>3159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2878.875" calcext:value-type="float">
            <text:p>2878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2527.975" calcext:value-type="float">
            <text:p>2527,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2261.4" calcext:value-type="float">
            <text:p>226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2010.65" calcext:value-type="float">
            <text:p>2010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2118.925" calcext:value-type="float">
            <text:p>2118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1950.775" calcext:value-type="float">
            <text:p>1950,775</text:p>
          </table:table-cell>
          <table:table-cell office:value-type="float" office:value="93.263" calcext:value-type="float">
            <text:p>93,26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1878.15" calcext:value-type="float">
            <text:p>1878,15</text:p>
          </table:table-cell>
          <table:table-cell office:value-type="float" office:value="431.625" calcext:value-type="float">
            <text:p>431,6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1701.65" calcext:value-type="float">
            <text:p>1701,65</text:p>
          </table:table-cell>
          <table:table-cell office:value-type="float" office:value="1212.638" calcext:value-type="float">
            <text:p>1212,63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office:value-type="float" office:value="2365.538" calcext:value-type="float">
            <text:p>2365,53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1902.763" calcext:value-type="float">
            <text:p>1902,763</text:p>
          </table:table-cell>
          <table:table-cell office:value-type="float" office:value="3505.513" calcext:value-type="float">
            <text:p>3505,5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1701.713" calcext:value-type="float">
            <text:p>1701,713</text:p>
          </table:table-cell>
          <table:table-cell office:value-type="float" office:value="4333.4" calcext:value-type="float">
            <text:p>4333,4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1613.3" calcext:value-type="float">
            <text:p>1613,3</text:p>
          </table:table-cell>
          <table:table-cell office:value-type="float" office:value="4681.125" calcext:value-type="float">
            <text:p>4681,1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1565.875" calcext:value-type="float">
            <text:p>1565,875</text:p>
          </table:table-cell>
          <table:table-cell office:value-type="float" office:value="4732.463" calcext:value-type="float">
            <text:p>4732,46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1509.5" calcext:value-type="float">
            <text:p>1509,5</text:p>
          </table:table-cell>
          <table:table-cell office:value-type="float" office:value="4975.925" calcext:value-type="float">
            <text:p>4975,9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1533.288" calcext:value-type="float">
            <text:p>1533,288</text:p>
          </table:table-cell>
          <table:table-cell office:value-type="float" office:value="4614.113" calcext:value-type="float">
            <text:p>4614,1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1480.588" calcext:value-type="float">
            <text:p>1480,588</text:p>
          </table:table-cell>
          <table:table-cell office:value-type="float" office:value="4263.013" calcext:value-type="float">
            <text:p>4263,0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1392.4" calcext:value-type="float">
            <text:p>1392,4</text:p>
          </table:table-cell>
          <table:table-cell office:value-type="float" office:value="3740.45" calcext:value-type="float">
            <text:p>3740,4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1282.713" calcext:value-type="float">
            <text:p>1282,713</text:p>
          </table:table-cell>
          <table:table-cell office:value-type="float" office:value="2461.45" calcext:value-type="float">
            <text:p>2461,4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1154.888" calcext:value-type="float">
            <text:p>1154,888</text:p>
          </table:table-cell>
          <table:table-cell office:value-type="float" office:value="1051.238" calcext:value-type="float">
            <text:p>1051,23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1046.013" calcext:value-type="float">
            <text:p>1046,013</text:p>
          </table:table-cell>
          <table:table-cell office:value-type="float" office:value="227.425" calcext:value-type="float">
            <text:p>227,4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924.463" calcext:value-type="float">
            <text:p>924,463</text:p>
          </table:table-cell>
          <table:table-cell office:value-type="float" office:value="5.525" calcext:value-type="float">
            <text:p>5,5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838.05" calcext:value-type="float">
            <text:p>838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799.638" calcext:value-type="float">
            <text:p>799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796.388" calcext:value-type="float">
            <text:p>796,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832.663" calcext:value-type="float">
            <text:p>832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983.563" calcext:value-type="float">
            <text:p>983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133.988" calcext:value-type="float">
            <text:p>1133,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195.9" calcext:value-type="float">
            <text:p>119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108.713" calcext:value-type="float">
            <text:p>1108,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1068.525" calcext:value-type="float">
            <text:p>1068,525</text:p>
          </table:table-cell>
          <table:table-cell office:value-type="float" office:value="23.388" calcext:value-type="float">
            <text:p>23,3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1048.038" calcext:value-type="float">
            <text:p>1048,038</text:p>
          </table:table-cell>
          <table:table-cell office:value-type="float" office:value="454.05" calcext:value-type="float">
            <text:p>454,0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944.563" calcext:value-type="float">
            <text:p>944,563</text:p>
          </table:table-cell>
          <table:table-cell office:value-type="float" office:value="1750.738" calcext:value-type="float">
            <text:p>1750,73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970.763" calcext:value-type="float">
            <text:p>970,763</text:p>
          </table:table-cell>
          <table:table-cell office:value-type="float" office:value="3414.125" calcext:value-type="float">
            <text:p>3414,12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1167.275" calcext:value-type="float">
            <text:p>1167,275</text:p>
          </table:table-cell>
          <table:table-cell office:value-type="float" office:value="4769.388" calcext:value-type="float">
            <text:p>4769,3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1420.288" calcext:value-type="float">
            <text:p>1420,288</text:p>
          </table:table-cell>
          <table:table-cell office:value-type="float" office:value="5606.738" calcext:value-type="float">
            <text:p>5606,73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1610.763" calcext:value-type="float">
            <text:p>1610,763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1773.963" calcext:value-type="float">
            <text:p>1773,963</text:p>
          </table:table-cell>
          <table:table-cell office:value-type="float" office:value="6099.863" calcext:value-type="float">
            <text:p>6099,86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2041.938" calcext:value-type="float">
            <text:p>2041,938</text:p>
          </table:table-cell>
          <table:table-cell office:value-type="float" office:value="5979.213" calcext:value-type="float">
            <text:p>5979,21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2218.8" calcext:value-type="float">
            <text:p>2218,8</text:p>
          </table:table-cell>
          <table:table-cell office:value-type="float" office:value="6035.738" calcext:value-type="float">
            <text:p>6035,73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2332.325" calcext:value-type="float">
            <text:p>2332,325</text:p>
          </table:table-cell>
          <table:table-cell office:value-type="float" office:value="5759.788" calcext:value-type="float">
            <text:p>5759,7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2170.675" calcext:value-type="float">
            <text:p>2170,675</text:p>
          </table:table-cell>
          <table:table-cell office:value-type="float" office:value="4938.213" calcext:value-type="float">
            <text:p>4938,21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1907.463" calcext:value-type="float">
            <text:p>1907,463</text:p>
          </table:table-cell>
          <table:table-cell office:value-type="float" office:value="3262.375" calcext:value-type="float">
            <text:p>3262,37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1663.975" calcext:value-type="float">
            <text:p>1663,975</text:p>
          </table:table-cell>
          <table:table-cell office:value-type="float" office:value="1365.9" calcext:value-type="float">
            <text:p>1365,9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1374.063" calcext:value-type="float">
            <text:p>1374,063</text:p>
          </table:table-cell>
          <table:table-cell office:value-type="float" office:value="343.588" calcext:value-type="float">
            <text:p>343,5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1570.688" calcext:value-type="float">
            <text:p>1570,688</text:p>
          </table:table-cell>
          <table:table-cell office:value-type="float" office:value="9.775" calcext:value-type="float">
            <text:p>9,77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1720.013" calcext:value-type="float">
            <text:p>1720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1954.838" calcext:value-type="float">
            <text:p>1954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2022.188" calcext:value-type="float">
            <text:p>2022,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2147.4" calcext:value-type="float">
            <text:p>214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2305.2" calcext:value-type="float">
            <text:p>230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2501.963" calcext:value-type="float">
            <text:p>2501,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2833.625" calcext:value-type="float">
            <text:p>2833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2877.963" calcext:value-type="float">
            <text:p>2877,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2784.988" calcext:value-type="float">
            <text:p>2784,988</text:p>
          </table:table-cell>
          <table:table-cell office:value-type="float" office:value="132.125" calcext:value-type="float">
            <text:p>132,12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2484.525" calcext:value-type="float">
            <text:p>2484,525</text:p>
          </table:table-cell>
          <table:table-cell office:value-type="float" office:value="723.763" calcext:value-type="float">
            <text:p>723,7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2028.238" calcext:value-type="float">
            <text:p>2028,238</text:p>
          </table:table-cell>
          <table:table-cell office:value-type="float" office:value="2284.425" calcext:value-type="float">
            <text:p>2284,42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1521.088" calcext:value-type="float">
            <text:p>1521,088</text:p>
          </table:table-cell>
          <table:table-cell office:value-type="float" office:value="4433.275" calcext:value-type="float">
            <text:p>4433,27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1461.313" calcext:value-type="float">
            <text:p>1461,313</text:p>
          </table:table-cell>
          <table:table-cell office:value-type="float" office:value="6028.038" calcext:value-type="float">
            <text:p>6028,03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1696.35" calcext:value-type="float">
            <text:p>1696,35</text:p>
          </table:table-cell>
          <table:table-cell office:value-type="float" office:value="6467.688" calcext:value-type="float">
            <text:p>6467,68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1765.338" calcext:value-type="float">
            <text:p>1765,338</text:p>
          </table:table-cell>
          <table:table-cell office:value-type="float" office:value="6435.563" calcext:value-type="float">
            <text:p>6435,5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1944.213" calcext:value-type="float">
            <text:p>1944,213</text:p>
          </table:table-cell>
          <table:table-cell office:value-type="float" office:value="6565.613" calcext:value-type="float">
            <text:p>6565,61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1947.65" calcext:value-type="float">
            <text:p>1947,65</text:p>
          </table:table-cell>
          <table:table-cell office:value-type="float" office:value="6601.038" calcext:value-type="float">
            <text:p>6601,03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1829.925" calcext:value-type="float">
            <text:p>1829,925</text:p>
          </table:table-cell>
          <table:table-cell office:value-type="float" office:value="5915.05" calcext:value-type="float">
            <text:p>5915,0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1870.138" calcext:value-type="float">
            <text:p>1870,138</text:p>
          </table:table-cell>
          <table:table-cell office:value-type="float" office:value="4890.975" calcext:value-type="float">
            <text:p>4890,97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1758.125" calcext:value-type="float">
            <text:p>1758,125</text:p>
          </table:table-cell>
          <table:table-cell office:value-type="float" office:value="3690.013" calcext:value-type="float">
            <text:p>3690,01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1628.638" calcext:value-type="float">
            <text:p>1628,638</text:p>
          </table:table-cell>
          <table:table-cell office:value-type="float" office:value="2319.663" calcext:value-type="float">
            <text:p>2319,6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1580.475" calcext:value-type="float">
            <text:p>1580,475</text:p>
          </table:table-cell>
          <table:table-cell office:value-type="float" office:value="1186.9" calcext:value-type="float">
            <text:p>1186,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1403.188" calcext:value-type="float">
            <text:p>1403,188</text:p>
          </table:table-cell>
          <table:table-cell office:value-type="float" office:value="457.763" calcext:value-type="float">
            <text:p>457,7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1497.725" calcext:value-type="float">
            <text:p>1497,725</text:p>
          </table:table-cell>
          <table:table-cell office:value-type="float" office:value="12.788" calcext:value-type="float">
            <text:p>12,78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1671.663" calcext:value-type="float">
            <text:p>1671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1720.963" calcext:value-type="float">
            <text:p>1720,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723.9" calcext:value-type="float">
            <text:p>172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948.213" calcext:value-type="float">
            <text:p>1948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2266.563" calcext:value-type="float">
            <text:p>2266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2522.813" calcext:value-type="float">
            <text:p>2522,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2655.888" calcext:value-type="float">
            <text:p>2655,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681.55" calcext:value-type="float">
            <text:p>2681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2601.275" calcext:value-type="float">
            <text:p>2601,275</text:p>
          </table:table-cell>
          <table:table-cell office:value-type="float" office:value="260.225" calcext:value-type="float">
            <text:p>260,22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2638.575" calcext:value-type="float">
            <text:p>2638,575</text:p>
          </table:table-cell>
          <table:table-cell office:value-type="float" office:value="681.013" calcext:value-type="float">
            <text:p>681,01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2693.738" calcext:value-type="float">
            <text:p>2693,738</text:p>
          </table:table-cell>
          <table:table-cell office:value-type="float" office:value="1367.725" calcext:value-type="float">
            <text:p>1367,72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2936.288" calcext:value-type="float">
            <text:p>2936,288</text:p>
          </table:table-cell>
          <table:table-cell office:value-type="float" office:value="2244.988" calcext:value-type="float">
            <text:p>2244,98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3229.188" calcext:value-type="float">
            <text:p>3229,188</text:p>
          </table:table-cell>
          <table:table-cell office:value-type="float" office:value="3289.05" calcext:value-type="float">
            <text:p>3289,0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3333.275" calcext:value-type="float">
            <text:p>3333,275</text:p>
          </table:table-cell>
          <table:table-cell office:value-type="float" office:value="3780.8" calcext:value-type="float">
            <text:p>3780,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3592.125" calcext:value-type="float">
            <text:p>3592,125</text:p>
          </table:table-cell>
          <table:table-cell office:value-type="float" office:value="4266.538" calcext:value-type="float">
            <text:p>4266,5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3842.413" calcext:value-type="float">
            <text:p>3842,413</text:p>
          </table:table-cell>
          <table:table-cell office:value-type="float" office:value="4328.038" calcext:value-type="float">
            <text:p>4328,0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3900.338" calcext:value-type="float">
            <text:p>3900,338</text:p>
          </table:table-cell>
          <table:table-cell office:value-type="float" office:value="4282.625" calcext:value-type="float">
            <text:p>4282,62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3871.488" calcext:value-type="float">
            <text:p>3871,488</text:p>
          </table:table-cell>
          <table:table-cell office:value-type="float" office:value="3939.6" calcext:value-type="float">
            <text:p>3939,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3587.188" calcext:value-type="float">
            <text:p>3587,188</text:p>
          </table:table-cell>
          <table:table-cell office:value-type="float" office:value="3408.838" calcext:value-type="float">
            <text:p>3408,8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3293.013" calcext:value-type="float">
            <text:p>3293,013</text:p>
          </table:table-cell>
          <table:table-cell office:value-type="float" office:value="2702.475" calcext:value-type="float">
            <text:p>2702,47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2748.388" calcext:value-type="float">
            <text:p>2748,388</text:p>
          </table:table-cell>
          <table:table-cell office:value-type="float" office:value="1841.338" calcext:value-type="float">
            <text:p>1841,3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2197.925" calcext:value-type="float">
            <text:p>2197,925</text:p>
          </table:table-cell>
          <table:table-cell office:value-type="float" office:value="893.513" calcext:value-type="float">
            <text:p>893,51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1794.813" calcext:value-type="float">
            <text:p>1794,813</text:p>
          </table:table-cell>
          <table:table-cell office:value-type="float" office:value="211.275" calcext:value-type="float">
            <text:p>211,27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1357.075" calcext:value-type="float">
            <text:p>1357,075</text:p>
          </table:table-cell>
          <table:table-cell office:value-type="float" office:value="6.088" calcext:value-type="float">
            <text:p>6,08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1288.213" calcext:value-type="float">
            <text:p>1288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1273.363" calcext:value-type="float">
            <text:p>1273,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262.525" calcext:value-type="float">
            <text:p>1262,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398.838" calcext:value-type="float">
            <text:p>1398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532.725" calcext:value-type="float">
            <text:p>1532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704.188" calcext:value-type="float">
            <text:p>1704,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849.1" calcext:value-type="float">
            <text:p>184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37.375" calcext:value-type="float">
            <text:p>1937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2067.263" calcext:value-type="float">
            <text:p>2067,263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2184.838" calcext:value-type="float">
            <text:p>2184,838</text:p>
          </table:table-cell>
          <table:table-cell office:value-type="float" office:value="474.45" calcext:value-type="float">
            <text:p>474,4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1934.588" calcext:value-type="float">
            <text:p>1934,588</text:p>
          </table:table-cell>
          <table:table-cell office:value-type="float" office:value="1766.188" calcext:value-type="float">
            <text:p>1766,1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1946.113" calcext:value-type="float">
            <text:p>1946,113</text:p>
          </table:table-cell>
          <table:table-cell office:value-type="float" office:value="3378.413" calcext:value-type="float">
            <text:p>3378,41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2419.838" calcext:value-type="float">
            <text:p>2419,838</text:p>
          </table:table-cell>
          <table:table-cell office:value-type="float" office:value="4721.963" calcext:value-type="float">
            <text:p>4721,9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2898.95" calcext:value-type="float">
            <text:p>2898,95</text:p>
          </table:table-cell>
          <table:table-cell office:value-type="float" office:value="5160.463" calcext:value-type="float">
            <text:p>5160,4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3274.163" calcext:value-type="float">
            <text:p>3274,163</text:p>
          </table:table-cell>
          <table:table-cell office:value-type="float" office:value="5038.263" calcext:value-type="float">
            <text:p>5038,2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3595.838" calcext:value-type="float">
            <text:p>3595,838</text:p>
          </table:table-cell>
          <table:table-cell office:value-type="float" office:value="4713.788" calcext:value-type="float">
            <text:p>4713,7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3973.15" calcext:value-type="float">
            <text:p>3973,15</text:p>
          </table:table-cell>
          <table:table-cell office:value-type="float" office:value="4531.925" calcext:value-type="float">
            <text:p>4531,92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4240.525" calcext:value-type="float">
            <text:p>4240,525</text:p>
          </table:table-cell>
          <table:table-cell office:value-type="float" office:value="4170.35" calcext:value-type="float">
            <text:p>4170,3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4450.588" calcext:value-type="float">
            <text:p>4450,588</text:p>
          </table:table-cell>
          <table:table-cell office:value-type="float" office:value="3515.063" calcext:value-type="float">
            <text:p>3515,0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4511.963" calcext:value-type="float">
            <text:p>4511,963</text:p>
          </table:table-cell>
          <table:table-cell office:value-type="float" office:value="2743.988" calcext:value-type="float">
            <text:p>2743,9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4392.363" calcext:value-type="float">
            <text:p>4392,363</text:p>
          </table:table-cell>
          <table:table-cell office:value-type="float" office:value="1887.788" calcext:value-type="float">
            <text:p>1887,7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4057.688" calcext:value-type="float">
            <text:p>4057,688</text:p>
          </table:table-cell>
          <table:table-cell office:value-type="float" office:value="909.85" calcext:value-type="float">
            <text:p>909,8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3567.875" calcext:value-type="float">
            <text:p>3567,875</text:p>
          </table:table-cell>
          <table:table-cell office:value-type="float" office:value="212.288" calcext:value-type="float">
            <text:p>212,2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3013.438" calcext:value-type="float">
            <text:p>3013,438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2788.813" calcext:value-type="float">
            <text:p>2788,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13.088" calcext:value-type="float">
            <text:p>2913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2756.2" calcext:value-type="float">
            <text:p>275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2444.663" calcext:value-type="float">
            <text:p>2444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2285.688" calcext:value-type="float">
            <text:p>2285,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2196.663" calcext:value-type="float">
            <text:p>2196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2105.138" calcext:value-type="float">
            <text:p>2105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2107.925" calcext:value-type="float">
            <text:p>2107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2172.938" calcext:value-type="float">
            <text:p>2172,938</text:p>
          </table:table-cell>
          <table:table-cell office:value-type="float" office:value="56.025" calcext:value-type="float">
            <text:p>56,02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2164.113" calcext:value-type="float">
            <text:p>2164,113</text:p>
          </table:table-cell>
          <table:table-cell office:value-type="float" office:value="442.788" calcext:value-type="float">
            <text:p>442,78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office:value-type="float" office:value="1446.9" calcext:value-type="float">
            <text:p>1446,9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2122.288" calcext:value-type="float">
            <text:p>2122,288</text:p>
          </table:table-cell>
          <table:table-cell office:value-type="float" office:value="2735.588" calcext:value-type="float">
            <text:p>2735,58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2205.788" calcext:value-type="float">
            <text:p>2205,788</text:p>
          </table:table-cell>
          <table:table-cell office:value-type="float" office:value="3847.463" calcext:value-type="float">
            <text:p>3847,46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2236.813" calcext:value-type="float">
            <text:p>2236,813</text:p>
          </table:table-cell>
          <table:table-cell office:value-type="float" office:value="4368.138" calcext:value-type="float">
            <text:p>4368,13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2309.55" calcext:value-type="float">
            <text:p>2309,55</text:p>
          </table:table-cell>
          <table:table-cell office:value-type="float" office:value="4245.938" calcext:value-type="float">
            <text:p>4245,93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2168.613" calcext:value-type="float">
            <text:p>2168,613</text:p>
          </table:table-cell>
          <table:table-cell office:value-type="float" office:value="4059.038" calcext:value-type="float">
            <text:p>4059,03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2051.375" calcext:value-type="float">
            <text:p>2051,375</text:p>
          </table:table-cell>
          <table:table-cell office:value-type="float" office:value="3880.175" calcext:value-type="float">
            <text:p>3880,1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1815.825" calcext:value-type="float">
            <text:p>1815,825</text:p>
          </table:table-cell>
          <table:table-cell office:value-type="float" office:value="3558.113" calcext:value-type="float">
            <text:p>3558,11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1594.138" calcext:value-type="float">
            <text:p>1594,138</text:p>
          </table:table-cell>
          <table:table-cell office:value-type="float" office:value="3103.875" calcext:value-type="float">
            <text:p>3103,8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1369.25" calcext:value-type="float">
            <text:p>1369,25</text:p>
          </table:table-cell>
          <table:table-cell office:value-type="float" office:value="2497.613" calcext:value-type="float">
            <text:p>2497,61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1099.725" calcext:value-type="float">
            <text:p>1099,725</text:p>
          </table:table-cell>
          <table:table-cell office:value-type="float" office:value="1671.113" calcext:value-type="float">
            <text:p>1671,11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862.263" calcext:value-type="float">
            <text:p>862,263</text:p>
          </table:table-cell>
          <table:table-cell office:value-type="float" office:value="807.275" calcext:value-type="float">
            <text:p>807,2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03.875" calcext:value-type="float">
            <text:p>603,875</text:p>
          </table:table-cell>
          <table:table-cell office:value-type="float" office:value="205.088" calcext:value-type="float">
            <text:p>205,08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531.213" calcext:value-type="float">
            <text:p>531,213</text:p>
          </table:table-cell>
          <table:table-cell office:value-type="float" office:value="38.025" calcext:value-type="float">
            <text:p>38,02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93.913" calcext:value-type="float">
            <text:p>493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434.975" calcext:value-type="float">
            <text:p>434,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443.738" calcext:value-type="float">
            <text:p>443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421.713" calcext:value-type="float">
            <text:p>421,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421.413" calcext:value-type="float">
            <text:p>421,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424.325" calcext:value-type="float">
            <text:p>424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475.825" calcext:value-type="float">
            <text:p>475,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548.225" calcext:value-type="float">
            <text:p>548,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646.763" calcext:value-type="float">
            <text:p>646,763</text:p>
          </table:table-cell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730.15" calcext:value-type="float">
            <text:p>730,15</text:p>
          </table:table-cell>
          <table:table-cell office:value-type="float" office:value="624.8" calcext:value-type="float">
            <text:p>624,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11.513" calcext:value-type="float">
            <text:p>611,513</text:p>
          </table:table-cell>
          <table:table-cell office:value-type="float" office:value="2220.038" calcext:value-type="float">
            <text:p>2220,0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560.813" calcext:value-type="float">
            <text:p>560,813</text:p>
          </table:table-cell>
          <table:table-cell office:value-type="float" office:value="4509.763" calcext:value-type="float">
            <text:p>4509,7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604.075" calcext:value-type="float">
            <text:p>604,075</text:p>
          </table:table-cell>
          <table:table-cell office:value-type="float" office:value="6009.375" calcext:value-type="float">
            <text:p>6009,3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771.813" calcext:value-type="float">
            <text:p>771,813</text:p>
          </table:table-cell>
          <table:table-cell office:value-type="float" office:value="6756.813" calcext:value-type="float">
            <text:p>6756,81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4" calcext:value-type="float">
            <text:p>884</text:p>
          </table:table-cell>
          <table:table-cell office:value-type="float" office:value="6561.538" calcext:value-type="float">
            <text:p>6561,5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869.463" calcext:value-type="float">
            <text:p>869,463</text:p>
          </table:table-cell>
          <table:table-cell office:value-type="float" office:value="6942.313" calcext:value-type="float">
            <text:p>6942,31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865.213" calcext:value-type="float">
            <text:p>865,213</text:p>
          </table:table-cell>
          <table:table-cell office:value-type="float" office:value="7253.538" calcext:value-type="float">
            <text:p>7253,5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96.05" calcext:value-type="float">
            <text:p>796,05</text:p>
          </table:table-cell>
          <table:table-cell office:value-type="float" office:value="7172.738" calcext:value-type="float">
            <text:p>7172,7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676.75" calcext:value-type="float">
            <text:p>676,75</text:p>
          </table:table-cell>
          <table:table-cell office:value-type="float" office:value="6145.288" calcext:value-type="float">
            <text:p>6145,28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512.625" calcext:value-type="float">
            <text:p>512,625</text:p>
          </table:table-cell>
          <table:table-cell office:value-type="float" office:value="4845.6" calcext:value-type="float">
            <text:p>4845,6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417.5" calcext:value-type="float">
            <text:p>417,5</text:p>
          </table:table-cell>
          <table:table-cell office:value-type="float" office:value="3004.763" calcext:value-type="float">
            <text:p>3004,7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377.325" calcext:value-type="float">
            <text:p>377,325</text:p>
          </table:table-cell>
          <table:table-cell office:value-type="float" office:value="1426.675" calcext:value-type="float">
            <text:p>1426,6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552.588" calcext:value-type="float">
            <text:p>552,588</text:p>
          </table:table-cell>
          <table:table-cell office:value-type="float" office:value="450.125" calcext:value-type="float">
            <text:p>450,12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849.4" calcext:value-type="float">
            <text:p>849,4</text:p>
          </table:table-cell>
          <table:table-cell office:value-type="float" office:value="49.463" calcext:value-type="float">
            <text:p>49,4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1143.675" calcext:value-type="float">
            <text:p>1143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1355.638" calcext:value-type="float">
            <text:p>1355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587.25" calcext:value-type="float">
            <text:p>1587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856.225" calcext:value-type="float">
            <text:p>1856,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2004.863" calcext:value-type="float">
            <text:p>2004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942.425" calcext:value-type="float">
            <text:p>1942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797.025" calcext:value-type="float">
            <text:p>1797,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1627.113" calcext:value-type="float">
            <text:p>1627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1479.425" calcext:value-type="float">
            <text:p>1479,425</text:p>
          </table:table-cell>
          <table:table-cell office:value-type="float" office:value="114.775" calcext:value-type="float">
            <text:p>114,77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1272.988" calcext:value-type="float">
            <text:p>1272,988</text:p>
          </table:table-cell>
          <table:table-cell office:value-type="float" office:value="633.088" calcext:value-type="float">
            <text:p>633,08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820.938" calcext:value-type="float">
            <text:p>820,938</text:p>
          </table:table-cell>
          <table:table-cell office:value-type="float" office:value="1677.075" calcext:value-type="float">
            <text:p>1677,07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444.613" calcext:value-type="float">
            <text:p>444,613</text:p>
          </table:table-cell>
          <table:table-cell office:value-type="float" office:value="2961.363" calcext:value-type="float">
            <text:p>2961,3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346.075" calcext:value-type="float">
            <text:p>346,075</text:p>
          </table:table-cell>
          <table:table-cell office:value-type="float" office:value="4438.363" calcext:value-type="float">
            <text:p>4438,3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400.25" calcext:value-type="float">
            <text:p>400,25</text:p>
          </table:table-cell>
          <table:table-cell office:value-type="float" office:value="5538.825" calcext:value-type="float">
            <text:p>5538,8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468.875" calcext:value-type="float">
            <text:p>468,875</text:p>
          </table:table-cell>
          <table:table-cell office:value-type="float" office:value="5703.838" calcext:value-type="float">
            <text:p>5703,83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546.438" calcext:value-type="float">
            <text:p>546,438</text:p>
          </table:table-cell>
          <table:table-cell office:value-type="float" office:value="5460.475" calcext:value-type="float">
            <text:p>5460,47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667.363" calcext:value-type="float">
            <text:p>667,363</text:p>
          </table:table-cell>
          <table:table-cell office:value-type="float" office:value="5304.363" calcext:value-type="float">
            <text:p>5304,3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22.863" calcext:value-type="float">
            <text:p>822,863</text:p>
          </table:table-cell>
          <table:table-cell office:value-type="float" office:value="4556.125" calcext:value-type="float">
            <text:p>4556,1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922.45" calcext:value-type="float">
            <text:p>922,45</text:p>
          </table:table-cell>
          <table:table-cell office:value-type="float" office:value="3752.738" calcext:value-type="float">
            <text:p>3752,73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1021.088" calcext:value-type="float">
            <text:p>1021,088</text:p>
          </table:table-cell>
          <table:table-cell office:value-type="float" office:value="2874.725" calcext:value-type="float">
            <text:p>2874,7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1162.538" calcext:value-type="float">
            <text:p>1162,538</text:p>
          </table:table-cell>
          <table:table-cell office:value-type="float" office:value="1860.863" calcext:value-type="float">
            <text:p>1860,8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1165.138" calcext:value-type="float">
            <text:p>1165,138</text:p>
          </table:table-cell>
          <table:table-cell office:value-type="float" office:value="979.188" calcext:value-type="float">
            <text:p>979,18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1097.3" calcext:value-type="float">
            <text:p>1097,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1061.65" calcext:value-type="float">
            <text:p>1061,65</text:p>
          </table:table-cell>
          <table:table-cell office:value-type="float" office:value="20.525" calcext:value-type="float">
            <text:p>20,5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1075.363" calcext:value-type="float">
            <text:p>1075,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1059.625" calcext:value-type="float">
            <text:p>1059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943.013" calcext:value-type="float">
            <text:p>943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916.688" calcext:value-type="float">
            <text:p>916,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812.213" calcext:value-type="float">
            <text:p>812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826.8" calcext:value-type="float">
            <text:p>82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789.55" calcext:value-type="float">
            <text:p>789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709.35" calcext:value-type="float">
            <text:p>709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649.675" calcext:value-type="float">
            <text:p>649,675</text:p>
          </table:table-cell>
          <table:table-cell office:value-type="float" office:value="70.738" calcext:value-type="float">
            <text:p>70,7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643.025" calcext:value-type="float">
            <text:p>643,025</text:p>
          </table:table-cell>
          <table:table-cell office:value-type="float" office:value="588.238" calcext:value-type="float">
            <text:p>588,2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498.138" calcext:value-type="float">
            <text:p>498,138</text:p>
          </table:table-cell>
          <table:table-cell office:value-type="float" office:value="1954.513" calcext:value-type="float">
            <text:p>1954,51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327.488" calcext:value-type="float">
            <text:p>327,488</text:p>
          </table:table-cell>
          <table:table-cell office:value-type="float" office:value="3962.588" calcext:value-type="float">
            <text:p>3962,58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334.213" calcext:value-type="float">
            <text:p>334,213</text:p>
          </table:table-cell>
          <table:table-cell office:value-type="float" office:value="5705.213" calcext:value-type="float">
            <text:p>5705,21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454.288" calcext:value-type="float">
            <text:p>454,288</text:p>
          </table:table-cell>
          <table:table-cell office:value-type="float" office:value="6661.063" calcext:value-type="float">
            <text:p>6661,06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566.375" calcext:value-type="float">
            <text:p>566,375</text:p>
          </table:table-cell>
          <table:table-cell office:value-type="float" office:value="7085.513" calcext:value-type="float">
            <text:p>7085,51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0.113" calcext:value-type="float">
            <text:p>840,113</text:p>
          </table:table-cell>
          <table:table-cell office:value-type="float" office:value="7051.488" calcext:value-type="float">
            <text:p>7051,48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1195.938" calcext:value-type="float">
            <text:p>1195,938</text:p>
          </table:table-cell>
          <table:table-cell office:value-type="float" office:value="6787.825" calcext:value-type="float">
            <text:p>6787,82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1197.925" calcext:value-type="float">
            <text:p>1197,925</text:p>
          </table:table-cell>
          <table:table-cell office:value-type="float" office:value="6747.8" calcext:value-type="float">
            <text:p>6747,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1209.425" calcext:value-type="float">
            <text:p>1209,425</text:p>
          </table:table-cell>
          <table:table-cell office:value-type="float" office:value="6309.638" calcext:value-type="float">
            <text:p>6309,6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1406.488" calcext:value-type="float">
            <text:p>1406,488</text:p>
          </table:table-cell>
          <table:table-cell office:value-type="float" office:value="4961.95" calcext:value-type="float">
            <text:p>4961,9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1202.213" calcext:value-type="float">
            <text:p>1202,213</text:p>
          </table:table-cell>
          <table:table-cell office:value-type="float" office:value="3556.375" calcext:value-type="float">
            <text:p>3556,37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812.525" calcext:value-type="float">
            <text:p>812,525</text:p>
          </table:table-cell>
          <table:table-cell office:value-type="float" office:value="1637.338" calcext:value-type="float">
            <text:p>1637,3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826.713" calcext:value-type="float">
            <text:p>826,713</text:p>
          </table:table-cell>
          <table:table-cell office:value-type="float" office:value="483.938" calcext:value-type="float">
            <text:p>483,9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986.925" calcext:value-type="float">
            <text:p>986,925</text:p>
          </table:table-cell>
          <table:table-cell office:value-type="float" office:value="43.338" calcext:value-type="float">
            <text:p>43,3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1386.2" calcext:value-type="float">
            <text:p>138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1638.1" calcext:value-type="float">
            <text:p>163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2046.35" calcext:value-type="float">
            <text:p>2046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2263.875" calcext:value-type="float">
            <text:p>2263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2458.625" calcext:value-type="float">
            <text:p>2458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2301.075" calcext:value-type="float">
            <text:p>2301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2109.338" calcext:value-type="float">
            <text:p>2109,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2023.55" calcext:value-type="float">
            <text:p>202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1784.975" calcext:value-type="float">
            <text:p>1784,975</text:p>
          </table:table-cell>
          <table:table-cell office:value-type="float" office:value="161.975" calcext:value-type="float">
            <text:p>161,9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1567.675" calcext:value-type="float">
            <text:p>1567,675</text:p>
          </table:table-cell>
          <table:table-cell office:value-type="float" office:value="1019.738" calcext:value-type="float">
            <text:p>1019,73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964.163" calcext:value-type="float">
            <text:p>964,163</text:p>
          </table:table-cell>
          <table:table-cell office:value-type="float" office:value="3401.738" calcext:value-type="float">
            <text:p>3401,73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340.325" calcext:value-type="float">
            <text:p>340,325</text:p>
          </table:table-cell>
          <table:table-cell office:value-type="float" office:value="6584.163" calcext:value-type="float">
            <text:p>6584,16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347.588" calcext:value-type="float">
            <text:p>347,588</text:p>
          </table:table-cell>
          <table:table-cell office:value-type="float" office:value="9175.825" calcext:value-type="float">
            <text:p>9175,82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94.975" calcext:value-type="float">
            <text:p>794,975</text:p>
          </table:table-cell>
          <table:table-cell office:value-type="float" office:value="10221.475" calcext:value-type="float">
            <text:p>10221,4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1097.7" calcext:value-type="float">
            <text:p>1097,7</text:p>
          </table:table-cell>
          <table:table-cell office:value-type="float" office:value="9122.925" calcext:value-type="float">
            <text:p>9122,92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1180.238" calcext:value-type="float">
            <text:p>1180,238</text:p>
          </table:table-cell>
          <table:table-cell office:value-type="float" office:value="8306.638" calcext:value-type="float">
            <text:p>8306,63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1288.9" calcext:value-type="float">
            <text:p>1288,9</text:p>
          </table:table-cell>
          <table:table-cell office:value-type="float" office:value="7050.75" calcext:value-type="float">
            <text:p>7050,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1493.075" calcext:value-type="float">
            <text:p>1493,075</text:p>
          </table:table-cell>
          <table:table-cell office:value-type="float" office:value="6062.575" calcext:value-type="float">
            <text:p>6062,5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1700.825" calcext:value-type="float">
            <text:p>1700,825</text:p>
          </table:table-cell>
          <table:table-cell office:value-type="float" office:value="5928.65" calcext:value-type="float">
            <text:p>5928,6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1787.45" calcext:value-type="float">
            <text:p>1787,45</text:p>
          </table:table-cell>
          <table:table-cell office:value-type="float" office:value="4994.013" calcext:value-type="float">
            <text:p>4994,01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1652.025" calcext:value-type="float">
            <text:p>1652,025</text:p>
          </table:table-cell>
          <table:table-cell office:value-type="float" office:value="3616.875" calcext:value-type="float">
            <text:p>3616,8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1363.95" calcext:value-type="float">
            <text:p>1363,95</text:p>
          </table:table-cell>
          <table:table-cell office:value-type="float" office:value="1739.125" calcext:value-type="float">
            <text:p>1739,12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1101.9" calcext:value-type="float">
            <text:p>1101,9</text:p>
          </table:table-cell>
          <table:table-cell office:value-type="float" office:value="467.45" calcext:value-type="float">
            <text:p>467,4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1571.638" calcext:value-type="float">
            <text:p>1571,638</text:p>
          </table:table-cell>
          <table:table-cell office:value-type="float" office:value="36.088" calcext:value-type="float">
            <text:p>36,08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2538.838" calcext:value-type="float">
            <text:p>2538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3423.9" calcext:value-type="float">
            <text:p>342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3971.375" calcext:value-type="float">
            <text:p>3971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4154.65" calcext:value-type="float">
            <text:p>4154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4045.563" calcext:value-type="float">
            <text:p>4045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3708.063" calcext:value-type="float">
            <text:p>3708,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3345.463" calcext:value-type="float">
            <text:p>3345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3113.675" calcext:value-type="float">
            <text:p>3113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879.988" calcext:value-type="float">
            <text:p>2879,988</text:p>
          </table:table-cell>
          <table:table-cell office:value-type="float" office:value="119.713" calcext:value-type="float">
            <text:p>119,71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2648.275" calcext:value-type="float">
            <text:p>2648,275</text:p>
          </table:table-cell>
          <table:table-cell office:value-type="float" office:value="805.075" calcext:value-type="float">
            <text:p>805,07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1875.2" calcext:value-type="float">
            <text:p>1875,2</text:p>
          </table:table-cell>
          <table:table-cell office:value-type="float" office:value="2531.363" calcext:value-type="float">
            <text:p>2531,36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988.238" calcext:value-type="float">
            <text:p>988,238</text:p>
          </table:table-cell>
          <table:table-cell office:value-type="float" office:value="5034.775" calcext:value-type="float">
            <text:p>5034,77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623.725" calcext:value-type="float">
            <text:p>623,725</text:p>
          </table:table-cell>
          <table:table-cell office:value-type="float" office:value="7472.6" calcext:value-type="float">
            <text:p>7472,6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89.15" calcext:value-type="float">
            <text:p>789,15</text:p>
          </table:table-cell>
          <table:table-cell office:value-type="float" office:value="9395.888" calcext:value-type="float">
            <text:p>9395,88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1219.313" calcext:value-type="float">
            <text:p>1219,313</text:p>
          </table:table-cell>
          <table:table-cell office:value-type="float" office:value="9911.113" calcext:value-type="float">
            <text:p>9911,11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1398.75" calcext:value-type="float">
            <text:p>1398,75</text:p>
          </table:table-cell>
          <table:table-cell office:value-type="float" office:value="8829.775" calcext:value-type="float">
            <text:p>8829,77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1283.063" calcext:value-type="float">
            <text:p>1283,063</text:p>
          </table:table-cell>
          <table:table-cell office:value-type="float" office:value="7911.3" calcext:value-type="float">
            <text:p>7911,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1164.413" calcext:value-type="float">
            <text:p>1164,413</text:p>
          </table:table-cell>
          <table:table-cell office:value-type="float" office:value="7714.4" calcext:value-type="float">
            <text:p>7714,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1047.363" calcext:value-type="float">
            <text:p>1047,363</text:p>
          </table:table-cell>
          <table:table-cell office:value-type="float" office:value="7125.413" calcext:value-type="float">
            <text:p>7125,41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1025.15" calcext:value-type="float">
            <text:p>1025,15</text:p>
          </table:table-cell>
          <table:table-cell office:value-type="float" office:value="5647.45" calcext:value-type="float">
            <text:p>5647,4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1086.488" calcext:value-type="float">
            <text:p>1086,488</text:p>
          </table:table-cell>
          <table:table-cell office:value-type="float" office:value="4101.138" calcext:value-type="float">
            <text:p>4101,13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1000.438" calcext:value-type="float">
            <text:p>1000,43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1175.338" calcext:value-type="float">
            <text:p>1175,338</text:p>
          </table:table-cell>
          <table:table-cell office:value-type="float" office:value="490.838" calcext:value-type="float">
            <text:p>490,83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1868.438" calcext:value-type="float">
            <text:p>1868,438</text:p>
          </table:table-cell>
          <table:table-cell office:value-type="float" office:value="29.363" calcext:value-type="float">
            <text:p>29,36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3060.3" calcext:value-type="float">
            <text:p>306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4255.9" calcext:value-type="float">
            <text:p>425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5003.425" calcext:value-type="float">
            <text:p>5003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4937.638" calcext:value-type="float">
            <text:p>4937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4861.213" calcext:value-type="float">
            <text:p>4861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4697.563" calcext:value-type="float">
            <text:p>4697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4528.913" calcext:value-type="float">
            <text:p>452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4417.838" calcext:value-type="float">
            <text:p>4417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4356.125" calcext:value-type="float">
            <text:p>4356,125</text:p>
          </table:table-cell>
          <table:table-cell office:value-type="float" office:value="168.475" calcext:value-type="float">
            <text:p>168,4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66.163" calcext:value-type="float">
            <text:p>4266,163</text:p>
          </table:table-cell>
          <table:table-cell office:value-type="float" office:value="1088.675" calcext:value-type="float">
            <text:p>1088,6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3305.313" calcext:value-type="float">
            <text:p>3305,313</text:p>
          </table:table-cell>
          <table:table-cell office:value-type="float" office:value="2829.788" calcext:value-type="float">
            <text:p>2829,78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2211.113" calcext:value-type="float">
            <text:p>2211,113</text:p>
          </table:table-cell>
          <table:table-cell office:value-type="float" office:value="4604.838" calcext:value-type="float">
            <text:p>4604,83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2445.813" calcext:value-type="float">
            <text:p>2445,813</text:p>
          </table:table-cell>
          <table:table-cell office:value-type="float" office:value="5843.438" calcext:value-type="float">
            <text:p>5843,43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3334.025" calcext:value-type="float">
            <text:p>3334,025</text:p>
          </table:table-cell>
          <table:table-cell office:value-type="float" office:value="6848.588" calcext:value-type="float">
            <text:p>6848,58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3987.3" calcext:value-type="float">
            <text:p>3987,3</text:p>
          </table:table-cell>
          <table:table-cell office:value-type="float" office:value="7276.5" calcext:value-type="float">
            <text:p>7276,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4037.15" calcext:value-type="float">
            <text:p>4037,15</text:p>
          </table:table-cell>
          <table:table-cell office:value-type="float" office:value="7053.038" calcext:value-type="float">
            <text:p>7053,03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3850.613" calcext:value-type="float">
            <text:p>3850,613</text:p>
          </table:table-cell>
          <table:table-cell office:value-type="float" office:value="5970.6" calcext:value-type="float">
            <text:p>5970,6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3850.938" calcext:value-type="float">
            <text:p>3850,938</text:p>
          </table:table-cell>
          <table:table-cell office:value-type="float" office:value="5464.1" calcext:value-type="float">
            <text:p>5464,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3784.788" calcext:value-type="float">
            <text:p>3784,788</text:p>
          </table:table-cell>
          <table:table-cell office:value-type="float" office:value="4990.8" calcext:value-type="float">
            <text:p>4990,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3922.8" calcext:value-type="float">
            <text:p>3922,8</text:p>
          </table:table-cell>
          <table:table-cell office:value-type="float" office:value="4352.375" calcext:value-type="float">
            <text:p>4352,3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3755.675" calcext:value-type="float">
            <text:p>3755,675</text:p>
          </table:table-cell>
          <table:table-cell office:value-type="float" office:value="3567.15" calcext:value-type="float">
            <text:p>3567,1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3201.738" calcext:value-type="float">
            <text:p>3201,738</text:p>
          </table:table-cell>
          <table:table-cell office:value-type="float" office:value="2078.913" calcext:value-type="float">
            <text:p>2078,91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2948.075" calcext:value-type="float">
            <text:p>2948,075</text:p>
          </table:table-cell>
          <table:table-cell office:value-type="float" office:value="692.425" calcext:value-type="float">
            <text:p>692,42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3687.088" calcext:value-type="float">
            <text:p>3687,088</text:p>
          </table:table-cell>
          <table:table-cell office:value-type="float" office:value="36.175" calcext:value-type="float">
            <text:p>36,1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82.713" calcext:value-type="float">
            <text:p>4782,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5291.063" calcext:value-type="float">
            <text:p>5291,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5382.25" calcext:value-type="float">
            <text:p>5382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5231.813" calcext:value-type="float">
            <text:p>5231,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5017.125" calcext:value-type="float">
            <text:p>5017,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4546.4" calcext:value-type="float">
            <text:p>454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4131.463" calcext:value-type="float">
            <text:p>4131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3843.075" calcext:value-type="float">
            <text:p>3843,07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584.4" calcext:value-type="float">
            <text:p>3584,4</text:p>
          </table:table-cell>
          <table:table-cell office:value-type="float" office:value="118.938" calcext:value-type="float">
            <text:p>118,9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3275.375" calcext:value-type="float">
            <text:p>3275,375</text:p>
          </table:table-cell>
          <table:table-cell office:value-type="float" office:value="937.138" calcext:value-type="float">
            <text:p>937,1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2384.588" calcext:value-type="float">
            <text:p>2384,588</text:p>
          </table:table-cell>
          <table:table-cell office:value-type="float" office:value="2822.638" calcext:value-type="float">
            <text:p>2822,6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1347.375" calcext:value-type="float">
            <text:p>1347,375</text:p>
          </table:table-cell>
          <table:table-cell office:value-type="float" office:value="5446.038" calcext:value-type="float">
            <text:p>5446,0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1094.95" calcext:value-type="float">
            <text:p>1094,95</text:p>
          </table:table-cell>
          <table:table-cell office:value-type="float" office:value="7641.975" calcext:value-type="float">
            <text:p>7641,97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1180.338" calcext:value-type="float">
            <text:p>1180,338</text:p>
          </table:table-cell>
          <table:table-cell office:value-type="float" office:value="9545.763" calcext:value-type="float">
            <text:p>9545,76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1330.15" calcext:value-type="float">
            <text:p>1330,15</text:p>
          </table:table-cell>
          <table:table-cell office:value-type="float" office:value="9180.538" calcext:value-type="float">
            <text:p>9180,5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1515.025" calcext:value-type="float">
            <text:p>1515,025</text:p>
          </table:table-cell>
          <table:table-cell office:value-type="float" office:value="8799.45" calcext:value-type="float">
            <text:p>8799,4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1608.875" calcext:value-type="float">
            <text:p>1608,875</text:p>
          </table:table-cell>
          <table:table-cell office:value-type="float" office:value="8568.475" calcext:value-type="float">
            <text:p>8568,47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1706.5" calcext:value-type="float">
            <text:p>1706,5</text:p>
          </table:table-cell>
          <table:table-cell office:value-type="float" office:value="7865.438" calcext:value-type="float">
            <text:p>7865,4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1699.413" calcext:value-type="float">
            <text:p>1699,413</text:p>
          </table:table-cell>
          <table:table-cell office:value-type="float" office:value="7673.038" calcext:value-type="float">
            <text:p>7673,0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1678.763" calcext:value-type="float">
            <text:p>1678,763</text:p>
          </table:table-cell>
          <table:table-cell office:value-type="float" office:value="6558.375" calcext:value-type="float">
            <text:p>6558,37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1672.45" calcext:value-type="float">
            <text:p>1672,45</text:p>
          </table:table-cell>
          <table:table-cell office:value-type="float" office:value="4528.463" calcext:value-type="float">
            <text:p>4528,46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1669.963" calcext:value-type="float">
            <text:p>1669,963</text:p>
          </table:table-cell>
          <table:table-cell office:value-type="float" office:value="2260.35" calcext:value-type="float">
            <text:p>2260,3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1912.2" calcext:value-type="float">
            <text:p>1912,2</text:p>
          </table:table-cell>
          <table:table-cell office:value-type="float" office:value="688.363" calcext:value-type="float">
            <text:p>688,36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2709.538" calcext:value-type="float">
            <text:p>2709,538</text:p>
          </table:table-cell>
          <table:table-cell office:value-type="float" office:value="64.45" calcext:value-type="float">
            <text:p>64,4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3575.313" calcext:value-type="float">
            <text:p>3575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4097.675" calcext:value-type="float">
            <text:p>4097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4326.838" calcext:value-type="float">
            <text:p>4326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4272.663" calcext:value-type="float">
            <text:p>4272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3760.938" calcext:value-type="float">
            <text:p>3760,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3717.313" calcext:value-type="float">
            <text:p>3717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3945.738" calcext:value-type="float">
            <text:p>3945,738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4228.6" calcext:value-type="float">
            <text:p>4228,6</text:p>
          </table:table-cell>
          <table:table-cell office:value-type="float" office:value="126.438" calcext:value-type="float">
            <text:p>126,4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063.113" calcext:value-type="float">
            <text:p>4063,113</text:p>
          </table:table-cell>
          <table:table-cell office:value-type="float" office:value="1112.85" calcext:value-type="float">
            <text:p>1112,8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3116.538" calcext:value-type="float">
            <text:p>3116,538</text:p>
          </table:table-cell>
          <table:table-cell office:value-type="float" office:value="3288.9" calcext:value-type="float">
            <text:p>3288,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1871.9" calcext:value-type="float">
            <text:p>1871,9</text:p>
          </table:table-cell>
          <table:table-cell office:value-type="float" office:value="6150.063" calcext:value-type="float">
            <text:p>6150,0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1349.938" calcext:value-type="float">
            <text:p>1349,938</text:p>
          </table:table-cell>
          <table:table-cell office:value-type="float" office:value="8576.313" calcext:value-type="float">
            <text:p>8576,31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1425.5" calcext:value-type="float">
            <text:p>1425,5</text:p>
          </table:table-cell>
          <table:table-cell office:value-type="float" office:value="9089.513" calcext:value-type="float">
            <text:p>9089,51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1697.863" calcext:value-type="float">
            <text:p>1697,863</text:p>
          </table:table-cell>
          <table:table-cell office:value-type="float" office:value="8942.65" calcext:value-type="float">
            <text:p>8942,6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1998.063" calcext:value-type="float">
            <text:p>1998,063</text:p>
          </table:table-cell>
          <table:table-cell office:value-type="float" office:value="9074.263" calcext:value-type="float">
            <text:p>9074,2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2532.55" calcext:value-type="float">
            <text:p>2532,55</text:p>
          </table:table-cell>
          <table:table-cell office:value-type="float" office:value="9028.438" calcext:value-type="float">
            <text:p>9028,4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2994.675" calcext:value-type="float">
            <text:p>2994,675</text:p>
          </table:table-cell>
          <table:table-cell office:value-type="float" office:value="8596.263" calcext:value-type="float">
            <text:p>8596,2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3244.65" calcext:value-type="float">
            <text:p>3244,65</text:p>
          </table:table-cell>
          <table:table-cell office:value-type="float" office:value="7601.838" calcext:value-type="float">
            <text:p>7601,8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3232.613" calcext:value-type="float">
            <text:p>3232,613</text:p>
          </table:table-cell>
          <table:table-cell office:value-type="float" office:value="7113.863" calcext:value-type="float">
            <text:p>7113,8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3254.475" calcext:value-type="float">
            <text:p>3254,475</text:p>
          </table:table-cell>
          <table:table-cell office:value-type="float" office:value="5229.638" calcext:value-type="float">
            <text:p>5229,6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3098.8" calcext:value-type="float">
            <text:p>3098,8</text:p>
          </table:table-cell>
          <table:table-cell office:value-type="float" office:value="2741.8" calcext:value-type="float">
            <text:p>2741,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3200.613" calcext:value-type="float">
            <text:p>3200,613</text:p>
          </table:table-cell>
          <table:table-cell office:value-type="float" office:value="806.363" calcext:value-type="float">
            <text:p>806,3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4075.263" calcext:value-type="float">
            <text:p>4075,263</text:p>
          </table:table-cell>
          <table:table-cell office:value-type="float" office:value="65.525" calcext:value-type="float">
            <text:p>65,52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90.425" calcext:value-type="float">
            <text:p>5190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5414.475" calcext:value-type="float">
            <text:p>5414,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5379.913" calcext:value-type="float">
            <text:p>5379,9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zad 7.1" table:style-name="ta1">
        <table:table-column table:style-name="co1" table:default-cell-style-name="ce5"/>
        <table:table-column table:style-name="co4" table:default-cell-style-name="ce10"/>
        <table:table-column table:style-name="co5" table:default-cell-style-name="ce16"/>
        <table:table-row table:style-name="ro1">
          <table:table-cell table:style-name="ce2"/>
          <table:table-cell table:style-name="ce7" office:value-type="string" calcext:value-type="string">
            <text:p>Dane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8" office:value-type="string" calcext:value-type="string">
            <text:p>Suma - Zrodla_fotowoltaiczne</text:p>
          </table:table-cell>
          <table:table-cell table:style-name="ce14" office:value-type="string" calcext:value-type="string">
            <text:p>Suma - Zrodla_wiatrowe</text:p>
          </table:table-cell>
        </table:table-row>
        <table:table-row table:style-name="ro1">
          <table:table-cell table:style-name="ce4" office:value-type="date" office:date-value="2024-04-01" calcext:value-type="date">
            <text:p>2024-04-01</text:p>
          </table:table-cell>
          <table:table-cell table:style-name="ce9" office:value-type="float" office:value="47356.954" calcext:value-type="float">
            <text:p>47356,954</text:p>
          </table:table-cell>
          <table:table-cell table:style-name="ce15" office:value-type="float" office:value="62936.168" calcext:value-type="float">
            <text:p>62936,16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206.878" calcext:value-type="float">
            <text:p>24206,878</text:p>
          </table:table-cell>
          <table:table-cell office:value-type="float" office:value="140843.931" calcext:value-type="float">
            <text:p>140843,93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1060.303" calcext:value-type="float">
            <text:p>41060,303</text:p>
          </table:table-cell>
          <table:table-cell office:value-type="float" office:value="104289.606" calcext:value-type="float">
            <text:p>104289,60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2068.254" calcext:value-type="float">
            <text:p>42068,254</text:p>
          </table:table-cell>
          <table:table-cell office:value-type="float" office:value="57683.818" calcext:value-type="float">
            <text:p>57683,81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2621.178" calcext:value-type="float">
            <text:p>52621,178</text:p>
          </table:table-cell>
          <table:table-cell office:value-type="float" office:value="101942.906" calcext:value-type="float">
            <text:p>101942,906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4119.53" calcext:value-type="float">
            <text:p>64119,53</text:p>
          </table:table-cell>
          <table:table-cell office:value-type="float" office:value="80749.882" calcext:value-type="float">
            <text:p>80749,88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3460.528" calcext:value-type="float">
            <text:p>63460,528</text:p>
          </table:table-cell>
          <table:table-cell office:value-type="float" office:value="75137.993" calcext:value-type="float">
            <text:p>75137,99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8590.453" calcext:value-type="float">
            <text:p>68590,453</text:p>
          </table:table-cell>
          <table:table-cell office:value-type="float" office:value="53670.856" calcext:value-type="float">
            <text:p>53670,85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1031.328" calcext:value-type="float">
            <text:p>81031,328</text:p>
          </table:table-cell>
          <table:table-cell office:value-type="float" office:value="62464.717" calcext:value-type="float">
            <text:p>62464,717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2949.754" calcext:value-type="float">
            <text:p>42949,754</text:p>
          </table:table-cell>
          <table:table-cell office:value-type="float" office:value="92238.292" calcext:value-type="float">
            <text:p>92238,29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6640.302" calcext:value-type="float">
            <text:p>76640,302</text:p>
          </table:table-cell>
          <table:table-cell office:value-type="float" office:value="63056.595" calcext:value-type="float">
            <text:p>63056,59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8404.805" calcext:value-type="float">
            <text:p>58404,805</text:p>
          </table:table-cell>
          <table:table-cell office:value-type="float" office:value="60647.781" calcext:value-type="float">
            <text:p>60647,78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9997.229" calcext:value-type="float">
            <text:p>69997,229</text:p>
          </table:table-cell>
          <table:table-cell office:value-type="float" office:value="83736.957" calcext:value-type="float">
            <text:p>83736,95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1141.303" calcext:value-type="float">
            <text:p>51141,303</text:p>
          </table:table-cell>
          <table:table-cell office:value-type="float" office:value="140107.894" calcext:value-type="float">
            <text:p>140107,89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8222.855" calcext:value-type="float">
            <text:p>48222,855</text:p>
          </table:table-cell>
          <table:table-cell office:value-type="float" office:value="39719.231" calcext:value-type="float">
            <text:p>39719,23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4861.78" calcext:value-type="float">
            <text:p>44861,78</text:p>
          </table:table-cell>
          <table:table-cell office:value-type="float" office:value="113565.531" calcext:value-type="float">
            <text:p>113565,53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2694.704" calcext:value-type="float">
            <text:p>42694,704</text:p>
          </table:table-cell>
          <table:table-cell office:value-type="float" office:value="38753.98" calcext:value-type="float">
            <text:p>38753,9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5920.88" calcext:value-type="float">
            <text:p>55920,88</text:p>
          </table:table-cell>
          <table:table-cell office:value-type="float" office:value="36235.971" calcext:value-type="float">
            <text:p>36235,97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8144.68" calcext:value-type="float">
            <text:p>58144,68</text:p>
          </table:table-cell>
          <table:table-cell office:value-type="float" office:value="46984.594" calcext:value-type="float">
            <text:p>46984,594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7504.129" calcext:value-type="float">
            <text:p>37504,129</text:p>
          </table:table-cell>
          <table:table-cell office:value-type="float" office:value="63516.233" calcext:value-type="float">
            <text:p>63516,23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3269.58" calcext:value-type="float">
            <text:p>43269,58</text:p>
          </table:table-cell>
          <table:table-cell office:value-type="float" office:value="69409.508" calcext:value-type="float">
            <text:p>69409,50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6963.155" calcext:value-type="float">
            <text:p>36963,155</text:p>
          </table:table-cell>
          <table:table-cell office:value-type="float" office:value="39961.47" calcext:value-type="float">
            <text:p>39961,47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4039.58" calcext:value-type="float">
            <text:p>64039,58</text:p>
          </table:table-cell>
          <table:table-cell office:value-type="float" office:value="17104.105" calcext:value-type="float">
            <text:p>17104,10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6157.329" calcext:value-type="float">
            <text:p>46157,329</text:p>
          </table:table-cell>
          <table:table-cell office:value-type="float" office:value="26005.644" calcext:value-type="float">
            <text:p>26005,64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3607.556" calcext:value-type="float">
            <text:p>63607,556</text:p>
          </table:table-cell>
          <table:table-cell office:value-type="float" office:value="22276.718" calcext:value-type="float">
            <text:p>22276,71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7890.003" calcext:value-type="float">
            <text:p>77890,003</text:p>
          </table:table-cell>
          <table:table-cell office:value-type="float" office:value="41127.978" calcext:value-type="float">
            <text:p>41127,97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8939.204" calcext:value-type="float">
            <text:p>78939,204</text:p>
          </table:table-cell>
          <table:table-cell office:value-type="float" office:value="52760.369" calcext:value-type="float">
            <text:p>52760,36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2865.878" calcext:value-type="float">
            <text:p>62865,878</text:p>
          </table:table-cell>
          <table:table-cell office:value-type="float" office:value="95843.908" calcext:value-type="float">
            <text:p>95843,90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2699.78" calcext:value-type="float">
            <text:p>82699,78</text:p>
          </table:table-cell>
          <table:table-cell office:value-type="float" office:value="65139.605" calcext:value-type="float">
            <text:p>65139,60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table:style-name="ce11" office:value-type="float" office:value="87545.206" calcext:value-type="float">
            <text:p>87545,206</text:p>
          </table:table-cell>
          <table:table-cell table:style-name="ce17" office:value-type="float" office:value="81103.619" calcext:value-type="float">
            <text:p>81103,619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12" office:value-type="float" office:value="1714975.098" calcext:value-type="float">
            <text:p>1714975,098</text:p>
          </table:table-cell>
          <table:table-cell table:style-name="ce18" office:value-type="float" office:value="2029015.86" calcext:value-type="float">
            <text:p>2029015,86</text:p>
          </table:table-cell>
        </table:table-row>
        <table:table-row table:style-name="ro1">
          <table:table-cell table:style-name="Default"/>
          <table:table-cell table:style-name="Default" table:formula="of:=MAX([.B3:.B32])" office:value-type="float" office:value="87545.206" calcext:value-type="float">
            <text:p>87545,206</text:p>
          </table:table-cell>
          <table:table-cell table:style-name="Default" table:formula="of:=MAX([.C3:.C32])" office:value-type="float" office:value="140843.931" calcext:value-type="float">
            <text:p>140843,931</text:p>
          </table:table-cell>
        </table:table-row>
        <calcext:conditional-formats>
          <calcext:conditional-format calcext:target-range-address="'zad 7.1'.B3:'zad 7.1'.B32">
            <calcext:condition calcext:apply-style-name="Error" calcext:value="=[$'zad 7.1'.$B$34]" calcext:base-cell-address="'zad 7.1'.B3"/>
          </calcext:conditional-format>
          <calcext:conditional-format calcext:target-range-address="'zad 7.1'.C3:'zad 7.1'.C32">
            <calcext:condition calcext:apply-style-name="Error" calcext:value="=[$'zad 7.1'.$C$34]" calcext:base-cell-address="'zad 7.1'.C3"/>
          </calcext:conditional-format>
        </calcext:conditional-formats>
      </table:table>
      <table:table table:name="zad 7.2" table:style-name="ta1">
        <table:shapes>
          <draw:frame draw:z-index="0" draw:style-name="gr1" draw:text-style-name="P1" svg:width="15.999cm" svg:height="8.999cm" svg:x="15.494cm" svg:y="0.896cm">
            <draw:object draw:notify-on-update-of-ranges="'zad 7.2'.D2:'zad 7.2'.D25 'zad 7.2'.E2:'zad 7.2'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1"/>
        <table:table-column table:style-name="co6" table:default-cell-style-name="ce25"/>
        <table:table-column table:style-name="co1" table:default-cell-style-name="Default"/>
        <table:table-column table:style-name="co1" table:default-cell-style-name="ce28"/>
        <table:table-column table:style-name="co1" table:default-cell-style-name="ce29"/>
        <table:table-row table:style-name="ro1">
          <table:table-cell table:style-name="ce19" office:value-type="string" calcext:value-type="string">
            <text:p>Godzina</text:p>
          </table:table-cell>
          <table:table-cell table:style-name="ce23" office:value-type="string" calcext:value-type="string">
            <text:p>Średnia - Zrodla_fotowoltaiczne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B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B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B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B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9333333333333" calcext:value-type="float">
            <text:p>0,027933333333333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B6];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6706333333333" calcext:value-type="float">
            <text:p>64,670633333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B7];2)" office:value-type="float" office:value="64.67" calcext:value-type="float">
            <text:p>64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1.300633333333" calcext:value-type="float">
            <text:p>491,300633333333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[.B8];2)" office:value-type="float" office:value="491.3" calcext:value-type="float">
            <text:p>491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62813333333" calcext:value-type="float">
            <text:p>1723,62813333333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B9];2)" office:value-type="float" office:value="1723.63" calcext:value-type="float">
            <text:p>1723,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92.92653333333" calcext:value-type="float">
            <text:p>3492,92653333333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B10];2)" office:value-type="float" office:value="3492.93" calcext:value-type="float">
            <text:p>3492,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64.22906666667" calcext:value-type="float">
            <text:p>5164,2290666666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B11];2)" office:value-type="float" office:value="5164.23" calcext:value-type="float">
            <text:p>5164,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46.1545" calcext:value-type="float">
            <text:p>6246,154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B12];2)" office:value-type="float" office:value="6246.15" calcext:value-type="float">
            <text:p>6246,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23.02483333333" calcext:value-type="float">
            <text:p>6623,0248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B13];2)" office:value-type="float" office:value="6623.02" calcext:value-type="float">
            <text:p>6623,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58.3849" calcext:value-type="float">
            <text:p>6658,384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OUND([.B14];2)" office:value-type="float" office:value="6658.38" calcext:value-type="float">
            <text:p>6658,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89.5148" calcext:value-type="float">
            <text:p>6489,514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B15];2)" office:value-type="float" office:value="6489.51" calcext:value-type="float">
            <text:p>6489,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9.1731" calcext:value-type="float">
            <text:p>6099,173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OUND([.B16];2)" office:value-type="float" office:value="6099.17" calcext:value-type="float">
            <text:p>6099,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10.7428" calcext:value-type="float">
            <text:p>5410,742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B17];2)" office:value-type="float" office:value="5410.74" calcext:value-type="float">
            <text:p>5410,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38.694" calcext:value-type="float">
            <text:p>4338,69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([.B18];2)" office:value-type="float" office:value="4338.69" calcext:value-type="float">
            <text:p>4338,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6.1616" calcext:value-type="float">
            <text:p>2796,161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B19];2)" office:value-type="float" office:value="2796.16" calcext:value-type="float">
            <text:p>2796,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0.49143333333" calcext:value-type="float">
            <text:p>1240,4914333333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OUND([.B20];2)" office:value-type="float" office:value="1240.49" calcext:value-type="float">
            <text:p>1240,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1.029933333333" calcext:value-type="float">
            <text:p>311,02993333333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B21];2)" office:value-type="float" office:value="311.03" calcext:value-type="float">
            <text:p>311,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6817666666667" calcext:value-type="float">
            <text:p>15,681766666666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ROUND([.B22];2)" office:value-type="float" office:value="15.68" calcext:value-type="float">
            <text:p>15,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B2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ROUND([.B2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B25];2)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azem Wynik</text:p>
          </table:table-cell>
          <table:table-cell table:style-name="ce27" office:value-type="float" office:value="2381.90985833333" calcext:value-type="float">
            <text:p>2381,90985833333</text:p>
          </table:table-cell>
          <table:table-cell/>
          <table:table-cell table:style-name="Default" table:number-columns-repeated="2"/>
        </table:table-row>
      </table:table>
      <table:table table:name="zad 7.3" table:style-name="ta1">
        <table:table-column table:style-name="co1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30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rodla_wiatrowe</text:p>
          </table:table-cell>
          <table:table-cell office:value-type="string" calcext:value-type="string">
            <text:p>czy_rosnie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3130.263" calcext:value-type="float">
            <text:p>3130,263</text:p>
          </table:table-cell>
          <table:table-cell table:formula="of:=IF([.$C2]&lt; [.$C3]; 1; 0)" office:value-type="float" office:value="0" calcext:value-type="float">
            <text:p>0</text:p>
          </table:table-cell>
          <table:table-cell table:formula="of:=IF([.D2]= 0; 0;[.E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2765.588" calcext:value-type="float">
            <text:p>2765,588</text:p>
          </table:table-cell>
          <table:table-cell table:formula="of:=IF([.$C3]&lt; [.$C4]; 1; 0)" office:value-type="float" office:value="0" calcext:value-type="float">
            <text:p>0</text:p>
          </table:table-cell>
          <table:table-cell table:formula="of:=IF([.D3]= 0; 0;[.E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2555.438" calcext:value-type="float">
            <text:p>2555,438</text:p>
          </table:table-cell>
          <table:table-cell table:formula="of:=IF([.$C4]&lt; [.$C5]; 1; 0)" office:value-type="float" office:value="1" calcext:value-type="float">
            <text:p>1</text:p>
          </table:table-cell>
          <table:table-cell table:formula="of:=IF([.D4]= 0; 0;[.E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2675.238" calcext:value-type="float">
            <text:p>2675,238</text:p>
          </table:table-cell>
          <table:table-cell table:formula="of:=IF([.$C5]&lt; [.$C6]; 1; 0)" office:value-type="float" office:value="1" calcext:value-type="float">
            <text:p>1</text:p>
          </table:table-cell>
          <table:table-cell table:formula="of:=IF([.D5]= 0; 0;[.E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2681.175" calcext:value-type="float">
            <text:p>2681,175</text:p>
          </table:table-cell>
          <table:table-cell table:formula="of:=IF([.$C6]&lt; [.$C7]; 1; 0)" office:value-type="float" office:value="0" calcext:value-type="float">
            <text:p>0</text:p>
          </table:table-cell>
          <table:table-cell table:formula="of:=IF([.D6]= 0; 0;[.E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2367.325" calcext:value-type="float">
            <text:p>2367,325</text:p>
          </table:table-cell>
          <table:table-cell table:formula="of:=IF([.$C7]&lt; [.$C8]; 1; 0)" office:value-type="float" office:value="1" calcext:value-type="float">
            <text:p>1</text:p>
          </table:table-cell>
          <table:table-cell table:formula="of:=IF([.D7]= 0; 0;[.E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2525.225" calcext:value-type="float">
            <text:p>2525,225</text:p>
          </table:table-cell>
          <table:table-cell table:formula="of:=IF([.$C8]&lt; [.$C9]; 1; 0)" office:value-type="float" office:value="0" calcext:value-type="float">
            <text:p>0</text:p>
          </table:table-cell>
          <table:table-cell table:formula="of:=IF([.D8]= 0; 0;[.E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2360.988" calcext:value-type="float">
            <text:p>2360,988</text:p>
          </table:table-cell>
          <table:table-cell table:formula="of:=IF([.$C9]&lt; [.$C10]; 1; 0)" office:value-type="float" office:value="0" calcext:value-type="float">
            <text:p>0</text:p>
          </table:table-cell>
          <table:table-cell table:formula="of:=IF([.D9]= 0; 0;[.E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1940.838" calcext:value-type="float">
            <text:p>1940,838</text:p>
          </table:table-cell>
          <table:table-cell table:formula="of:=IF([.$C10]&lt; [.$C11]; 1; 0)" office:value-type="float" office:value="0" calcext:value-type="float">
            <text:p>0</text:p>
          </table:table-cell>
          <table:table-cell table:formula="of:=IF([.D10]= 0; 0;[.E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1368.675" calcext:value-type="float">
            <text:p>1368,675</text:p>
          </table:table-cell>
          <table:table-cell table:formula="of:=IF([.$C11]&lt; [.$C12]; 1; 0)" office:value-type="float" office:value="0" calcext:value-type="float">
            <text:p>0</text:p>
          </table:table-cell>
          <table:table-cell table:formula="of:=IF([.D11]= 0; 0;[.E1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1140.463" calcext:value-type="float">
            <text:p>1140,463</text:p>
          </table:table-cell>
          <table:table-cell table:formula="of:=IF([.$C12]&lt; [.$C13]; 1; 0)" office:value-type="float" office:value="1" calcext:value-type="float">
            <text:p>1</text:p>
          </table:table-cell>
          <table:table-cell table:formula="of:=IF([.D12]= 0; 0;[.E1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1305.863" calcext:value-type="float">
            <text:p>1305,863</text:p>
          </table:table-cell>
          <table:table-cell table:formula="of:=IF([.$C13]&lt; [.$C14]; 1; 0)" office:value-type="float" office:value="1" calcext:value-type="float">
            <text:p>1</text:p>
          </table:table-cell>
          <table:table-cell table:formula="of:=IF([.D13]= 0; 0;[.E12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1511.488" calcext:value-type="float">
            <text:p>1511,488</text:p>
          </table:table-cell>
          <table:table-cell table:formula="of:=IF([.$C14]&lt; [.$C15]; 1; 0)" office:value-type="float" office:value="1" calcext:value-type="float">
            <text:p>1</text:p>
          </table:table-cell>
          <table:table-cell table:formula="of:=IF([.D14]= 0; 0;[.E13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1931.05" calcext:value-type="float">
            <text:p>1931,05</text:p>
          </table:table-cell>
          <table:table-cell table:formula="of:=IF([.$C15]&lt; [.$C16]; 1; 0)" office:value-type="float" office:value="1" calcext:value-type="float">
            <text:p>1</text:p>
          </table:table-cell>
          <table:table-cell table:formula="of:=IF([.D15]= 0; 0;[.E14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2229.25" calcext:value-type="float">
            <text:p>2229,25</text:p>
          </table:table-cell>
          <table:table-cell table:formula="of:=IF([.$C16]&lt; [.$C17]; 1; 0)" office:value-type="float" office:value="1" calcext:value-type="float">
            <text:p>1</text:p>
          </table:table-cell>
          <table:table-cell table:formula="of:=IF([.D16]= 0; 0;[.E15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2467.125" calcext:value-type="float">
            <text:p>2467,125</text:p>
          </table:table-cell>
          <table:table-cell table:formula="of:=IF([.$C17]&lt; [.$C18]; 1; 0)" office:value-type="float" office:value="1" calcext:value-type="float">
            <text:p>1</text:p>
          </table:table-cell>
          <table:table-cell table:formula="of:=IF([.D17]= 0; 0;[.E16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2655.85" calcext:value-type="float">
            <text:p>2655,85</text:p>
          </table:table-cell>
          <table:table-cell table:formula="of:=IF([.$C18]&lt; [.$C19]; 1; 0)" office:value-type="float" office:value="0" calcext:value-type="float">
            <text:p>0</text:p>
          </table:table-cell>
          <table:table-cell table:formula="of:=IF([.D18]= 0; 0;[.E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2572.763" calcext:value-type="float">
            <text:p>2572,763</text:p>
          </table:table-cell>
          <table:table-cell table:formula="of:=IF([.$C19]&lt; [.$C20]; 1; 0)" office:value-type="float" office:value="1" calcext:value-type="float">
            <text:p>1</text:p>
          </table:table-cell>
          <table:table-cell table:formula="of:=IF([.D19]= 0; 0;[.E1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2891.175" calcext:value-type="float">
            <text:p>2891,175</text:p>
          </table:table-cell>
          <table:table-cell table:formula="of:=IF([.$C20]&lt; [.$C21]; 1; 0)" office:value-type="float" office:value="1" calcext:value-type="float">
            <text:p>1</text:p>
          </table:table-cell>
          <table:table-cell table:formula="of:=IF([.D20]= 0; 0;[.E1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3515.2" calcext:value-type="float">
            <text:p>3515,2</text:p>
          </table:table-cell>
          <table:table-cell table:formula="of:=IF([.$C21]&lt; [.$C22]; 1; 0)" office:value-type="float" office:value="1" calcext:value-type="float">
            <text:p>1</text:p>
          </table:table-cell>
          <table:table-cell table:formula="of:=IF([.D21]= 0; 0;[.E2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3941.538" calcext:value-type="float">
            <text:p>3941,538</text:p>
          </table:table-cell>
          <table:table-cell table:formula="of:=IF([.$C22]&lt; [.$C23]; 1; 0)" office:value-type="float" office:value="1" calcext:value-type="float">
            <text:p>1</text:p>
          </table:table-cell>
          <table:table-cell table:formula="of:=IF([.D22]= 0; 0;[.E2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127.375" calcext:value-type="float">
            <text:p>4127,375</text:p>
          </table:table-cell>
          <table:table-cell table:formula="of:=IF([.$C23]&lt; [.$C24]; 1; 0)" office:value-type="float" office:value="1" calcext:value-type="float">
            <text:p>1</text:p>
          </table:table-cell>
          <table:table-cell table:formula="of:=IF([.D23]= 0; 0;[.E2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4248.55" calcext:value-type="float">
            <text:p>4248,55</text:p>
          </table:table-cell>
          <table:table-cell table:formula="of:=IF([.$C24]&lt; [.$C25]; 1; 0)" office:value-type="float" office:value="0" calcext:value-type="float">
            <text:p>0</text:p>
          </table:table-cell>
          <table:table-cell table:formula="of:=IF([.D24]= 0; 0;[.E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4027.725" calcext:value-type="float">
            <text:p>4027,725</text:p>
          </table:table-cell>
          <table:table-cell table:formula="of:=IF([.$C25]&lt; [.$C26]; 1; 0)" office:value-type="float" office:value="0" calcext:value-type="float">
            <text:p>0</text:p>
          </table:table-cell>
          <table:table-cell table:formula="of:=IF([.D25]= 0; 0;[.E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3346.575" calcext:value-type="float">
            <text:p>3346,575</text:p>
          </table:table-cell>
          <table:table-cell table:formula="of:=IF([.$C26]&lt; [.$C27]; 1; 0)" office:value-type="float" office:value="1" calcext:value-type="float">
            <text:p>1</text:p>
          </table:table-cell>
          <table:table-cell table:style-name="ce31" table:formula="of:=IF([.D26]= 0; 0;[.E2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3446.238" calcext:value-type="float">
            <text:p>3446,238</text:p>
          </table:table-cell>
          <table:table-cell table:formula="of:=IF([.$C27]&lt; [.$C28]; 1; 0)" office:value-type="float" office:value="1" calcext:value-type="float">
            <text:p>1</text:p>
          </table:table-cell>
          <table:table-cell table:formula="of:=IF([.D27]= 0; 0;[.E2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4149.3" calcext:value-type="float">
            <text:p>4149,3</text:p>
          </table:table-cell>
          <table:table-cell table:formula="of:=IF([.$C28]&lt; [.$C29]; 1; 0)" office:value-type="float" office:value="1" calcext:value-type="float">
            <text:p>1</text:p>
          </table:table-cell>
          <table:table-cell table:formula="of:=IF([.D28]= 0; 0;[.E2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4457.175" calcext:value-type="float">
            <text:p>4457,175</text:p>
          </table:table-cell>
          <table:table-cell table:formula="of:=IF([.$C29]&lt; [.$C30]; 1; 0)" office:value-type="float" office:value="1" calcext:value-type="float">
            <text:p>1</text:p>
          </table:table-cell>
          <table:table-cell table:formula="of:=IF([.D29]= 0; 0;[.E2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4588.438" calcext:value-type="float">
            <text:p>4588,438</text:p>
          </table:table-cell>
          <table:table-cell table:formula="of:=IF([.$C30]&lt; [.$C31]; 1; 0)" office:value-type="float" office:value="1" calcext:value-type="float">
            <text:p>1</text:p>
          </table:table-cell>
          <table:table-cell table:formula="of:=IF([.D30]= 0; 0;[.E29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4658.5" calcext:value-type="float">
            <text:p>4658,5</text:p>
          </table:table-cell>
          <table:table-cell table:formula="of:=IF([.$C31]&lt; [.$C32]; 1; 0)" office:value-type="float" office:value="1" calcext:value-type="float">
            <text:p>1</text:p>
          </table:table-cell>
          <table:table-cell table:formula="of:=IF([.D31]= 0; 0;[.E30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732.975" calcext:value-type="float">
            <text:p>4732,975</text:p>
          </table:table-cell>
          <table:table-cell table:formula="of:=IF([.$C32]&lt; [.$C33]; 1; 0)" office:value-type="float" office:value="1" calcext:value-type="float">
            <text:p>1</text:p>
          </table:table-cell>
          <table:table-cell table:formula="of:=IF([.D32]= 0; 0;[.E31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4939.825" calcext:value-type="float">
            <text:p>4939,825</text:p>
          </table:table-cell>
          <table:table-cell table:formula="of:=IF([.$C33]&lt; [.$C34]; 1; 0)" office:value-type="float" office:value="1" calcext:value-type="float">
            <text:p>1</text:p>
          </table:table-cell>
          <table:table-cell table:formula="of:=IF([.D33]= 0; 0;[.E32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5218.963" calcext:value-type="float">
            <text:p>5218,963</text:p>
          </table:table-cell>
          <table:table-cell table:formula="of:=IF([.$C34]&lt; [.$C35]; 1; 0)" office:value-type="float" office:value="1" calcext:value-type="float">
            <text:p>1</text:p>
          </table:table-cell>
          <table:table-cell table:formula="of:=IF([.D34]= 0; 0;[.E33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5539.775" calcext:value-type="float">
            <text:p>5539,775</text:p>
          </table:table-cell>
          <table:table-cell table:formula="of:=IF([.$C35]&lt; [.$C36]; 1; 0)" office:value-type="float" office:value="1" calcext:value-type="float">
            <text:p>1</text:p>
          </table:table-cell>
          <table:table-cell table:formula="of:=IF([.D35]= 0; 0;[.E34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5927.375" calcext:value-type="float">
            <text:p>5927,375</text:p>
          </table:table-cell>
          <table:table-cell table:formula="of:=IF([.$C36]&lt; [.$C37]; 1; 0)" office:value-type="float" office:value="1" calcext:value-type="float">
            <text:p>1</text:p>
          </table:table-cell>
          <table:table-cell table:formula="of:=IF([.D36]= 0; 0;[.E35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6218.075" calcext:value-type="float">
            <text:p>6218,075</text:p>
          </table:table-cell>
          <table:table-cell table:formula="of:=IF([.$C37]&lt; [.$C38]; 1; 0)" office:value-type="float" office:value="1" calcext:value-type="float">
            <text:p>1</text:p>
          </table:table-cell>
          <table:table-cell table:formula="of:=IF([.D37]= 0; 0;[.E36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6813.663" calcext:value-type="float">
            <text:p>6813,663</text:p>
          </table:table-cell>
          <table:table-cell table:formula="of:=IF([.$C38]&lt; [.$C39]; 1; 0)" office:value-type="float" office:value="1" calcext:value-type="float">
            <text:p>1</text:p>
          </table:table-cell>
          <table:table-cell table:formula="of:=IF([.D38]= 0; 0;[.E37] +1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025.85" calcext:value-type="float">
            <text:p>7025,85</text:p>
          </table:table-cell>
          <table:table-cell table:formula="of:=IF([.$C39]&lt; [.$C40]; 1; 0)" office:value-type="float" office:value="1" calcext:value-type="float">
            <text:p>1</text:p>
          </table:table-cell>
          <table:table-cell table:formula="of:=IF([.D39]= 0; 0;[.E38] +1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180.763" calcext:value-type="float">
            <text:p>7180,763</text:p>
          </table:table-cell>
          <table:table-cell table:formula="of:=IF([.$C40]&lt; [.$C41]; 1; 0)" office:value-type="float" office:value="1" calcext:value-type="float">
            <text:p>1</text:p>
          </table:table-cell>
          <table:table-cell table:formula="of:=IF([.D40]= 0; 0;[.E39] +1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220.488" calcext:value-type="float">
            <text:p>7220,488</text:p>
          </table:table-cell>
          <table:table-cell table:formula="of:=IF([.$C41]&lt; [.$C42]; 1; 0)" office:value-type="float" office:value="0" calcext:value-type="float">
            <text:p>0</text:p>
          </table:table-cell>
          <table:table-cell table:style-name="ce31" table:formula="of:=IF([.D41]= 0; 0;[.E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167.563" calcext:value-type="float">
            <text:p>7167,563</text:p>
          </table:table-cell>
          <table:table-cell table:formula="of:=IF([.$C42]&lt; [.$C43]; 1; 0)" office:value-type="float" office:value="0" calcext:value-type="float">
            <text:p>0</text:p>
          </table:table-cell>
          <table:table-cell table:formula="of:=IF([.D42]= 0; 0;[.E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6882.125" calcext:value-type="float">
            <text:p>6882,125</text:p>
          </table:table-cell>
          <table:table-cell table:formula="of:=IF([.$C43]&lt; [.$C44]; 1; 0)" office:value-type="float" office:value="0" calcext:value-type="float">
            <text:p>0</text:p>
          </table:table-cell>
          <table:table-cell table:formula="of:=IF([.D43]= 0; 0;[.E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806.563" calcext:value-type="float">
            <text:p>6806,563</text:p>
          </table:table-cell>
          <table:table-cell table:formula="of:=IF([.$C44]&lt; [.$C45]; 1; 0)" office:value-type="float" office:value="1" calcext:value-type="float">
            <text:p>1</text:p>
          </table:table-cell>
          <table:table-cell table:formula="of:=IF([.D44]= 0; 0;[.E4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7039.963" calcext:value-type="float">
            <text:p>7039,963</text:p>
          </table:table-cell>
          <table:table-cell table:formula="of:=IF([.$C45]&lt; [.$C46]; 1; 0)" office:value-type="float" office:value="1" calcext:value-type="float">
            <text:p>1</text:p>
          </table:table-cell>
          <table:table-cell table:formula="of:=IF([.D45]= 0; 0;[.E4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7089.238" calcext:value-type="float">
            <text:p>7089,238</text:p>
          </table:table-cell>
          <table:table-cell table:formula="of:=IF([.$C46]&lt; [.$C47]; 1; 0)" office:value-type="float" office:value="0" calcext:value-type="float">
            <text:p>0</text:p>
          </table:table-cell>
          <table:table-cell table:formula="of:=IF([.D46]= 0; 0;[.E4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6955.638" calcext:value-type="float">
            <text:p>6955,638</text:p>
          </table:table-cell>
          <table:table-cell table:formula="of:=IF([.$C47]&lt; [.$C48]; 1; 0)" office:value-type="float" office:value="0" calcext:value-type="float">
            <text:p>0</text:p>
          </table:table-cell>
          <table:table-cell table:formula="of:=IF([.D47]= 0; 0;[.E4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6667.775" calcext:value-type="float">
            <text:p>6667,775</text:p>
          </table:table-cell>
          <table:table-cell table:formula="of:=IF([.$C48]&lt; [.$C49]; 1; 0)" office:value-type="float" office:value="1" calcext:value-type="float">
            <text:p>1</text:p>
          </table:table-cell>
          <table:table-cell table:formula="of:=IF([.D48]= 0; 0;[.E4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6771.088" calcext:value-type="float">
            <text:p>6771,088</text:p>
          </table:table-cell>
          <table:table-cell table:formula="of:=IF([.$C49]&lt; [.$C50]; 1; 0)" office:value-type="float" office:value="0" calcext:value-type="float">
            <text:p>0</text:p>
          </table:table-cell>
          <table:table-cell table:formula="of:=IF([.D49]= 0; 0;[.E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6683.55" calcext:value-type="float">
            <text:p>6683,55</text:p>
          </table:table-cell>
          <table:table-cell table:formula="of:=IF([.$C50]&lt; [.$C51]; 1; 0)" office:value-type="float" office:value="0" calcext:value-type="float">
            <text:p>0</text:p>
          </table:table-cell>
          <table:table-cell table:formula="of:=IF([.D50]= 0; 0;[.E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6485.225" calcext:value-type="float">
            <text:p>6485,225</text:p>
          </table:table-cell>
          <table:table-cell table:formula="of:=IF([.$C51]&lt; [.$C52]; 1; 0)" office:value-type="float" office:value="0" calcext:value-type="float">
            <text:p>0</text:p>
          </table:table-cell>
          <table:table-cell table:formula="of:=IF([.D51]= 0; 0;[.E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6362.625" calcext:value-type="float">
            <text:p>6362,625</text:p>
          </table:table-cell>
          <table:table-cell table:formula="of:=IF([.$C52]&lt; [.$C53]; 1; 0)" office:value-type="float" office:value="0" calcext:value-type="float">
            <text:p>0</text:p>
          </table:table-cell>
          <table:table-cell table:formula="of:=IF([.D52]= 0; 0;[.E5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5948.925" calcext:value-type="float">
            <text:p>5948,925</text:p>
          </table:table-cell>
          <table:table-cell table:formula="of:=IF([.$C53]&lt; [.$C54]; 1; 0)" office:value-type="float" office:value="0" calcext:value-type="float">
            <text:p>0</text:p>
          </table:table-cell>
          <table:table-cell table:formula="of:=IF([.D53]= 0; 0;[.E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5874.188" calcext:value-type="float">
            <text:p>5874,188</text:p>
          </table:table-cell>
          <table:table-cell table:formula="of:=IF([.$C54]&lt; [.$C55]; 1; 0)" office:value-type="float" office:value="0" calcext:value-type="float">
            <text:p>0</text:p>
          </table:table-cell>
          <table:table-cell table:formula="of:=IF([.D54]= 0; 0;[.E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5815.163" calcext:value-type="float">
            <text:p>5815,163</text:p>
          </table:table-cell>
          <table:table-cell table:formula="of:=IF([.$C55]&lt; [.$C56]; 1; 0)" office:value-type="float" office:value="1" calcext:value-type="float">
            <text:p>1</text:p>
          </table:table-cell>
          <table:table-cell table:formula="of:=IF([.D55]= 0; 0;[.E5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5951.288" calcext:value-type="float">
            <text:p>5951,288</text:p>
          </table:table-cell>
          <table:table-cell table:formula="of:=IF([.$C56]&lt; [.$C57]; 1; 0)" office:value-type="float" office:value="0" calcext:value-type="float">
            <text:p>0</text:p>
          </table:table-cell>
          <table:table-cell table:formula="of:=IF([.D56]= 0; 0;[.E5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5858.288" calcext:value-type="float">
            <text:p>5858,288</text:p>
          </table:table-cell>
          <table:table-cell table:formula="of:=IF([.$C57]&lt; [.$C58]; 1; 0)" office:value-type="float" office:value="0" calcext:value-type="float">
            <text:p>0</text:p>
          </table:table-cell>
          <table:table-cell table:formula="of:=IF([.D57]= 0; 0;[.E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5839.825" calcext:value-type="float">
            <text:p>5839,825</text:p>
          </table:table-cell>
          <table:table-cell table:formula="of:=IF([.$C58]&lt; [.$C59]; 1; 0)" office:value-type="float" office:value="0" calcext:value-type="float">
            <text:p>0</text:p>
          </table:table-cell>
          <table:table-cell table:formula="of:=IF([.D58]= 0; 0;[.E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5734.263" calcext:value-type="float">
            <text:p>5734,263</text:p>
          </table:table-cell>
          <table:table-cell table:formula="of:=IF([.$C59]&lt; [.$C60]; 1; 0)" office:value-type="float" office:value="0" calcext:value-type="float">
            <text:p>0</text:p>
          </table:table-cell>
          <table:table-cell table:formula="of:=IF([.D59]= 0; 0;[.E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5387.15" calcext:value-type="float">
            <text:p>5387,15</text:p>
          </table:table-cell>
          <table:table-cell table:formula="of:=IF([.$C60]&lt; [.$C61]; 1; 0)" office:value-type="float" office:value="0" calcext:value-type="float">
            <text:p>0</text:p>
          </table:table-cell>
          <table:table-cell table:formula="of:=IF([.D60]= 0; 0;[.E5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5066.938" calcext:value-type="float">
            <text:p>5066,938</text:p>
          </table:table-cell>
          <table:table-cell table:formula="of:=IF([.$C61]&lt; [.$C62]; 1; 0)" office:value-type="float" office:value="0" calcext:value-type="float">
            <text:p>0</text:p>
          </table:table-cell>
          <table:table-cell table:formula="of:=IF([.D61]= 0; 0;[.E6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4827.975" calcext:value-type="float">
            <text:p>4827,975</text:p>
          </table:table-cell>
          <table:table-cell table:formula="of:=IF([.$C62]&lt; [.$C63]; 1; 0)" office:value-type="float" office:value="0" calcext:value-type="float">
            <text:p>0</text:p>
          </table:table-cell>
          <table:table-cell table:formula="of:=IF([.D62]= 0; 0;[.E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4638.213" calcext:value-type="float">
            <text:p>4638,213</text:p>
          </table:table-cell>
          <table:table-cell table:formula="of:=IF([.$C63]&lt; [.$C64]; 1; 0)" office:value-type="float" office:value="0" calcext:value-type="float">
            <text:p>0</text:p>
          </table:table-cell>
          <table:table-cell table:formula="of:=IF([.D63]= 0; 0;[.E6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4444.013" calcext:value-type="float">
            <text:p>4444,013</text:p>
          </table:table-cell>
          <table:table-cell table:formula="of:=IF([.$C64]&lt; [.$C65]; 1; 0)" office:value-type="float" office:value="0" calcext:value-type="float">
            <text:p>0</text:p>
          </table:table-cell>
          <table:table-cell table:formula="of:=IF([.D64]= 0; 0;[.E6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4060.725" calcext:value-type="float">
            <text:p>4060,725</text:p>
          </table:table-cell>
          <table:table-cell table:formula="of:=IF([.$C65]&lt; [.$C66]; 1; 0)" office:value-type="float" office:value="0" calcext:value-type="float">
            <text:p>0</text:p>
          </table:table-cell>
          <table:table-cell table:formula="of:=IF([.D65]= 0; 0;[.E6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3365" calcext:value-type="float">
            <text:p>3365</text:p>
          </table:table-cell>
          <table:table-cell table:formula="of:=IF([.$C66]&lt; [.$C67]; 1; 0)" office:value-type="float" office:value="0" calcext:value-type="float">
            <text:p>0</text:p>
          </table:table-cell>
          <table:table-cell table:formula="of:=IF([.D66]= 0; 0;[.E6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2697.338" calcext:value-type="float">
            <text:p>2697,338</text:p>
          </table:table-cell>
          <table:table-cell table:formula="of:=IF([.$C67]&lt; [.$C68]; 1; 0)" office:value-type="float" office:value="0" calcext:value-type="float">
            <text:p>0</text:p>
          </table:table-cell>
          <table:table-cell table:formula="of:=IF([.D67]= 0; 0;[.E6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2075.575" calcext:value-type="float">
            <text:p>2075,575</text:p>
          </table:table-cell>
          <table:table-cell table:formula="of:=IF([.$C68]&lt; [.$C69]; 1; 0)" office:value-type="float" office:value="0" calcext:value-type="float">
            <text:p>0</text:p>
          </table:table-cell>
          <table:table-cell table:formula="of:=IF([.D68]= 0; 0;[.E6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1725.175" calcext:value-type="float">
            <text:p>1725,175</text:p>
          </table:table-cell>
          <table:table-cell table:formula="of:=IF([.$C69]&lt; [.$C70]; 1; 0)" office:value-type="float" office:value="0" calcext:value-type="float">
            <text:p>0</text:p>
          </table:table-cell>
          <table:table-cell table:formula="of:=IF([.D69]= 0; 0;[.E6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1506.863" calcext:value-type="float">
            <text:p>1506,863</text:p>
          </table:table-cell>
          <table:table-cell table:formula="of:=IF([.$C70]&lt; [.$C71]; 1; 0)" office:value-type="float" office:value="0" calcext:value-type="float">
            <text:p>0</text:p>
          </table:table-cell>
          <table:table-cell table:formula="of:=IF([.D70]= 0; 0;[.E6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1343.6" calcext:value-type="float">
            <text:p>1343,6</text:p>
          </table:table-cell>
          <table:table-cell table:formula="of:=IF([.$C71]&lt; [.$C72]; 1; 0)" office:value-type="float" office:value="0" calcext:value-type="float">
            <text:p>0</text:p>
          </table:table-cell>
          <table:table-cell table:formula="of:=IF([.D71]= 0; 0;[.E7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1320.563" calcext:value-type="float">
            <text:p>1320,563</text:p>
          </table:table-cell>
          <table:table-cell table:formula="of:=IF([.$C72]&lt; [.$C73]; 1; 0)" office:value-type="float" office:value="0" calcext:value-type="float">
            <text:p>0</text:p>
          </table:table-cell>
          <table:table-cell table:formula="of:=IF([.D72]= 0; 0;[.E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277.138" calcext:value-type="float">
            <text:p>1277,138</text:p>
          </table:table-cell>
          <table:table-cell table:formula="of:=IF([.$C73]&lt; [.$C74]; 1; 0)" office:value-type="float" office:value="1" calcext:value-type="float">
            <text:p>1</text:p>
          </table:table-cell>
          <table:table-cell table:formula="of:=IF([.D73]= 0; 0;[.E7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296.938" calcext:value-type="float">
            <text:p>1296,938</text:p>
          </table:table-cell>
          <table:table-cell table:formula="of:=IF([.$C74]&lt; [.$C75]; 1; 0)" office:value-type="float" office:value="1" calcext:value-type="float">
            <text:p>1</text:p>
          </table:table-cell>
          <table:table-cell table:formula="of:=IF([.D74]= 0; 0;[.E7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376.75" calcext:value-type="float">
            <text:p>1376,75</text:p>
          </table:table-cell>
          <table:table-cell table:formula="of:=IF([.$C75]&lt; [.$C76]; 1; 0)" office:value-type="float" office:value="1" calcext:value-type="float">
            <text:p>1</text:p>
          </table:table-cell>
          <table:table-cell table:formula="of:=IF([.D75]= 0; 0;[.E7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459.925" calcext:value-type="float">
            <text:p>1459,925</text:p>
          </table:table-cell>
          <table:table-cell table:formula="of:=IF([.$C76]&lt; [.$C77]; 1; 0)" office:value-type="float" office:value="1" calcext:value-type="float">
            <text:p>1</text:p>
          </table:table-cell>
          <table:table-cell table:formula="of:=IF([.D76]= 0; 0;[.E7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527.538" calcext:value-type="float">
            <text:p>1527,538</text:p>
          </table:table-cell>
          <table:table-cell table:formula="of:=IF([.$C77]&lt; [.$C78]; 1; 0)" office:value-type="float" office:value="1" calcext:value-type="float">
            <text:p>1</text:p>
          </table:table-cell>
          <table:table-cell table:formula="of:=IF([.D77]= 0; 0;[.E7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1725.063" calcext:value-type="float">
            <text:p>1725,063</text:p>
          </table:table-cell>
          <table:table-cell table:formula="of:=IF([.$C78]&lt; [.$C79]; 1; 0)" office:value-type="float" office:value="1" calcext:value-type="float">
            <text:p>1</text:p>
          </table:table-cell>
          <table:table-cell table:formula="of:=IF([.D78]= 0; 0;[.E7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1804.563" calcext:value-type="float">
            <text:p>1804,563</text:p>
          </table:table-cell>
          <table:table-cell table:formula="of:=IF([.$C79]&lt; [.$C80]; 1; 0)" office:value-type="float" office:value="1" calcext:value-type="float">
            <text:p>1</text:p>
          </table:table-cell>
          <table:table-cell table:formula="of:=IF([.D79]= 0; 0;[.E7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1882.8" calcext:value-type="float">
            <text:p>1882,8</text:p>
          </table:table-cell>
          <table:table-cell table:formula="of:=IF([.$C80]&lt; [.$C81]; 1; 0)" office:value-type="float" office:value="1" calcext:value-type="float">
            <text:p>1</text:p>
          </table:table-cell>
          <table:table-cell table:formula="of:=IF([.D80]= 0; 0;[.E7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1927.5" calcext:value-type="float">
            <text:p>1927,5</text:p>
          </table:table-cell>
          <table:table-cell table:formula="of:=IF([.$C81]&lt; [.$C82]; 1; 0)" office:value-type="float" office:value="0" calcext:value-type="float">
            <text:p>0</text:p>
          </table:table-cell>
          <table:table-cell table:formula="of:=IF([.D81]= 0; 0;[.E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1803.063" calcext:value-type="float">
            <text:p>1803,063</text:p>
          </table:table-cell>
          <table:table-cell table:formula="of:=IF([.$C82]&lt; [.$C83]; 1; 0)" office:value-type="float" office:value="0" calcext:value-type="float">
            <text:p>0</text:p>
          </table:table-cell>
          <table:table-cell table:formula="of:=IF([.D82]= 0; 0;[.E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1611.05" calcext:value-type="float">
            <text:p>1611,05</text:p>
          </table:table-cell>
          <table:table-cell table:formula="of:=IF([.$C83]&lt; [.$C84]; 1; 0)" office:value-type="float" office:value="0" calcext:value-type="float">
            <text:p>0</text:p>
          </table:table-cell>
          <table:table-cell table:formula="of:=IF([.D83]= 0; 0;[.E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1517.413" calcext:value-type="float">
            <text:p>1517,413</text:p>
          </table:table-cell>
          <table:table-cell table:formula="of:=IF([.$C84]&lt; [.$C85]; 1; 0)" office:value-type="float" office:value="0" calcext:value-type="float">
            <text:p>0</text:p>
          </table:table-cell>
          <table:table-cell table:formula="of:=IF([.D84]= 0; 0;[.E8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1464.938" calcext:value-type="float">
            <text:p>1464,938</text:p>
          </table:table-cell>
          <table:table-cell table:formula="of:=IF([.$C85]&lt; [.$C86]; 1; 0)" office:value-type="float" office:value="1" calcext:value-type="float">
            <text:p>1</text:p>
          </table:table-cell>
          <table:table-cell table:formula="of:=IF([.D85]= 0; 0;[.E8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1616.9" calcext:value-type="float">
            <text:p>1616,9</text:p>
          </table:table-cell>
          <table:table-cell table:formula="of:=IF([.$C86]&lt; [.$C87]; 1; 0)" office:value-type="float" office:value="1" calcext:value-type="float">
            <text:p>1</text:p>
          </table:table-cell>
          <table:table-cell table:formula="of:=IF([.D86]= 0; 0;[.E8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1760.988" calcext:value-type="float">
            <text:p>1760,988</text:p>
          </table:table-cell>
          <table:table-cell table:formula="of:=IF([.$C87]&lt; [.$C88]; 1; 0)" office:value-type="float" office:value="1" calcext:value-type="float">
            <text:p>1</text:p>
          </table:table-cell>
          <table:table-cell table:formula="of:=IF([.D87]= 0; 0;[.E8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1910.588" calcext:value-type="float">
            <text:p>1910,588</text:p>
          </table:table-cell>
          <table:table-cell table:formula="of:=IF([.$C88]&lt; [.$C89]; 1; 0)" office:value-type="float" office:value="1" calcext:value-type="float">
            <text:p>1</text:p>
          </table:table-cell>
          <table:table-cell table:formula="of:=IF([.D88]= 0; 0;[.E87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2147.838" calcext:value-type="float">
            <text:p>2147,838</text:p>
          </table:table-cell>
          <table:table-cell table:formula="of:=IF([.$C89]&lt; [.$C90]; 1; 0)" office:value-type="float" office:value="1" calcext:value-type="float">
            <text:p>1</text:p>
          </table:table-cell>
          <table:table-cell table:formula="of:=IF([.D89]= 0; 0;[.E88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table:formula="of:=IF([.$C90]&lt; [.$C91]; 1; 0)" office:value-type="float" office:value="1" calcext:value-type="float">
            <text:p>1</text:p>
          </table:table-cell>
          <table:table-cell table:formula="of:=IF([.D90]= 0; 0;[.E89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2445.225" calcext:value-type="float">
            <text:p>2445,225</text:p>
          </table:table-cell>
          <table:table-cell table:formula="of:=IF([.$C91]&lt; [.$C92]; 1; 0)" office:value-type="float" office:value="1" calcext:value-type="float">
            <text:p>1</text:p>
          </table:table-cell>
          <table:table-cell table:formula="of:=IF([.D91]= 0; 0;[.E90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2756.438" calcext:value-type="float">
            <text:p>2756,438</text:p>
          </table:table-cell>
          <table:table-cell table:formula="of:=IF([.$C92]&lt; [.$C93]; 1; 0)" office:value-type="float" office:value="1" calcext:value-type="float">
            <text:p>1</text:p>
          </table:table-cell>
          <table:table-cell table:formula="of:=IF([.D92]= 0; 0;[.E91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3537.875" calcext:value-type="float">
            <text:p>3537,875</text:p>
          </table:table-cell>
          <table:table-cell table:formula="of:=IF([.$C93]&lt; [.$C94]; 1; 0)" office:value-type="float" office:value="1" calcext:value-type="float">
            <text:p>1</text:p>
          </table:table-cell>
          <table:table-cell table:formula="of:=IF([.D93]= 0; 0;[.E92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4276.85" calcext:value-type="float">
            <text:p>4276,85</text:p>
          </table:table-cell>
          <table:table-cell table:formula="of:=IF([.$C94]&lt; [.$C95]; 1; 0)" office:value-type="float" office:value="1" calcext:value-type="float">
            <text:p>1</text:p>
          </table:table-cell>
          <table:table-cell table:formula="of:=IF([.D94]= 0; 0;[.E93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4835.175" calcext:value-type="float">
            <text:p>4835,175</text:p>
          </table:table-cell>
          <table:table-cell table:formula="of:=IF([.$C95]&lt; [.$C96]; 1; 0)" office:value-type="float" office:value="1" calcext:value-type="float">
            <text:p>1</text:p>
          </table:table-cell>
          <table:table-cell table:formula="of:=IF([.D95]= 0; 0;[.E94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5044.725" calcext:value-type="float">
            <text:p>5044,725</text:p>
          </table:table-cell>
          <table:table-cell table:formula="of:=IF([.$C96]&lt; [.$C97]; 1; 0)" office:value-type="float" office:value="1" calcext:value-type="float">
            <text:p>1</text:p>
          </table:table-cell>
          <table:table-cell table:formula="of:=IF([.D96]= 0; 0;[.E95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5564.675" calcext:value-type="float">
            <text:p>5564,675</text:p>
          </table:table-cell>
          <table:table-cell table:formula="of:=IF([.$C97]&lt; [.$C98]; 1; 0)" office:value-type="float" office:value="1" calcext:value-type="float">
            <text:p>1</text:p>
          </table:table-cell>
          <table:table-cell table:formula="of:=IF([.D97]= 0; 0;[.E96] +1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5803.113" calcext:value-type="float">
            <text:p>5803,113</text:p>
          </table:table-cell>
          <table:table-cell table:formula="of:=IF([.$C98]&lt; [.$C99]; 1; 0)" office:value-type="float" office:value="0" calcext:value-type="float">
            <text:p>0</text:p>
          </table:table-cell>
          <table:table-cell table:formula="of:=IF([.D98]= 0; 0;[.E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5764.275" calcext:value-type="float">
            <text:p>5764,275</text:p>
          </table:table-cell>
          <table:table-cell table:formula="of:=IF([.$C99]&lt; [.$C100]; 1; 0)" office:value-type="float" office:value="0" calcext:value-type="float">
            <text:p>0</text:p>
          </table:table-cell>
          <table:table-cell table:formula="of:=IF([.D99]= 0; 0;[.E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5571.075" calcext:value-type="float">
            <text:p>5571,075</text:p>
          </table:table-cell>
          <table:table-cell table:formula="of:=IF([.$C100]&lt; [.$C101]; 1; 0)" office:value-type="float" office:value="0" calcext:value-type="float">
            <text:p>0</text:p>
          </table:table-cell>
          <table:table-cell table:formula="of:=IF([.D100]= 0; 0;[.E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5487.238" calcext:value-type="float">
            <text:p>5487,238</text:p>
          </table:table-cell>
          <table:table-cell table:formula="of:=IF([.$C101]&lt; [.$C102]; 1; 0)" office:value-type="float" office:value="0" calcext:value-type="float">
            <text:p>0</text:p>
          </table:table-cell>
          <table:table-cell table:formula="of:=IF([.D101]= 0; 0;[.E1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5289.163" calcext:value-type="float">
            <text:p>5289,163</text:p>
          </table:table-cell>
          <table:table-cell table:formula="of:=IF([.$C102]&lt; [.$C103]; 1; 0)" office:value-type="float" office:value="0" calcext:value-type="float">
            <text:p>0</text:p>
          </table:table-cell>
          <table:table-cell table:formula="of:=IF([.D102]= 0; 0;[.E1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4720.975" calcext:value-type="float">
            <text:p>4720,975</text:p>
          </table:table-cell>
          <table:table-cell table:formula="of:=IF([.$C103]&lt; [.$C104]; 1; 0)" office:value-type="float" office:value="0" calcext:value-type="float">
            <text:p>0</text:p>
          </table:table-cell>
          <table:table-cell table:formula="of:=IF([.D103]= 0; 0;[.E1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460.488" calcext:value-type="float">
            <text:p>4460,488</text:p>
          </table:table-cell>
          <table:table-cell table:formula="of:=IF([.$C104]&lt; [.$C105]; 1; 0)" office:value-type="float" office:value="0" calcext:value-type="float">
            <text:p>0</text:p>
          </table:table-cell>
          <table:table-cell table:formula="of:=IF([.D104]= 0; 0;[.E1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4055.725" calcext:value-type="float">
            <text:p>4055,725</text:p>
          </table:table-cell>
          <table:table-cell table:formula="of:=IF([.$C105]&lt; [.$C106]; 1; 0)" office:value-type="float" office:value="0" calcext:value-type="float">
            <text:p>0</text:p>
          </table:table-cell>
          <table:table-cell table:formula="of:=IF([.D105]= 0; 0;[.E1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3390.588" calcext:value-type="float">
            <text:p>3390,588</text:p>
          </table:table-cell>
          <table:table-cell table:formula="of:=IF([.$C106]&lt; [.$C107]; 1; 0)" office:value-type="float" office:value="0" calcext:value-type="float">
            <text:p>0</text:p>
          </table:table-cell>
          <table:table-cell table:formula="of:=IF([.D106]= 0; 0;[.E1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3101.225" calcext:value-type="float">
            <text:p>3101,225</text:p>
          </table:table-cell>
          <table:table-cell table:formula="of:=IF([.$C107]&lt; [.$C108]; 1; 0)" office:value-type="float" office:value="0" calcext:value-type="float">
            <text:p>0</text:p>
          </table:table-cell>
          <table:table-cell table:formula="of:=IF([.D107]= 0; 0;[.E1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2969.063" calcext:value-type="float">
            <text:p>2969,063</text:p>
          </table:table-cell>
          <table:table-cell table:formula="of:=IF([.$C108]&lt; [.$C109]; 1; 0)" office:value-type="float" office:value="1" calcext:value-type="float">
            <text:p>1</text:p>
          </table:table-cell>
          <table:table-cell table:formula="of:=IF([.D108]= 0; 0;[.E10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3016.975" calcext:value-type="float">
            <text:p>3016,975</text:p>
          </table:table-cell>
          <table:table-cell table:formula="of:=IF([.$C109]&lt; [.$C110]; 1; 0)" office:value-type="float" office:value="1" calcext:value-type="float">
            <text:p>1</text:p>
          </table:table-cell>
          <table:table-cell table:formula="of:=IF([.D109]= 0; 0;[.E10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3085.65" calcext:value-type="float">
            <text:p>3085,65</text:p>
          </table:table-cell>
          <table:table-cell table:formula="of:=IF([.$C110]&lt; [.$C111]; 1; 0)" office:value-type="float" office:value="1" calcext:value-type="float">
            <text:p>1</text:p>
          </table:table-cell>
          <table:table-cell table:formula="of:=IF([.D110]= 0; 0;[.E10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3147" calcext:value-type="float">
            <text:p>3147</text:p>
          </table:table-cell>
          <table:table-cell table:formula="of:=IF([.$C111]&lt; [.$C112]; 1; 0)" office:value-type="float" office:value="0" calcext:value-type="float">
            <text:p>0</text:p>
          </table:table-cell>
          <table:table-cell table:formula="of:=IF([.D111]= 0; 0;[.E11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2894.825" calcext:value-type="float">
            <text:p>2894,825</text:p>
          </table:table-cell>
          <table:table-cell table:formula="of:=IF([.$C112]&lt; [.$C113]; 1; 0)" office:value-type="float" office:value="0" calcext:value-type="float">
            <text:p>0</text:p>
          </table:table-cell>
          <table:table-cell table:formula="of:=IF([.D112]= 0; 0;[.E11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2652.625" calcext:value-type="float">
            <text:p>2652,625</text:p>
          </table:table-cell>
          <table:table-cell table:formula="of:=IF([.$C113]&lt; [.$C114]; 1; 0)" office:value-type="float" office:value="1" calcext:value-type="float">
            <text:p>1</text:p>
          </table:table-cell>
          <table:table-cell table:formula="of:=IF([.D113]= 0; 0;[.E11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2686.563" calcext:value-type="float">
            <text:p>2686,563</text:p>
          </table:table-cell>
          <table:table-cell table:formula="of:=IF([.$C114]&lt; [.$C115]; 1; 0)" office:value-type="float" office:value="1" calcext:value-type="float">
            <text:p>1</text:p>
          </table:table-cell>
          <table:table-cell table:formula="of:=IF([.D114]= 0; 0;[.E11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2823.888" calcext:value-type="float">
            <text:p>2823,888</text:p>
          </table:table-cell>
          <table:table-cell table:formula="of:=IF([.$C115]&lt; [.$C116]; 1; 0)" office:value-type="float" office:value="1" calcext:value-type="float">
            <text:p>1</text:p>
          </table:table-cell>
          <table:table-cell table:formula="of:=IF([.D115]= 0; 0;[.E11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3079.1" calcext:value-type="float">
            <text:p>3079,1</text:p>
          </table:table-cell>
          <table:table-cell table:formula="of:=IF([.$C116]&lt; [.$C117]; 1; 0)" office:value-type="float" office:value="1" calcext:value-type="float">
            <text:p>1</text:p>
          </table:table-cell>
          <table:table-cell table:formula="of:=IF([.D116]= 0; 0;[.E11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3840.15" calcext:value-type="float">
            <text:p>3840,15</text:p>
          </table:table-cell>
          <table:table-cell table:formula="of:=IF([.$C117]&lt; [.$C118]; 1; 0)" office:value-type="float" office:value="1" calcext:value-type="float">
            <text:p>1</text:p>
          </table:table-cell>
          <table:table-cell table:formula="of:=IF([.D117]= 0; 0;[.E11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83.038" calcext:value-type="float">
            <text:p>4883,038</text:p>
          </table:table-cell>
          <table:table-cell table:formula="of:=IF([.$C118]&lt; [.$C119]; 1; 0)" office:value-type="float" office:value="1" calcext:value-type="float">
            <text:p>1</text:p>
          </table:table-cell>
          <table:table-cell table:formula="of:=IF([.D118]= 0; 0;[.E11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5978.138" calcext:value-type="float">
            <text:p>5978,138</text:p>
          </table:table-cell>
          <table:table-cell table:formula="of:=IF([.$C119]&lt; [.$C120]; 1; 0)" office:value-type="float" office:value="1" calcext:value-type="float">
            <text:p>1</text:p>
          </table:table-cell>
          <table:table-cell table:formula="of:=IF([.D119]= 0; 0;[.E11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6598.913" calcext:value-type="float">
            <text:p>6598,913</text:p>
          </table:table-cell>
          <table:table-cell table:formula="of:=IF([.$C120]&lt; [.$C121]; 1; 0)" office:value-type="float" office:value="1" calcext:value-type="float">
            <text:p>1</text:p>
          </table:table-cell>
          <table:table-cell table:formula="of:=IF([.D120]= 0; 0;[.E11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6643.113" calcext:value-type="float">
            <text:p>6643,113</text:p>
          </table:table-cell>
          <table:table-cell table:formula="of:=IF([.$C121]&lt; [.$C122]; 1; 0)" office:value-type="float" office:value="0" calcext:value-type="float">
            <text:p>0</text:p>
          </table:table-cell>
          <table:table-cell table:formula="of:=IF([.D121]= 0; 0;[.E1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6379.675" calcext:value-type="float">
            <text:p>6379,675</text:p>
          </table:table-cell>
          <table:table-cell table:formula="of:=IF([.$C122]&lt; [.$C123]; 1; 0)" office:value-type="float" office:value="0" calcext:value-type="float">
            <text:p>0</text:p>
          </table:table-cell>
          <table:table-cell table:formula="of:=IF([.D122]= 0; 0;[.E12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6134.513" calcext:value-type="float">
            <text:p>6134,513</text:p>
          </table:table-cell>
          <table:table-cell table:formula="of:=IF([.$C123]&lt; [.$C124]; 1; 0)" office:value-type="float" office:value="0" calcext:value-type="float">
            <text:p>0</text:p>
          </table:table-cell>
          <table:table-cell table:formula="of:=IF([.D123]= 0; 0;[.E1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5890.1" calcext:value-type="float">
            <text:p>5890,1</text:p>
          </table:table-cell>
          <table:table-cell table:formula="of:=IF([.$C124]&lt; [.$C125]; 1; 0)" office:value-type="float" office:value="0" calcext:value-type="float">
            <text:p>0</text:p>
          </table:table-cell>
          <table:table-cell table:formula="of:=IF([.D124]= 0; 0;[.E1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5587.525" calcext:value-type="float">
            <text:p>5587,525</text:p>
          </table:table-cell>
          <table:table-cell table:formula="of:=IF([.$C125]&lt; [.$C126]; 1; 0)" office:value-type="float" office:value="0" calcext:value-type="float">
            <text:p>0</text:p>
          </table:table-cell>
          <table:table-cell table:formula="of:=IF([.D125]= 0; 0;[.E1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5163.9" calcext:value-type="float">
            <text:p>5163,9</text:p>
          </table:table-cell>
          <table:table-cell table:formula="of:=IF([.$C126]&lt; [.$C127]; 1; 0)" office:value-type="float" office:value="1" calcext:value-type="float">
            <text:p>1</text:p>
          </table:table-cell>
          <table:table-cell table:formula="of:=IF([.D126]= 0; 0;[.E12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5173.388" calcext:value-type="float">
            <text:p>5173,388</text:p>
          </table:table-cell>
          <table:table-cell table:formula="of:=IF([.$C127]&lt; [.$C128]; 1; 0)" office:value-type="float" office:value="0" calcext:value-type="float">
            <text:p>0</text:p>
          </table:table-cell>
          <table:table-cell table:formula="of:=IF([.D127]= 0; 0;[.E1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5060.563" calcext:value-type="float">
            <text:p>5060,563</text:p>
          </table:table-cell>
          <table:table-cell table:formula="of:=IF([.$C128]&lt; [.$C129]; 1; 0)" office:value-type="float" office:value="0" calcext:value-type="float">
            <text:p>0</text:p>
          </table:table-cell>
          <table:table-cell table:formula="of:=IF([.D128]= 0; 0;[.E1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4595.588" calcext:value-type="float">
            <text:p>4595,588</text:p>
          </table:table-cell>
          <table:table-cell table:formula="of:=IF([.$C129]&lt; [.$C130]; 1; 0)" office:value-type="float" office:value="0" calcext:value-type="float">
            <text:p>0</text:p>
          </table:table-cell>
          <table:table-cell table:formula="of:=IF([.D129]= 0; 0;[.E1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4078.088" calcext:value-type="float">
            <text:p>4078,088</text:p>
          </table:table-cell>
          <table:table-cell table:formula="of:=IF([.$C130]&lt; [.$C131]; 1; 0)" office:value-type="float" office:value="0" calcext:value-type="float">
            <text:p>0</text:p>
          </table:table-cell>
          <table:table-cell table:formula="of:=IF([.D130]= 0; 0;[.E1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3480.388" calcext:value-type="float">
            <text:p>3480,388</text:p>
          </table:table-cell>
          <table:table-cell table:formula="of:=IF([.$C131]&lt; [.$C132]; 1; 0)" office:value-type="float" office:value="0" calcext:value-type="float">
            <text:p>0</text:p>
          </table:table-cell>
          <table:table-cell table:formula="of:=IF([.D131]= 0; 0;[.E1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3477.213" calcext:value-type="float">
            <text:p>3477,213</text:p>
          </table:table-cell>
          <table:table-cell table:formula="of:=IF([.$C132]&lt; [.$C133]; 1; 0)" office:value-type="float" office:value="1" calcext:value-type="float">
            <text:p>1</text:p>
          </table:table-cell>
          <table:table-cell table:formula="of:=IF([.D132]= 0; 0;[.E13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3550.938" calcext:value-type="float">
            <text:p>3550,938</text:p>
          </table:table-cell>
          <table:table-cell table:formula="of:=IF([.$C133]&lt; [.$C134]; 1; 0)" office:value-type="float" office:value="1" calcext:value-type="float">
            <text:p>1</text:p>
          </table:table-cell>
          <table:table-cell table:formula="of:=IF([.D133]= 0; 0;[.E132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3686" calcext:value-type="float">
            <text:p>3686</text:p>
          </table:table-cell>
          <table:table-cell table:formula="of:=IF([.$C134]&lt; [.$C135]; 1; 0)" office:value-type="float" office:value="0" calcext:value-type="float">
            <text:p>0</text:p>
          </table:table-cell>
          <table:table-cell table:formula="of:=IF([.D134]= 0; 0;[.E13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3637.75" calcext:value-type="float">
            <text:p>3637,75</text:p>
          </table:table-cell>
          <table:table-cell table:formula="of:=IF([.$C135]&lt; [.$C136]; 1; 0)" office:value-type="float" office:value="0" calcext:value-type="float">
            <text:p>0</text:p>
          </table:table-cell>
          <table:table-cell table:formula="of:=IF([.D135]= 0; 0;[.E13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3250.613" calcext:value-type="float">
            <text:p>3250,613</text:p>
          </table:table-cell>
          <table:table-cell table:formula="of:=IF([.$C136]&lt; [.$C137]; 1; 0)" office:value-type="float" office:value="0" calcext:value-type="float">
            <text:p>0</text:p>
          </table:table-cell>
          <table:table-cell table:formula="of:=IF([.D136]= 0; 0;[.E1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2574.238" calcext:value-type="float">
            <text:p>2574,238</text:p>
          </table:table-cell>
          <table:table-cell table:formula="of:=IF([.$C137]&lt; [.$C138]; 1; 0)" office:value-type="float" office:value="0" calcext:value-type="float">
            <text:p>0</text:p>
          </table:table-cell>
          <table:table-cell table:formula="of:=IF([.D137]= 0; 0;[.E1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1815.1" calcext:value-type="float">
            <text:p>1815,1</text:p>
          </table:table-cell>
          <table:table-cell table:formula="of:=IF([.$C138]&lt; [.$C139]; 1; 0)" office:value-type="float" office:value="0" calcext:value-type="float">
            <text:p>0</text:p>
          </table:table-cell>
          <table:table-cell table:formula="of:=IF([.D138]= 0; 0;[.E1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1170.763" calcext:value-type="float">
            <text:p>1170,763</text:p>
          </table:table-cell>
          <table:table-cell table:formula="of:=IF([.$C139]&lt; [.$C140]; 1; 0)" office:value-type="float" office:value="0" calcext:value-type="float">
            <text:p>0</text:p>
          </table:table-cell>
          <table:table-cell table:formula="of:=IF([.D139]= 0; 0;[.E1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28.338" calcext:value-type="float">
            <text:p>628,338</text:p>
          </table:table-cell>
          <table:table-cell table:formula="of:=IF([.$C140]&lt; [.$C141]; 1; 0)" office:value-type="float" office:value="0" calcext:value-type="float">
            <text:p>0</text:p>
          </table:table-cell>
          <table:table-cell table:formula="of:=IF([.D140]= 0; 0;[.E1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10.488" calcext:value-type="float">
            <text:p>510,488</text:p>
          </table:table-cell>
          <table:table-cell table:formula="of:=IF([.$C141]&lt; [.$C142]; 1; 0)" office:value-type="float" office:value="1" calcext:value-type="float">
            <text:p>1</text:p>
          </table:table-cell>
          <table:table-cell table:formula="of:=IF([.D141]= 0; 0;[.E14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640.725" calcext:value-type="float">
            <text:p>640,725</text:p>
          </table:table-cell>
          <table:table-cell table:formula="of:=IF([.$C142]&lt; [.$C143]; 1; 0)" office:value-type="float" office:value="1" calcext:value-type="float">
            <text:p>1</text:p>
          </table:table-cell>
          <table:table-cell table:formula="of:=IF([.D142]= 0; 0;[.E14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841.475" calcext:value-type="float">
            <text:p>841,475</text:p>
          </table:table-cell>
          <table:table-cell table:formula="of:=IF([.$C143]&lt; [.$C144]; 1; 0)" office:value-type="float" office:value="1" calcext:value-type="float">
            <text:p>1</text:p>
          </table:table-cell>
          <table:table-cell table:formula="of:=IF([.D143]= 0; 0;[.E14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1385.2" calcext:value-type="float">
            <text:p>1385,2</text:p>
          </table:table-cell>
          <table:table-cell table:formula="of:=IF([.$C144]&lt; [.$C145]; 1; 0)" office:value-type="float" office:value="1" calcext:value-type="float">
            <text:p>1</text:p>
          </table:table-cell>
          <table:table-cell table:formula="of:=IF([.D144]= 0; 0;[.E14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2037.313" calcext:value-type="float">
            <text:p>2037,313</text:p>
          </table:table-cell>
          <table:table-cell table:formula="of:=IF([.$C145]&lt; [.$C146]; 1; 0)" office:value-type="float" office:value="1" calcext:value-type="float">
            <text:p>1</text:p>
          </table:table-cell>
          <table:table-cell table:formula="of:=IF([.D145]= 0; 0;[.E14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2619.763" calcext:value-type="float">
            <text:p>2619,763</text:p>
          </table:table-cell>
          <table:table-cell table:formula="of:=IF([.$C146]&lt; [.$C147]; 1; 0)" office:value-type="float" office:value="1" calcext:value-type="float">
            <text:p>1</text:p>
          </table:table-cell>
          <table:table-cell table:formula="of:=IF([.D146]= 0; 0;[.E145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3091.013" calcext:value-type="float">
            <text:p>3091,013</text:p>
          </table:table-cell>
          <table:table-cell table:formula="of:=IF([.$C147]&lt; [.$C148]; 1; 0)" office:value-type="float" office:value="1" calcext:value-type="float">
            <text:p>1</text:p>
          </table:table-cell>
          <table:table-cell table:formula="of:=IF([.D147]= 0; 0;[.E146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3662.388" calcext:value-type="float">
            <text:p>3662,388</text:p>
          </table:table-cell>
          <table:table-cell table:formula="of:=IF([.$C148]&lt; [.$C149]; 1; 0)" office:value-type="float" office:value="1" calcext:value-type="float">
            <text:p>1</text:p>
          </table:table-cell>
          <table:table-cell table:formula="of:=IF([.D148]= 0; 0;[.E147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4079.425" calcext:value-type="float">
            <text:p>4079,425</text:p>
          </table:table-cell>
          <table:table-cell table:formula="of:=IF([.$C149]&lt; [.$C150]; 1; 0)" office:value-type="float" office:value="1" calcext:value-type="float">
            <text:p>1</text:p>
          </table:table-cell>
          <table:table-cell table:formula="of:=IF([.D149]= 0; 0;[.E148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4390.85" calcext:value-type="float">
            <text:p>4390,85</text:p>
          </table:table-cell>
          <table:table-cell table:formula="of:=IF([.$C150]&lt; [.$C151]; 1; 0)" office:value-type="float" office:value="1" calcext:value-type="float">
            <text:p>1</text:p>
          </table:table-cell>
          <table:table-cell table:formula="of:=IF([.D150]= 0; 0;[.E149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4557.613" calcext:value-type="float">
            <text:p>4557,613</text:p>
          </table:table-cell>
          <table:table-cell table:formula="of:=IF([.$C151]&lt; [.$C152]; 1; 0)" office:value-type="float" office:value="1" calcext:value-type="float">
            <text:p>1</text:p>
          </table:table-cell>
          <table:table-cell table:formula="of:=IF([.D151]= 0; 0;[.E150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4803.35" calcext:value-type="float">
            <text:p>4803,35</text:p>
          </table:table-cell>
          <table:table-cell table:formula="of:=IF([.$C152]&lt; [.$C153]; 1; 0)" office:value-type="float" office:value="1" calcext:value-type="float">
            <text:p>1</text:p>
          </table:table-cell>
          <table:table-cell table:formula="of:=IF([.D152]= 0; 0;[.E151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4993.188" calcext:value-type="float">
            <text:p>4993,188</text:p>
          </table:table-cell>
          <table:table-cell table:formula="of:=IF([.$C153]&lt; [.$C154]; 1; 0)" office:value-type="float" office:value="0" calcext:value-type="float">
            <text:p>0</text:p>
          </table:table-cell>
          <table:table-cell table:formula="of:=IF([.D153]= 0; 0;[.E1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4525.813" calcext:value-type="float">
            <text:p>4525,813</text:p>
          </table:table-cell>
          <table:table-cell table:formula="of:=IF([.$C154]&lt; [.$C155]; 1; 0)" office:value-type="float" office:value="0" calcext:value-type="float">
            <text:p>0</text:p>
          </table:table-cell>
          <table:table-cell table:formula="of:=IF([.D154]= 0; 0;[.E1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3707.188" calcext:value-type="float">
            <text:p>3707,188</text:p>
          </table:table-cell>
          <table:table-cell table:formula="of:=IF([.$C155]&lt; [.$C156]; 1; 0)" office:value-type="float" office:value="0" calcext:value-type="float">
            <text:p>0</text:p>
          </table:table-cell>
          <table:table-cell table:formula="of:=IF([.D155]= 0; 0;[.E1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3536.363" calcext:value-type="float">
            <text:p>3536,363</text:p>
          </table:table-cell>
          <table:table-cell table:formula="of:=IF([.$C156]&lt; [.$C157]; 1; 0)" office:value-type="float" office:value="1" calcext:value-type="float">
            <text:p>1</text:p>
          </table:table-cell>
          <table:table-cell table:formula="of:=IF([.D156]= 0; 0;[.E15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3839.425" calcext:value-type="float">
            <text:p>3839,425</text:p>
          </table:table-cell>
          <table:table-cell table:formula="of:=IF([.$C157]&lt; [.$C158]; 1; 0)" office:value-type="float" office:value="1" calcext:value-type="float">
            <text:p>1</text:p>
          </table:table-cell>
          <table:table-cell table:formula="of:=IF([.D157]= 0; 0;[.E15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4186.2" calcext:value-type="float">
            <text:p>4186,2</text:p>
          </table:table-cell>
          <table:table-cell table:formula="of:=IF([.$C158]&lt; [.$C159]; 1; 0)" office:value-type="float" office:value="0" calcext:value-type="float">
            <text:p>0</text:p>
          </table:table-cell>
          <table:table-cell table:formula="of:=IF([.D158]= 0; 0;[.E1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3318.25" calcext:value-type="float">
            <text:p>3318,25</text:p>
          </table:table-cell>
          <table:table-cell table:formula="of:=IF([.$C159]&lt; [.$C160]; 1; 0)" office:value-type="float" office:value="0" calcext:value-type="float">
            <text:p>0</text:p>
          </table:table-cell>
          <table:table-cell table:formula="of:=IF([.D159]= 0; 0;[.E1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2636.888" calcext:value-type="float">
            <text:p>2636,888</text:p>
          </table:table-cell>
          <table:table-cell table:formula="of:=IF([.$C160]&lt; [.$C161]; 1; 0)" office:value-type="float" office:value="0" calcext:value-type="float">
            <text:p>0</text:p>
          </table:table-cell>
          <table:table-cell table:formula="of:=IF([.D160]= 0; 0;[.E15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2253.7" calcext:value-type="float">
            <text:p>2253,7</text:p>
          </table:table-cell>
          <table:table-cell table:formula="of:=IF([.$C161]&lt; [.$C162]; 1; 0)" office:value-type="float" office:value="0" calcext:value-type="float">
            <text:p>0</text:p>
          </table:table-cell>
          <table:table-cell table:formula="of:=IF([.D161]= 0; 0;[.E16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1804.35" calcext:value-type="float">
            <text:p>1804,35</text:p>
          </table:table-cell>
          <table:table-cell table:formula="of:=IF([.$C162]&lt; [.$C163]; 1; 0)" office:value-type="float" office:value="0" calcext:value-type="float">
            <text:p>0</text:p>
          </table:table-cell>
          <table:table-cell table:formula="of:=IF([.D162]= 0; 0;[.E1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1486.475" calcext:value-type="float">
            <text:p>1486,475</text:p>
          </table:table-cell>
          <table:table-cell table:formula="of:=IF([.$C163]&lt; [.$C164]; 1; 0)" office:value-type="float" office:value="0" calcext:value-type="float">
            <text:p>0</text:p>
          </table:table-cell>
          <table:table-cell table:formula="of:=IF([.D163]= 0; 0;[.E16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1384" calcext:value-type="float">
            <text:p>1384</text:p>
          </table:table-cell>
          <table:table-cell table:formula="of:=IF([.$C164]&lt; [.$C165]; 1; 0)" office:value-type="float" office:value="1" calcext:value-type="float">
            <text:p>1</text:p>
          </table:table-cell>
          <table:table-cell table:formula="of:=IF([.D164]= 0; 0;[.E16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1703.15" calcext:value-type="float">
            <text:p>1703,15</text:p>
          </table:table-cell>
          <table:table-cell table:formula="of:=IF([.$C165]&lt; [.$C166]; 1; 0)" office:value-type="float" office:value="1" calcext:value-type="float">
            <text:p>1</text:p>
          </table:table-cell>
          <table:table-cell table:formula="of:=IF([.D165]= 0; 0;[.E16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2095.325" calcext:value-type="float">
            <text:p>2095,325</text:p>
          </table:table-cell>
          <table:table-cell table:formula="of:=IF([.$C166]&lt; [.$C167]; 1; 0)" office:value-type="float" office:value="0" calcext:value-type="float">
            <text:p>0</text:p>
          </table:table-cell>
          <table:table-cell table:formula="of:=IF([.D166]= 0; 0;[.E16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2056.438" calcext:value-type="float">
            <text:p>2056,438</text:p>
          </table:table-cell>
          <table:table-cell table:formula="of:=IF([.$C167]&lt; [.$C168]; 1; 0)" office:value-type="float" office:value="1" calcext:value-type="float">
            <text:p>1</text:p>
          </table:table-cell>
          <table:table-cell table:formula="of:=IF([.D167]= 0; 0;[.E16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193.175" calcext:value-type="float">
            <text:p>2193,175</text:p>
          </table:table-cell>
          <table:table-cell table:formula="of:=IF([.$C168]&lt; [.$C169]; 1; 0)" office:value-type="float" office:value="1" calcext:value-type="float">
            <text:p>1</text:p>
          </table:table-cell>
          <table:table-cell table:formula="of:=IF([.D168]= 0; 0;[.E16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2213.663" calcext:value-type="float">
            <text:p>2213,663</text:p>
          </table:table-cell>
          <table:table-cell table:formula="of:=IF([.$C169]&lt; [.$C170]; 1; 0)" office:value-type="float" office:value="1" calcext:value-type="float">
            <text:p>1</text:p>
          </table:table-cell>
          <table:table-cell table:formula="of:=IF([.D169]= 0; 0;[.E168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2449.738" calcext:value-type="float">
            <text:p>2449,738</text:p>
          </table:table-cell>
          <table:table-cell table:formula="of:=IF([.$C170]&lt; [.$C171]; 1; 0)" office:value-type="float" office:value="1" calcext:value-type="float">
            <text:p>1</text:p>
          </table:table-cell>
          <table:table-cell table:formula="of:=IF([.D170]= 0; 0;[.E169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2901.488" calcext:value-type="float">
            <text:p>2901,488</text:p>
          </table:table-cell>
          <table:table-cell table:formula="of:=IF([.$C171]&lt; [.$C172]; 1; 0)" office:value-type="float" office:value="1" calcext:value-type="float">
            <text:p>1</text:p>
          </table:table-cell>
          <table:table-cell table:formula="of:=IF([.D171]= 0; 0;[.E170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3262.35" calcext:value-type="float">
            <text:p>3262,35</text:p>
          </table:table-cell>
          <table:table-cell table:formula="of:=IF([.$C172]&lt; [.$C173]; 1; 0)" office:value-type="float" office:value="1" calcext:value-type="float">
            <text:p>1</text:p>
          </table:table-cell>
          <table:table-cell table:formula="of:=IF([.D172]= 0; 0;[.E171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3337.75" calcext:value-type="float">
            <text:p>3337,75</text:p>
          </table:table-cell>
          <table:table-cell table:formula="of:=IF([.$C173]&lt; [.$C174]; 1; 0)" office:value-type="float" office:value="1" calcext:value-type="float">
            <text:p>1</text:p>
          </table:table-cell>
          <table:table-cell table:formula="of:=IF([.D173]= 0; 0;[.E172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3526.95" calcext:value-type="float">
            <text:p>3526,95</text:p>
          </table:table-cell>
          <table:table-cell table:formula="of:=IF([.$C174]&lt; [.$C175]; 1; 0)" office:value-type="float" office:value="0" calcext:value-type="float">
            <text:p>0</text:p>
          </table:table-cell>
          <table:table-cell table:formula="of:=IF([.D174]= 0; 0;[.E1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359.088" calcext:value-type="float">
            <text:p>3359,088</text:p>
          </table:table-cell>
          <table:table-cell table:formula="of:=IF([.$C175]&lt; [.$C176]; 1; 0)" office:value-type="float" office:value="0" calcext:value-type="float">
            <text:p>0</text:p>
          </table:table-cell>
          <table:table-cell table:formula="of:=IF([.D175]= 0; 0;[.E1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3238.238" calcext:value-type="float">
            <text:p>3238,238</text:p>
          </table:table-cell>
          <table:table-cell table:formula="of:=IF([.$C176]&lt; [.$C177]; 1; 0)" office:value-type="float" office:value="0" calcext:value-type="float">
            <text:p>0</text:p>
          </table:table-cell>
          <table:table-cell table:formula="of:=IF([.D176]= 0; 0;[.E1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2777.213" calcext:value-type="float">
            <text:p>2777,213</text:p>
          </table:table-cell>
          <table:table-cell table:formula="of:=IF([.$C177]&lt; [.$C178]; 1; 0)" office:value-type="float" office:value="0" calcext:value-type="float">
            <text:p>0</text:p>
          </table:table-cell>
          <table:table-cell table:formula="of:=IF([.D177]= 0; 0;[.E1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2223.138" calcext:value-type="float">
            <text:p>2223,138</text:p>
          </table:table-cell>
          <table:table-cell table:formula="of:=IF([.$C178]&lt; [.$C179]; 1; 0)" office:value-type="float" office:value="0" calcext:value-type="float">
            <text:p>0</text:p>
          </table:table-cell>
          <table:table-cell table:formula="of:=IF([.D178]= 0; 0;[.E1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1588.538" calcext:value-type="float">
            <text:p>1588,538</text:p>
          </table:table-cell>
          <table:table-cell table:formula="of:=IF([.$C179]&lt; [.$C180]; 1; 0)" office:value-type="float" office:value="0" calcext:value-type="float">
            <text:p>0</text:p>
          </table:table-cell>
          <table:table-cell table:formula="of:=IF([.D179]= 0; 0;[.E1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915.988" calcext:value-type="float">
            <text:p>915,988</text:p>
          </table:table-cell>
          <table:table-cell table:formula="of:=IF([.$C180]&lt; [.$C181]; 1; 0)" office:value-type="float" office:value="0" calcext:value-type="float">
            <text:p>0</text:p>
          </table:table-cell>
          <table:table-cell table:formula="of:=IF([.D180]= 0; 0;[.E1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832.625" calcext:value-type="float">
            <text:p>832,625</text:p>
          </table:table-cell>
          <table:table-cell table:formula="of:=IF([.$C181]&lt; [.$C182]; 1; 0)" office:value-type="float" office:value="1" calcext:value-type="float">
            <text:p>1</text:p>
          </table:table-cell>
          <table:table-cell table:formula="of:=IF([.D181]= 0; 0;[.E18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92.85" calcext:value-type="float">
            <text:p>892,85</text:p>
          </table:table-cell>
          <table:table-cell table:formula="of:=IF([.$C182]&lt; [.$C183]; 1; 0)" office:value-type="float" office:value="0" calcext:value-type="float">
            <text:p>0</text:p>
          </table:table-cell>
          <table:table-cell table:formula="of:=IF([.D182]= 0; 0;[.E1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870.738" calcext:value-type="float">
            <text:p>870,738</text:p>
          </table:table-cell>
          <table:table-cell table:formula="of:=IF([.$C183]&lt; [.$C184]; 1; 0)" office:value-type="float" office:value="1" calcext:value-type="float">
            <text:p>1</text:p>
          </table:table-cell>
          <table:table-cell table:formula="of:=IF([.D183]= 0; 0;[.E18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959.05" calcext:value-type="float">
            <text:p>959,05</text:p>
          </table:table-cell>
          <table:table-cell table:formula="of:=IF([.$C184]&lt; [.$C185]; 1; 0)" office:value-type="float" office:value="1" calcext:value-type="float">
            <text:p>1</text:p>
          </table:table-cell>
          <table:table-cell table:formula="of:=IF([.D184]= 0; 0;[.E18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1044.413" calcext:value-type="float">
            <text:p>1044,413</text:p>
          </table:table-cell>
          <table:table-cell table:formula="of:=IF([.$C185]&lt; [.$C186]; 1; 0)" office:value-type="float" office:value="1" calcext:value-type="float">
            <text:p>1</text:p>
          </table:table-cell>
          <table:table-cell table:formula="of:=IF([.D185]= 0; 0;[.E18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1297.075" calcext:value-type="float">
            <text:p>1297,075</text:p>
          </table:table-cell>
          <table:table-cell table:formula="of:=IF([.$C186]&lt; [.$C187]; 1; 0)" office:value-type="float" office:value="1" calcext:value-type="float">
            <text:p>1</text:p>
          </table:table-cell>
          <table:table-cell table:formula="of:=IF([.D186]= 0; 0;[.E18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1413.063" calcext:value-type="float">
            <text:p>1413,063</text:p>
          </table:table-cell>
          <table:table-cell table:formula="of:=IF([.$C187]&lt; [.$C188]; 1; 0)" office:value-type="float" office:value="1" calcext:value-type="float">
            <text:p>1</text:p>
          </table:table-cell>
          <table:table-cell table:formula="of:=IF([.D187]= 0; 0;[.E18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1538.725" calcext:value-type="float">
            <text:p>1538,725</text:p>
          </table:table-cell>
          <table:table-cell table:formula="of:=IF([.$C188]&lt; [.$C189]; 1; 0)" office:value-type="float" office:value="1" calcext:value-type="float">
            <text:p>1</text:p>
          </table:table-cell>
          <table:table-cell table:formula="of:=IF([.D188]= 0; 0;[.E18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1852.038" calcext:value-type="float">
            <text:p>1852,038</text:p>
          </table:table-cell>
          <table:table-cell table:formula="of:=IF([.$C189]&lt; [.$C190]; 1; 0)" office:value-type="float" office:value="1" calcext:value-type="float">
            <text:p>1</text:p>
          </table:table-cell>
          <table:table-cell table:formula="of:=IF([.D189]= 0; 0;[.E18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2617.725" calcext:value-type="float">
            <text:p>2617,725</text:p>
          </table:table-cell>
          <table:table-cell table:formula="of:=IF([.$C190]&lt; [.$C191]; 1; 0)" office:value-type="float" office:value="1" calcext:value-type="float">
            <text:p>1</text:p>
          </table:table-cell>
          <table:table-cell table:formula="of:=IF([.D190]= 0; 0;[.E18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3282.9" calcext:value-type="float">
            <text:p>3282,9</text:p>
          </table:table-cell>
          <table:table-cell table:formula="of:=IF([.$C191]&lt; [.$C192]; 1; 0)" office:value-type="float" office:value="1" calcext:value-type="float">
            <text:p>1</text:p>
          </table:table-cell>
          <table:table-cell table:formula="of:=IF([.D191]= 0; 0;[.E19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3672.3" calcext:value-type="float">
            <text:p>3672,3</text:p>
          </table:table-cell>
          <table:table-cell table:formula="of:=IF([.$C192]&lt; [.$C193]; 1; 0)" office:value-type="float" office:value="1" calcext:value-type="float">
            <text:p>1</text:p>
          </table:table-cell>
          <table:table-cell table:formula="of:=IF([.D192]= 0; 0;[.E191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3816.875" calcext:value-type="float">
            <text:p>3816,875</text:p>
          </table:table-cell>
          <table:table-cell table:formula="of:=IF([.$C193]&lt; [.$C194]; 1; 0)" office:value-type="float" office:value="1" calcext:value-type="float">
            <text:p>1</text:p>
          </table:table-cell>
          <table:table-cell table:formula="of:=IF([.D193]= 0; 0;[.E192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3853.125" calcext:value-type="float">
            <text:p>3853,125</text:p>
          </table:table-cell>
          <table:table-cell table:formula="of:=IF([.$C194]&lt; [.$C195]; 1; 0)" office:value-type="float" office:value="0" calcext:value-type="float">
            <text:p>0</text:p>
          </table:table-cell>
          <table:table-cell table:formula="of:=IF([.D194]= 0; 0;[.E19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3738.325" calcext:value-type="float">
            <text:p>3738,325</text:p>
          </table:table-cell>
          <table:table-cell table:formula="of:=IF([.$C195]&lt; [.$C196]; 1; 0)" office:value-type="float" office:value="0" calcext:value-type="float">
            <text:p>0</text:p>
          </table:table-cell>
          <table:table-cell table:formula="of:=IF([.D195]= 0; 0;[.E1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3232.575" calcext:value-type="float">
            <text:p>3232,575</text:p>
          </table:table-cell>
          <table:table-cell table:formula="of:=IF([.$C196]&lt; [.$C197]; 1; 0)" office:value-type="float" office:value="0" calcext:value-type="float">
            <text:p>0</text:p>
          </table:table-cell>
          <table:table-cell table:formula="of:=IF([.D196]= 0; 0;[.E19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2819.763" calcext:value-type="float">
            <text:p>2819,763</text:p>
          </table:table-cell>
          <table:table-cell table:formula="of:=IF([.$C197]&lt; [.$C198]; 1; 0)" office:value-type="float" office:value="0" calcext:value-type="float">
            <text:p>0</text:p>
          </table:table-cell>
          <table:table-cell table:formula="of:=IF([.D197]= 0; 0;[.E1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2528.313" calcext:value-type="float">
            <text:p>2528,313</text:p>
          </table:table-cell>
          <table:table-cell table:formula="of:=IF([.$C198]&lt; [.$C199]; 1; 0)" office:value-type="float" office:value="0" calcext:value-type="float">
            <text:p>0</text:p>
          </table:table-cell>
          <table:table-cell table:formula="of:=IF([.D198]= 0; 0;[.E1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2277.613" calcext:value-type="float">
            <text:p>2277,613</text:p>
          </table:table-cell>
          <table:table-cell table:formula="of:=IF([.$C199]&lt; [.$C200]; 1; 0)" office:value-type="float" office:value="0" calcext:value-type="float">
            <text:p>0</text:p>
          </table:table-cell>
          <table:table-cell table:formula="of:=IF([.D199]= 0; 0;[.E1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1961.788" calcext:value-type="float">
            <text:p>1961,788</text:p>
          </table:table-cell>
          <table:table-cell table:formula="of:=IF([.$C200]&lt; [.$C201]; 1; 0)" office:value-type="float" office:value="0" calcext:value-type="float">
            <text:p>0</text:p>
          </table:table-cell>
          <table:table-cell table:formula="of:=IF([.D200]= 0; 0;[.E1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1698.275" calcext:value-type="float">
            <text:p>1698,275</text:p>
          </table:table-cell>
          <table:table-cell table:formula="of:=IF([.$C201]&lt; [.$C202]; 1; 0)" office:value-type="float" office:value="0" calcext:value-type="float">
            <text:p>0</text:p>
          </table:table-cell>
          <table:table-cell table:formula="of:=IF([.D201]= 0; 0;[.E2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1245.1" calcext:value-type="float">
            <text:p>1245,1</text:p>
          </table:table-cell>
          <table:table-cell table:formula="of:=IF([.$C202]&lt; [.$C203]; 1; 0)" office:value-type="float" office:value="0" calcext:value-type="float">
            <text:p>0</text:p>
          </table:table-cell>
          <table:table-cell table:formula="of:=IF([.D202]= 0; 0;[.E2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799.863" calcext:value-type="float">
            <text:p>799,863</text:p>
          </table:table-cell>
          <table:table-cell table:formula="of:=IF([.$C203]&lt; [.$C204]; 1; 0)" office:value-type="float" office:value="0" calcext:value-type="float">
            <text:p>0</text:p>
          </table:table-cell>
          <table:table-cell table:formula="of:=IF([.D203]= 0; 0;[.E2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table:formula="of:=IF([.$C204]&lt; [.$C205]; 1; 0)" office:value-type="float" office:value="1" calcext:value-type="float">
            <text:p>1</text:p>
          </table:table-cell>
          <table:table-cell table:formula="of:=IF([.D204]= 0; 0;[.E20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777.7" calcext:value-type="float">
            <text:p>777,7</text:p>
          </table:table-cell>
          <table:table-cell table:formula="of:=IF([.$C205]&lt; [.$C206]; 1; 0)" office:value-type="float" office:value="1" calcext:value-type="float">
            <text:p>1</text:p>
          </table:table-cell>
          <table:table-cell table:formula="of:=IF([.D205]= 0; 0;[.E20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1114.325" calcext:value-type="float">
            <text:p>1114,325</text:p>
          </table:table-cell>
          <table:table-cell table:formula="of:=IF([.$C206]&lt; [.$C207]; 1; 0)" office:value-type="float" office:value="1" calcext:value-type="float">
            <text:p>1</text:p>
          </table:table-cell>
          <table:table-cell table:formula="of:=IF([.D206]= 0; 0;[.E20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1516.713" calcext:value-type="float">
            <text:p>1516,713</text:p>
          </table:table-cell>
          <table:table-cell table:formula="of:=IF([.$C207]&lt; [.$C208]; 1; 0)" office:value-type="float" office:value="1" calcext:value-type="float">
            <text:p>1</text:p>
          </table:table-cell>
          <table:table-cell table:formula="of:=IF([.D207]= 0; 0;[.E206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1790.725" calcext:value-type="float">
            <text:p>1790,725</text:p>
          </table:table-cell>
          <table:table-cell table:formula="of:=IF([.$C208]&lt; [.$C209]; 1; 0)" office:value-type="float" office:value="1" calcext:value-type="float">
            <text:p>1</text:p>
          </table:table-cell>
          <table:table-cell table:formula="of:=IF([.D208]= 0; 0;[.E207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2123.25" calcext:value-type="float">
            <text:p>2123,25</text:p>
          </table:table-cell>
          <table:table-cell table:formula="of:=IF([.$C209]&lt; [.$C210]; 1; 0)" office:value-type="float" office:value="1" calcext:value-type="float">
            <text:p>1</text:p>
          </table:table-cell>
          <table:table-cell table:formula="of:=IF([.D209]= 0; 0;[.E208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2324.563" calcext:value-type="float">
            <text:p>2324,563</text:p>
          </table:table-cell>
          <table:table-cell table:formula="of:=IF([.$C210]&lt; [.$C211]; 1; 0)" office:value-type="float" office:value="1" calcext:value-type="float">
            <text:p>1</text:p>
          </table:table-cell>
          <table:table-cell table:formula="of:=IF([.D210]= 0; 0;[.E209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2379.55" calcext:value-type="float">
            <text:p>2379,55</text:p>
          </table:table-cell>
          <table:table-cell table:formula="of:=IF([.$C211]&lt; [.$C212]; 1; 0)" office:value-type="float" office:value="1" calcext:value-type="float">
            <text:p>1</text:p>
          </table:table-cell>
          <table:table-cell table:formula="of:=IF([.D211]= 0; 0;[.E210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2677.45" calcext:value-type="float">
            <text:p>2677,45</text:p>
          </table:table-cell>
          <table:table-cell table:formula="of:=IF([.$C212]&lt; [.$C213]; 1; 0)" office:value-type="float" office:value="1" calcext:value-type="float">
            <text:p>1</text:p>
          </table:table-cell>
          <table:table-cell table:formula="of:=IF([.D212]= 0; 0;[.E211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3303.875" calcext:value-type="float">
            <text:p>3303,875</text:p>
          </table:table-cell>
          <table:table-cell table:formula="of:=IF([.$C213]&lt; [.$C214]; 1; 0)" office:value-type="float" office:value="1" calcext:value-type="float">
            <text:p>1</text:p>
          </table:table-cell>
          <table:table-cell table:formula="of:=IF([.D213]= 0; 0;[.E212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4048.463" calcext:value-type="float">
            <text:p>4048,463</text:p>
          </table:table-cell>
          <table:table-cell table:formula="of:=IF([.$C214]&lt; [.$C215]; 1; 0)" office:value-type="float" office:value="1" calcext:value-type="float">
            <text:p>1</text:p>
          </table:table-cell>
          <table:table-cell table:formula="of:=IF([.D214]= 0; 0;[.E213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693.838" calcext:value-type="float">
            <text:p>4693,838</text:p>
          </table:table-cell>
          <table:table-cell table:formula="of:=IF([.$C215]&lt; [.$C216]; 1; 0)" office:value-type="float" office:value="1" calcext:value-type="float">
            <text:p>1</text:p>
          </table:table-cell>
          <table:table-cell table:formula="of:=IF([.D215]= 0; 0;[.E214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5564.8" calcext:value-type="float">
            <text:p>5564,8</text:p>
          </table:table-cell>
          <table:table-cell table:formula="of:=IF([.$C216]&lt; [.$C217]; 1; 0)" office:value-type="float" office:value="0" calcext:value-type="float">
            <text:p>0</text:p>
          </table:table-cell>
          <table:table-cell table:formula="of:=IF([.D216]= 0; 0;[.E21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5323.725" calcext:value-type="float">
            <text:p>5323,725</text:p>
          </table:table-cell>
          <table:table-cell table:formula="of:=IF([.$C217]&lt; [.$C218]; 1; 0)" office:value-type="float" office:value="0" calcext:value-type="float">
            <text:p>0</text:p>
          </table:table-cell>
          <table:table-cell table:formula="of:=IF([.D217]= 0; 0;[.E21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4951.875" calcext:value-type="float">
            <text:p>4951,875</text:p>
          </table:table-cell>
          <table:table-cell table:formula="of:=IF([.$C218]&lt; [.$C219]; 1; 0)" office:value-type="float" office:value="0" calcext:value-type="float">
            <text:p>0</text:p>
          </table:table-cell>
          <table:table-cell table:formula="of:=IF([.D218]= 0; 0;[.E2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4908.413" calcext:value-type="float">
            <text:p>4908,413</text:p>
          </table:table-cell>
          <table:table-cell table:formula="of:=IF([.$C219]&lt; [.$C220]; 1; 0)" office:value-type="float" office:value="0" calcext:value-type="float">
            <text:p>0</text:p>
          </table:table-cell>
          <table:table-cell table:formula="of:=IF([.D219]= 0; 0;[.E21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4634.95" calcext:value-type="float">
            <text:p>4634,95</text:p>
          </table:table-cell>
          <table:table-cell table:formula="of:=IF([.$C220]&lt; [.$C221]; 1; 0)" office:value-type="float" office:value="0" calcext:value-type="float">
            <text:p>0</text:p>
          </table:table-cell>
          <table:table-cell table:formula="of:=IF([.D220]= 0; 0;[.E2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4623.113" calcext:value-type="float">
            <text:p>4623,113</text:p>
          </table:table-cell>
          <table:table-cell table:formula="of:=IF([.$C221]&lt; [.$C222]; 1; 0)" office:value-type="float" office:value="0" calcext:value-type="float">
            <text:p>0</text:p>
          </table:table-cell>
          <table:table-cell table:formula="of:=IF([.D221]= 0; 0;[.E2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4552.638" calcext:value-type="float">
            <text:p>4552,638</text:p>
          </table:table-cell>
          <table:table-cell table:formula="of:=IF([.$C222]&lt; [.$C223]; 1; 0)" office:value-type="float" office:value="0" calcext:value-type="float">
            <text:p>0</text:p>
          </table:table-cell>
          <table:table-cell table:formula="of:=IF([.D222]= 0; 0;[.E22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4404.45" calcext:value-type="float">
            <text:p>4404,45</text:p>
          </table:table-cell>
          <table:table-cell table:formula="of:=IF([.$C223]&lt; [.$C224]; 1; 0)" office:value-type="float" office:value="0" calcext:value-type="float">
            <text:p>0</text:p>
          </table:table-cell>
          <table:table-cell table:formula="of:=IF([.D223]= 0; 0;[.E2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126.788" calcext:value-type="float">
            <text:p>4126,788</text:p>
          </table:table-cell>
          <table:table-cell table:formula="of:=IF([.$C224]&lt; [.$C225]; 1; 0)" office:value-type="float" office:value="0" calcext:value-type="float">
            <text:p>0</text:p>
          </table:table-cell>
          <table:table-cell table:formula="of:=IF([.D224]= 0; 0;[.E2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4069.15" calcext:value-type="float">
            <text:p>4069,15</text:p>
          </table:table-cell>
          <table:table-cell table:formula="of:=IF([.$C225]&lt; [.$C226]; 1; 0)" office:value-type="float" office:value="0" calcext:value-type="float">
            <text:p>0</text:p>
          </table:table-cell>
          <table:table-cell table:formula="of:=IF([.D225]= 0; 0;[.E2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3913.025" calcext:value-type="float">
            <text:p>3913,025</text:p>
          </table:table-cell>
          <table:table-cell table:formula="of:=IF([.$C226]&lt; [.$C227]; 1; 0)" office:value-type="float" office:value="0" calcext:value-type="float">
            <text:p>0</text:p>
          </table:table-cell>
          <table:table-cell table:formula="of:=IF([.D226]= 0; 0;[.E2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3838.675" calcext:value-type="float">
            <text:p>3838,675</text:p>
          </table:table-cell>
          <table:table-cell table:formula="of:=IF([.$C227]&lt; [.$C228]; 1; 0)" office:value-type="float" office:value="1" calcext:value-type="float">
            <text:p>1</text:p>
          </table:table-cell>
          <table:table-cell table:formula="of:=IF([.D227]= 0; 0;[.E22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4091.863" calcext:value-type="float">
            <text:p>4091,863</text:p>
          </table:table-cell>
          <table:table-cell table:formula="of:=IF([.$C228]&lt; [.$C229]; 1; 0)" office:value-type="float" office:value="1" calcext:value-type="float">
            <text:p>1</text:p>
          </table:table-cell>
          <table:table-cell table:formula="of:=IF([.D228]= 0; 0;[.E22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4197.125" calcext:value-type="float">
            <text:p>4197,125</text:p>
          </table:table-cell>
          <table:table-cell table:formula="of:=IF([.$C229]&lt; [.$C230]; 1; 0)" office:value-type="float" office:value="0" calcext:value-type="float">
            <text:p>0</text:p>
          </table:table-cell>
          <table:table-cell table:formula="of:=IF([.D229]= 0; 0;[.E2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4160.15" calcext:value-type="float">
            <text:p>4160,15</text:p>
          </table:table-cell>
          <table:table-cell table:formula="of:=IF([.$C230]&lt; [.$C231]; 1; 0)" office:value-type="float" office:value="0" calcext:value-type="float">
            <text:p>0</text:p>
          </table:table-cell>
          <table:table-cell table:formula="of:=IF([.D230]= 0; 0;[.E2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3900.95" calcext:value-type="float">
            <text:p>3900,95</text:p>
          </table:table-cell>
          <table:table-cell table:formula="of:=IF([.$C231]&lt; [.$C232]; 1; 0)" office:value-type="float" office:value="0" calcext:value-type="float">
            <text:p>0</text:p>
          </table:table-cell>
          <table:table-cell table:formula="of:=IF([.D231]= 0; 0;[.E2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3837.425" calcext:value-type="float">
            <text:p>3837,425</text:p>
          </table:table-cell>
          <table:table-cell table:formula="of:=IF([.$C232]&lt; [.$C233]; 1; 0)" office:value-type="float" office:value="0" calcext:value-type="float">
            <text:p>0</text:p>
          </table:table-cell>
          <table:table-cell table:formula="of:=IF([.D232]= 0; 0;[.E23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3739.063" calcext:value-type="float">
            <text:p>3739,063</text:p>
          </table:table-cell>
          <table:table-cell table:formula="of:=IF([.$C233]&lt; [.$C234]; 1; 0)" office:value-type="float" office:value="1" calcext:value-type="float">
            <text:p>1</text:p>
          </table:table-cell>
          <table:table-cell table:formula="of:=IF([.D233]= 0; 0;[.E23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3906.175" calcext:value-type="float">
            <text:p>3906,175</text:p>
          </table:table-cell>
          <table:table-cell table:formula="of:=IF([.$C234]&lt; [.$C235]; 1; 0)" office:value-type="float" office:value="1" calcext:value-type="float">
            <text:p>1</text:p>
          </table:table-cell>
          <table:table-cell table:formula="of:=IF([.D234]= 0; 0;[.E23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3960.763" calcext:value-type="float">
            <text:p>3960,763</text:p>
          </table:table-cell>
          <table:table-cell table:formula="of:=IF([.$C235]&lt; [.$C236]; 1; 0)" office:value-type="float" office:value="0" calcext:value-type="float">
            <text:p>0</text:p>
          </table:table-cell>
          <table:table-cell table:formula="of:=IF([.D235]= 0; 0;[.E23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3623.425" calcext:value-type="float">
            <text:p>3623,425</text:p>
          </table:table-cell>
          <table:table-cell table:formula="of:=IF([.$C236]&lt; [.$C237]; 1; 0)" office:value-type="float" office:value="0" calcext:value-type="float">
            <text:p>0</text:p>
          </table:table-cell>
          <table:table-cell table:formula="of:=IF([.D236]= 0; 0;[.E2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3358" calcext:value-type="float">
            <text:p>3358</text:p>
          </table:table-cell>
          <table:table-cell table:formula="of:=IF([.$C237]&lt; [.$C238]; 1; 0)" office:value-type="float" office:value="0" calcext:value-type="float">
            <text:p>0</text:p>
          </table:table-cell>
          <table:table-cell table:formula="of:=IF([.D237]= 0; 0;[.E2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2812.463" calcext:value-type="float">
            <text:p>2812,463</text:p>
          </table:table-cell>
          <table:table-cell table:formula="of:=IF([.$C238]&lt; [.$C239]; 1; 0)" office:value-type="float" office:value="0" calcext:value-type="float">
            <text:p>0</text:p>
          </table:table-cell>
          <table:table-cell table:formula="of:=IF([.D238]= 0; 0;[.E2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2481.488" calcext:value-type="float">
            <text:p>2481,488</text:p>
          </table:table-cell>
          <table:table-cell table:formula="of:=IF([.$C239]&lt; [.$C240]; 1; 0)" office:value-type="float" office:value="0" calcext:value-type="float">
            <text:p>0</text:p>
          </table:table-cell>
          <table:table-cell table:formula="of:=IF([.D239]= 0; 0;[.E2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2211.875" calcext:value-type="float">
            <text:p>2211,875</text:p>
          </table:table-cell>
          <table:table-cell table:formula="of:=IF([.$C240]&lt; [.$C241]; 1; 0)" office:value-type="float" office:value="0" calcext:value-type="float">
            <text:p>0</text:p>
          </table:table-cell>
          <table:table-cell table:formula="of:=IF([.D240]= 0; 0;[.E2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934.45" calcext:value-type="float">
            <text:p>1934,45</text:p>
          </table:table-cell>
          <table:table-cell table:formula="of:=IF([.$C241]&lt; [.$C242]; 1; 0)" office:value-type="float" office:value="0" calcext:value-type="float">
            <text:p>0</text:p>
          </table:table-cell>
          <table:table-cell table:formula="of:=IF([.D241]= 0; 0;[.E2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638.913" calcext:value-type="float">
            <text:p>1638,913</text:p>
          </table:table-cell>
          <table:table-cell table:formula="of:=IF([.$C242]&lt; [.$C243]; 1; 0)" office:value-type="float" office:value="0" calcext:value-type="float">
            <text:p>0</text:p>
          </table:table-cell>
          <table:table-cell table:formula="of:=IF([.D242]= 0; 0;[.E2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527.213" calcext:value-type="float">
            <text:p>1527,213</text:p>
          </table:table-cell>
          <table:table-cell table:formula="of:=IF([.$C243]&lt; [.$C244]; 1; 0)" office:value-type="float" office:value="1" calcext:value-type="float">
            <text:p>1</text:p>
          </table:table-cell>
          <table:table-cell table:formula="of:=IF([.D243]= 0; 0;[.E24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750.738" calcext:value-type="float">
            <text:p>1750,738</text:p>
          </table:table-cell>
          <table:table-cell table:formula="of:=IF([.$C244]&lt; [.$C245]; 1; 0)" office:value-type="float" office:value="1" calcext:value-type="float">
            <text:p>1</text:p>
          </table:table-cell>
          <table:table-cell table:formula="of:=IF([.D244]= 0; 0;[.E24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987.775" calcext:value-type="float">
            <text:p>1987,775</text:p>
          </table:table-cell>
          <table:table-cell table:formula="of:=IF([.$C245]&lt; [.$C246]; 1; 0)" office:value-type="float" office:value="1" calcext:value-type="float">
            <text:p>1</text:p>
          </table:table-cell>
          <table:table-cell table:formula="of:=IF([.D245]= 0; 0;[.E24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2160.15" calcext:value-type="float">
            <text:p>2160,15</text:p>
          </table:table-cell>
          <table:table-cell table:formula="of:=IF([.$C246]&lt; [.$C247]; 1; 0)" office:value-type="float" office:value="1" calcext:value-type="float">
            <text:p>1</text:p>
          </table:table-cell>
          <table:table-cell table:formula="of:=IF([.D246]= 0; 0;[.E24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2402.913" calcext:value-type="float">
            <text:p>2402,913</text:p>
          </table:table-cell>
          <table:table-cell table:formula="of:=IF([.$C247]&lt; [.$C248]; 1; 0)" office:value-type="float" office:value="1" calcext:value-type="float">
            <text:p>1</text:p>
          </table:table-cell>
          <table:table-cell table:formula="of:=IF([.D247]= 0; 0;[.E24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2549.588" calcext:value-type="float">
            <text:p>2549,588</text:p>
          </table:table-cell>
          <table:table-cell table:formula="of:=IF([.$C248]&lt; [.$C249]; 1; 0)" office:value-type="float" office:value="0" calcext:value-type="float">
            <text:p>0</text:p>
          </table:table-cell>
          <table:table-cell table:formula="of:=IF([.D248]= 0; 0;[.E24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2267.688" calcext:value-type="float">
            <text:p>2267,688</text:p>
          </table:table-cell>
          <table:table-cell table:formula="of:=IF([.$C249]&lt; [.$C250]; 1; 0)" office:value-type="float" office:value="0" calcext:value-type="float">
            <text:p>0</text:p>
          </table:table-cell>
          <table:table-cell table:formula="of:=IF([.D249]= 0; 0;[.E2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1581.6" calcext:value-type="float">
            <text:p>1581,6</text:p>
          </table:table-cell>
          <table:table-cell table:formula="of:=IF([.$C250]&lt; [.$C251]; 1; 0)" office:value-type="float" office:value="1" calcext:value-type="float">
            <text:p>1</text:p>
          </table:table-cell>
          <table:table-cell table:formula="of:=IF([.D250]= 0; 0;[.E249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1755.35" calcext:value-type="float">
            <text:p>1755,35</text:p>
          </table:table-cell>
          <table:table-cell table:formula="of:=IF([.$C251]&lt; [.$C252]; 1; 0)" office:value-type="float" office:value="1" calcext:value-type="float">
            <text:p>1</text:p>
          </table:table-cell>
          <table:table-cell table:formula="of:=IF([.D251]= 0; 0;[.E250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2822.663" calcext:value-type="float">
            <text:p>2822,663</text:p>
          </table:table-cell>
          <table:table-cell table:formula="of:=IF([.$C252]&lt; [.$C253]; 1; 0)" office:value-type="float" office:value="1" calcext:value-type="float">
            <text:p>1</text:p>
          </table:table-cell>
          <table:table-cell table:formula="of:=IF([.D252]= 0; 0;[.E251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3507.388" calcext:value-type="float">
            <text:p>3507,388</text:p>
          </table:table-cell>
          <table:table-cell table:formula="of:=IF([.$C253]&lt; [.$C254]; 1; 0)" office:value-type="float" office:value="1" calcext:value-type="float">
            <text:p>1</text:p>
          </table:table-cell>
          <table:table-cell table:formula="of:=IF([.D253]= 0; 0;[.E252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3629.288" calcext:value-type="float">
            <text:p>3629,288</text:p>
          </table:table-cell>
          <table:table-cell table:formula="of:=IF([.$C254]&lt; [.$C255]; 1; 0)" office:value-type="float" office:value="0" calcext:value-type="float">
            <text:p>0</text:p>
          </table:table-cell>
          <table:table-cell table:formula="of:=IF([.D254]= 0; 0;[.E2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3533.575" calcext:value-type="float">
            <text:p>3533,575</text:p>
          </table:table-cell>
          <table:table-cell table:formula="of:=IF([.$C255]&lt; [.$C256]; 1; 0)" office:value-type="float" office:value="0" calcext:value-type="float">
            <text:p>0</text:p>
          </table:table-cell>
          <table:table-cell table:formula="of:=IF([.D255]= 0; 0;[.E2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3454.413" calcext:value-type="float">
            <text:p>3454,413</text:p>
          </table:table-cell>
          <table:table-cell table:formula="of:=IF([.$C256]&lt; [.$C257]; 1; 0)" office:value-type="float" office:value="1" calcext:value-type="float">
            <text:p>1</text:p>
          </table:table-cell>
          <table:table-cell table:formula="of:=IF([.D256]= 0; 0;[.E25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3591.613" calcext:value-type="float">
            <text:p>3591,613</text:p>
          </table:table-cell>
          <table:table-cell table:formula="of:=IF([.$C257]&lt; [.$C258]; 1; 0)" office:value-type="float" office:value="0" calcext:value-type="float">
            <text:p>0</text:p>
          </table:table-cell>
          <table:table-cell table:formula="of:=IF([.D257]= 0; 0;[.E2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3269.375" calcext:value-type="float">
            <text:p>3269,375</text:p>
          </table:table-cell>
          <table:table-cell table:formula="of:=IF([.$C258]&lt; [.$C259]; 1; 0)" office:value-type="float" office:value="0" calcext:value-type="float">
            <text:p>0</text:p>
          </table:table-cell>
          <table:table-cell table:formula="of:=IF([.D258]= 0; 0;[.E2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2779.725" calcext:value-type="float">
            <text:p>2779,725</text:p>
          </table:table-cell>
          <table:table-cell table:formula="of:=IF([.$C259]&lt; [.$C260]; 1; 0)" office:value-type="float" office:value="0" calcext:value-type="float">
            <text:p>0</text:p>
          </table:table-cell>
          <table:table-cell table:formula="of:=IF([.D259]= 0; 0;[.E2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2522.763" calcext:value-type="float">
            <text:p>2522,763</text:p>
          </table:table-cell>
          <table:table-cell table:formula="of:=IF([.$C260]&lt; [.$C261]; 1; 0)" office:value-type="float" office:value="1" calcext:value-type="float">
            <text:p>1</text:p>
          </table:table-cell>
          <table:table-cell table:formula="of:=IF([.D260]= 0; 0;[.E259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2597.725" calcext:value-type="float">
            <text:p>2597,725</text:p>
          </table:table-cell>
          <table:table-cell table:formula="of:=IF([.$C261]&lt; [.$C262]; 1; 0)" office:value-type="float" office:value="1" calcext:value-type="float">
            <text:p>1</text:p>
          </table:table-cell>
          <table:table-cell table:formula="of:=IF([.D261]= 0; 0;[.E260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2912.288" calcext:value-type="float">
            <text:p>2912,288</text:p>
          </table:table-cell>
          <table:table-cell table:formula="of:=IF([.$C262]&lt; [.$C263]; 1; 0)" office:value-type="float" office:value="0" calcext:value-type="float">
            <text:p>0</text:p>
          </table:table-cell>
          <table:table-cell table:formula="of:=IF([.D262]= 0; 0;[.E2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2870.375" calcext:value-type="float">
            <text:p>2870,375</text:p>
          </table:table-cell>
          <table:table-cell table:formula="of:=IF([.$C263]&lt; [.$C264]; 1; 0)" office:value-type="float" office:value="0" calcext:value-type="float">
            <text:p>0</text:p>
          </table:table-cell>
          <table:table-cell table:formula="of:=IF([.D263]= 0; 0;[.E26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862.613" calcext:value-type="float">
            <text:p>2862,613</text:p>
          </table:table-cell>
          <table:table-cell table:formula="of:=IF([.$C264]&lt; [.$C265]; 1; 0)" office:value-type="float" office:value="1" calcext:value-type="float">
            <text:p>1</text:p>
          </table:table-cell>
          <table:table-cell table:formula="of:=IF([.D264]= 0; 0;[.E26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3080.863" calcext:value-type="float">
            <text:p>3080,863</text:p>
          </table:table-cell>
          <table:table-cell table:formula="of:=IF([.$C265]&lt; [.$C266]; 1; 0)" office:value-type="float" office:value="1" calcext:value-type="float">
            <text:p>1</text:p>
          </table:table-cell>
          <table:table-cell table:formula="of:=IF([.D265]= 0; 0;[.E26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3101.038" calcext:value-type="float">
            <text:p>3101,038</text:p>
          </table:table-cell>
          <table:table-cell table:formula="of:=IF([.$C266]&lt; [.$C267]; 1; 0)" office:value-type="float" office:value="1" calcext:value-type="float">
            <text:p>1</text:p>
          </table:table-cell>
          <table:table-cell table:formula="of:=IF([.D266]= 0; 0;[.E26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3173.838" calcext:value-type="float">
            <text:p>3173,838</text:p>
          </table:table-cell>
          <table:table-cell table:formula="of:=IF([.$C267]&lt; [.$C268]; 1; 0)" office:value-type="float" office:value="0" calcext:value-type="float">
            <text:p>0</text:p>
          </table:table-cell>
          <table:table-cell table:formula="of:=IF([.D267]= 0; 0;[.E26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3074.85" calcext:value-type="float">
            <text:p>3074,85</text:p>
          </table:table-cell>
          <table:table-cell table:formula="of:=IF([.$C268]&lt; [.$C269]; 1; 0)" office:value-type="float" office:value="0" calcext:value-type="float">
            <text:p>0</text:p>
          </table:table-cell>
          <table:table-cell table:formula="of:=IF([.D268]= 0; 0;[.E26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2967.7" calcext:value-type="float">
            <text:p>2967,7</text:p>
          </table:table-cell>
          <table:table-cell table:formula="of:=IF([.$C269]&lt; [.$C270]; 1; 0)" office:value-type="float" office:value="0" calcext:value-type="float">
            <text:p>0</text:p>
          </table:table-cell>
          <table:table-cell table:formula="of:=IF([.D269]= 0; 0;[.E26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2681.775" calcext:value-type="float">
            <text:p>2681,775</text:p>
          </table:table-cell>
          <table:table-cell table:formula="of:=IF([.$C270]&lt; [.$C271]; 1; 0)" office:value-type="float" office:value="0" calcext:value-type="float">
            <text:p>0</text:p>
          </table:table-cell>
          <table:table-cell table:formula="of:=IF([.D270]= 0; 0;[.E26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2472.538" calcext:value-type="float">
            <text:p>2472,538</text:p>
          </table:table-cell>
          <table:table-cell table:formula="of:=IF([.$C271]&lt; [.$C272]; 1; 0)" office:value-type="float" office:value="0" calcext:value-type="float">
            <text:p>0</text:p>
          </table:table-cell>
          <table:table-cell table:formula="of:=IF([.D271]= 0; 0;[.E27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2407.938" calcext:value-type="float">
            <text:p>2407,938</text:p>
          </table:table-cell>
          <table:table-cell table:formula="of:=IF([.$C272]&lt; [.$C273]; 1; 0)" office:value-type="float" office:value="0" calcext:value-type="float">
            <text:p>0</text:p>
          </table:table-cell>
          <table:table-cell table:formula="of:=IF([.D272]= 0; 0;[.E2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2295.838" calcext:value-type="float">
            <text:p>2295,838</text:p>
          </table:table-cell>
          <table:table-cell table:formula="of:=IF([.$C273]&lt; [.$C274]; 1; 0)" office:value-type="float" office:value="0" calcext:value-type="float">
            <text:p>0</text:p>
          </table:table-cell>
          <table:table-cell table:formula="of:=IF([.D273]= 0; 0;[.E2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1778.85" calcext:value-type="float">
            <text:p>1778,85</text:p>
          </table:table-cell>
          <table:table-cell table:formula="of:=IF([.$C274]&lt; [.$C275]; 1; 0)" office:value-type="float" office:value="0" calcext:value-type="float">
            <text:p>0</text:p>
          </table:table-cell>
          <table:table-cell table:formula="of:=IF([.D274]= 0; 0;[.E2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1540.313" calcext:value-type="float">
            <text:p>1540,313</text:p>
          </table:table-cell>
          <table:table-cell table:formula="of:=IF([.$C275]&lt; [.$C276]; 1; 0)" office:value-type="float" office:value="1" calcext:value-type="float">
            <text:p>1</text:p>
          </table:table-cell>
          <table:table-cell table:formula="of:=IF([.D275]= 0; 0;[.E27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1619.088" calcext:value-type="float">
            <text:p>1619,088</text:p>
          </table:table-cell>
          <table:table-cell table:formula="of:=IF([.$C276]&lt; [.$C277]; 1; 0)" office:value-type="float" office:value="1" calcext:value-type="float">
            <text:p>1</text:p>
          </table:table-cell>
          <table:table-cell table:formula="of:=IF([.D276]= 0; 0;[.E27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2047.963" calcext:value-type="float">
            <text:p>2047,963</text:p>
          </table:table-cell>
          <table:table-cell table:formula="of:=IF([.$C277]&lt; [.$C278]; 1; 0)" office:value-type="float" office:value="1" calcext:value-type="float">
            <text:p>1</text:p>
          </table:table-cell>
          <table:table-cell table:formula="of:=IF([.D277]= 0; 0;[.E27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2346.55" calcext:value-type="float">
            <text:p>2346,55</text:p>
          </table:table-cell>
          <table:table-cell table:formula="of:=IF([.$C278]&lt; [.$C279]; 1; 0)" office:value-type="float" office:value="1" calcext:value-type="float">
            <text:p>1</text:p>
          </table:table-cell>
          <table:table-cell table:formula="of:=IF([.D278]= 0; 0;[.E277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2456.475" calcext:value-type="float">
            <text:p>2456,475</text:p>
          </table:table-cell>
          <table:table-cell table:formula="of:=IF([.$C279]&lt; [.$C280]; 1; 0)" office:value-type="float" office:value="1" calcext:value-type="float">
            <text:p>1</text:p>
          </table:table-cell>
          <table:table-cell table:formula="of:=IF([.D279]= 0; 0;[.E278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2641.05" calcext:value-type="float">
            <text:p>2641,05</text:p>
          </table:table-cell>
          <table:table-cell table:formula="of:=IF([.$C280]&lt; [.$C281]; 1; 0)" office:value-type="float" office:value="0" calcext:value-type="float">
            <text:p>0</text:p>
          </table:table-cell>
          <table:table-cell table:formula="of:=IF([.D280]= 0; 0;[.E2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2535.7" calcext:value-type="float">
            <text:p>2535,7</text:p>
          </table:table-cell>
          <table:table-cell table:formula="of:=IF([.$C281]&lt; [.$C282]; 1; 0)" office:value-type="float" office:value="0" calcext:value-type="float">
            <text:p>0</text:p>
          </table:table-cell>
          <table:table-cell table:formula="of:=IF([.D281]= 0; 0;[.E2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2506.425" calcext:value-type="float">
            <text:p>2506,425</text:p>
          </table:table-cell>
          <table:table-cell table:formula="of:=IF([.$C282]&lt; [.$C283]; 1; 0)" office:value-type="float" office:value="0" calcext:value-type="float">
            <text:p>0</text:p>
          </table:table-cell>
          <table:table-cell table:formula="of:=IF([.D282]= 0; 0;[.E2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2113.763" calcext:value-type="float">
            <text:p>2113,763</text:p>
          </table:table-cell>
          <table:table-cell table:formula="of:=IF([.$C283]&lt; [.$C284]; 1; 0)" office:value-type="float" office:value="0" calcext:value-type="float">
            <text:p>0</text:p>
          </table:table-cell>
          <table:table-cell table:formula="of:=IF([.D283]= 0; 0;[.E2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1639.45" calcext:value-type="float">
            <text:p>1639,45</text:p>
          </table:table-cell>
          <table:table-cell table:formula="of:=IF([.$C284]&lt; [.$C285]; 1; 0)" office:value-type="float" office:value="1" calcext:value-type="float">
            <text:p>1</text:p>
          </table:table-cell>
          <table:table-cell table:formula="of:=IF([.D284]= 0; 0;[.E28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1887.063" calcext:value-type="float">
            <text:p>1887,063</text:p>
          </table:table-cell>
          <table:table-cell table:formula="of:=IF([.$C285]&lt; [.$C286]; 1; 0)" office:value-type="float" office:value="1" calcext:value-type="float">
            <text:p>1</text:p>
          </table:table-cell>
          <table:table-cell table:formula="of:=IF([.D285]= 0; 0;[.E28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2483.013" calcext:value-type="float">
            <text:p>2483,013</text:p>
          </table:table-cell>
          <table:table-cell table:formula="of:=IF([.$C286]&lt; [.$C287]; 1; 0)" office:value-type="float" office:value="1" calcext:value-type="float">
            <text:p>1</text:p>
          </table:table-cell>
          <table:table-cell table:formula="of:=IF([.D286]= 0; 0;[.E28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3017.25" calcext:value-type="float">
            <text:p>3017,25</text:p>
          </table:table-cell>
          <table:table-cell table:formula="of:=IF([.$C287]&lt; [.$C288]; 1; 0)" office:value-type="float" office:value="1" calcext:value-type="float">
            <text:p>1</text:p>
          </table:table-cell>
          <table:table-cell table:formula="of:=IF([.D287]= 0; 0;[.E286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3583.213" calcext:value-type="float">
            <text:p>3583,213</text:p>
          </table:table-cell>
          <table:table-cell table:formula="of:=IF([.$C288]&lt; [.$C289]; 1; 0)" office:value-type="float" office:value="1" calcext:value-type="float">
            <text:p>1</text:p>
          </table:table-cell>
          <table:table-cell table:formula="of:=IF([.D288]= 0; 0;[.E287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4276.1" calcext:value-type="float">
            <text:p>4276,1</text:p>
          </table:table-cell>
          <table:table-cell table:formula="of:=IF([.$C289]&lt; [.$C290]; 1; 0)" office:value-type="float" office:value="1" calcext:value-type="float">
            <text:p>1</text:p>
          </table:table-cell>
          <table:table-cell table:formula="of:=IF([.D289]= 0; 0;[.E288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4388.313" calcext:value-type="float">
            <text:p>4388,313</text:p>
          </table:table-cell>
          <table:table-cell table:formula="of:=IF([.$C290]&lt; [.$C291]; 1; 0)" office:value-type="float" office:value="0" calcext:value-type="float">
            <text:p>0</text:p>
          </table:table-cell>
          <table:table-cell table:formula="of:=IF([.D290]= 0; 0;[.E28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4199.513" calcext:value-type="float">
            <text:p>4199,513</text:p>
          </table:table-cell>
          <table:table-cell table:formula="of:=IF([.$C291]&lt; [.$C292]; 1; 0)" office:value-type="float" office:value="0" calcext:value-type="float">
            <text:p>0</text:p>
          </table:table-cell>
          <table:table-cell table:formula="of:=IF([.D291]= 0; 0;[.E29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4164.538" calcext:value-type="float">
            <text:p>4164,538</text:p>
          </table:table-cell>
          <table:table-cell table:formula="of:=IF([.$C292]&lt; [.$C293]; 1; 0)" office:value-type="float" office:value="0" calcext:value-type="float">
            <text:p>0</text:p>
          </table:table-cell>
          <table:table-cell table:formula="of:=IF([.D292]= 0; 0;[.E29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3954.775" calcext:value-type="float">
            <text:p>3954,775</text:p>
          </table:table-cell>
          <table:table-cell table:formula="of:=IF([.$C293]&lt; [.$C294]; 1; 0)" office:value-type="float" office:value="0" calcext:value-type="float">
            <text:p>0</text:p>
          </table:table-cell>
          <table:table-cell table:formula="of:=IF([.D293]= 0; 0;[.E29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3833.325" calcext:value-type="float">
            <text:p>3833,325</text:p>
          </table:table-cell>
          <table:table-cell table:formula="of:=IF([.$C294]&lt; [.$C295]; 1; 0)" office:value-type="float" office:value="0" calcext:value-type="float">
            <text:p>0</text:p>
          </table:table-cell>
          <table:table-cell table:formula="of:=IF([.D294]= 0; 0;[.E29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715.175" calcext:value-type="float">
            <text:p>3715,175</text:p>
          </table:table-cell>
          <table:table-cell table:formula="of:=IF([.$C295]&lt; [.$C296]; 1; 0)" office:value-type="float" office:value="0" calcext:value-type="float">
            <text:p>0</text:p>
          </table:table-cell>
          <table:table-cell table:formula="of:=IF([.D295]= 0; 0;[.E2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3703.163" calcext:value-type="float">
            <text:p>3703,163</text:p>
          </table:table-cell>
          <table:table-cell table:formula="of:=IF([.$C296]&lt; [.$C297]; 1; 0)" office:value-type="float" office:value="0" calcext:value-type="float">
            <text:p>0</text:p>
          </table:table-cell>
          <table:table-cell table:formula="of:=IF([.D296]= 0; 0;[.E29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3279.1" calcext:value-type="float">
            <text:p>3279,1</text:p>
          </table:table-cell>
          <table:table-cell table:formula="of:=IF([.$C297]&lt; [.$C298]; 1; 0)" office:value-type="float" office:value="0" calcext:value-type="float">
            <text:p>0</text:p>
          </table:table-cell>
          <table:table-cell table:formula="of:=IF([.D297]= 0; 0;[.E2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3139.8" calcext:value-type="float">
            <text:p>3139,8</text:p>
          </table:table-cell>
          <table:table-cell table:formula="of:=IF([.$C298]&lt; [.$C299]; 1; 0)" office:value-type="float" office:value="1" calcext:value-type="float">
            <text:p>1</text:p>
          </table:table-cell>
          <table:table-cell table:formula="of:=IF([.D298]= 0; 0;[.E29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3365.225" calcext:value-type="float">
            <text:p>3365,225</text:p>
          </table:table-cell>
          <table:table-cell table:formula="of:=IF([.$C299]&lt; [.$C300]; 1; 0)" office:value-type="float" office:value="1" calcext:value-type="float">
            <text:p>1</text:p>
          </table:table-cell>
          <table:table-cell table:formula="of:=IF([.D299]= 0; 0;[.E29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3626.238" calcext:value-type="float">
            <text:p>3626,238</text:p>
          </table:table-cell>
          <table:table-cell table:formula="of:=IF([.$C300]&lt; [.$C301]; 1; 0)" office:value-type="float" office:value="1" calcext:value-type="float">
            <text:p>1</text:p>
          </table:table-cell>
          <table:table-cell table:formula="of:=IF([.D300]= 0; 0;[.E29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3878.963" calcext:value-type="float">
            <text:p>3878,963</text:p>
          </table:table-cell>
          <table:table-cell table:formula="of:=IF([.$C301]&lt; [.$C302]; 1; 0)" office:value-type="float" office:value="1" calcext:value-type="float">
            <text:p>1</text:p>
          </table:table-cell>
          <table:table-cell table:formula="of:=IF([.D301]= 0; 0;[.E300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4186.288" calcext:value-type="float">
            <text:p>4186,288</text:p>
          </table:table-cell>
          <table:table-cell table:formula="of:=IF([.$C302]&lt; [.$C303]; 1; 0)" office:value-type="float" office:value="1" calcext:value-type="float">
            <text:p>1</text:p>
          </table:table-cell>
          <table:table-cell table:formula="of:=IF([.D302]= 0; 0;[.E301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4575.263" calcext:value-type="float">
            <text:p>4575,263</text:p>
          </table:table-cell>
          <table:table-cell table:formula="of:=IF([.$C303]&lt; [.$C304]; 1; 0)" office:value-type="float" office:value="1" calcext:value-type="float">
            <text:p>1</text:p>
          </table:table-cell>
          <table:table-cell table:formula="of:=IF([.D303]= 0; 0;[.E302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4728.138" calcext:value-type="float">
            <text:p>4728,138</text:p>
          </table:table-cell>
          <table:table-cell table:formula="of:=IF([.$C304]&lt; [.$C305]; 1; 0)" office:value-type="float" office:value="0" calcext:value-type="float">
            <text:p>0</text:p>
          </table:table-cell>
          <table:table-cell table:formula="of:=IF([.D304]= 0; 0;[.E3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4374.788" calcext:value-type="float">
            <text:p>4374,788</text:p>
          </table:table-cell>
          <table:table-cell table:formula="of:=IF([.$C305]&lt; [.$C306]; 1; 0)" office:value-type="float" office:value="0" calcext:value-type="float">
            <text:p>0</text:p>
          </table:table-cell>
          <table:table-cell table:formula="of:=IF([.D305]= 0; 0;[.E3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3919.325" calcext:value-type="float">
            <text:p>3919,325</text:p>
          </table:table-cell>
          <table:table-cell table:formula="of:=IF([.$C306]&lt; [.$C307]; 1; 0)" office:value-type="float" office:value="0" calcext:value-type="float">
            <text:p>0</text:p>
          </table:table-cell>
          <table:table-cell table:formula="of:=IF([.D306]= 0; 0;[.E3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3067.688" calcext:value-type="float">
            <text:p>3067,688</text:p>
          </table:table-cell>
          <table:table-cell table:formula="of:=IF([.$C307]&lt; [.$C308]; 1; 0)" office:value-type="float" office:value="0" calcext:value-type="float">
            <text:p>0</text:p>
          </table:table-cell>
          <table:table-cell table:formula="of:=IF([.D307]= 0; 0;[.E3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1823" calcext:value-type="float">
            <text:p>1823</text:p>
          </table:table-cell>
          <table:table-cell table:formula="of:=IF([.$C308]&lt; [.$C309]; 1; 0)" office:value-type="float" office:value="0" calcext:value-type="float">
            <text:p>0</text:p>
          </table:table-cell>
          <table:table-cell table:formula="of:=IF([.D308]= 0; 0;[.E3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1388.188" calcext:value-type="float">
            <text:p>1388,188</text:p>
          </table:table-cell>
          <table:table-cell table:formula="of:=IF([.$C309]&lt; [.$C310]; 1; 0)" office:value-type="float" office:value="1" calcext:value-type="float">
            <text:p>1</text:p>
          </table:table-cell>
          <table:table-cell table:formula="of:=IF([.D309]= 0; 0;[.E30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1684.8" calcext:value-type="float">
            <text:p>1684,8</text:p>
          </table:table-cell>
          <table:table-cell table:formula="of:=IF([.$C310]&lt; [.$C311]; 1; 0)" office:value-type="float" office:value="1" calcext:value-type="float">
            <text:p>1</text:p>
          </table:table-cell>
          <table:table-cell table:formula="of:=IF([.D310]= 0; 0;[.E30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2293.138" calcext:value-type="float">
            <text:p>2293,138</text:p>
          </table:table-cell>
          <table:table-cell table:formula="of:=IF([.$C311]&lt; [.$C312]; 1; 0)" office:value-type="float" office:value="1" calcext:value-type="float">
            <text:p>1</text:p>
          </table:table-cell>
          <table:table-cell table:formula="of:=IF([.D311]= 0; 0;[.E31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020.613" calcext:value-type="float">
            <text:p>3020,613</text:p>
          </table:table-cell>
          <table:table-cell table:formula="of:=IF([.$C312]&lt; [.$C313]; 1; 0)" office:value-type="float" office:value="1" calcext:value-type="float">
            <text:p>1</text:p>
          </table:table-cell>
          <table:table-cell table:formula="of:=IF([.D312]= 0; 0;[.E31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3427.6" calcext:value-type="float">
            <text:p>3427,6</text:p>
          </table:table-cell>
          <table:table-cell table:formula="of:=IF([.$C313]&lt; [.$C314]; 1; 0)" office:value-type="float" office:value="1" calcext:value-type="float">
            <text:p>1</text:p>
          </table:table-cell>
          <table:table-cell table:formula="of:=IF([.D313]= 0; 0;[.E31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3845.363" calcext:value-type="float">
            <text:p>3845,363</text:p>
          </table:table-cell>
          <table:table-cell table:formula="of:=IF([.$C314]&lt; [.$C315]; 1; 0)" office:value-type="float" office:value="1" calcext:value-type="float">
            <text:p>1</text:p>
          </table:table-cell>
          <table:table-cell table:formula="of:=IF([.D314]= 0; 0;[.E313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4625.775" calcext:value-type="float">
            <text:p>4625,775</text:p>
          </table:table-cell>
          <table:table-cell table:formula="of:=IF([.$C315]&lt; [.$C316]; 1; 0)" office:value-type="float" office:value="1" calcext:value-type="float">
            <text:p>1</text:p>
          </table:table-cell>
          <table:table-cell table:formula="of:=IF([.D315]= 0; 0;[.E314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5458.913" calcext:value-type="float">
            <text:p>5458,913</text:p>
          </table:table-cell>
          <table:table-cell table:formula="of:=IF([.$C316]&lt; [.$C317]; 1; 0)" office:value-type="float" office:value="1" calcext:value-type="float">
            <text:p>1</text:p>
          </table:table-cell>
          <table:table-cell table:formula="of:=IF([.D316]= 0; 0;[.E315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5633.763" calcext:value-type="float">
            <text:p>5633,763</text:p>
          </table:table-cell>
          <table:table-cell table:formula="of:=IF([.$C317]&lt; [.$C318]; 1; 0)" office:value-type="float" office:value="1" calcext:value-type="float">
            <text:p>1</text:p>
          </table:table-cell>
          <table:table-cell table:formula="of:=IF([.D317]= 0; 0;[.E316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5972.5" calcext:value-type="float">
            <text:p>5972,5</text:p>
          </table:table-cell>
          <table:table-cell table:formula="of:=IF([.$C318]&lt; [.$C319]; 1; 0)" office:value-type="float" office:value="1" calcext:value-type="float">
            <text:p>1</text:p>
          </table:table-cell>
          <table:table-cell table:formula="of:=IF([.D318]= 0; 0;[.E317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6276" calcext:value-type="float">
            <text:p>6276</text:p>
          </table:table-cell>
          <table:table-cell table:formula="of:=IF([.$C319]&lt; [.$C320]; 1; 0)" office:value-type="float" office:value="1" calcext:value-type="float">
            <text:p>1</text:p>
          </table:table-cell>
          <table:table-cell table:formula="of:=IF([.D319]= 0; 0;[.E318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6597.65" calcext:value-type="float">
            <text:p>6597,65</text:p>
          </table:table-cell>
          <table:table-cell table:formula="of:=IF([.$C320]&lt; [.$C321]; 1; 0)" office:value-type="float" office:value="0" calcext:value-type="float">
            <text:p>0</text:p>
          </table:table-cell>
          <table:table-cell table:formula="of:=IF([.D320]= 0; 0;[.E3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402.85" calcext:value-type="float">
            <text:p>6402,85</text:p>
          </table:table-cell>
          <table:table-cell table:formula="of:=IF([.$C321]&lt; [.$C322]; 1; 0)" office:value-type="float" office:value="0" calcext:value-type="float">
            <text:p>0</text:p>
          </table:table-cell>
          <table:table-cell table:formula="of:=IF([.D321]= 0; 0;[.E3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6034.713" calcext:value-type="float">
            <text:p>6034,713</text:p>
          </table:table-cell>
          <table:table-cell table:formula="of:=IF([.$C322]&lt; [.$C323]; 1; 0)" office:value-type="float" office:value="1" calcext:value-type="float">
            <text:p>1</text:p>
          </table:table-cell>
          <table:table-cell table:formula="of:=IF([.D322]= 0; 0;[.E32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6372.425" calcext:value-type="float">
            <text:p>6372,425</text:p>
          </table:table-cell>
          <table:table-cell table:formula="of:=IF([.$C323]&lt; [.$C324]; 1; 0)" office:value-type="float" office:value="0" calcext:value-type="float">
            <text:p>0</text:p>
          </table:table-cell>
          <table:table-cell table:formula="of:=IF([.D323]= 0; 0;[.E3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6298.838" calcext:value-type="float">
            <text:p>6298,838</text:p>
          </table:table-cell>
          <table:table-cell table:formula="of:=IF([.$C324]&lt; [.$C325]; 1; 0)" office:value-type="float" office:value="1" calcext:value-type="float">
            <text:p>1</text:p>
          </table:table-cell>
          <table:table-cell table:formula="of:=IF([.D324]= 0; 0;[.E32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6509.438" calcext:value-type="float">
            <text:p>6509,438</text:p>
          </table:table-cell>
          <table:table-cell table:formula="of:=IF([.$C325]&lt; [.$C326]; 1; 0)" office:value-type="float" office:value="1" calcext:value-type="float">
            <text:p>1</text:p>
          </table:table-cell>
          <table:table-cell table:formula="of:=IF([.D325]= 0; 0;[.E32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6538.3" calcext:value-type="float">
            <text:p>6538,3</text:p>
          </table:table-cell>
          <table:table-cell table:formula="of:=IF([.$C326]&lt; [.$C327]; 1; 0)" office:value-type="float" office:value="1" calcext:value-type="float">
            <text:p>1</text:p>
          </table:table-cell>
          <table:table-cell table:formula="of:=IF([.D326]= 0; 0;[.E32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6541.338" calcext:value-type="float">
            <text:p>6541,338</text:p>
          </table:table-cell>
          <table:table-cell table:formula="of:=IF([.$C327]&lt; [.$C328]; 1; 0)" office:value-type="float" office:value="0" calcext:value-type="float">
            <text:p>0</text:p>
          </table:table-cell>
          <table:table-cell table:formula="of:=IF([.D327]= 0; 0;[.E3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6461.2" calcext:value-type="float">
            <text:p>6461,2</text:p>
          </table:table-cell>
          <table:table-cell table:formula="of:=IF([.$C328]&lt; [.$C329]; 1; 0)" office:value-type="float" office:value="0" calcext:value-type="float">
            <text:p>0</text:p>
          </table:table-cell>
          <table:table-cell table:formula="of:=IF([.D328]= 0; 0;[.E3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6375.213" calcext:value-type="float">
            <text:p>6375,213</text:p>
          </table:table-cell>
          <table:table-cell table:formula="of:=IF([.$C329]&lt; [.$C330]; 1; 0)" office:value-type="float" office:value="1" calcext:value-type="float">
            <text:p>1</text:p>
          </table:table-cell>
          <table:table-cell table:formula="of:=IF([.D329]= 0; 0;[.E32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6976.738" calcext:value-type="float">
            <text:p>6976,738</text:p>
          </table:table-cell>
          <table:table-cell table:formula="of:=IF([.$C330]&lt; [.$C331]; 1; 0)" office:value-type="float" office:value="0" calcext:value-type="float">
            <text:p>0</text:p>
          </table:table-cell>
          <table:table-cell table:formula="of:=IF([.D330]= 0; 0;[.E3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6850.188" calcext:value-type="float">
            <text:p>6850,188</text:p>
          </table:table-cell>
          <table:table-cell table:formula="of:=IF([.$C331]&lt; [.$C332]; 1; 0)" office:value-type="float" office:value="0" calcext:value-type="float">
            <text:p>0</text:p>
          </table:table-cell>
          <table:table-cell table:formula="of:=IF([.D331]= 0; 0;[.E3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6512.713" calcext:value-type="float">
            <text:p>6512,713</text:p>
          </table:table-cell>
          <table:table-cell table:formula="of:=IF([.$C332]&lt; [.$C333]; 1; 0)" office:value-type="float" office:value="0" calcext:value-type="float">
            <text:p>0</text:p>
          </table:table-cell>
          <table:table-cell table:formula="of:=IF([.D332]= 0; 0;[.E33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5602.85" calcext:value-type="float">
            <text:p>5602,85</text:p>
          </table:table-cell>
          <table:table-cell table:formula="of:=IF([.$C333]&lt; [.$C334]; 1; 0)" office:value-type="float" office:value="0" calcext:value-type="float">
            <text:p>0</text:p>
          </table:table-cell>
          <table:table-cell table:formula="of:=IF([.D333]= 0; 0;[.E33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012.575" calcext:value-type="float">
            <text:p>5012,575</text:p>
          </table:table-cell>
          <table:table-cell table:formula="of:=IF([.$C334]&lt; [.$C335]; 1; 0)" office:value-type="float" office:value="0" calcext:value-type="float">
            <text:p>0</text:p>
          </table:table-cell>
          <table:table-cell table:formula="of:=IF([.D334]= 0; 0;[.E33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4847.388" calcext:value-type="float">
            <text:p>4847,388</text:p>
          </table:table-cell>
          <table:table-cell table:formula="of:=IF([.$C335]&lt; [.$C336]; 1; 0)" office:value-type="float" office:value="0" calcext:value-type="float">
            <text:p>0</text:p>
          </table:table-cell>
          <table:table-cell table:formula="of:=IF([.D335]= 0; 0;[.E33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4398.375" calcext:value-type="float">
            <text:p>4398,375</text:p>
          </table:table-cell>
          <table:table-cell table:formula="of:=IF([.$C336]&lt; [.$C337]; 1; 0)" office:value-type="float" office:value="0" calcext:value-type="float">
            <text:p>0</text:p>
          </table:table-cell>
          <table:table-cell table:formula="of:=IF([.D336]= 0; 0;[.E3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3962.788" calcext:value-type="float">
            <text:p>3962,788</text:p>
          </table:table-cell>
          <table:table-cell table:formula="of:=IF([.$C337]&lt; [.$C338]; 1; 0)" office:value-type="float" office:value="0" calcext:value-type="float">
            <text:p>0</text:p>
          </table:table-cell>
          <table:table-cell table:formula="of:=IF([.D337]= 0; 0;[.E3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3412.875" calcext:value-type="float">
            <text:p>3412,875</text:p>
          </table:table-cell>
          <table:table-cell table:formula="of:=IF([.$C338]&lt; [.$C339]; 1; 0)" office:value-type="float" office:value="0" calcext:value-type="float">
            <text:p>0</text:p>
          </table:table-cell>
          <table:table-cell table:formula="of:=IF([.D338]= 0; 0;[.E3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2599.925" calcext:value-type="float">
            <text:p>2599,925</text:p>
          </table:table-cell>
          <table:table-cell table:formula="of:=IF([.$C339]&lt; [.$C340]; 1; 0)" office:value-type="float" office:value="0" calcext:value-type="float">
            <text:p>0</text:p>
          </table:table-cell>
          <table:table-cell table:formula="of:=IF([.D339]= 0; 0;[.E3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2349.863" calcext:value-type="float">
            <text:p>2349,863</text:p>
          </table:table-cell>
          <table:table-cell table:formula="of:=IF([.$C340]&lt; [.$C341]; 1; 0)" office:value-type="float" office:value="0" calcext:value-type="float">
            <text:p>0</text:p>
          </table:table-cell>
          <table:table-cell table:formula="of:=IF([.D340]= 0; 0;[.E3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2203.088" calcext:value-type="float">
            <text:p>2203,088</text:p>
          </table:table-cell>
          <table:table-cell table:formula="of:=IF([.$C341]&lt; [.$C342]; 1; 0)" office:value-type="float" office:value="0" calcext:value-type="float">
            <text:p>0</text:p>
          </table:table-cell>
          <table:table-cell table:formula="of:=IF([.D341]= 0; 0;[.E3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2138.925" calcext:value-type="float">
            <text:p>2138,925</text:p>
          </table:table-cell>
          <table:table-cell table:formula="of:=IF([.$C342]&lt; [.$C343]; 1; 0)" office:value-type="float" office:value="1" calcext:value-type="float">
            <text:p>1</text:p>
          </table:table-cell>
          <table:table-cell table:formula="of:=IF([.D342]= 0; 0;[.E34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2209.088" calcext:value-type="float">
            <text:p>2209,088</text:p>
          </table:table-cell>
          <table:table-cell table:formula="of:=IF([.$C343]&lt; [.$C344]; 1; 0)" office:value-type="float" office:value="0" calcext:value-type="float">
            <text:p>0</text:p>
          </table:table-cell>
          <table:table-cell table:formula="of:=IF([.D343]= 0; 0;[.E3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2132.963" calcext:value-type="float">
            <text:p>2132,963</text:p>
          </table:table-cell>
          <table:table-cell table:formula="of:=IF([.$C344]&lt; [.$C345]; 1; 0)" office:value-type="float" office:value="0" calcext:value-type="float">
            <text:p>0</text:p>
          </table:table-cell>
          <table:table-cell table:formula="of:=IF([.D344]= 0; 0;[.E34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1704.163" calcext:value-type="float">
            <text:p>1704,163</text:p>
          </table:table-cell>
          <table:table-cell table:formula="of:=IF([.$C345]&lt; [.$C346]; 1; 0)" office:value-type="float" office:value="0" calcext:value-type="float">
            <text:p>0</text:p>
          </table:table-cell>
          <table:table-cell table:formula="of:=IF([.D345]= 0; 0;[.E34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1390" calcext:value-type="float">
            <text:p>1390</text:p>
          </table:table-cell>
          <table:table-cell table:formula="of:=IF([.$C346]&lt; [.$C347]; 1; 0)" office:value-type="float" office:value="0" calcext:value-type="float">
            <text:p>0</text:p>
          </table:table-cell>
          <table:table-cell table:formula="of:=IF([.D346]= 0; 0;[.E34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1246.65" calcext:value-type="float">
            <text:p>1246,65</text:p>
          </table:table-cell>
          <table:table-cell table:formula="of:=IF([.$C347]&lt; [.$C348]; 1; 0)" office:value-type="float" office:value="1" calcext:value-type="float">
            <text:p>1</text:p>
          </table:table-cell>
          <table:table-cell table:formula="of:=IF([.D347]= 0; 0;[.E34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1263.113" calcext:value-type="float">
            <text:p>1263,113</text:p>
          </table:table-cell>
          <table:table-cell table:formula="of:=IF([.$C348]&lt; [.$C349]; 1; 0)" office:value-type="float" office:value="0" calcext:value-type="float">
            <text:p>0</text:p>
          </table:table-cell>
          <table:table-cell table:formula="of:=IF([.D348]= 0; 0;[.E34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1257.013" calcext:value-type="float">
            <text:p>1257,013</text:p>
          </table:table-cell>
          <table:table-cell table:formula="of:=IF([.$C349]&lt; [.$C350]; 1; 0)" office:value-type="float" office:value="0" calcext:value-type="float">
            <text:p>0</text:p>
          </table:table-cell>
          <table:table-cell table:formula="of:=IF([.D349]= 0; 0;[.E3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1076.15" calcext:value-type="float">
            <text:p>1076,15</text:p>
          </table:table-cell>
          <table:table-cell table:formula="of:=IF([.$C350]&lt; [.$C351]; 1; 0)" office:value-type="float" office:value="0" calcext:value-type="float">
            <text:p>0</text:p>
          </table:table-cell>
          <table:table-cell table:formula="of:=IF([.D350]= 0; 0;[.E3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842.325" calcext:value-type="float">
            <text:p>842,325</text:p>
          </table:table-cell>
          <table:table-cell table:formula="of:=IF([.$C351]&lt; [.$C352]; 1; 0)" office:value-type="float" office:value="0" calcext:value-type="float">
            <text:p>0</text:p>
          </table:table-cell>
          <table:table-cell table:formula="of:=IF([.D351]= 0; 0;[.E3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685.6" calcext:value-type="float">
            <text:p>685,6</text:p>
          </table:table-cell>
          <table:table-cell table:formula="of:=IF([.$C352]&lt; [.$C353]; 1; 0)" office:value-type="float" office:value="1" calcext:value-type="float">
            <text:p>1</text:p>
          </table:table-cell>
          <table:table-cell table:formula="of:=IF([.D352]= 0; 0;[.E35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696.325" calcext:value-type="float">
            <text:p>696,325</text:p>
          </table:table-cell>
          <table:table-cell table:formula="of:=IF([.$C353]&lt; [.$C354]; 1; 0)" office:value-type="float" office:value="0" calcext:value-type="float">
            <text:p>0</text:p>
          </table:table-cell>
          <table:table-cell table:formula="of:=IF([.D353]= 0; 0;[.E3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668.738" calcext:value-type="float">
            <text:p>668,738</text:p>
          </table:table-cell>
          <table:table-cell table:formula="of:=IF([.$C354]&lt; [.$C355]; 1; 0)" office:value-type="float" office:value="0" calcext:value-type="float">
            <text:p>0</text:p>
          </table:table-cell>
          <table:table-cell table:formula="of:=IF([.D354]= 0; 0;[.E3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613.688" calcext:value-type="float">
            <text:p>613,688</text:p>
          </table:table-cell>
          <table:table-cell table:formula="of:=IF([.$C355]&lt; [.$C356]; 1; 0)" office:value-type="float" office:value="1" calcext:value-type="float">
            <text:p>1</text:p>
          </table:table-cell>
          <table:table-cell table:formula="of:=IF([.D355]= 0; 0;[.E35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66.213" calcext:value-type="float">
            <text:p>666,213</text:p>
          </table:table-cell>
          <table:table-cell table:formula="of:=IF([.$C356]&lt; [.$C357]; 1; 0)" office:value-type="float" office:value="1" calcext:value-type="float">
            <text:p>1</text:p>
          </table:table-cell>
          <table:table-cell table:formula="of:=IF([.D356]= 0; 0;[.E35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1073.825" calcext:value-type="float">
            <text:p>1073,825</text:p>
          </table:table-cell>
          <table:table-cell table:formula="of:=IF([.$C357]&lt; [.$C358]; 1; 0)" office:value-type="float" office:value="1" calcext:value-type="float">
            <text:p>1</text:p>
          </table:table-cell>
          <table:table-cell table:formula="of:=IF([.D357]= 0; 0;[.E35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1802.775" calcext:value-type="float">
            <text:p>1802,775</text:p>
          </table:table-cell>
          <table:table-cell table:formula="of:=IF([.$C358]&lt; [.$C359]; 1; 0)" office:value-type="float" office:value="1" calcext:value-type="float">
            <text:p>1</text:p>
          </table:table-cell>
          <table:table-cell table:formula="of:=IF([.D358]= 0; 0;[.E357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2176.738" calcext:value-type="float">
            <text:p>2176,738</text:p>
          </table:table-cell>
          <table:table-cell table:formula="of:=IF([.$C359]&lt; [.$C360]; 1; 0)" office:value-type="float" office:value="1" calcext:value-type="float">
            <text:p>1</text:p>
          </table:table-cell>
          <table:table-cell table:formula="of:=IF([.D359]= 0; 0;[.E358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737.838" calcext:value-type="float">
            <text:p>2737,838</text:p>
          </table:table-cell>
          <table:table-cell table:formula="of:=IF([.$C360]&lt; [.$C361]; 1; 0)" office:value-type="float" office:value="1" calcext:value-type="float">
            <text:p>1</text:p>
          </table:table-cell>
          <table:table-cell table:formula="of:=IF([.D360]= 0; 0;[.E359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2771.35" calcext:value-type="float">
            <text:p>2771,35</text:p>
          </table:table-cell>
          <table:table-cell table:formula="of:=IF([.$C361]&lt; [.$C362]; 1; 0)" office:value-type="float" office:value="1" calcext:value-type="float">
            <text:p>1</text:p>
          </table:table-cell>
          <table:table-cell table:formula="of:=IF([.D361]= 0; 0;[.E360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3206.038" calcext:value-type="float">
            <text:p>3206,038</text:p>
          </table:table-cell>
          <table:table-cell table:formula="of:=IF([.$C362]&lt; [.$C363]; 1; 0)" office:value-type="float" office:value="0" calcext:value-type="float">
            <text:p>0</text:p>
          </table:table-cell>
          <table:table-cell table:formula="of:=IF([.D362]= 0; 0;[.E3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3041.575" calcext:value-type="float">
            <text:p>3041,575</text:p>
          </table:table-cell>
          <table:table-cell table:formula="of:=IF([.$C363]&lt; [.$C364]; 1; 0)" office:value-type="float" office:value="1" calcext:value-type="float">
            <text:p>1</text:p>
          </table:table-cell>
          <table:table-cell table:formula="of:=IF([.D363]= 0; 0;[.E3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3059.288" calcext:value-type="float">
            <text:p>3059,288</text:p>
          </table:table-cell>
          <table:table-cell table:formula="of:=IF([.$C364]&lt; [.$C365]; 1; 0)" office:value-type="float" office:value="1" calcext:value-type="float">
            <text:p>1</text:p>
          </table:table-cell>
          <table:table-cell table:formula="of:=IF([.D364]= 0; 0;[.E36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3767.3" calcext:value-type="float">
            <text:p>3767,3</text:p>
          </table:table-cell>
          <table:table-cell table:formula="of:=IF([.$C365]&lt; [.$C366]; 1; 0)" office:value-type="float" office:value="1" calcext:value-type="float">
            <text:p>1</text:p>
          </table:table-cell>
          <table:table-cell table:formula="of:=IF([.D365]= 0; 0;[.E36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4547.463" calcext:value-type="float">
            <text:p>4547,463</text:p>
          </table:table-cell>
          <table:table-cell table:formula="of:=IF([.$C366]&lt; [.$C367]; 1; 0)" office:value-type="float" office:value="1" calcext:value-type="float">
            <text:p>1</text:p>
          </table:table-cell>
          <table:table-cell table:formula="of:=IF([.D366]= 0; 0;[.E36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4833.85" calcext:value-type="float">
            <text:p>4833,85</text:p>
          </table:table-cell>
          <table:table-cell table:formula="of:=IF([.$C367]&lt; [.$C368]; 1; 0)" office:value-type="float" office:value="1" calcext:value-type="float">
            <text:p>1</text:p>
          </table:table-cell>
          <table:table-cell table:formula="of:=IF([.D367]= 0; 0;[.E36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5403.175" calcext:value-type="float">
            <text:p>5403,175</text:p>
          </table:table-cell>
          <table:table-cell table:formula="of:=IF([.$C368]&lt; [.$C369]; 1; 0)" office:value-type="float" office:value="1" calcext:value-type="float">
            <text:p>1</text:p>
          </table:table-cell>
          <table:table-cell table:formula="of:=IF([.D368]= 0; 0;[.E36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5836.025" calcext:value-type="float">
            <text:p>5836,025</text:p>
          </table:table-cell>
          <table:table-cell table:formula="of:=IF([.$C369]&lt; [.$C370]; 1; 0)" office:value-type="float" office:value="1" calcext:value-type="float">
            <text:p>1</text:p>
          </table:table-cell>
          <table:table-cell table:formula="of:=IF([.D369]= 0; 0;[.E36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202.063" calcext:value-type="float">
            <text:p>6202,063</text:p>
          </table:table-cell>
          <table:table-cell table:formula="of:=IF([.$C370]&lt; [.$C371]; 1; 0)" office:value-type="float" office:value="1" calcext:value-type="float">
            <text:p>1</text:p>
          </table:table-cell>
          <table:table-cell table:formula="of:=IF([.D370]= 0; 0;[.E36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6557.213" calcext:value-type="float">
            <text:p>6557,213</text:p>
          </table:table-cell>
          <table:table-cell table:formula="of:=IF([.$C371]&lt; [.$C372]; 1; 0)" office:value-type="float" office:value="1" calcext:value-type="float">
            <text:p>1</text:p>
          </table:table-cell>
          <table:table-cell table:formula="of:=IF([.D371]= 0; 0;[.E37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6800.763" calcext:value-type="float">
            <text:p>6800,763</text:p>
          </table:table-cell>
          <table:table-cell table:formula="of:=IF([.$C372]&lt; [.$C373]; 1; 0)" office:value-type="float" office:value="0" calcext:value-type="float">
            <text:p>0</text:p>
          </table:table-cell>
          <table:table-cell table:formula="of:=IF([.D372]= 0; 0;[.E3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6714.5" calcext:value-type="float">
            <text:p>6714,5</text:p>
          </table:table-cell>
          <table:table-cell table:formula="of:=IF([.$C373]&lt; [.$C374]; 1; 0)" office:value-type="float" office:value="0" calcext:value-type="float">
            <text:p>0</text:p>
          </table:table-cell>
          <table:table-cell table:formula="of:=IF([.D373]= 0; 0;[.E3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6545.438" calcext:value-type="float">
            <text:p>6545,438</text:p>
          </table:table-cell>
          <table:table-cell table:formula="of:=IF([.$C374]&lt; [.$C375]; 1; 0)" office:value-type="float" office:value="0" calcext:value-type="float">
            <text:p>0</text:p>
          </table:table-cell>
          <table:table-cell table:formula="of:=IF([.D374]= 0; 0;[.E3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6455.575" calcext:value-type="float">
            <text:p>6455,575</text:p>
          </table:table-cell>
          <table:table-cell table:formula="of:=IF([.$C375]&lt; [.$C376]; 1; 0)" office:value-type="float" office:value="0" calcext:value-type="float">
            <text:p>0</text:p>
          </table:table-cell>
          <table:table-cell table:formula="of:=IF([.D375]= 0; 0;[.E3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6052.425" calcext:value-type="float">
            <text:p>6052,425</text:p>
          </table:table-cell>
          <table:table-cell table:formula="of:=IF([.$C376]&lt; [.$C377]; 1; 0)" office:value-type="float" office:value="0" calcext:value-type="float">
            <text:p>0</text:p>
          </table:table-cell>
          <table:table-cell table:formula="of:=IF([.D376]= 0; 0;[.E3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5514.325" calcext:value-type="float">
            <text:p>5514,325</text:p>
          </table:table-cell>
          <table:table-cell table:formula="of:=IF([.$C377]&lt; [.$C378]; 1; 0)" office:value-type="float" office:value="0" calcext:value-type="float">
            <text:p>0</text:p>
          </table:table-cell>
          <table:table-cell table:formula="of:=IF([.D377]= 0; 0;[.E3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4683.638" calcext:value-type="float">
            <text:p>4683,638</text:p>
          </table:table-cell>
          <table:table-cell table:formula="of:=IF([.$C378]&lt; [.$C379]; 1; 0)" office:value-type="float" office:value="0" calcext:value-type="float">
            <text:p>0</text:p>
          </table:table-cell>
          <table:table-cell table:formula="of:=IF([.D378]= 0; 0;[.E3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4193.025" calcext:value-type="float">
            <text:p>4193,025</text:p>
          </table:table-cell>
          <table:table-cell table:formula="of:=IF([.$C379]&lt; [.$C380]; 1; 0)" office:value-type="float" office:value="0" calcext:value-type="float">
            <text:p>0</text:p>
          </table:table-cell>
          <table:table-cell table:formula="of:=IF([.D379]= 0; 0;[.E3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3605.6" calcext:value-type="float">
            <text:p>3605,6</text:p>
          </table:table-cell>
          <table:table-cell table:formula="of:=IF([.$C380]&lt; [.$C381]; 1; 0)" office:value-type="float" office:value="0" calcext:value-type="float">
            <text:p>0</text:p>
          </table:table-cell>
          <table:table-cell table:formula="of:=IF([.D380]= 0; 0;[.E3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3165.813" calcext:value-type="float">
            <text:p>3165,813</text:p>
          </table:table-cell>
          <table:table-cell table:formula="of:=IF([.$C381]&lt; [.$C382]; 1; 0)" office:value-type="float" office:value="1" calcext:value-type="float">
            <text:p>1</text:p>
          </table:table-cell>
          <table:table-cell table:formula="of:=IF([.D381]= 0; 0;[.E38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3181.363" calcext:value-type="float">
            <text:p>3181,363</text:p>
          </table:table-cell>
          <table:table-cell table:formula="of:=IF([.$C382]&lt; [.$C383]; 1; 0)" office:value-type="float" office:value="1" calcext:value-type="float">
            <text:p>1</text:p>
          </table:table-cell>
          <table:table-cell table:formula="of:=IF([.D382]= 0; 0;[.E38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3564.013" calcext:value-type="float">
            <text:p>3564,013</text:p>
          </table:table-cell>
          <table:table-cell table:formula="of:=IF([.$C383]&lt; [.$C384]; 1; 0)" office:value-type="float" office:value="0" calcext:value-type="float">
            <text:p>0</text:p>
          </table:table-cell>
          <table:table-cell table:formula="of:=IF([.D383]= 0; 0;[.E3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3475.425" calcext:value-type="float">
            <text:p>3475,425</text:p>
          </table:table-cell>
          <table:table-cell table:formula="of:=IF([.$C384]&lt; [.$C385]; 1; 0)" office:value-type="float" office:value="0" calcext:value-type="float">
            <text:p>0</text:p>
          </table:table-cell>
          <table:table-cell table:formula="of:=IF([.D384]= 0; 0;[.E38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3159.638" calcext:value-type="float">
            <text:p>3159,638</text:p>
          </table:table-cell>
          <table:table-cell table:formula="of:=IF([.$C385]&lt; [.$C386]; 1; 0)" office:value-type="float" office:value="0" calcext:value-type="float">
            <text:p>0</text:p>
          </table:table-cell>
          <table:table-cell table:formula="of:=IF([.D385]= 0; 0;[.E38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2878.875" calcext:value-type="float">
            <text:p>2878,875</text:p>
          </table:table-cell>
          <table:table-cell table:formula="of:=IF([.$C386]&lt; [.$C387]; 1; 0)" office:value-type="float" office:value="0" calcext:value-type="float">
            <text:p>0</text:p>
          </table:table-cell>
          <table:table-cell table:formula="of:=IF([.D386]= 0; 0;[.E38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2527.975" calcext:value-type="float">
            <text:p>2527,975</text:p>
          </table:table-cell>
          <table:table-cell table:formula="of:=IF([.$C387]&lt; [.$C388]; 1; 0)" office:value-type="float" office:value="0" calcext:value-type="float">
            <text:p>0</text:p>
          </table:table-cell>
          <table:table-cell table:formula="of:=IF([.D387]= 0; 0;[.E38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2261.4" calcext:value-type="float">
            <text:p>2261,4</text:p>
          </table:table-cell>
          <table:table-cell table:formula="of:=IF([.$C388]&lt; [.$C389]; 1; 0)" office:value-type="float" office:value="0" calcext:value-type="float">
            <text:p>0</text:p>
          </table:table-cell>
          <table:table-cell table:formula="of:=IF([.D388]= 0; 0;[.E38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2010.65" calcext:value-type="float">
            <text:p>2010,65</text:p>
          </table:table-cell>
          <table:table-cell table:formula="of:=IF([.$C389]&lt; [.$C390]; 1; 0)" office:value-type="float" office:value="1" calcext:value-type="float">
            <text:p>1</text:p>
          </table:table-cell>
          <table:table-cell table:formula="of:=IF([.D389]= 0; 0;[.E38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2118.925" calcext:value-type="float">
            <text:p>2118,925</text:p>
          </table:table-cell>
          <table:table-cell table:formula="of:=IF([.$C390]&lt; [.$C391]; 1; 0)" office:value-type="float" office:value="0" calcext:value-type="float">
            <text:p>0</text:p>
          </table:table-cell>
          <table:table-cell table:formula="of:=IF([.D390]= 0; 0;[.E38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1950.775" calcext:value-type="float">
            <text:p>1950,775</text:p>
          </table:table-cell>
          <table:table-cell table:formula="of:=IF([.$C391]&lt; [.$C392]; 1; 0)" office:value-type="float" office:value="0" calcext:value-type="float">
            <text:p>0</text:p>
          </table:table-cell>
          <table:table-cell table:formula="of:=IF([.D391]= 0; 0;[.E39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1878.15" calcext:value-type="float">
            <text:p>1878,15</text:p>
          </table:table-cell>
          <table:table-cell table:formula="of:=IF([.$C392]&lt; [.$C393]; 1; 0)" office:value-type="float" office:value="0" calcext:value-type="float">
            <text:p>0</text:p>
          </table:table-cell>
          <table:table-cell table:formula="of:=IF([.D392]= 0; 0;[.E39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1701.65" calcext:value-type="float">
            <text:p>1701,65</text:p>
          </table:table-cell>
          <table:table-cell table:formula="of:=IF([.$C393]&lt; [.$C394]; 1; 0)" office:value-type="float" office:value="1" calcext:value-type="float">
            <text:p>1</text:p>
          </table:table-cell>
          <table:table-cell table:formula="of:=IF([.D393]= 0; 0;[.E39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table:formula="of:=IF([.$C394]&lt; [.$C395]; 1; 0)" office:value-type="float" office:value="1" calcext:value-type="float">
            <text:p>1</text:p>
          </table:table-cell>
          <table:table-cell table:formula="of:=IF([.D394]= 0; 0;[.E39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1902.763" calcext:value-type="float">
            <text:p>1902,763</text:p>
          </table:table-cell>
          <table:table-cell table:formula="of:=IF([.$C395]&lt; [.$C396]; 1; 0)" office:value-type="float" office:value="0" calcext:value-type="float">
            <text:p>0</text:p>
          </table:table-cell>
          <table:table-cell table:formula="of:=IF([.D395]= 0; 0;[.E3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1701.713" calcext:value-type="float">
            <text:p>1701,713</text:p>
          </table:table-cell>
          <table:table-cell table:formula="of:=IF([.$C396]&lt; [.$C397]; 1; 0)" office:value-type="float" office:value="0" calcext:value-type="float">
            <text:p>0</text:p>
          </table:table-cell>
          <table:table-cell table:formula="of:=IF([.D396]= 0; 0;[.E39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1613.3" calcext:value-type="float">
            <text:p>1613,3</text:p>
          </table:table-cell>
          <table:table-cell table:formula="of:=IF([.$C397]&lt; [.$C398]; 1; 0)" office:value-type="float" office:value="0" calcext:value-type="float">
            <text:p>0</text:p>
          </table:table-cell>
          <table:table-cell table:formula="of:=IF([.D397]= 0; 0;[.E3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1565.875" calcext:value-type="float">
            <text:p>1565,875</text:p>
          </table:table-cell>
          <table:table-cell table:formula="of:=IF([.$C398]&lt; [.$C399]; 1; 0)" office:value-type="float" office:value="0" calcext:value-type="float">
            <text:p>0</text:p>
          </table:table-cell>
          <table:table-cell table:formula="of:=IF([.D398]= 0; 0;[.E3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1509.5" calcext:value-type="float">
            <text:p>1509,5</text:p>
          </table:table-cell>
          <table:table-cell table:formula="of:=IF([.$C399]&lt; [.$C400]; 1; 0)" office:value-type="float" office:value="1" calcext:value-type="float">
            <text:p>1</text:p>
          </table:table-cell>
          <table:table-cell table:formula="of:=IF([.D399]= 0; 0;[.E39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1533.288" calcext:value-type="float">
            <text:p>1533,288</text:p>
          </table:table-cell>
          <table:table-cell table:formula="of:=IF([.$C400]&lt; [.$C401]; 1; 0)" office:value-type="float" office:value="0" calcext:value-type="float">
            <text:p>0</text:p>
          </table:table-cell>
          <table:table-cell table:formula="of:=IF([.D400]= 0; 0;[.E3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1480.588" calcext:value-type="float">
            <text:p>1480,588</text:p>
          </table:table-cell>
          <table:table-cell table:formula="of:=IF([.$C401]&lt; [.$C402]; 1; 0)" office:value-type="float" office:value="0" calcext:value-type="float">
            <text:p>0</text:p>
          </table:table-cell>
          <table:table-cell table:formula="of:=IF([.D401]= 0; 0;[.E4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1392.4" calcext:value-type="float">
            <text:p>1392,4</text:p>
          </table:table-cell>
          <table:table-cell table:formula="of:=IF([.$C402]&lt; [.$C403]; 1; 0)" office:value-type="float" office:value="0" calcext:value-type="float">
            <text:p>0</text:p>
          </table:table-cell>
          <table:table-cell table:formula="of:=IF([.D402]= 0; 0;[.E4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1282.713" calcext:value-type="float">
            <text:p>1282,713</text:p>
          </table:table-cell>
          <table:table-cell table:formula="of:=IF([.$C403]&lt; [.$C404]; 1; 0)" office:value-type="float" office:value="0" calcext:value-type="float">
            <text:p>0</text:p>
          </table:table-cell>
          <table:table-cell table:formula="of:=IF([.D403]= 0; 0;[.E4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1154.888" calcext:value-type="float">
            <text:p>1154,888</text:p>
          </table:table-cell>
          <table:table-cell table:formula="of:=IF([.$C404]&lt; [.$C405]; 1; 0)" office:value-type="float" office:value="0" calcext:value-type="float">
            <text:p>0</text:p>
          </table:table-cell>
          <table:table-cell table:formula="of:=IF([.D404]= 0; 0;[.E4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1046.013" calcext:value-type="float">
            <text:p>1046,013</text:p>
          </table:table-cell>
          <table:table-cell table:formula="of:=IF([.$C405]&lt; [.$C406]; 1; 0)" office:value-type="float" office:value="0" calcext:value-type="float">
            <text:p>0</text:p>
          </table:table-cell>
          <table:table-cell table:formula="of:=IF([.D405]= 0; 0;[.E4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924.463" calcext:value-type="float">
            <text:p>924,463</text:p>
          </table:table-cell>
          <table:table-cell table:formula="of:=IF([.$C406]&lt; [.$C407]; 1; 0)" office:value-type="float" office:value="0" calcext:value-type="float">
            <text:p>0</text:p>
          </table:table-cell>
          <table:table-cell table:formula="of:=IF([.D406]= 0; 0;[.E4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838.05" calcext:value-type="float">
            <text:p>838,05</text:p>
          </table:table-cell>
          <table:table-cell table:formula="of:=IF([.$C407]&lt; [.$C408]; 1; 0)" office:value-type="float" office:value="0" calcext:value-type="float">
            <text:p>0</text:p>
          </table:table-cell>
          <table:table-cell table:formula="of:=IF([.D407]= 0; 0;[.E4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799.638" calcext:value-type="float">
            <text:p>799,638</text:p>
          </table:table-cell>
          <table:table-cell table:formula="of:=IF([.$C408]&lt; [.$C409]; 1; 0)" office:value-type="float" office:value="0" calcext:value-type="float">
            <text:p>0</text:p>
          </table:table-cell>
          <table:table-cell table:formula="of:=IF([.D408]= 0; 0;[.E4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796.388" calcext:value-type="float">
            <text:p>796,388</text:p>
          </table:table-cell>
          <table:table-cell table:formula="of:=IF([.$C409]&lt; [.$C410]; 1; 0)" office:value-type="float" office:value="1" calcext:value-type="float">
            <text:p>1</text:p>
          </table:table-cell>
          <table:table-cell table:formula="of:=IF([.D409]= 0; 0;[.E40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832.663" calcext:value-type="float">
            <text:p>832,663</text:p>
          </table:table-cell>
          <table:table-cell table:formula="of:=IF([.$C410]&lt; [.$C411]; 1; 0)" office:value-type="float" office:value="1" calcext:value-type="float">
            <text:p>1</text:p>
          </table:table-cell>
          <table:table-cell table:formula="of:=IF([.D410]= 0; 0;[.E40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983.563" calcext:value-type="float">
            <text:p>983,563</text:p>
          </table:table-cell>
          <table:table-cell table:formula="of:=IF([.$C411]&lt; [.$C412]; 1; 0)" office:value-type="float" office:value="1" calcext:value-type="float">
            <text:p>1</text:p>
          </table:table-cell>
          <table:table-cell table:formula="of:=IF([.D411]= 0; 0;[.E41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133.988" calcext:value-type="float">
            <text:p>1133,988</text:p>
          </table:table-cell>
          <table:table-cell table:formula="of:=IF([.$C412]&lt; [.$C413]; 1; 0)" office:value-type="float" office:value="1" calcext:value-type="float">
            <text:p>1</text:p>
          </table:table-cell>
          <table:table-cell table:formula="of:=IF([.D412]= 0; 0;[.E41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195.9" calcext:value-type="float">
            <text:p>1195,9</text:p>
          </table:table-cell>
          <table:table-cell table:formula="of:=IF([.$C413]&lt; [.$C414]; 1; 0)" office:value-type="float" office:value="0" calcext:value-type="float">
            <text:p>0</text:p>
          </table:table-cell>
          <table:table-cell table:formula="of:=IF([.D413]= 0; 0;[.E41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108.713" calcext:value-type="float">
            <text:p>1108,713</text:p>
          </table:table-cell>
          <table:table-cell table:formula="of:=IF([.$C414]&lt; [.$C415]; 1; 0)" office:value-type="float" office:value="0" calcext:value-type="float">
            <text:p>0</text:p>
          </table:table-cell>
          <table:table-cell table:formula="of:=IF([.D414]= 0; 0;[.E41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1068.525" calcext:value-type="float">
            <text:p>1068,525</text:p>
          </table:table-cell>
          <table:table-cell table:formula="of:=IF([.$C415]&lt; [.$C416]; 1; 0)" office:value-type="float" office:value="0" calcext:value-type="float">
            <text:p>0</text:p>
          </table:table-cell>
          <table:table-cell table:formula="of:=IF([.D415]= 0; 0;[.E41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1048.038" calcext:value-type="float">
            <text:p>1048,038</text:p>
          </table:table-cell>
          <table:table-cell table:formula="of:=IF([.$C416]&lt; [.$C417]; 1; 0)" office:value-type="float" office:value="0" calcext:value-type="float">
            <text:p>0</text:p>
          </table:table-cell>
          <table:table-cell table:formula="of:=IF([.D416]= 0; 0;[.E41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944.563" calcext:value-type="float">
            <text:p>944,563</text:p>
          </table:table-cell>
          <table:table-cell table:formula="of:=IF([.$C417]&lt; [.$C418]; 1; 0)" office:value-type="float" office:value="1" calcext:value-type="float">
            <text:p>1</text:p>
          </table:table-cell>
          <table:table-cell table:formula="of:=IF([.D417]= 0; 0;[.E41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970.763" calcext:value-type="float">
            <text:p>970,763</text:p>
          </table:table-cell>
          <table:table-cell table:formula="of:=IF([.$C418]&lt; [.$C419]; 1; 0)" office:value-type="float" office:value="1" calcext:value-type="float">
            <text:p>1</text:p>
          </table:table-cell>
          <table:table-cell table:formula="of:=IF([.D418]= 0; 0;[.E41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1167.275" calcext:value-type="float">
            <text:p>1167,275</text:p>
          </table:table-cell>
          <table:table-cell table:formula="of:=IF([.$C419]&lt; [.$C420]; 1; 0)" office:value-type="float" office:value="1" calcext:value-type="float">
            <text:p>1</text:p>
          </table:table-cell>
          <table:table-cell table:formula="of:=IF([.D419]= 0; 0;[.E418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1420.288" calcext:value-type="float">
            <text:p>1420,288</text:p>
          </table:table-cell>
          <table:table-cell table:formula="of:=IF([.$C420]&lt; [.$C421]; 1; 0)" office:value-type="float" office:value="1" calcext:value-type="float">
            <text:p>1</text:p>
          </table:table-cell>
          <table:table-cell table:formula="of:=IF([.D420]= 0; 0;[.E419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1610.763" calcext:value-type="float">
            <text:p>1610,763</text:p>
          </table:table-cell>
          <table:table-cell table:formula="of:=IF([.$C421]&lt; [.$C422]; 1; 0)" office:value-type="float" office:value="1" calcext:value-type="float">
            <text:p>1</text:p>
          </table:table-cell>
          <table:table-cell table:formula="of:=IF([.D421]= 0; 0;[.E420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1773.963" calcext:value-type="float">
            <text:p>1773,963</text:p>
          </table:table-cell>
          <table:table-cell table:formula="of:=IF([.$C422]&lt; [.$C423]; 1; 0)" office:value-type="float" office:value="1" calcext:value-type="float">
            <text:p>1</text:p>
          </table:table-cell>
          <table:table-cell table:formula="of:=IF([.D422]= 0; 0;[.E421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2041.938" calcext:value-type="float">
            <text:p>2041,938</text:p>
          </table:table-cell>
          <table:table-cell table:formula="of:=IF([.$C423]&lt; [.$C424]; 1; 0)" office:value-type="float" office:value="1" calcext:value-type="float">
            <text:p>1</text:p>
          </table:table-cell>
          <table:table-cell table:formula="of:=IF([.D423]= 0; 0;[.E422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2218.8" calcext:value-type="float">
            <text:p>2218,8</text:p>
          </table:table-cell>
          <table:table-cell table:formula="of:=IF([.$C424]&lt; [.$C425]; 1; 0)" office:value-type="float" office:value="1" calcext:value-type="float">
            <text:p>1</text:p>
          </table:table-cell>
          <table:table-cell table:formula="of:=IF([.D424]= 0; 0;[.E423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2332.325" calcext:value-type="float">
            <text:p>2332,325</text:p>
          </table:table-cell>
          <table:table-cell table:formula="of:=IF([.$C425]&lt; [.$C426]; 1; 0)" office:value-type="float" office:value="0" calcext:value-type="float">
            <text:p>0</text:p>
          </table:table-cell>
          <table:table-cell table:formula="of:=IF([.D425]= 0; 0;[.E4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2170.675" calcext:value-type="float">
            <text:p>2170,675</text:p>
          </table:table-cell>
          <table:table-cell table:formula="of:=IF([.$C426]&lt; [.$C427]; 1; 0)" office:value-type="float" office:value="0" calcext:value-type="float">
            <text:p>0</text:p>
          </table:table-cell>
          <table:table-cell table:formula="of:=IF([.D426]= 0; 0;[.E4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1907.463" calcext:value-type="float">
            <text:p>1907,463</text:p>
          </table:table-cell>
          <table:table-cell table:formula="of:=IF([.$C427]&lt; [.$C428]; 1; 0)" office:value-type="float" office:value="0" calcext:value-type="float">
            <text:p>0</text:p>
          </table:table-cell>
          <table:table-cell table:formula="of:=IF([.D427]= 0; 0;[.E4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1663.975" calcext:value-type="float">
            <text:p>1663,975</text:p>
          </table:table-cell>
          <table:table-cell table:formula="of:=IF([.$C428]&lt; [.$C429]; 1; 0)" office:value-type="float" office:value="0" calcext:value-type="float">
            <text:p>0</text:p>
          </table:table-cell>
          <table:table-cell table:formula="of:=IF([.D428]= 0; 0;[.E4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1374.063" calcext:value-type="float">
            <text:p>1374,063</text:p>
          </table:table-cell>
          <table:table-cell table:formula="of:=IF([.$C429]&lt; [.$C430]; 1; 0)" office:value-type="float" office:value="1" calcext:value-type="float">
            <text:p>1</text:p>
          </table:table-cell>
          <table:table-cell table:formula="of:=IF([.D429]= 0; 0;[.E42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1570.688" calcext:value-type="float">
            <text:p>1570,688</text:p>
          </table:table-cell>
          <table:table-cell table:formula="of:=IF([.$C430]&lt; [.$C431]; 1; 0)" office:value-type="float" office:value="1" calcext:value-type="float">
            <text:p>1</text:p>
          </table:table-cell>
          <table:table-cell table:formula="of:=IF([.D430]= 0; 0;[.E42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1720.013" calcext:value-type="float">
            <text:p>1720,013</text:p>
          </table:table-cell>
          <table:table-cell table:formula="of:=IF([.$C431]&lt; [.$C432]; 1; 0)" office:value-type="float" office:value="1" calcext:value-type="float">
            <text:p>1</text:p>
          </table:table-cell>
          <table:table-cell table:formula="of:=IF([.D431]= 0; 0;[.E43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1954.838" calcext:value-type="float">
            <text:p>1954,838</text:p>
          </table:table-cell>
          <table:table-cell table:formula="of:=IF([.$C432]&lt; [.$C433]; 1; 0)" office:value-type="float" office:value="1" calcext:value-type="float">
            <text:p>1</text:p>
          </table:table-cell>
          <table:table-cell table:formula="of:=IF([.D432]= 0; 0;[.E43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2022.188" calcext:value-type="float">
            <text:p>2022,188</text:p>
          </table:table-cell>
          <table:table-cell table:formula="of:=IF([.$C433]&lt; [.$C434]; 1; 0)" office:value-type="float" office:value="1" calcext:value-type="float">
            <text:p>1</text:p>
          </table:table-cell>
          <table:table-cell table:formula="of:=IF([.D433]= 0; 0;[.E43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2147.4" calcext:value-type="float">
            <text:p>2147,4</text:p>
          </table:table-cell>
          <table:table-cell table:formula="of:=IF([.$C434]&lt; [.$C435]; 1; 0)" office:value-type="float" office:value="1" calcext:value-type="float">
            <text:p>1</text:p>
          </table:table-cell>
          <table:table-cell table:formula="of:=IF([.D434]= 0; 0;[.E433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2305.2" calcext:value-type="float">
            <text:p>2305,2</text:p>
          </table:table-cell>
          <table:table-cell table:formula="of:=IF([.$C435]&lt; [.$C436]; 1; 0)" office:value-type="float" office:value="1" calcext:value-type="float">
            <text:p>1</text:p>
          </table:table-cell>
          <table:table-cell table:formula="of:=IF([.D435]= 0; 0;[.E434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2501.963" calcext:value-type="float">
            <text:p>2501,963</text:p>
          </table:table-cell>
          <table:table-cell table:formula="of:=IF([.$C436]&lt; [.$C437]; 1; 0)" office:value-type="float" office:value="1" calcext:value-type="float">
            <text:p>1</text:p>
          </table:table-cell>
          <table:table-cell table:formula="of:=IF([.D436]= 0; 0;[.E435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2833.625" calcext:value-type="float">
            <text:p>2833,625</text:p>
          </table:table-cell>
          <table:table-cell table:formula="of:=IF([.$C437]&lt; [.$C438]; 1; 0)" office:value-type="float" office:value="1" calcext:value-type="float">
            <text:p>1</text:p>
          </table:table-cell>
          <table:table-cell table:formula="of:=IF([.D437]= 0; 0;[.E436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2877.963" calcext:value-type="float">
            <text:p>2877,963</text:p>
          </table:table-cell>
          <table:table-cell table:formula="of:=IF([.$C438]&lt; [.$C439]; 1; 0)" office:value-type="float" office:value="0" calcext:value-type="float">
            <text:p>0</text:p>
          </table:table-cell>
          <table:table-cell table:formula="of:=IF([.D438]= 0; 0;[.E4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2784.988" calcext:value-type="float">
            <text:p>2784,988</text:p>
          </table:table-cell>
          <table:table-cell table:formula="of:=IF([.$C439]&lt; [.$C440]; 1; 0)" office:value-type="float" office:value="0" calcext:value-type="float">
            <text:p>0</text:p>
          </table:table-cell>
          <table:table-cell table:formula="of:=IF([.D439]= 0; 0;[.E4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2484.525" calcext:value-type="float">
            <text:p>2484,525</text:p>
          </table:table-cell>
          <table:table-cell table:formula="of:=IF([.$C440]&lt; [.$C441]; 1; 0)" office:value-type="float" office:value="0" calcext:value-type="float">
            <text:p>0</text:p>
          </table:table-cell>
          <table:table-cell table:formula="of:=IF([.D440]= 0; 0;[.E4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2028.238" calcext:value-type="float">
            <text:p>2028,238</text:p>
          </table:table-cell>
          <table:table-cell table:formula="of:=IF([.$C441]&lt; [.$C442]; 1; 0)" office:value-type="float" office:value="0" calcext:value-type="float">
            <text:p>0</text:p>
          </table:table-cell>
          <table:table-cell table:formula="of:=IF([.D441]= 0; 0;[.E4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1521.088" calcext:value-type="float">
            <text:p>1521,088</text:p>
          </table:table-cell>
          <table:table-cell table:formula="of:=IF([.$C442]&lt; [.$C443]; 1; 0)" office:value-type="float" office:value="0" calcext:value-type="float">
            <text:p>0</text:p>
          </table:table-cell>
          <table:table-cell table:formula="of:=IF([.D442]= 0; 0;[.E4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1461.313" calcext:value-type="float">
            <text:p>1461,313</text:p>
          </table:table-cell>
          <table:table-cell table:formula="of:=IF([.$C443]&lt; [.$C444]; 1; 0)" office:value-type="float" office:value="1" calcext:value-type="float">
            <text:p>1</text:p>
          </table:table-cell>
          <table:table-cell table:formula="of:=IF([.D443]= 0; 0;[.E44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1696.35" calcext:value-type="float">
            <text:p>1696,35</text:p>
          </table:table-cell>
          <table:table-cell table:formula="of:=IF([.$C444]&lt; [.$C445]; 1; 0)" office:value-type="float" office:value="1" calcext:value-type="float">
            <text:p>1</text:p>
          </table:table-cell>
          <table:table-cell table:formula="of:=IF([.D444]= 0; 0;[.E44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1765.338" calcext:value-type="float">
            <text:p>1765,338</text:p>
          </table:table-cell>
          <table:table-cell table:formula="of:=IF([.$C445]&lt; [.$C446]; 1; 0)" office:value-type="float" office:value="1" calcext:value-type="float">
            <text:p>1</text:p>
          </table:table-cell>
          <table:table-cell table:formula="of:=IF([.D445]= 0; 0;[.E44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1944.213" calcext:value-type="float">
            <text:p>1944,213</text:p>
          </table:table-cell>
          <table:table-cell table:formula="of:=IF([.$C446]&lt; [.$C447]; 1; 0)" office:value-type="float" office:value="1" calcext:value-type="float">
            <text:p>1</text:p>
          </table:table-cell>
          <table:table-cell table:formula="of:=IF([.D446]= 0; 0;[.E44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1947.65" calcext:value-type="float">
            <text:p>1947,65</text:p>
          </table:table-cell>
          <table:table-cell table:formula="of:=IF([.$C447]&lt; [.$C448]; 1; 0)" office:value-type="float" office:value="0" calcext:value-type="float">
            <text:p>0</text:p>
          </table:table-cell>
          <table:table-cell table:formula="of:=IF([.D447]= 0; 0;[.E44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1829.925" calcext:value-type="float">
            <text:p>1829,925</text:p>
          </table:table-cell>
          <table:table-cell table:formula="of:=IF([.$C448]&lt; [.$C449]; 1; 0)" office:value-type="float" office:value="1" calcext:value-type="float">
            <text:p>1</text:p>
          </table:table-cell>
          <table:table-cell table:formula="of:=IF([.D448]= 0; 0;[.E44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1870.138" calcext:value-type="float">
            <text:p>1870,138</text:p>
          </table:table-cell>
          <table:table-cell table:formula="of:=IF([.$C449]&lt; [.$C450]; 1; 0)" office:value-type="float" office:value="0" calcext:value-type="float">
            <text:p>0</text:p>
          </table:table-cell>
          <table:table-cell table:formula="of:=IF([.D449]= 0; 0;[.E4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1758.125" calcext:value-type="float">
            <text:p>1758,125</text:p>
          </table:table-cell>
          <table:table-cell table:formula="of:=IF([.$C450]&lt; [.$C451]; 1; 0)" office:value-type="float" office:value="0" calcext:value-type="float">
            <text:p>0</text:p>
          </table:table-cell>
          <table:table-cell table:formula="of:=IF([.D450]= 0; 0;[.E4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1628.638" calcext:value-type="float">
            <text:p>1628,638</text:p>
          </table:table-cell>
          <table:table-cell table:formula="of:=IF([.$C451]&lt; [.$C452]; 1; 0)" office:value-type="float" office:value="0" calcext:value-type="float">
            <text:p>0</text:p>
          </table:table-cell>
          <table:table-cell table:formula="of:=IF([.D451]= 0; 0;[.E4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1580.475" calcext:value-type="float">
            <text:p>1580,475</text:p>
          </table:table-cell>
          <table:table-cell table:formula="of:=IF([.$C452]&lt; [.$C453]; 1; 0)" office:value-type="float" office:value="0" calcext:value-type="float">
            <text:p>0</text:p>
          </table:table-cell>
          <table:table-cell table:formula="of:=IF([.D452]= 0; 0;[.E45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1403.188" calcext:value-type="float">
            <text:p>1403,188</text:p>
          </table:table-cell>
          <table:table-cell table:formula="of:=IF([.$C453]&lt; [.$C454]; 1; 0)" office:value-type="float" office:value="1" calcext:value-type="float">
            <text:p>1</text:p>
          </table:table-cell>
          <table:table-cell table:formula="of:=IF([.D453]= 0; 0;[.E45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1497.725" calcext:value-type="float">
            <text:p>1497,725</text:p>
          </table:table-cell>
          <table:table-cell table:formula="of:=IF([.$C454]&lt; [.$C455]; 1; 0)" office:value-type="float" office:value="1" calcext:value-type="float">
            <text:p>1</text:p>
          </table:table-cell>
          <table:table-cell table:formula="of:=IF([.D454]= 0; 0;[.E45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1671.663" calcext:value-type="float">
            <text:p>1671,663</text:p>
          </table:table-cell>
          <table:table-cell table:formula="of:=IF([.$C455]&lt; [.$C456]; 1; 0)" office:value-type="float" office:value="1" calcext:value-type="float">
            <text:p>1</text:p>
          </table:table-cell>
          <table:table-cell table:formula="of:=IF([.D455]= 0; 0;[.E45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1720.963" calcext:value-type="float">
            <text:p>1720,963</text:p>
          </table:table-cell>
          <table:table-cell table:formula="of:=IF([.$C456]&lt; [.$C457]; 1; 0)" office:value-type="float" office:value="1" calcext:value-type="float">
            <text:p>1</text:p>
          </table:table-cell>
          <table:table-cell table:formula="of:=IF([.D456]= 0; 0;[.E45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723.9" calcext:value-type="float">
            <text:p>1723,9</text:p>
          </table:table-cell>
          <table:table-cell table:formula="of:=IF([.$C457]&lt; [.$C458]; 1; 0)" office:value-type="float" office:value="1" calcext:value-type="float">
            <text:p>1</text:p>
          </table:table-cell>
          <table:table-cell table:formula="of:=IF([.D457]= 0; 0;[.E45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948.213" calcext:value-type="float">
            <text:p>1948,213</text:p>
          </table:table-cell>
          <table:table-cell table:formula="of:=IF([.$C458]&lt; [.$C459]; 1; 0)" office:value-type="float" office:value="1" calcext:value-type="float">
            <text:p>1</text:p>
          </table:table-cell>
          <table:table-cell table:formula="of:=IF([.D458]= 0; 0;[.E45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2266.563" calcext:value-type="float">
            <text:p>2266,563</text:p>
          </table:table-cell>
          <table:table-cell table:formula="of:=IF([.$C459]&lt; [.$C460]; 1; 0)" office:value-type="float" office:value="1" calcext:value-type="float">
            <text:p>1</text:p>
          </table:table-cell>
          <table:table-cell table:formula="of:=IF([.D459]= 0; 0;[.E45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2522.813" calcext:value-type="float">
            <text:p>2522,813</text:p>
          </table:table-cell>
          <table:table-cell table:formula="of:=IF([.$C460]&lt; [.$C461]; 1; 0)" office:value-type="float" office:value="1" calcext:value-type="float">
            <text:p>1</text:p>
          </table:table-cell>
          <table:table-cell table:formula="of:=IF([.D460]= 0; 0;[.E45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2655.888" calcext:value-type="float">
            <text:p>2655,888</text:p>
          </table:table-cell>
          <table:table-cell table:formula="of:=IF([.$C461]&lt; [.$C462]; 1; 0)" office:value-type="float" office:value="1" calcext:value-type="float">
            <text:p>1</text:p>
          </table:table-cell>
          <table:table-cell table:formula="of:=IF([.D461]= 0; 0;[.E46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681.55" calcext:value-type="float">
            <text:p>2681,55</text:p>
          </table:table-cell>
          <table:table-cell table:formula="of:=IF([.$C462]&lt; [.$C463]; 1; 0)" office:value-type="float" office:value="0" calcext:value-type="float">
            <text:p>0</text:p>
          </table:table-cell>
          <table:table-cell table:formula="of:=IF([.D462]= 0; 0;[.E4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2601.275" calcext:value-type="float">
            <text:p>2601,275</text:p>
          </table:table-cell>
          <table:table-cell table:formula="of:=IF([.$C463]&lt; [.$C464]; 1; 0)" office:value-type="float" office:value="1" calcext:value-type="float">
            <text:p>1</text:p>
          </table:table-cell>
          <table:table-cell table:formula="of:=IF([.D463]= 0; 0;[.E4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2638.575" calcext:value-type="float">
            <text:p>2638,575</text:p>
          </table:table-cell>
          <table:table-cell table:formula="of:=IF([.$C464]&lt; [.$C465]; 1; 0)" office:value-type="float" office:value="1" calcext:value-type="float">
            <text:p>1</text:p>
          </table:table-cell>
          <table:table-cell table:formula="of:=IF([.D464]= 0; 0;[.E46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2693.738" calcext:value-type="float">
            <text:p>2693,738</text:p>
          </table:table-cell>
          <table:table-cell table:formula="of:=IF([.$C465]&lt; [.$C466]; 1; 0)" office:value-type="float" office:value="1" calcext:value-type="float">
            <text:p>1</text:p>
          </table:table-cell>
          <table:table-cell table:formula="of:=IF([.D465]= 0; 0;[.E46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2936.288" calcext:value-type="float">
            <text:p>2936,288</text:p>
          </table:table-cell>
          <table:table-cell table:formula="of:=IF([.$C466]&lt; [.$C467]; 1; 0)" office:value-type="float" office:value="1" calcext:value-type="float">
            <text:p>1</text:p>
          </table:table-cell>
          <table:table-cell table:formula="of:=IF([.D466]= 0; 0;[.E46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3229.188" calcext:value-type="float">
            <text:p>3229,188</text:p>
          </table:table-cell>
          <table:table-cell table:formula="of:=IF([.$C467]&lt; [.$C468]; 1; 0)" office:value-type="float" office:value="1" calcext:value-type="float">
            <text:p>1</text:p>
          </table:table-cell>
          <table:table-cell table:formula="of:=IF([.D467]= 0; 0;[.E46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3333.275" calcext:value-type="float">
            <text:p>3333,275</text:p>
          </table:table-cell>
          <table:table-cell table:formula="of:=IF([.$C468]&lt; [.$C469]; 1; 0)" office:value-type="float" office:value="1" calcext:value-type="float">
            <text:p>1</text:p>
          </table:table-cell>
          <table:table-cell table:formula="of:=IF([.D468]= 0; 0;[.E46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3592.125" calcext:value-type="float">
            <text:p>3592,125</text:p>
          </table:table-cell>
          <table:table-cell table:formula="of:=IF([.$C469]&lt; [.$C470]; 1; 0)" office:value-type="float" office:value="1" calcext:value-type="float">
            <text:p>1</text:p>
          </table:table-cell>
          <table:table-cell table:formula="of:=IF([.D469]= 0; 0;[.E46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3842.413" calcext:value-type="float">
            <text:p>3842,413</text:p>
          </table:table-cell>
          <table:table-cell table:formula="of:=IF([.$C470]&lt; [.$C471]; 1; 0)" office:value-type="float" office:value="1" calcext:value-type="float">
            <text:p>1</text:p>
          </table:table-cell>
          <table:table-cell table:formula="of:=IF([.D470]= 0; 0;[.E46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3900.338" calcext:value-type="float">
            <text:p>3900,338</text:p>
          </table:table-cell>
          <table:table-cell table:formula="of:=IF([.$C471]&lt; [.$C472]; 1; 0)" office:value-type="float" office:value="0" calcext:value-type="float">
            <text:p>0</text:p>
          </table:table-cell>
          <table:table-cell table:formula="of:=IF([.D471]= 0; 0;[.E47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3871.488" calcext:value-type="float">
            <text:p>3871,488</text:p>
          </table:table-cell>
          <table:table-cell table:formula="of:=IF([.$C472]&lt; [.$C473]; 1; 0)" office:value-type="float" office:value="0" calcext:value-type="float">
            <text:p>0</text:p>
          </table:table-cell>
          <table:table-cell table:formula="of:=IF([.D472]= 0; 0;[.E4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3587.188" calcext:value-type="float">
            <text:p>3587,188</text:p>
          </table:table-cell>
          <table:table-cell table:formula="of:=IF([.$C473]&lt; [.$C474]; 1; 0)" office:value-type="float" office:value="0" calcext:value-type="float">
            <text:p>0</text:p>
          </table:table-cell>
          <table:table-cell table:formula="of:=IF([.D473]= 0; 0;[.E4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3293.013" calcext:value-type="float">
            <text:p>3293,013</text:p>
          </table:table-cell>
          <table:table-cell table:formula="of:=IF([.$C474]&lt; [.$C475]; 1; 0)" office:value-type="float" office:value="0" calcext:value-type="float">
            <text:p>0</text:p>
          </table:table-cell>
          <table:table-cell table:formula="of:=IF([.D474]= 0; 0;[.E4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2748.388" calcext:value-type="float">
            <text:p>2748,388</text:p>
          </table:table-cell>
          <table:table-cell table:formula="of:=IF([.$C475]&lt; [.$C476]; 1; 0)" office:value-type="float" office:value="0" calcext:value-type="float">
            <text:p>0</text:p>
          </table:table-cell>
          <table:table-cell table:formula="of:=IF([.D475]= 0; 0;[.E4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2197.925" calcext:value-type="float">
            <text:p>2197,925</text:p>
          </table:table-cell>
          <table:table-cell table:formula="of:=IF([.$C476]&lt; [.$C477]; 1; 0)" office:value-type="float" office:value="0" calcext:value-type="float">
            <text:p>0</text:p>
          </table:table-cell>
          <table:table-cell table:formula="of:=IF([.D476]= 0; 0;[.E4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1794.813" calcext:value-type="float">
            <text:p>1794,813</text:p>
          </table:table-cell>
          <table:table-cell table:formula="of:=IF([.$C477]&lt; [.$C478]; 1; 0)" office:value-type="float" office:value="0" calcext:value-type="float">
            <text:p>0</text:p>
          </table:table-cell>
          <table:table-cell table:formula="of:=IF([.D477]= 0; 0;[.E4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1357.075" calcext:value-type="float">
            <text:p>1357,075</text:p>
          </table:table-cell>
          <table:table-cell table:formula="of:=IF([.$C478]&lt; [.$C479]; 1; 0)" office:value-type="float" office:value="0" calcext:value-type="float">
            <text:p>0</text:p>
          </table:table-cell>
          <table:table-cell table:formula="of:=IF([.D478]= 0; 0;[.E4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1288.213" calcext:value-type="float">
            <text:p>1288,213</text:p>
          </table:table-cell>
          <table:table-cell table:formula="of:=IF([.$C479]&lt; [.$C480]; 1; 0)" office:value-type="float" office:value="0" calcext:value-type="float">
            <text:p>0</text:p>
          </table:table-cell>
          <table:table-cell table:formula="of:=IF([.D479]= 0; 0;[.E4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1273.363" calcext:value-type="float">
            <text:p>1273,363</text:p>
          </table:table-cell>
          <table:table-cell table:formula="of:=IF([.$C480]&lt; [.$C481]; 1; 0)" office:value-type="float" office:value="0" calcext:value-type="float">
            <text:p>0</text:p>
          </table:table-cell>
          <table:table-cell table:formula="of:=IF([.D480]= 0; 0;[.E4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262.525" calcext:value-type="float">
            <text:p>1262,525</text:p>
          </table:table-cell>
          <table:table-cell table:formula="of:=IF([.$C481]&lt; [.$C482]; 1; 0)" office:value-type="float" office:value="1" calcext:value-type="float">
            <text:p>1</text:p>
          </table:table-cell>
          <table:table-cell table:formula="of:=IF([.D481]= 0; 0;[.E48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398.838" calcext:value-type="float">
            <text:p>1398,838</text:p>
          </table:table-cell>
          <table:table-cell table:formula="of:=IF([.$C482]&lt; [.$C483]; 1; 0)" office:value-type="float" office:value="1" calcext:value-type="float">
            <text:p>1</text:p>
          </table:table-cell>
          <table:table-cell table:formula="of:=IF([.D482]= 0; 0;[.E48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532.725" calcext:value-type="float">
            <text:p>1532,725</text:p>
          </table:table-cell>
          <table:table-cell table:formula="of:=IF([.$C483]&lt; [.$C484]; 1; 0)" office:value-type="float" office:value="1" calcext:value-type="float">
            <text:p>1</text:p>
          </table:table-cell>
          <table:table-cell table:formula="of:=IF([.D483]= 0; 0;[.E48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704.188" calcext:value-type="float">
            <text:p>1704,188</text:p>
          </table:table-cell>
          <table:table-cell table:formula="of:=IF([.$C484]&lt; [.$C485]; 1; 0)" office:value-type="float" office:value="1" calcext:value-type="float">
            <text:p>1</text:p>
          </table:table-cell>
          <table:table-cell table:formula="of:=IF([.D484]= 0; 0;[.E48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849.1" calcext:value-type="float">
            <text:p>1849,1</text:p>
          </table:table-cell>
          <table:table-cell table:formula="of:=IF([.$C485]&lt; [.$C486]; 1; 0)" office:value-type="float" office:value="1" calcext:value-type="float">
            <text:p>1</text:p>
          </table:table-cell>
          <table:table-cell table:formula="of:=IF([.D485]= 0; 0;[.E48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37.375" calcext:value-type="float">
            <text:p>1937,375</text:p>
          </table:table-cell>
          <table:table-cell table:formula="of:=IF([.$C486]&lt; [.$C487]; 1; 0)" office:value-type="float" office:value="1" calcext:value-type="float">
            <text:p>1</text:p>
          </table:table-cell>
          <table:table-cell table:formula="of:=IF([.D486]= 0; 0;[.E485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2067.263" calcext:value-type="float">
            <text:p>2067,263</text:p>
          </table:table-cell>
          <table:table-cell table:formula="of:=IF([.$C487]&lt; [.$C488]; 1; 0)" office:value-type="float" office:value="1" calcext:value-type="float">
            <text:p>1</text:p>
          </table:table-cell>
          <table:table-cell table:formula="of:=IF([.D487]= 0; 0;[.E486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2184.838" calcext:value-type="float">
            <text:p>2184,838</text:p>
          </table:table-cell>
          <table:table-cell table:formula="of:=IF([.$C488]&lt; [.$C489]; 1; 0)" office:value-type="float" office:value="0" calcext:value-type="float">
            <text:p>0</text:p>
          </table:table-cell>
          <table:table-cell table:formula="of:=IF([.D488]= 0; 0;[.E48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1934.588" calcext:value-type="float">
            <text:p>1934,588</text:p>
          </table:table-cell>
          <table:table-cell table:formula="of:=IF([.$C489]&lt; [.$C490]; 1; 0)" office:value-type="float" office:value="1" calcext:value-type="float">
            <text:p>1</text:p>
          </table:table-cell>
          <table:table-cell table:formula="of:=IF([.D489]= 0; 0;[.E48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1946.113" calcext:value-type="float">
            <text:p>1946,113</text:p>
          </table:table-cell>
          <table:table-cell table:formula="of:=IF([.$C490]&lt; [.$C491]; 1; 0)" office:value-type="float" office:value="1" calcext:value-type="float">
            <text:p>1</text:p>
          </table:table-cell>
          <table:table-cell table:formula="of:=IF([.D490]= 0; 0;[.E48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2419.838" calcext:value-type="float">
            <text:p>2419,838</text:p>
          </table:table-cell>
          <table:table-cell table:formula="of:=IF([.$C491]&lt; [.$C492]; 1; 0)" office:value-type="float" office:value="1" calcext:value-type="float">
            <text:p>1</text:p>
          </table:table-cell>
          <table:table-cell table:formula="of:=IF([.D491]= 0; 0;[.E49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2898.95" calcext:value-type="float">
            <text:p>2898,95</text:p>
          </table:table-cell>
          <table:table-cell table:formula="of:=IF([.$C492]&lt; [.$C493]; 1; 0)" office:value-type="float" office:value="1" calcext:value-type="float">
            <text:p>1</text:p>
          </table:table-cell>
          <table:table-cell table:formula="of:=IF([.D492]= 0; 0;[.E49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3274.163" calcext:value-type="float">
            <text:p>3274,163</text:p>
          </table:table-cell>
          <table:table-cell table:formula="of:=IF([.$C493]&lt; [.$C494]; 1; 0)" office:value-type="float" office:value="1" calcext:value-type="float">
            <text:p>1</text:p>
          </table:table-cell>
          <table:table-cell table:formula="of:=IF([.D493]= 0; 0;[.E49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3595.838" calcext:value-type="float">
            <text:p>3595,838</text:p>
          </table:table-cell>
          <table:table-cell table:formula="of:=IF([.$C494]&lt; [.$C495]; 1; 0)" office:value-type="float" office:value="1" calcext:value-type="float">
            <text:p>1</text:p>
          </table:table-cell>
          <table:table-cell table:formula="of:=IF([.D494]= 0; 0;[.E493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3973.15" calcext:value-type="float">
            <text:p>3973,15</text:p>
          </table:table-cell>
          <table:table-cell table:formula="of:=IF([.$C495]&lt; [.$C496]; 1; 0)" office:value-type="float" office:value="1" calcext:value-type="float">
            <text:p>1</text:p>
          </table:table-cell>
          <table:table-cell table:formula="of:=IF([.D495]= 0; 0;[.E494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4240.525" calcext:value-type="float">
            <text:p>4240,525</text:p>
          </table:table-cell>
          <table:table-cell table:formula="of:=IF([.$C496]&lt; [.$C497]; 1; 0)" office:value-type="float" office:value="1" calcext:value-type="float">
            <text:p>1</text:p>
          </table:table-cell>
          <table:table-cell table:formula="of:=IF([.D496]= 0; 0;[.E495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4450.588" calcext:value-type="float">
            <text:p>4450,588</text:p>
          </table:table-cell>
          <table:table-cell table:formula="of:=IF([.$C497]&lt; [.$C498]; 1; 0)" office:value-type="float" office:value="1" calcext:value-type="float">
            <text:p>1</text:p>
          </table:table-cell>
          <table:table-cell table:formula="of:=IF([.D497]= 0; 0;[.E496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4511.963" calcext:value-type="float">
            <text:p>4511,963</text:p>
          </table:table-cell>
          <table:table-cell table:formula="of:=IF([.$C498]&lt; [.$C499]; 1; 0)" office:value-type="float" office:value="0" calcext:value-type="float">
            <text:p>0</text:p>
          </table:table-cell>
          <table:table-cell table:formula="of:=IF([.D498]= 0; 0;[.E4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4392.363" calcext:value-type="float">
            <text:p>4392,363</text:p>
          </table:table-cell>
          <table:table-cell table:formula="of:=IF([.$C499]&lt; [.$C500]; 1; 0)" office:value-type="float" office:value="0" calcext:value-type="float">
            <text:p>0</text:p>
          </table:table-cell>
          <table:table-cell table:formula="of:=IF([.D499]= 0; 0;[.E4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4057.688" calcext:value-type="float">
            <text:p>4057,688</text:p>
          </table:table-cell>
          <table:table-cell table:formula="of:=IF([.$C500]&lt; [.$C501]; 1; 0)" office:value-type="float" office:value="0" calcext:value-type="float">
            <text:p>0</text:p>
          </table:table-cell>
          <table:table-cell table:formula="of:=IF([.D500]= 0; 0;[.E4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3567.875" calcext:value-type="float">
            <text:p>3567,875</text:p>
          </table:table-cell>
          <table:table-cell table:formula="of:=IF([.$C501]&lt; [.$C502]; 1; 0)" office:value-type="float" office:value="0" calcext:value-type="float">
            <text:p>0</text:p>
          </table:table-cell>
          <table:table-cell table:formula="of:=IF([.D501]= 0; 0;[.E5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3013.438" calcext:value-type="float">
            <text:p>3013,438</text:p>
          </table:table-cell>
          <table:table-cell table:formula="of:=IF([.$C502]&lt; [.$C503]; 1; 0)" office:value-type="float" office:value="0" calcext:value-type="float">
            <text:p>0</text:p>
          </table:table-cell>
          <table:table-cell table:formula="of:=IF([.D502]= 0; 0;[.E5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2788.813" calcext:value-type="float">
            <text:p>2788,813</text:p>
          </table:table-cell>
          <table:table-cell table:formula="of:=IF([.$C503]&lt; [.$C504]; 1; 0)" office:value-type="float" office:value="1" calcext:value-type="float">
            <text:p>1</text:p>
          </table:table-cell>
          <table:table-cell table:formula="of:=IF([.D503]= 0; 0;[.E50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13.088" calcext:value-type="float">
            <text:p>2913,088</text:p>
          </table:table-cell>
          <table:table-cell table:formula="of:=IF([.$C504]&lt; [.$C505]; 1; 0)" office:value-type="float" office:value="0" calcext:value-type="float">
            <text:p>0</text:p>
          </table:table-cell>
          <table:table-cell table:formula="of:=IF([.D504]= 0; 0;[.E5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2756.2" calcext:value-type="float">
            <text:p>2756,2</text:p>
          </table:table-cell>
          <table:table-cell table:formula="of:=IF([.$C505]&lt; [.$C506]; 1; 0)" office:value-type="float" office:value="0" calcext:value-type="float">
            <text:p>0</text:p>
          </table:table-cell>
          <table:table-cell table:formula="of:=IF([.D505]= 0; 0;[.E5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2444.663" calcext:value-type="float">
            <text:p>2444,663</text:p>
          </table:table-cell>
          <table:table-cell table:formula="of:=IF([.$C506]&lt; [.$C507]; 1; 0)" office:value-type="float" office:value="0" calcext:value-type="float">
            <text:p>0</text:p>
          </table:table-cell>
          <table:table-cell table:formula="of:=IF([.D506]= 0; 0;[.E5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2285.688" calcext:value-type="float">
            <text:p>2285,688</text:p>
          </table:table-cell>
          <table:table-cell table:formula="of:=IF([.$C507]&lt; [.$C508]; 1; 0)" office:value-type="float" office:value="0" calcext:value-type="float">
            <text:p>0</text:p>
          </table:table-cell>
          <table:table-cell table:formula="of:=IF([.D507]= 0; 0;[.E5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2196.663" calcext:value-type="float">
            <text:p>2196,663</text:p>
          </table:table-cell>
          <table:table-cell table:formula="of:=IF([.$C508]&lt; [.$C509]; 1; 0)" office:value-type="float" office:value="0" calcext:value-type="float">
            <text:p>0</text:p>
          </table:table-cell>
          <table:table-cell table:formula="of:=IF([.D508]= 0; 0;[.E5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2105.138" calcext:value-type="float">
            <text:p>2105,138</text:p>
          </table:table-cell>
          <table:table-cell table:formula="of:=IF([.$C509]&lt; [.$C510]; 1; 0)" office:value-type="float" office:value="1" calcext:value-type="float">
            <text:p>1</text:p>
          </table:table-cell>
          <table:table-cell table:formula="of:=IF([.D509]= 0; 0;[.E50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2107.925" calcext:value-type="float">
            <text:p>2107,925</text:p>
          </table:table-cell>
          <table:table-cell table:formula="of:=IF([.$C510]&lt; [.$C511]; 1; 0)" office:value-type="float" office:value="1" calcext:value-type="float">
            <text:p>1</text:p>
          </table:table-cell>
          <table:table-cell table:formula="of:=IF([.D510]= 0; 0;[.E50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2172.938" calcext:value-type="float">
            <text:p>2172,938</text:p>
          </table:table-cell>
          <table:table-cell table:formula="of:=IF([.$C511]&lt; [.$C512]; 1; 0)" office:value-type="float" office:value="0" calcext:value-type="float">
            <text:p>0</text:p>
          </table:table-cell>
          <table:table-cell table:formula="of:=IF([.D511]= 0; 0;[.E51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2164.113" calcext:value-type="float">
            <text:p>2164,113</text:p>
          </table:table-cell>
          <table:table-cell table:formula="of:=IF([.$C512]&lt; [.$C513]; 1; 0)" office:value-type="float" office:value="0" calcext:value-type="float">
            <text:p>0</text:p>
          </table:table-cell>
          <table:table-cell table:formula="of:=IF([.D512]= 0; 0;[.E51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table:formula="of:=IF([.$C513]&lt; [.$C514]; 1; 0)" office:value-type="float" office:value="0" calcext:value-type="float">
            <text:p>0</text:p>
          </table:table-cell>
          <table:table-cell table:formula="of:=IF([.D513]= 0; 0;[.E51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2122.288" calcext:value-type="float">
            <text:p>2122,288</text:p>
          </table:table-cell>
          <table:table-cell table:formula="of:=IF([.$C514]&lt; [.$C515]; 1; 0)" office:value-type="float" office:value="1" calcext:value-type="float">
            <text:p>1</text:p>
          </table:table-cell>
          <table:table-cell table:formula="of:=IF([.D514]= 0; 0;[.E51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2205.788" calcext:value-type="float">
            <text:p>2205,788</text:p>
          </table:table-cell>
          <table:table-cell table:formula="of:=IF([.$C515]&lt; [.$C516]; 1; 0)" office:value-type="float" office:value="1" calcext:value-type="float">
            <text:p>1</text:p>
          </table:table-cell>
          <table:table-cell table:formula="of:=IF([.D515]= 0; 0;[.E51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2236.813" calcext:value-type="float">
            <text:p>2236,813</text:p>
          </table:table-cell>
          <table:table-cell table:formula="of:=IF([.$C516]&lt; [.$C517]; 1; 0)" office:value-type="float" office:value="1" calcext:value-type="float">
            <text:p>1</text:p>
          </table:table-cell>
          <table:table-cell table:formula="of:=IF([.D516]= 0; 0;[.E51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2309.55" calcext:value-type="float">
            <text:p>2309,55</text:p>
          </table:table-cell>
          <table:table-cell table:formula="of:=IF([.$C517]&lt; [.$C518]; 1; 0)" office:value-type="float" office:value="0" calcext:value-type="float">
            <text:p>0</text:p>
          </table:table-cell>
          <table:table-cell table:formula="of:=IF([.D517]= 0; 0;[.E51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2168.613" calcext:value-type="float">
            <text:p>2168,613</text:p>
          </table:table-cell>
          <table:table-cell table:formula="of:=IF([.$C518]&lt; [.$C519]; 1; 0)" office:value-type="float" office:value="0" calcext:value-type="float">
            <text:p>0</text:p>
          </table:table-cell>
          <table:table-cell table:formula="of:=IF([.D518]= 0; 0;[.E5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2051.375" calcext:value-type="float">
            <text:p>2051,375</text:p>
          </table:table-cell>
          <table:table-cell table:formula="of:=IF([.$C519]&lt; [.$C520]; 1; 0)" office:value-type="float" office:value="0" calcext:value-type="float">
            <text:p>0</text:p>
          </table:table-cell>
          <table:table-cell table:formula="of:=IF([.D519]= 0; 0;[.E51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1815.825" calcext:value-type="float">
            <text:p>1815,825</text:p>
          </table:table-cell>
          <table:table-cell table:formula="of:=IF([.$C520]&lt; [.$C521]; 1; 0)" office:value-type="float" office:value="0" calcext:value-type="float">
            <text:p>0</text:p>
          </table:table-cell>
          <table:table-cell table:formula="of:=IF([.D520]= 0; 0;[.E5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1594.138" calcext:value-type="float">
            <text:p>1594,138</text:p>
          </table:table-cell>
          <table:table-cell table:formula="of:=IF([.$C521]&lt; [.$C522]; 1; 0)" office:value-type="float" office:value="0" calcext:value-type="float">
            <text:p>0</text:p>
          </table:table-cell>
          <table:table-cell table:formula="of:=IF([.D521]= 0; 0;[.E5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1369.25" calcext:value-type="float">
            <text:p>1369,25</text:p>
          </table:table-cell>
          <table:table-cell table:formula="of:=IF([.$C522]&lt; [.$C523]; 1; 0)" office:value-type="float" office:value="0" calcext:value-type="float">
            <text:p>0</text:p>
          </table:table-cell>
          <table:table-cell table:formula="of:=IF([.D522]= 0; 0;[.E52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1099.725" calcext:value-type="float">
            <text:p>1099,725</text:p>
          </table:table-cell>
          <table:table-cell table:formula="of:=IF([.$C523]&lt; [.$C524]; 1; 0)" office:value-type="float" office:value="0" calcext:value-type="float">
            <text:p>0</text:p>
          </table:table-cell>
          <table:table-cell table:formula="of:=IF([.D523]= 0; 0;[.E5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862.263" calcext:value-type="float">
            <text:p>862,263</text:p>
          </table:table-cell>
          <table:table-cell table:formula="of:=IF([.$C524]&lt; [.$C525]; 1; 0)" office:value-type="float" office:value="0" calcext:value-type="float">
            <text:p>0</text:p>
          </table:table-cell>
          <table:table-cell table:formula="of:=IF([.D524]= 0; 0;[.E5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03.875" calcext:value-type="float">
            <text:p>603,875</text:p>
          </table:table-cell>
          <table:table-cell table:formula="of:=IF([.$C525]&lt; [.$C526]; 1; 0)" office:value-type="float" office:value="0" calcext:value-type="float">
            <text:p>0</text:p>
          </table:table-cell>
          <table:table-cell table:formula="of:=IF([.D525]= 0; 0;[.E5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531.213" calcext:value-type="float">
            <text:p>531,213</text:p>
          </table:table-cell>
          <table:table-cell table:formula="of:=IF([.$C526]&lt; [.$C527]; 1; 0)" office:value-type="float" office:value="0" calcext:value-type="float">
            <text:p>0</text:p>
          </table:table-cell>
          <table:table-cell table:formula="of:=IF([.D526]= 0; 0;[.E5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93.913" calcext:value-type="float">
            <text:p>493,913</text:p>
          </table:table-cell>
          <table:table-cell table:formula="of:=IF([.$C527]&lt; [.$C528]; 1; 0)" office:value-type="float" office:value="0" calcext:value-type="float">
            <text:p>0</text:p>
          </table:table-cell>
          <table:table-cell table:formula="of:=IF([.D527]= 0; 0;[.E5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434.975" calcext:value-type="float">
            <text:p>434,975</text:p>
          </table:table-cell>
          <table:table-cell table:formula="of:=IF([.$C528]&lt; [.$C529]; 1; 0)" office:value-type="float" office:value="1" calcext:value-type="float">
            <text:p>1</text:p>
          </table:table-cell>
          <table:table-cell table:formula="of:=IF([.D528]= 0; 0;[.E52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443.738" calcext:value-type="float">
            <text:p>443,738</text:p>
          </table:table-cell>
          <table:table-cell table:formula="of:=IF([.$C529]&lt; [.$C530]; 1; 0)" office:value-type="float" office:value="0" calcext:value-type="float">
            <text:p>0</text:p>
          </table:table-cell>
          <table:table-cell table:formula="of:=IF([.D529]= 0; 0;[.E5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421.713" calcext:value-type="float">
            <text:p>421,713</text:p>
          </table:table-cell>
          <table:table-cell table:formula="of:=IF([.$C530]&lt; [.$C531]; 1; 0)" office:value-type="float" office:value="0" calcext:value-type="float">
            <text:p>0</text:p>
          </table:table-cell>
          <table:table-cell table:formula="of:=IF([.D530]= 0; 0;[.E5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421.413" calcext:value-type="float">
            <text:p>421,413</text:p>
          </table:table-cell>
          <table:table-cell table:formula="of:=IF([.$C531]&lt; [.$C532]; 1; 0)" office:value-type="float" office:value="1" calcext:value-type="float">
            <text:p>1</text:p>
          </table:table-cell>
          <table:table-cell table:formula="of:=IF([.D531]= 0; 0;[.E53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424.325" calcext:value-type="float">
            <text:p>424,325</text:p>
          </table:table-cell>
          <table:table-cell table:formula="of:=IF([.$C532]&lt; [.$C533]; 1; 0)" office:value-type="float" office:value="1" calcext:value-type="float">
            <text:p>1</text:p>
          </table:table-cell>
          <table:table-cell table:formula="of:=IF([.D532]= 0; 0;[.E53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475.825" calcext:value-type="float">
            <text:p>475,825</text:p>
          </table:table-cell>
          <table:table-cell table:formula="of:=IF([.$C533]&lt; [.$C534]; 1; 0)" office:value-type="float" office:value="1" calcext:value-type="float">
            <text:p>1</text:p>
          </table:table-cell>
          <table:table-cell table:formula="of:=IF([.D533]= 0; 0;[.E53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548.225" calcext:value-type="float">
            <text:p>548,225</text:p>
          </table:table-cell>
          <table:table-cell table:formula="of:=IF([.$C534]&lt; [.$C535]; 1; 0)" office:value-type="float" office:value="1" calcext:value-type="float">
            <text:p>1</text:p>
          </table:table-cell>
          <table:table-cell table:formula="of:=IF([.D534]= 0; 0;[.E53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646.763" calcext:value-type="float">
            <text:p>646,763</text:p>
          </table:table-cell>
          <table:table-cell table:formula="of:=IF([.$C535]&lt; [.$C536]; 1; 0)" office:value-type="float" office:value="1" calcext:value-type="float">
            <text:p>1</text:p>
          </table:table-cell>
          <table:table-cell table:formula="of:=IF([.D535]= 0; 0;[.E53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730.15" calcext:value-type="float">
            <text:p>730,15</text:p>
          </table:table-cell>
          <table:table-cell table:formula="of:=IF([.$C536]&lt; [.$C537]; 1; 0)" office:value-type="float" office:value="0" calcext:value-type="float">
            <text:p>0</text:p>
          </table:table-cell>
          <table:table-cell table:formula="of:=IF([.D536]= 0; 0;[.E5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11.513" calcext:value-type="float">
            <text:p>611,513</text:p>
          </table:table-cell>
          <table:table-cell table:formula="of:=IF([.$C537]&lt; [.$C538]; 1; 0)" office:value-type="float" office:value="0" calcext:value-type="float">
            <text:p>0</text:p>
          </table:table-cell>
          <table:table-cell table:formula="of:=IF([.D537]= 0; 0;[.E5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560.813" calcext:value-type="float">
            <text:p>560,813</text:p>
          </table:table-cell>
          <table:table-cell table:formula="of:=IF([.$C538]&lt; [.$C539]; 1; 0)" office:value-type="float" office:value="1" calcext:value-type="float">
            <text:p>1</text:p>
          </table:table-cell>
          <table:table-cell table:formula="of:=IF([.D538]= 0; 0;[.E53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604.075" calcext:value-type="float">
            <text:p>604,075</text:p>
          </table:table-cell>
          <table:table-cell table:formula="of:=IF([.$C539]&lt; [.$C540]; 1; 0)" office:value-type="float" office:value="1" calcext:value-type="float">
            <text:p>1</text:p>
          </table:table-cell>
          <table:table-cell table:formula="of:=IF([.D539]= 0; 0;[.E53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771.813" calcext:value-type="float">
            <text:p>771,813</text:p>
          </table:table-cell>
          <table:table-cell table:formula="of:=IF([.$C540]&lt; [.$C541]; 1; 0)" office:value-type="float" office:value="1" calcext:value-type="float">
            <text:p>1</text:p>
          </table:table-cell>
          <table:table-cell table:formula="of:=IF([.D540]= 0; 0;[.E53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4" calcext:value-type="float">
            <text:p>884</text:p>
          </table:table-cell>
          <table:table-cell table:formula="of:=IF([.$C541]&lt; [.$C542]; 1; 0)" office:value-type="float" office:value="0" calcext:value-type="float">
            <text:p>0</text:p>
          </table:table-cell>
          <table:table-cell table:formula="of:=IF([.D541]= 0; 0;[.E5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869.463" calcext:value-type="float">
            <text:p>869,463</text:p>
          </table:table-cell>
          <table:table-cell table:formula="of:=IF([.$C542]&lt; [.$C543]; 1; 0)" office:value-type="float" office:value="0" calcext:value-type="float">
            <text:p>0</text:p>
          </table:table-cell>
          <table:table-cell table:formula="of:=IF([.D542]= 0; 0;[.E5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865.213" calcext:value-type="float">
            <text:p>865,213</text:p>
          </table:table-cell>
          <table:table-cell table:formula="of:=IF([.$C543]&lt; [.$C544]; 1; 0)" office:value-type="float" office:value="0" calcext:value-type="float">
            <text:p>0</text:p>
          </table:table-cell>
          <table:table-cell table:formula="of:=IF([.D543]= 0; 0;[.E5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96.05" calcext:value-type="float">
            <text:p>796,05</text:p>
          </table:table-cell>
          <table:table-cell table:formula="of:=IF([.$C544]&lt; [.$C545]; 1; 0)" office:value-type="float" office:value="0" calcext:value-type="float">
            <text:p>0</text:p>
          </table:table-cell>
          <table:table-cell table:formula="of:=IF([.D544]= 0; 0;[.E54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676.75" calcext:value-type="float">
            <text:p>676,75</text:p>
          </table:table-cell>
          <table:table-cell table:formula="of:=IF([.$C545]&lt; [.$C546]; 1; 0)" office:value-type="float" office:value="0" calcext:value-type="float">
            <text:p>0</text:p>
          </table:table-cell>
          <table:table-cell table:formula="of:=IF([.D545]= 0; 0;[.E54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512.625" calcext:value-type="float">
            <text:p>512,625</text:p>
          </table:table-cell>
          <table:table-cell table:formula="of:=IF([.$C546]&lt; [.$C547]; 1; 0)" office:value-type="float" office:value="0" calcext:value-type="float">
            <text:p>0</text:p>
          </table:table-cell>
          <table:table-cell table:formula="of:=IF([.D546]= 0; 0;[.E54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417.5" calcext:value-type="float">
            <text:p>417,5</text:p>
          </table:table-cell>
          <table:table-cell table:formula="of:=IF([.$C547]&lt; [.$C548]; 1; 0)" office:value-type="float" office:value="0" calcext:value-type="float">
            <text:p>0</text:p>
          </table:table-cell>
          <table:table-cell table:formula="of:=IF([.D547]= 0; 0;[.E54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377.325" calcext:value-type="float">
            <text:p>377,325</text:p>
          </table:table-cell>
          <table:table-cell table:formula="of:=IF([.$C548]&lt; [.$C549]; 1; 0)" office:value-type="float" office:value="1" calcext:value-type="float">
            <text:p>1</text:p>
          </table:table-cell>
          <table:table-cell table:formula="of:=IF([.D548]= 0; 0;[.E54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552.588" calcext:value-type="float">
            <text:p>552,588</text:p>
          </table:table-cell>
          <table:table-cell table:formula="of:=IF([.$C549]&lt; [.$C550]; 1; 0)" office:value-type="float" office:value="1" calcext:value-type="float">
            <text:p>1</text:p>
          </table:table-cell>
          <table:table-cell table:formula="of:=IF([.D549]= 0; 0;[.E54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849.4" calcext:value-type="float">
            <text:p>849,4</text:p>
          </table:table-cell>
          <table:table-cell table:formula="of:=IF([.$C550]&lt; [.$C551]; 1; 0)" office:value-type="float" office:value="1" calcext:value-type="float">
            <text:p>1</text:p>
          </table:table-cell>
          <table:table-cell table:formula="of:=IF([.D550]= 0; 0;[.E54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1143.675" calcext:value-type="float">
            <text:p>1143,675</text:p>
          </table:table-cell>
          <table:table-cell table:formula="of:=IF([.$C551]&lt; [.$C552]; 1; 0)" office:value-type="float" office:value="1" calcext:value-type="float">
            <text:p>1</text:p>
          </table:table-cell>
          <table:table-cell table:formula="of:=IF([.D551]= 0; 0;[.E550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1355.638" calcext:value-type="float">
            <text:p>1355,638</text:p>
          </table:table-cell>
          <table:table-cell table:formula="of:=IF([.$C552]&lt; [.$C553]; 1; 0)" office:value-type="float" office:value="1" calcext:value-type="float">
            <text:p>1</text:p>
          </table:table-cell>
          <table:table-cell table:formula="of:=IF([.D552]= 0; 0;[.E551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587.25" calcext:value-type="float">
            <text:p>1587,25</text:p>
          </table:table-cell>
          <table:table-cell table:formula="of:=IF([.$C553]&lt; [.$C554]; 1; 0)" office:value-type="float" office:value="1" calcext:value-type="float">
            <text:p>1</text:p>
          </table:table-cell>
          <table:table-cell table:formula="of:=IF([.D553]= 0; 0;[.E552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856.225" calcext:value-type="float">
            <text:p>1856,225</text:p>
          </table:table-cell>
          <table:table-cell table:formula="of:=IF([.$C554]&lt; [.$C555]; 1; 0)" office:value-type="float" office:value="1" calcext:value-type="float">
            <text:p>1</text:p>
          </table:table-cell>
          <table:table-cell table:formula="of:=IF([.D554]= 0; 0;[.E553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2004.863" calcext:value-type="float">
            <text:p>2004,863</text:p>
          </table:table-cell>
          <table:table-cell table:formula="of:=IF([.$C555]&lt; [.$C556]; 1; 0)" office:value-type="float" office:value="0" calcext:value-type="float">
            <text:p>0</text:p>
          </table:table-cell>
          <table:table-cell table:formula="of:=IF([.D555]= 0; 0;[.E5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942.425" calcext:value-type="float">
            <text:p>1942,425</text:p>
          </table:table-cell>
          <table:table-cell table:formula="of:=IF([.$C556]&lt; [.$C557]; 1; 0)" office:value-type="float" office:value="0" calcext:value-type="float">
            <text:p>0</text:p>
          </table:table-cell>
          <table:table-cell table:formula="of:=IF([.D556]= 0; 0;[.E55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797.025" calcext:value-type="float">
            <text:p>1797,025</text:p>
          </table:table-cell>
          <table:table-cell table:formula="of:=IF([.$C557]&lt; [.$C558]; 1; 0)" office:value-type="float" office:value="0" calcext:value-type="float">
            <text:p>0</text:p>
          </table:table-cell>
          <table:table-cell table:formula="of:=IF([.D557]= 0; 0;[.E5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1627.113" calcext:value-type="float">
            <text:p>1627,113</text:p>
          </table:table-cell>
          <table:table-cell table:formula="of:=IF([.$C558]&lt; [.$C559]; 1; 0)" office:value-type="float" office:value="0" calcext:value-type="float">
            <text:p>0</text:p>
          </table:table-cell>
          <table:table-cell table:formula="of:=IF([.D558]= 0; 0;[.E5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1479.425" calcext:value-type="float">
            <text:p>1479,425</text:p>
          </table:table-cell>
          <table:table-cell table:formula="of:=IF([.$C559]&lt; [.$C560]; 1; 0)" office:value-type="float" office:value="0" calcext:value-type="float">
            <text:p>0</text:p>
          </table:table-cell>
          <table:table-cell table:formula="of:=IF([.D559]= 0; 0;[.E5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1272.988" calcext:value-type="float">
            <text:p>1272,988</text:p>
          </table:table-cell>
          <table:table-cell table:formula="of:=IF([.$C560]&lt; [.$C561]; 1; 0)" office:value-type="float" office:value="0" calcext:value-type="float">
            <text:p>0</text:p>
          </table:table-cell>
          <table:table-cell table:formula="of:=IF([.D560]= 0; 0;[.E55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820.938" calcext:value-type="float">
            <text:p>820,938</text:p>
          </table:table-cell>
          <table:table-cell table:formula="of:=IF([.$C561]&lt; [.$C562]; 1; 0)" office:value-type="float" office:value="0" calcext:value-type="float">
            <text:p>0</text:p>
          </table:table-cell>
          <table:table-cell table:formula="of:=IF([.D561]= 0; 0;[.E56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444.613" calcext:value-type="float">
            <text:p>444,613</text:p>
          </table:table-cell>
          <table:table-cell table:formula="of:=IF([.$C562]&lt; [.$C563]; 1; 0)" office:value-type="float" office:value="0" calcext:value-type="float">
            <text:p>0</text:p>
          </table:table-cell>
          <table:table-cell table:formula="of:=IF([.D562]= 0; 0;[.E5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346.075" calcext:value-type="float">
            <text:p>346,075</text:p>
          </table:table-cell>
          <table:table-cell table:formula="of:=IF([.$C563]&lt; [.$C564]; 1; 0)" office:value-type="float" office:value="1" calcext:value-type="float">
            <text:p>1</text:p>
          </table:table-cell>
          <table:table-cell table:formula="of:=IF([.D563]= 0; 0;[.E5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400.25" calcext:value-type="float">
            <text:p>400,25</text:p>
          </table:table-cell>
          <table:table-cell table:formula="of:=IF([.$C564]&lt; [.$C565]; 1; 0)" office:value-type="float" office:value="1" calcext:value-type="float">
            <text:p>1</text:p>
          </table:table-cell>
          <table:table-cell table:formula="of:=IF([.D564]= 0; 0;[.E56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468.875" calcext:value-type="float">
            <text:p>468,875</text:p>
          </table:table-cell>
          <table:table-cell table:formula="of:=IF([.$C565]&lt; [.$C566]; 1; 0)" office:value-type="float" office:value="1" calcext:value-type="float">
            <text:p>1</text:p>
          </table:table-cell>
          <table:table-cell table:formula="of:=IF([.D565]= 0; 0;[.E56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546.438" calcext:value-type="float">
            <text:p>546,438</text:p>
          </table:table-cell>
          <table:table-cell table:formula="of:=IF([.$C566]&lt; [.$C567]; 1; 0)" office:value-type="float" office:value="1" calcext:value-type="float">
            <text:p>1</text:p>
          </table:table-cell>
          <table:table-cell table:formula="of:=IF([.D566]= 0; 0;[.E56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667.363" calcext:value-type="float">
            <text:p>667,363</text:p>
          </table:table-cell>
          <table:table-cell table:formula="of:=IF([.$C567]&lt; [.$C568]; 1; 0)" office:value-type="float" office:value="1" calcext:value-type="float">
            <text:p>1</text:p>
          </table:table-cell>
          <table:table-cell table:formula="of:=IF([.D567]= 0; 0;[.E56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22.863" calcext:value-type="float">
            <text:p>822,863</text:p>
          </table:table-cell>
          <table:table-cell table:formula="of:=IF([.$C568]&lt; [.$C569]; 1; 0)" office:value-type="float" office:value="1" calcext:value-type="float">
            <text:p>1</text:p>
          </table:table-cell>
          <table:table-cell table:formula="of:=IF([.D568]= 0; 0;[.E56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922.45" calcext:value-type="float">
            <text:p>922,45</text:p>
          </table:table-cell>
          <table:table-cell table:formula="of:=IF([.$C569]&lt; [.$C570]; 1; 0)" office:value-type="float" office:value="1" calcext:value-type="float">
            <text:p>1</text:p>
          </table:table-cell>
          <table:table-cell table:formula="of:=IF([.D569]= 0; 0;[.E56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1021.088" calcext:value-type="float">
            <text:p>1021,088</text:p>
          </table:table-cell>
          <table:table-cell table:formula="of:=IF([.$C570]&lt; [.$C571]; 1; 0)" office:value-type="float" office:value="1" calcext:value-type="float">
            <text:p>1</text:p>
          </table:table-cell>
          <table:table-cell table:formula="of:=IF([.D570]= 0; 0;[.E56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1162.538" calcext:value-type="float">
            <text:p>1162,538</text:p>
          </table:table-cell>
          <table:table-cell table:formula="of:=IF([.$C571]&lt; [.$C572]; 1; 0)" office:value-type="float" office:value="1" calcext:value-type="float">
            <text:p>1</text:p>
          </table:table-cell>
          <table:table-cell table:formula="of:=IF([.D571]= 0; 0;[.E57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1165.138" calcext:value-type="float">
            <text:p>1165,138</text:p>
          </table:table-cell>
          <table:table-cell table:formula="of:=IF([.$C572]&lt; [.$C573]; 1; 0)" office:value-type="float" office:value="0" calcext:value-type="float">
            <text:p>0</text:p>
          </table:table-cell>
          <table:table-cell table:formula="of:=IF([.D572]= 0; 0;[.E5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1097.3" calcext:value-type="float">
            <text:p>1097,3</text:p>
          </table:table-cell>
          <table:table-cell table:formula="of:=IF([.$C573]&lt; [.$C574]; 1; 0)" office:value-type="float" office:value="0" calcext:value-type="float">
            <text:p>0</text:p>
          </table:table-cell>
          <table:table-cell table:formula="of:=IF([.D573]= 0; 0;[.E5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1061.65" calcext:value-type="float">
            <text:p>1061,65</text:p>
          </table:table-cell>
          <table:table-cell table:formula="of:=IF([.$C574]&lt; [.$C575]; 1; 0)" office:value-type="float" office:value="1" calcext:value-type="float">
            <text:p>1</text:p>
          </table:table-cell>
          <table:table-cell table:formula="of:=IF([.D574]= 0; 0;[.E57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1075.363" calcext:value-type="float">
            <text:p>1075,363</text:p>
          </table:table-cell>
          <table:table-cell table:formula="of:=IF([.$C575]&lt; [.$C576]; 1; 0)" office:value-type="float" office:value="0" calcext:value-type="float">
            <text:p>0</text:p>
          </table:table-cell>
          <table:table-cell table:formula="of:=IF([.D575]= 0; 0;[.E5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1059.625" calcext:value-type="float">
            <text:p>1059,625</text:p>
          </table:table-cell>
          <table:table-cell table:formula="of:=IF([.$C576]&lt; [.$C577]; 1; 0)" office:value-type="float" office:value="0" calcext:value-type="float">
            <text:p>0</text:p>
          </table:table-cell>
          <table:table-cell table:formula="of:=IF([.D576]= 0; 0;[.E5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943.013" calcext:value-type="float">
            <text:p>943,013</text:p>
          </table:table-cell>
          <table:table-cell table:formula="of:=IF([.$C577]&lt; [.$C578]; 1; 0)" office:value-type="float" office:value="0" calcext:value-type="float">
            <text:p>0</text:p>
          </table:table-cell>
          <table:table-cell table:formula="of:=IF([.D577]= 0; 0;[.E5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916.688" calcext:value-type="float">
            <text:p>916,688</text:p>
          </table:table-cell>
          <table:table-cell table:formula="of:=IF([.$C578]&lt; [.$C579]; 1; 0)" office:value-type="float" office:value="0" calcext:value-type="float">
            <text:p>0</text:p>
          </table:table-cell>
          <table:table-cell table:formula="of:=IF([.D578]= 0; 0;[.E5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812.213" calcext:value-type="float">
            <text:p>812,213</text:p>
          </table:table-cell>
          <table:table-cell table:formula="of:=IF([.$C579]&lt; [.$C580]; 1; 0)" office:value-type="float" office:value="1" calcext:value-type="float">
            <text:p>1</text:p>
          </table:table-cell>
          <table:table-cell table:formula="of:=IF([.D579]= 0; 0;[.E57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826.8" calcext:value-type="float">
            <text:p>826,8</text:p>
          </table:table-cell>
          <table:table-cell table:formula="of:=IF([.$C580]&lt; [.$C581]; 1; 0)" office:value-type="float" office:value="0" calcext:value-type="float">
            <text:p>0</text:p>
          </table:table-cell>
          <table:table-cell table:formula="of:=IF([.D580]= 0; 0;[.E5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789.55" calcext:value-type="float">
            <text:p>789,55</text:p>
          </table:table-cell>
          <table:table-cell table:formula="of:=IF([.$C581]&lt; [.$C582]; 1; 0)" office:value-type="float" office:value="0" calcext:value-type="float">
            <text:p>0</text:p>
          </table:table-cell>
          <table:table-cell table:formula="of:=IF([.D581]= 0; 0;[.E5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709.35" calcext:value-type="float">
            <text:p>709,35</text:p>
          </table:table-cell>
          <table:table-cell table:formula="of:=IF([.$C582]&lt; [.$C583]; 1; 0)" office:value-type="float" office:value="0" calcext:value-type="float">
            <text:p>0</text:p>
          </table:table-cell>
          <table:table-cell table:formula="of:=IF([.D582]= 0; 0;[.E5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649.675" calcext:value-type="float">
            <text:p>649,675</text:p>
          </table:table-cell>
          <table:table-cell table:formula="of:=IF([.$C583]&lt; [.$C584]; 1; 0)" office:value-type="float" office:value="0" calcext:value-type="float">
            <text:p>0</text:p>
          </table:table-cell>
          <table:table-cell table:formula="of:=IF([.D583]= 0; 0;[.E5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643.025" calcext:value-type="float">
            <text:p>643,025</text:p>
          </table:table-cell>
          <table:table-cell table:formula="of:=IF([.$C584]&lt; [.$C585]; 1; 0)" office:value-type="float" office:value="0" calcext:value-type="float">
            <text:p>0</text:p>
          </table:table-cell>
          <table:table-cell table:formula="of:=IF([.D584]= 0; 0;[.E58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498.138" calcext:value-type="float">
            <text:p>498,138</text:p>
          </table:table-cell>
          <table:table-cell table:formula="of:=IF([.$C585]&lt; [.$C586]; 1; 0)" office:value-type="float" office:value="0" calcext:value-type="float">
            <text:p>0</text:p>
          </table:table-cell>
          <table:table-cell table:formula="of:=IF([.D585]= 0; 0;[.E58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327.488" calcext:value-type="float">
            <text:p>327,488</text:p>
          </table:table-cell>
          <table:table-cell table:formula="of:=IF([.$C586]&lt; [.$C587]; 1; 0)" office:value-type="float" office:value="1" calcext:value-type="float">
            <text:p>1</text:p>
          </table:table-cell>
          <table:table-cell table:formula="of:=IF([.D586]= 0; 0;[.E58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334.213" calcext:value-type="float">
            <text:p>334,213</text:p>
          </table:table-cell>
          <table:table-cell table:formula="of:=IF([.$C587]&lt; [.$C588]; 1; 0)" office:value-type="float" office:value="1" calcext:value-type="float">
            <text:p>1</text:p>
          </table:table-cell>
          <table:table-cell table:formula="of:=IF([.D587]= 0; 0;[.E58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454.288" calcext:value-type="float">
            <text:p>454,288</text:p>
          </table:table-cell>
          <table:table-cell table:formula="of:=IF([.$C588]&lt; [.$C589]; 1; 0)" office:value-type="float" office:value="1" calcext:value-type="float">
            <text:p>1</text:p>
          </table:table-cell>
          <table:table-cell table:formula="of:=IF([.D588]= 0; 0;[.E58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566.375" calcext:value-type="float">
            <text:p>566,375</text:p>
          </table:table-cell>
          <table:table-cell table:formula="of:=IF([.$C589]&lt; [.$C590]; 1; 0)" office:value-type="float" office:value="1" calcext:value-type="float">
            <text:p>1</text:p>
          </table:table-cell>
          <table:table-cell table:formula="of:=IF([.D589]= 0; 0;[.E58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0.113" calcext:value-type="float">
            <text:p>840,113</text:p>
          </table:table-cell>
          <table:table-cell table:formula="of:=IF([.$C590]&lt; [.$C591]; 1; 0)" office:value-type="float" office:value="1" calcext:value-type="float">
            <text:p>1</text:p>
          </table:table-cell>
          <table:table-cell table:formula="of:=IF([.D590]= 0; 0;[.E589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1195.938" calcext:value-type="float">
            <text:p>1195,938</text:p>
          </table:table-cell>
          <table:table-cell table:formula="of:=IF([.$C591]&lt; [.$C592]; 1; 0)" office:value-type="float" office:value="1" calcext:value-type="float">
            <text:p>1</text:p>
          </table:table-cell>
          <table:table-cell table:formula="of:=IF([.D591]= 0; 0;[.E590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1197.925" calcext:value-type="float">
            <text:p>1197,925</text:p>
          </table:table-cell>
          <table:table-cell table:formula="of:=IF([.$C592]&lt; [.$C593]; 1; 0)" office:value-type="float" office:value="1" calcext:value-type="float">
            <text:p>1</text:p>
          </table:table-cell>
          <table:table-cell table:formula="of:=IF([.D592]= 0; 0;[.E591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1209.425" calcext:value-type="float">
            <text:p>1209,425</text:p>
          </table:table-cell>
          <table:table-cell table:formula="of:=IF([.$C593]&lt; [.$C594]; 1; 0)" office:value-type="float" office:value="1" calcext:value-type="float">
            <text:p>1</text:p>
          </table:table-cell>
          <table:table-cell table:formula="of:=IF([.D593]= 0; 0;[.E592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1406.488" calcext:value-type="float">
            <text:p>1406,488</text:p>
          </table:table-cell>
          <table:table-cell table:formula="of:=IF([.$C594]&lt; [.$C595]; 1; 0)" office:value-type="float" office:value="0" calcext:value-type="float">
            <text:p>0</text:p>
          </table:table-cell>
          <table:table-cell table:formula="of:=IF([.D594]= 0; 0;[.E59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1202.213" calcext:value-type="float">
            <text:p>1202,213</text:p>
          </table:table-cell>
          <table:table-cell table:formula="of:=IF([.$C595]&lt; [.$C596]; 1; 0)" office:value-type="float" office:value="0" calcext:value-type="float">
            <text:p>0</text:p>
          </table:table-cell>
          <table:table-cell table:formula="of:=IF([.D595]= 0; 0;[.E5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812.525" calcext:value-type="float">
            <text:p>812,525</text:p>
          </table:table-cell>
          <table:table-cell table:formula="of:=IF([.$C596]&lt; [.$C597]; 1; 0)" office:value-type="float" office:value="1" calcext:value-type="float">
            <text:p>1</text:p>
          </table:table-cell>
          <table:table-cell table:formula="of:=IF([.D596]= 0; 0;[.E59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826.713" calcext:value-type="float">
            <text:p>826,713</text:p>
          </table:table-cell>
          <table:table-cell table:formula="of:=IF([.$C597]&lt; [.$C598]; 1; 0)" office:value-type="float" office:value="1" calcext:value-type="float">
            <text:p>1</text:p>
          </table:table-cell>
          <table:table-cell table:formula="of:=IF([.D597]= 0; 0;[.E59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986.925" calcext:value-type="float">
            <text:p>986,925</text:p>
          </table:table-cell>
          <table:table-cell table:formula="of:=IF([.$C598]&lt; [.$C599]; 1; 0)" office:value-type="float" office:value="1" calcext:value-type="float">
            <text:p>1</text:p>
          </table:table-cell>
          <table:table-cell table:formula="of:=IF([.D598]= 0; 0;[.E59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1386.2" calcext:value-type="float">
            <text:p>1386,2</text:p>
          </table:table-cell>
          <table:table-cell table:formula="of:=IF([.$C599]&lt; [.$C600]; 1; 0)" office:value-type="float" office:value="1" calcext:value-type="float">
            <text:p>1</text:p>
          </table:table-cell>
          <table:table-cell table:formula="of:=IF([.D599]= 0; 0;[.E59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1638.1" calcext:value-type="float">
            <text:p>1638,1</text:p>
          </table:table-cell>
          <table:table-cell table:formula="of:=IF([.$C600]&lt; [.$C601]; 1; 0)" office:value-type="float" office:value="1" calcext:value-type="float">
            <text:p>1</text:p>
          </table:table-cell>
          <table:table-cell table:formula="of:=IF([.D600]= 0; 0;[.E599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2046.35" calcext:value-type="float">
            <text:p>2046,35</text:p>
          </table:table-cell>
          <table:table-cell table:formula="of:=IF([.$C601]&lt; [.$C602]; 1; 0)" office:value-type="float" office:value="1" calcext:value-type="float">
            <text:p>1</text:p>
          </table:table-cell>
          <table:table-cell table:formula="of:=IF([.D601]= 0; 0;[.E600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2263.875" calcext:value-type="float">
            <text:p>2263,875</text:p>
          </table:table-cell>
          <table:table-cell table:formula="of:=IF([.$C602]&lt; [.$C603]; 1; 0)" office:value-type="float" office:value="1" calcext:value-type="float">
            <text:p>1</text:p>
          </table:table-cell>
          <table:table-cell table:formula="of:=IF([.D602]= 0; 0;[.E601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2458.625" calcext:value-type="float">
            <text:p>2458,625</text:p>
          </table:table-cell>
          <table:table-cell table:formula="of:=IF([.$C603]&lt; [.$C604]; 1; 0)" office:value-type="float" office:value="0" calcext:value-type="float">
            <text:p>0</text:p>
          </table:table-cell>
          <table:table-cell table:formula="of:=IF([.D603]= 0; 0;[.E6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2301.075" calcext:value-type="float">
            <text:p>2301,075</text:p>
          </table:table-cell>
          <table:table-cell table:formula="of:=IF([.$C604]&lt; [.$C605]; 1; 0)" office:value-type="float" office:value="0" calcext:value-type="float">
            <text:p>0</text:p>
          </table:table-cell>
          <table:table-cell table:formula="of:=IF([.D604]= 0; 0;[.E6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2109.338" calcext:value-type="float">
            <text:p>2109,338</text:p>
          </table:table-cell>
          <table:table-cell table:formula="of:=IF([.$C605]&lt; [.$C606]; 1; 0)" office:value-type="float" office:value="0" calcext:value-type="float">
            <text:p>0</text:p>
          </table:table-cell>
          <table:table-cell table:formula="of:=IF([.D605]= 0; 0;[.E6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2023.55" calcext:value-type="float">
            <text:p>2023,55</text:p>
          </table:table-cell>
          <table:table-cell table:formula="of:=IF([.$C606]&lt; [.$C607]; 1; 0)" office:value-type="float" office:value="0" calcext:value-type="float">
            <text:p>0</text:p>
          </table:table-cell>
          <table:table-cell table:formula="of:=IF([.D606]= 0; 0;[.E6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1784.975" calcext:value-type="float">
            <text:p>1784,975</text:p>
          </table:table-cell>
          <table:table-cell table:formula="of:=IF([.$C607]&lt; [.$C608]; 1; 0)" office:value-type="float" office:value="0" calcext:value-type="float">
            <text:p>0</text:p>
          </table:table-cell>
          <table:table-cell table:formula="of:=IF([.D607]= 0; 0;[.E6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1567.675" calcext:value-type="float">
            <text:p>1567,675</text:p>
          </table:table-cell>
          <table:table-cell table:formula="of:=IF([.$C608]&lt; [.$C609]; 1; 0)" office:value-type="float" office:value="0" calcext:value-type="float">
            <text:p>0</text:p>
          </table:table-cell>
          <table:table-cell table:formula="of:=IF([.D608]= 0; 0;[.E6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964.163" calcext:value-type="float">
            <text:p>964,163</text:p>
          </table:table-cell>
          <table:table-cell table:formula="of:=IF([.$C609]&lt; [.$C610]; 1; 0)" office:value-type="float" office:value="0" calcext:value-type="float">
            <text:p>0</text:p>
          </table:table-cell>
          <table:table-cell table:formula="of:=IF([.D609]= 0; 0;[.E60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340.325" calcext:value-type="float">
            <text:p>340,325</text:p>
          </table:table-cell>
          <table:table-cell table:formula="of:=IF([.$C610]&lt; [.$C611]; 1; 0)" office:value-type="float" office:value="1" calcext:value-type="float">
            <text:p>1</text:p>
          </table:table-cell>
          <table:table-cell table:formula="of:=IF([.D610]= 0; 0;[.E609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347.588" calcext:value-type="float">
            <text:p>347,588</text:p>
          </table:table-cell>
          <table:table-cell table:formula="of:=IF([.$C611]&lt; [.$C612]; 1; 0)" office:value-type="float" office:value="1" calcext:value-type="float">
            <text:p>1</text:p>
          </table:table-cell>
          <table:table-cell table:formula="of:=IF([.D611]= 0; 0;[.E610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94.975" calcext:value-type="float">
            <text:p>794,975</text:p>
          </table:table-cell>
          <table:table-cell table:formula="of:=IF([.$C612]&lt; [.$C613]; 1; 0)" office:value-type="float" office:value="1" calcext:value-type="float">
            <text:p>1</text:p>
          </table:table-cell>
          <table:table-cell table:formula="of:=IF([.D612]= 0; 0;[.E611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1097.7" calcext:value-type="float">
            <text:p>1097,7</text:p>
          </table:table-cell>
          <table:table-cell table:formula="of:=IF([.$C613]&lt; [.$C614]; 1; 0)" office:value-type="float" office:value="1" calcext:value-type="float">
            <text:p>1</text:p>
          </table:table-cell>
          <table:table-cell table:formula="of:=IF([.D613]= 0; 0;[.E612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1180.238" calcext:value-type="float">
            <text:p>1180,238</text:p>
          </table:table-cell>
          <table:table-cell table:formula="of:=IF([.$C614]&lt; [.$C615]; 1; 0)" office:value-type="float" office:value="1" calcext:value-type="float">
            <text:p>1</text:p>
          </table:table-cell>
          <table:table-cell table:formula="of:=IF([.D614]= 0; 0;[.E613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1288.9" calcext:value-type="float">
            <text:p>1288,9</text:p>
          </table:table-cell>
          <table:table-cell table:formula="of:=IF([.$C615]&lt; [.$C616]; 1; 0)" office:value-type="float" office:value="1" calcext:value-type="float">
            <text:p>1</text:p>
          </table:table-cell>
          <table:table-cell table:formula="of:=IF([.D615]= 0; 0;[.E614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1493.075" calcext:value-type="float">
            <text:p>1493,075</text:p>
          </table:table-cell>
          <table:table-cell table:formula="of:=IF([.$C616]&lt; [.$C617]; 1; 0)" office:value-type="float" office:value="1" calcext:value-type="float">
            <text:p>1</text:p>
          </table:table-cell>
          <table:table-cell table:formula="of:=IF([.D616]= 0; 0;[.E615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1700.825" calcext:value-type="float">
            <text:p>1700,825</text:p>
          </table:table-cell>
          <table:table-cell table:formula="of:=IF([.$C617]&lt; [.$C618]; 1; 0)" office:value-type="float" office:value="1" calcext:value-type="float">
            <text:p>1</text:p>
          </table:table-cell>
          <table:table-cell table:formula="of:=IF([.D617]= 0; 0;[.E616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1787.45" calcext:value-type="float">
            <text:p>1787,45</text:p>
          </table:table-cell>
          <table:table-cell table:formula="of:=IF([.$C618]&lt; [.$C619]; 1; 0)" office:value-type="float" office:value="0" calcext:value-type="float">
            <text:p>0</text:p>
          </table:table-cell>
          <table:table-cell table:formula="of:=IF([.D618]= 0; 0;[.E6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1652.025" calcext:value-type="float">
            <text:p>1652,025</text:p>
          </table:table-cell>
          <table:table-cell table:formula="of:=IF([.$C619]&lt; [.$C620]; 1; 0)" office:value-type="float" office:value="0" calcext:value-type="float">
            <text:p>0</text:p>
          </table:table-cell>
          <table:table-cell table:formula="of:=IF([.D619]= 0; 0;[.E61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1363.95" calcext:value-type="float">
            <text:p>1363,95</text:p>
          </table:table-cell>
          <table:table-cell table:formula="of:=IF([.$C620]&lt; [.$C621]; 1; 0)" office:value-type="float" office:value="0" calcext:value-type="float">
            <text:p>0</text:p>
          </table:table-cell>
          <table:table-cell table:formula="of:=IF([.D620]= 0; 0;[.E6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1101.9" calcext:value-type="float">
            <text:p>1101,9</text:p>
          </table:table-cell>
          <table:table-cell table:formula="of:=IF([.$C621]&lt; [.$C622]; 1; 0)" office:value-type="float" office:value="1" calcext:value-type="float">
            <text:p>1</text:p>
          </table:table-cell>
          <table:table-cell table:formula="of:=IF([.D621]= 0; 0;[.E62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1571.638" calcext:value-type="float">
            <text:p>1571,638</text:p>
          </table:table-cell>
          <table:table-cell table:formula="of:=IF([.$C622]&lt; [.$C623]; 1; 0)" office:value-type="float" office:value="1" calcext:value-type="float">
            <text:p>1</text:p>
          </table:table-cell>
          <table:table-cell table:formula="of:=IF([.D622]= 0; 0;[.E62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2538.838" calcext:value-type="float">
            <text:p>2538,838</text:p>
          </table:table-cell>
          <table:table-cell table:formula="of:=IF([.$C623]&lt; [.$C624]; 1; 0)" office:value-type="float" office:value="1" calcext:value-type="float">
            <text:p>1</text:p>
          </table:table-cell>
          <table:table-cell table:formula="of:=IF([.D623]= 0; 0;[.E62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3423.9" calcext:value-type="float">
            <text:p>3423,9</text:p>
          </table:table-cell>
          <table:table-cell table:formula="of:=IF([.$C624]&lt; [.$C625]; 1; 0)" office:value-type="float" office:value="1" calcext:value-type="float">
            <text:p>1</text:p>
          </table:table-cell>
          <table:table-cell table:formula="of:=IF([.D624]= 0; 0;[.E62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3971.375" calcext:value-type="float">
            <text:p>3971,375</text:p>
          </table:table-cell>
          <table:table-cell table:formula="of:=IF([.$C625]&lt; [.$C626]; 1; 0)" office:value-type="float" office:value="1" calcext:value-type="float">
            <text:p>1</text:p>
          </table:table-cell>
          <table:table-cell table:formula="of:=IF([.D625]= 0; 0;[.E62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4154.65" calcext:value-type="float">
            <text:p>4154,65</text:p>
          </table:table-cell>
          <table:table-cell table:formula="of:=IF([.$C626]&lt; [.$C627]; 1; 0)" office:value-type="float" office:value="0" calcext:value-type="float">
            <text:p>0</text:p>
          </table:table-cell>
          <table:table-cell table:formula="of:=IF([.D626]= 0; 0;[.E6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4045.563" calcext:value-type="float">
            <text:p>4045,563</text:p>
          </table:table-cell>
          <table:table-cell table:formula="of:=IF([.$C627]&lt; [.$C628]; 1; 0)" office:value-type="float" office:value="0" calcext:value-type="float">
            <text:p>0</text:p>
          </table:table-cell>
          <table:table-cell table:formula="of:=IF([.D627]= 0; 0;[.E6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3708.063" calcext:value-type="float">
            <text:p>3708,063</text:p>
          </table:table-cell>
          <table:table-cell table:formula="of:=IF([.$C628]&lt; [.$C629]; 1; 0)" office:value-type="float" office:value="0" calcext:value-type="float">
            <text:p>0</text:p>
          </table:table-cell>
          <table:table-cell table:formula="of:=IF([.D628]= 0; 0;[.E6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3345.463" calcext:value-type="float">
            <text:p>3345,463</text:p>
          </table:table-cell>
          <table:table-cell table:formula="of:=IF([.$C629]&lt; [.$C630]; 1; 0)" office:value-type="float" office:value="0" calcext:value-type="float">
            <text:p>0</text:p>
          </table:table-cell>
          <table:table-cell table:formula="of:=IF([.D629]= 0; 0;[.E6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3113.675" calcext:value-type="float">
            <text:p>3113,675</text:p>
          </table:table-cell>
          <table:table-cell table:formula="of:=IF([.$C630]&lt; [.$C631]; 1; 0)" office:value-type="float" office:value="0" calcext:value-type="float">
            <text:p>0</text:p>
          </table:table-cell>
          <table:table-cell table:formula="of:=IF([.D630]= 0; 0;[.E6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879.988" calcext:value-type="float">
            <text:p>2879,988</text:p>
          </table:table-cell>
          <table:table-cell table:formula="of:=IF([.$C631]&lt; [.$C632]; 1; 0)" office:value-type="float" office:value="0" calcext:value-type="float">
            <text:p>0</text:p>
          </table:table-cell>
          <table:table-cell table:formula="of:=IF([.D631]= 0; 0;[.E6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2648.275" calcext:value-type="float">
            <text:p>2648,275</text:p>
          </table:table-cell>
          <table:table-cell table:formula="of:=IF([.$C632]&lt; [.$C633]; 1; 0)" office:value-type="float" office:value="0" calcext:value-type="float">
            <text:p>0</text:p>
          </table:table-cell>
          <table:table-cell table:formula="of:=IF([.D632]= 0; 0;[.E63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1875.2" calcext:value-type="float">
            <text:p>1875,2</text:p>
          </table:table-cell>
          <table:table-cell table:formula="of:=IF([.$C633]&lt; [.$C634]; 1; 0)" office:value-type="float" office:value="0" calcext:value-type="float">
            <text:p>0</text:p>
          </table:table-cell>
          <table:table-cell table:formula="of:=IF([.D633]= 0; 0;[.E63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988.238" calcext:value-type="float">
            <text:p>988,238</text:p>
          </table:table-cell>
          <table:table-cell table:formula="of:=IF([.$C634]&lt; [.$C635]; 1; 0)" office:value-type="float" office:value="0" calcext:value-type="float">
            <text:p>0</text:p>
          </table:table-cell>
          <table:table-cell table:formula="of:=IF([.D634]= 0; 0;[.E63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623.725" calcext:value-type="float">
            <text:p>623,725</text:p>
          </table:table-cell>
          <table:table-cell table:formula="of:=IF([.$C635]&lt; [.$C636]; 1; 0)" office:value-type="float" office:value="1" calcext:value-type="float">
            <text:p>1</text:p>
          </table:table-cell>
          <table:table-cell table:formula="of:=IF([.D635]= 0; 0;[.E63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89.15" calcext:value-type="float">
            <text:p>789,15</text:p>
          </table:table-cell>
          <table:table-cell table:formula="of:=IF([.$C636]&lt; [.$C637]; 1; 0)" office:value-type="float" office:value="1" calcext:value-type="float">
            <text:p>1</text:p>
          </table:table-cell>
          <table:table-cell table:formula="of:=IF([.D636]= 0; 0;[.E63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1219.313" calcext:value-type="float">
            <text:p>1219,313</text:p>
          </table:table-cell>
          <table:table-cell table:formula="of:=IF([.$C637]&lt; [.$C638]; 1; 0)" office:value-type="float" office:value="1" calcext:value-type="float">
            <text:p>1</text:p>
          </table:table-cell>
          <table:table-cell table:formula="of:=IF([.D637]= 0; 0;[.E63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1398.75" calcext:value-type="float">
            <text:p>1398,75</text:p>
          </table:table-cell>
          <table:table-cell table:formula="of:=IF([.$C638]&lt; [.$C639]; 1; 0)" office:value-type="float" office:value="0" calcext:value-type="float">
            <text:p>0</text:p>
          </table:table-cell>
          <table:table-cell table:formula="of:=IF([.D638]= 0; 0;[.E6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1283.063" calcext:value-type="float">
            <text:p>1283,063</text:p>
          </table:table-cell>
          <table:table-cell table:formula="of:=IF([.$C639]&lt; [.$C640]; 1; 0)" office:value-type="float" office:value="0" calcext:value-type="float">
            <text:p>0</text:p>
          </table:table-cell>
          <table:table-cell table:formula="of:=IF([.D639]= 0; 0;[.E6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1164.413" calcext:value-type="float">
            <text:p>1164,413</text:p>
          </table:table-cell>
          <table:table-cell table:formula="of:=IF([.$C640]&lt; [.$C641]; 1; 0)" office:value-type="float" office:value="0" calcext:value-type="float">
            <text:p>0</text:p>
          </table:table-cell>
          <table:table-cell table:formula="of:=IF([.D640]= 0; 0;[.E6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1047.363" calcext:value-type="float">
            <text:p>1047,363</text:p>
          </table:table-cell>
          <table:table-cell table:formula="of:=IF([.$C641]&lt; [.$C642]; 1; 0)" office:value-type="float" office:value="0" calcext:value-type="float">
            <text:p>0</text:p>
          </table:table-cell>
          <table:table-cell table:formula="of:=IF([.D641]= 0; 0;[.E6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1025.15" calcext:value-type="float">
            <text:p>1025,15</text:p>
          </table:table-cell>
          <table:table-cell table:formula="of:=IF([.$C642]&lt; [.$C643]; 1; 0)" office:value-type="float" office:value="1" calcext:value-type="float">
            <text:p>1</text:p>
          </table:table-cell>
          <table:table-cell table:formula="of:=IF([.D642]= 0; 0;[.E64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1086.488" calcext:value-type="float">
            <text:p>1086,488</text:p>
          </table:table-cell>
          <table:table-cell table:formula="of:=IF([.$C643]&lt; [.$C644]; 1; 0)" office:value-type="float" office:value="0" calcext:value-type="float">
            <text:p>0</text:p>
          </table:table-cell>
          <table:table-cell table:formula="of:=IF([.D643]= 0; 0;[.E6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1000.438" calcext:value-type="float">
            <text:p>1000,438</text:p>
          </table:table-cell>
          <table:table-cell table:formula="of:=IF([.$C644]&lt; [.$C645]; 1; 0)" office:value-type="float" office:value="1" calcext:value-type="float">
            <text:p>1</text:p>
          </table:table-cell>
          <table:table-cell table:formula="of:=IF([.D644]= 0; 0;[.E64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1175.338" calcext:value-type="float">
            <text:p>1175,338</text:p>
          </table:table-cell>
          <table:table-cell table:formula="of:=IF([.$C645]&lt; [.$C646]; 1; 0)" office:value-type="float" office:value="1" calcext:value-type="float">
            <text:p>1</text:p>
          </table:table-cell>
          <table:table-cell table:formula="of:=IF([.D645]= 0; 0;[.E64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1868.438" calcext:value-type="float">
            <text:p>1868,438</text:p>
          </table:table-cell>
          <table:table-cell table:formula="of:=IF([.$C646]&lt; [.$C647]; 1; 0)" office:value-type="float" office:value="1" calcext:value-type="float">
            <text:p>1</text:p>
          </table:table-cell>
          <table:table-cell table:formula="of:=IF([.D646]= 0; 0;[.E64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3060.3" calcext:value-type="float">
            <text:p>3060,3</text:p>
          </table:table-cell>
          <table:table-cell table:formula="of:=IF([.$C647]&lt; [.$C648]; 1; 0)" office:value-type="float" office:value="1" calcext:value-type="float">
            <text:p>1</text:p>
          </table:table-cell>
          <table:table-cell table:formula="of:=IF([.D647]= 0; 0;[.E646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4255.9" calcext:value-type="float">
            <text:p>4255,9</text:p>
          </table:table-cell>
          <table:table-cell table:formula="of:=IF([.$C648]&lt; [.$C649]; 1; 0)" office:value-type="float" office:value="1" calcext:value-type="float">
            <text:p>1</text:p>
          </table:table-cell>
          <table:table-cell table:formula="of:=IF([.D648]= 0; 0;[.E647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5003.425" calcext:value-type="float">
            <text:p>5003,425</text:p>
          </table:table-cell>
          <table:table-cell table:formula="of:=IF([.$C649]&lt; [.$C650]; 1; 0)" office:value-type="float" office:value="0" calcext:value-type="float">
            <text:p>0</text:p>
          </table:table-cell>
          <table:table-cell table:formula="of:=IF([.D649]= 0; 0;[.E6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4937.638" calcext:value-type="float">
            <text:p>4937,638</text:p>
          </table:table-cell>
          <table:table-cell table:formula="of:=IF([.$C650]&lt; [.$C651]; 1; 0)" office:value-type="float" office:value="0" calcext:value-type="float">
            <text:p>0</text:p>
          </table:table-cell>
          <table:table-cell table:formula="of:=IF([.D650]= 0; 0;[.E6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4861.213" calcext:value-type="float">
            <text:p>4861,213</text:p>
          </table:table-cell>
          <table:table-cell table:formula="of:=IF([.$C651]&lt; [.$C652]; 1; 0)" office:value-type="float" office:value="0" calcext:value-type="float">
            <text:p>0</text:p>
          </table:table-cell>
          <table:table-cell table:formula="of:=IF([.D651]= 0; 0;[.E6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4697.563" calcext:value-type="float">
            <text:p>4697,563</text:p>
          </table:table-cell>
          <table:table-cell table:formula="of:=IF([.$C652]&lt; [.$C653]; 1; 0)" office:value-type="float" office:value="0" calcext:value-type="float">
            <text:p>0</text:p>
          </table:table-cell>
          <table:table-cell table:formula="of:=IF([.D652]= 0; 0;[.E65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4528.913" calcext:value-type="float">
            <text:p>4528,913</text:p>
          </table:table-cell>
          <table:table-cell table:formula="of:=IF([.$C653]&lt; [.$C654]; 1; 0)" office:value-type="float" office:value="0" calcext:value-type="float">
            <text:p>0</text:p>
          </table:table-cell>
          <table:table-cell table:formula="of:=IF([.D653]= 0; 0;[.E6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4417.838" calcext:value-type="float">
            <text:p>4417,838</text:p>
          </table:table-cell>
          <table:table-cell table:formula="of:=IF([.$C654]&lt; [.$C655]; 1; 0)" office:value-type="float" office:value="0" calcext:value-type="float">
            <text:p>0</text:p>
          </table:table-cell>
          <table:table-cell table:formula="of:=IF([.D654]= 0; 0;[.E6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4356.125" calcext:value-type="float">
            <text:p>4356,125</text:p>
          </table:table-cell>
          <table:table-cell table:formula="of:=IF([.$C655]&lt; [.$C656]; 1; 0)" office:value-type="float" office:value="0" calcext:value-type="float">
            <text:p>0</text:p>
          </table:table-cell>
          <table:table-cell table:formula="of:=IF([.D655]= 0; 0;[.E6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66.163" calcext:value-type="float">
            <text:p>4266,163</text:p>
          </table:table-cell>
          <table:table-cell table:formula="of:=IF([.$C656]&lt; [.$C657]; 1; 0)" office:value-type="float" office:value="0" calcext:value-type="float">
            <text:p>0</text:p>
          </table:table-cell>
          <table:table-cell table:formula="of:=IF([.D656]= 0; 0;[.E65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3305.313" calcext:value-type="float">
            <text:p>3305,313</text:p>
          </table:table-cell>
          <table:table-cell table:formula="of:=IF([.$C657]&lt; [.$C658]; 1; 0)" office:value-type="float" office:value="0" calcext:value-type="float">
            <text:p>0</text:p>
          </table:table-cell>
          <table:table-cell table:formula="of:=IF([.D657]= 0; 0;[.E6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2211.113" calcext:value-type="float">
            <text:p>2211,113</text:p>
          </table:table-cell>
          <table:table-cell table:formula="of:=IF([.$C658]&lt; [.$C659]; 1; 0)" office:value-type="float" office:value="1" calcext:value-type="float">
            <text:p>1</text:p>
          </table:table-cell>
          <table:table-cell table:formula="of:=IF([.D658]= 0; 0;[.E65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2445.813" calcext:value-type="float">
            <text:p>2445,813</text:p>
          </table:table-cell>
          <table:table-cell table:formula="of:=IF([.$C659]&lt; [.$C660]; 1; 0)" office:value-type="float" office:value="1" calcext:value-type="float">
            <text:p>1</text:p>
          </table:table-cell>
          <table:table-cell table:formula="of:=IF([.D659]= 0; 0;[.E65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3334.025" calcext:value-type="float">
            <text:p>3334,025</text:p>
          </table:table-cell>
          <table:table-cell table:formula="of:=IF([.$C660]&lt; [.$C661]; 1; 0)" office:value-type="float" office:value="1" calcext:value-type="float">
            <text:p>1</text:p>
          </table:table-cell>
          <table:table-cell table:formula="of:=IF([.D660]= 0; 0;[.E65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3987.3" calcext:value-type="float">
            <text:p>3987,3</text:p>
          </table:table-cell>
          <table:table-cell table:formula="of:=IF([.$C661]&lt; [.$C662]; 1; 0)" office:value-type="float" office:value="1" calcext:value-type="float">
            <text:p>1</text:p>
          </table:table-cell>
          <table:table-cell table:formula="of:=IF([.D661]= 0; 0;[.E660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4037.15" calcext:value-type="float">
            <text:p>4037,15</text:p>
          </table:table-cell>
          <table:table-cell table:formula="of:=IF([.$C662]&lt; [.$C663]; 1; 0)" office:value-type="float" office:value="0" calcext:value-type="float">
            <text:p>0</text:p>
          </table:table-cell>
          <table:table-cell table:formula="of:=IF([.D662]= 0; 0;[.E6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3850.613" calcext:value-type="float">
            <text:p>3850,613</text:p>
          </table:table-cell>
          <table:table-cell table:formula="of:=IF([.$C663]&lt; [.$C664]; 1; 0)" office:value-type="float" office:value="1" calcext:value-type="float">
            <text:p>1</text:p>
          </table:table-cell>
          <table:table-cell table:formula="of:=IF([.D663]= 0; 0;[.E6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3850.938" calcext:value-type="float">
            <text:p>3850,938</text:p>
          </table:table-cell>
          <table:table-cell table:formula="of:=IF([.$C664]&lt; [.$C665]; 1; 0)" office:value-type="float" office:value="0" calcext:value-type="float">
            <text:p>0</text:p>
          </table:table-cell>
          <table:table-cell table:formula="of:=IF([.D664]= 0; 0;[.E66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3784.788" calcext:value-type="float">
            <text:p>3784,788</text:p>
          </table:table-cell>
          <table:table-cell table:formula="of:=IF([.$C665]&lt; [.$C666]; 1; 0)" office:value-type="float" office:value="1" calcext:value-type="float">
            <text:p>1</text:p>
          </table:table-cell>
          <table:table-cell table:formula="of:=IF([.D665]= 0; 0;[.E66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3922.8" calcext:value-type="float">
            <text:p>3922,8</text:p>
          </table:table-cell>
          <table:table-cell table:formula="of:=IF([.$C666]&lt; [.$C667]; 1; 0)" office:value-type="float" office:value="0" calcext:value-type="float">
            <text:p>0</text:p>
          </table:table-cell>
          <table:table-cell table:formula="of:=IF([.D666]= 0; 0;[.E66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3755.675" calcext:value-type="float">
            <text:p>3755,675</text:p>
          </table:table-cell>
          <table:table-cell table:formula="of:=IF([.$C667]&lt; [.$C668]; 1; 0)" office:value-type="float" office:value="0" calcext:value-type="float">
            <text:p>0</text:p>
          </table:table-cell>
          <table:table-cell table:formula="of:=IF([.D667]= 0; 0;[.E66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3201.738" calcext:value-type="float">
            <text:p>3201,738</text:p>
          </table:table-cell>
          <table:table-cell table:formula="of:=IF([.$C668]&lt; [.$C669]; 1; 0)" office:value-type="float" office:value="0" calcext:value-type="float">
            <text:p>0</text:p>
          </table:table-cell>
          <table:table-cell table:formula="of:=IF([.D668]= 0; 0;[.E66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2948.075" calcext:value-type="float">
            <text:p>2948,075</text:p>
          </table:table-cell>
          <table:table-cell table:formula="of:=IF([.$C669]&lt; [.$C670]; 1; 0)" office:value-type="float" office:value="1" calcext:value-type="float">
            <text:p>1</text:p>
          </table:table-cell>
          <table:table-cell table:formula="of:=IF([.D669]= 0; 0;[.E66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3687.088" calcext:value-type="float">
            <text:p>3687,088</text:p>
          </table:table-cell>
          <table:table-cell table:formula="of:=IF([.$C670]&lt; [.$C671]; 1; 0)" office:value-type="float" office:value="1" calcext:value-type="float">
            <text:p>1</text:p>
          </table:table-cell>
          <table:table-cell table:formula="of:=IF([.D670]= 0; 0;[.E66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82.713" calcext:value-type="float">
            <text:p>4782,713</text:p>
          </table:table-cell>
          <table:table-cell table:formula="of:=IF([.$C671]&lt; [.$C672]; 1; 0)" office:value-type="float" office:value="1" calcext:value-type="float">
            <text:p>1</text:p>
          </table:table-cell>
          <table:table-cell table:formula="of:=IF([.D671]= 0; 0;[.E67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5291.063" calcext:value-type="float">
            <text:p>5291,063</text:p>
          </table:table-cell>
          <table:table-cell table:formula="of:=IF([.$C672]&lt; [.$C673]; 1; 0)" office:value-type="float" office:value="1" calcext:value-type="float">
            <text:p>1</text:p>
          </table:table-cell>
          <table:table-cell table:formula="of:=IF([.D672]= 0; 0;[.E67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5382.25" calcext:value-type="float">
            <text:p>5382,25</text:p>
          </table:table-cell>
          <table:table-cell table:formula="of:=IF([.$C673]&lt; [.$C674]; 1; 0)" office:value-type="float" office:value="0" calcext:value-type="float">
            <text:p>0</text:p>
          </table:table-cell>
          <table:table-cell table:formula="of:=IF([.D673]= 0; 0;[.E6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5231.813" calcext:value-type="float">
            <text:p>5231,813</text:p>
          </table:table-cell>
          <table:table-cell table:formula="of:=IF([.$C674]&lt; [.$C675]; 1; 0)" office:value-type="float" office:value="0" calcext:value-type="float">
            <text:p>0</text:p>
          </table:table-cell>
          <table:table-cell table:formula="of:=IF([.D674]= 0; 0;[.E6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5017.125" calcext:value-type="float">
            <text:p>5017,125</text:p>
          </table:table-cell>
          <table:table-cell table:formula="of:=IF([.$C675]&lt; [.$C676]; 1; 0)" office:value-type="float" office:value="0" calcext:value-type="float">
            <text:p>0</text:p>
          </table:table-cell>
          <table:table-cell table:formula="of:=IF([.D675]= 0; 0;[.E6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4546.4" calcext:value-type="float">
            <text:p>4546,4</text:p>
          </table:table-cell>
          <table:table-cell table:formula="of:=IF([.$C676]&lt; [.$C677]; 1; 0)" office:value-type="float" office:value="0" calcext:value-type="float">
            <text:p>0</text:p>
          </table:table-cell>
          <table:table-cell table:formula="of:=IF([.D676]= 0; 0;[.E6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4131.463" calcext:value-type="float">
            <text:p>4131,463</text:p>
          </table:table-cell>
          <table:table-cell table:formula="of:=IF([.$C677]&lt; [.$C678]; 1; 0)" office:value-type="float" office:value="0" calcext:value-type="float">
            <text:p>0</text:p>
          </table:table-cell>
          <table:table-cell table:formula="of:=IF([.D677]= 0; 0;[.E6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3843.075" calcext:value-type="float">
            <text:p>3843,075</text:p>
          </table:table-cell>
          <table:table-cell table:formula="of:=IF([.$C678]&lt; [.$C679]; 1; 0)" office:value-type="float" office:value="0" calcext:value-type="float">
            <text:p>0</text:p>
          </table:table-cell>
          <table:table-cell table:formula="of:=IF([.D678]= 0; 0;[.E6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584.4" calcext:value-type="float">
            <text:p>3584,4</text:p>
          </table:table-cell>
          <table:table-cell table:formula="of:=IF([.$C679]&lt; [.$C680]; 1; 0)" office:value-type="float" office:value="0" calcext:value-type="float">
            <text:p>0</text:p>
          </table:table-cell>
          <table:table-cell table:formula="of:=IF([.D679]= 0; 0;[.E6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3275.375" calcext:value-type="float">
            <text:p>3275,375</text:p>
          </table:table-cell>
          <table:table-cell table:formula="of:=IF([.$C680]&lt; [.$C681]; 1; 0)" office:value-type="float" office:value="0" calcext:value-type="float">
            <text:p>0</text:p>
          </table:table-cell>
          <table:table-cell table:formula="of:=IF([.D680]= 0; 0;[.E6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2384.588" calcext:value-type="float">
            <text:p>2384,588</text:p>
          </table:table-cell>
          <table:table-cell table:formula="of:=IF([.$C681]&lt; [.$C682]; 1; 0)" office:value-type="float" office:value="0" calcext:value-type="float">
            <text:p>0</text:p>
          </table:table-cell>
          <table:table-cell table:formula="of:=IF([.D681]= 0; 0;[.E6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1347.375" calcext:value-type="float">
            <text:p>1347,375</text:p>
          </table:table-cell>
          <table:table-cell table:formula="of:=IF([.$C682]&lt; [.$C683]; 1; 0)" office:value-type="float" office:value="0" calcext:value-type="float">
            <text:p>0</text:p>
          </table:table-cell>
          <table:table-cell table:formula="of:=IF([.D682]= 0; 0;[.E6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1094.95" calcext:value-type="float">
            <text:p>1094,95</text:p>
          </table:table-cell>
          <table:table-cell table:formula="of:=IF([.$C683]&lt; [.$C684]; 1; 0)" office:value-type="float" office:value="1" calcext:value-type="float">
            <text:p>1</text:p>
          </table:table-cell>
          <table:table-cell table:formula="of:=IF([.D683]= 0; 0;[.E68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1180.338" calcext:value-type="float">
            <text:p>1180,338</text:p>
          </table:table-cell>
          <table:table-cell table:formula="of:=IF([.$C684]&lt; [.$C685]; 1; 0)" office:value-type="float" office:value="1" calcext:value-type="float">
            <text:p>1</text:p>
          </table:table-cell>
          <table:table-cell table:formula="of:=IF([.D684]= 0; 0;[.E68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1330.15" calcext:value-type="float">
            <text:p>1330,15</text:p>
          </table:table-cell>
          <table:table-cell table:formula="of:=IF([.$C685]&lt; [.$C686]; 1; 0)" office:value-type="float" office:value="1" calcext:value-type="float">
            <text:p>1</text:p>
          </table:table-cell>
          <table:table-cell table:formula="of:=IF([.D685]= 0; 0;[.E68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1515.025" calcext:value-type="float">
            <text:p>1515,025</text:p>
          </table:table-cell>
          <table:table-cell table:formula="of:=IF([.$C686]&lt; [.$C687]; 1; 0)" office:value-type="float" office:value="1" calcext:value-type="float">
            <text:p>1</text:p>
          </table:table-cell>
          <table:table-cell table:formula="of:=IF([.D686]= 0; 0;[.E68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1608.875" calcext:value-type="float">
            <text:p>1608,875</text:p>
          </table:table-cell>
          <table:table-cell table:formula="of:=IF([.$C687]&lt; [.$C688]; 1; 0)" office:value-type="float" office:value="1" calcext:value-type="float">
            <text:p>1</text:p>
          </table:table-cell>
          <table:table-cell table:formula="of:=IF([.D687]= 0; 0;[.E68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1706.5" calcext:value-type="float">
            <text:p>1706,5</text:p>
          </table:table-cell>
          <table:table-cell table:formula="of:=IF([.$C688]&lt; [.$C689]; 1; 0)" office:value-type="float" office:value="0" calcext:value-type="float">
            <text:p>0</text:p>
          </table:table-cell>
          <table:table-cell table:formula="of:=IF([.D688]= 0; 0;[.E68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1699.413" calcext:value-type="float">
            <text:p>1699,413</text:p>
          </table:table-cell>
          <table:table-cell table:formula="of:=IF([.$C689]&lt; [.$C690]; 1; 0)" office:value-type="float" office:value="0" calcext:value-type="float">
            <text:p>0</text:p>
          </table:table-cell>
          <table:table-cell table:formula="of:=IF([.D689]= 0; 0;[.E68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1678.763" calcext:value-type="float">
            <text:p>1678,763</text:p>
          </table:table-cell>
          <table:table-cell table:formula="of:=IF([.$C690]&lt; [.$C691]; 1; 0)" office:value-type="float" office:value="0" calcext:value-type="float">
            <text:p>0</text:p>
          </table:table-cell>
          <table:table-cell table:formula="of:=IF([.D690]= 0; 0;[.E68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1672.45" calcext:value-type="float">
            <text:p>1672,45</text:p>
          </table:table-cell>
          <table:table-cell table:formula="of:=IF([.$C691]&lt; [.$C692]; 1; 0)" office:value-type="float" office:value="0" calcext:value-type="float">
            <text:p>0</text:p>
          </table:table-cell>
          <table:table-cell table:formula="of:=IF([.D691]= 0; 0;[.E69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1669.963" calcext:value-type="float">
            <text:p>1669,963</text:p>
          </table:table-cell>
          <table:table-cell table:formula="of:=IF([.$C692]&lt; [.$C693]; 1; 0)" office:value-type="float" office:value="1" calcext:value-type="float">
            <text:p>1</text:p>
          </table:table-cell>
          <table:table-cell table:formula="of:=IF([.D692]= 0; 0;[.E69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1912.2" calcext:value-type="float">
            <text:p>1912,2</text:p>
          </table:table-cell>
          <table:table-cell table:formula="of:=IF([.$C693]&lt; [.$C694]; 1; 0)" office:value-type="float" office:value="1" calcext:value-type="float">
            <text:p>1</text:p>
          </table:table-cell>
          <table:table-cell table:formula="of:=IF([.D693]= 0; 0;[.E692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2709.538" calcext:value-type="float">
            <text:p>2709,538</text:p>
          </table:table-cell>
          <table:table-cell table:formula="of:=IF([.$C694]&lt; [.$C695]; 1; 0)" office:value-type="float" office:value="1" calcext:value-type="float">
            <text:p>1</text:p>
          </table:table-cell>
          <table:table-cell table:formula="of:=IF([.D694]= 0; 0;[.E693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3575.313" calcext:value-type="float">
            <text:p>3575,313</text:p>
          </table:table-cell>
          <table:table-cell table:formula="of:=IF([.$C695]&lt; [.$C696]; 1; 0)" office:value-type="float" office:value="1" calcext:value-type="float">
            <text:p>1</text:p>
          </table:table-cell>
          <table:table-cell table:formula="of:=IF([.D695]= 0; 0;[.E694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4097.675" calcext:value-type="float">
            <text:p>4097,675</text:p>
          </table:table-cell>
          <table:table-cell table:formula="of:=IF([.$C696]&lt; [.$C697]; 1; 0)" office:value-type="float" office:value="1" calcext:value-type="float">
            <text:p>1</text:p>
          </table:table-cell>
          <table:table-cell table:formula="of:=IF([.D696]= 0; 0;[.E695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4326.838" calcext:value-type="float">
            <text:p>4326,838</text:p>
          </table:table-cell>
          <table:table-cell table:formula="of:=IF([.$C697]&lt; [.$C698]; 1; 0)" office:value-type="float" office:value="0" calcext:value-type="float">
            <text:p>0</text:p>
          </table:table-cell>
          <table:table-cell table:formula="of:=IF([.D697]= 0; 0;[.E6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4272.663" calcext:value-type="float">
            <text:p>4272,663</text:p>
          </table:table-cell>
          <table:table-cell table:formula="of:=IF([.$C698]&lt; [.$C699]; 1; 0)" office:value-type="float" office:value="0" calcext:value-type="float">
            <text:p>0</text:p>
          </table:table-cell>
          <table:table-cell table:formula="of:=IF([.D698]= 0; 0;[.E6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4037" calcext:value-type="float">
            <text:p>4037</text:p>
          </table:table-cell>
          <table:table-cell table:formula="of:=IF([.$C699]&lt; [.$C700]; 1; 0)" office:value-type="float" office:value="0" calcext:value-type="float">
            <text:p>0</text:p>
          </table:table-cell>
          <table:table-cell table:formula="of:=IF([.D699]= 0; 0;[.E6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3760.938" calcext:value-type="float">
            <text:p>3760,938</text:p>
          </table:table-cell>
          <table:table-cell table:formula="of:=IF([.$C700]&lt; [.$C701]; 1; 0)" office:value-type="float" office:value="0" calcext:value-type="float">
            <text:p>0</text:p>
          </table:table-cell>
          <table:table-cell table:formula="of:=IF([.D700]= 0; 0;[.E6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3717.313" calcext:value-type="float">
            <text:p>3717,313</text:p>
          </table:table-cell>
          <table:table-cell table:formula="of:=IF([.$C701]&lt; [.$C702]; 1; 0)" office:value-type="float" office:value="1" calcext:value-type="float">
            <text:p>1</text:p>
          </table:table-cell>
          <table:table-cell table:formula="of:=IF([.D701]= 0; 0;[.E70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3945.738" calcext:value-type="float">
            <text:p>3945,738</text:p>
          </table:table-cell>
          <table:table-cell table:formula="of:=IF([.$C702]&lt; [.$C703]; 1; 0)" office:value-type="float" office:value="1" calcext:value-type="float">
            <text:p>1</text:p>
          </table:table-cell>
          <table:table-cell table:formula="of:=IF([.D702]= 0; 0;[.E70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4228.6" calcext:value-type="float">
            <text:p>4228,6</text:p>
          </table:table-cell>
          <table:table-cell table:formula="of:=IF([.$C703]&lt; [.$C704]; 1; 0)" office:value-type="float" office:value="0" calcext:value-type="float">
            <text:p>0</text:p>
          </table:table-cell>
          <table:table-cell table:formula="of:=IF([.D703]= 0; 0;[.E7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063.113" calcext:value-type="float">
            <text:p>4063,113</text:p>
          </table:table-cell>
          <table:table-cell table:formula="of:=IF([.$C704]&lt; [.$C705]; 1; 0)" office:value-type="float" office:value="0" calcext:value-type="float">
            <text:p>0</text:p>
          </table:table-cell>
          <table:table-cell table:formula="of:=IF([.D704]= 0; 0;[.E7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3116.538" calcext:value-type="float">
            <text:p>3116,538</text:p>
          </table:table-cell>
          <table:table-cell table:formula="of:=IF([.$C705]&lt; [.$C706]; 1; 0)" office:value-type="float" office:value="0" calcext:value-type="float">
            <text:p>0</text:p>
          </table:table-cell>
          <table:table-cell table:formula="of:=IF([.D705]= 0; 0;[.E7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1871.9" calcext:value-type="float">
            <text:p>1871,9</text:p>
          </table:table-cell>
          <table:table-cell table:formula="of:=IF([.$C706]&lt; [.$C707]; 1; 0)" office:value-type="float" office:value="0" calcext:value-type="float">
            <text:p>0</text:p>
          </table:table-cell>
          <table:table-cell table:formula="of:=IF([.D706]= 0; 0;[.E7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1349.938" calcext:value-type="float">
            <text:p>1349,938</text:p>
          </table:table-cell>
          <table:table-cell table:formula="of:=IF([.$C707]&lt; [.$C708]; 1; 0)" office:value-type="float" office:value="1" calcext:value-type="float">
            <text:p>1</text:p>
          </table:table-cell>
          <table:table-cell table:formula="of:=IF([.D707]= 0; 0;[.E70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1425.5" calcext:value-type="float">
            <text:p>1425,5</text:p>
          </table:table-cell>
          <table:table-cell table:formula="of:=IF([.$C708]&lt; [.$C709]; 1; 0)" office:value-type="float" office:value="1" calcext:value-type="float">
            <text:p>1</text:p>
          </table:table-cell>
          <table:table-cell table:formula="of:=IF([.D708]= 0; 0;[.E70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1697.863" calcext:value-type="float">
            <text:p>1697,863</text:p>
          </table:table-cell>
          <table:table-cell table:formula="of:=IF([.$C709]&lt; [.$C710]; 1; 0)" office:value-type="float" office:value="1" calcext:value-type="float">
            <text:p>1</text:p>
          </table:table-cell>
          <table:table-cell table:formula="of:=IF([.D709]= 0; 0;[.E708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1998.063" calcext:value-type="float">
            <text:p>1998,063</text:p>
          </table:table-cell>
          <table:table-cell table:formula="of:=IF([.$C710]&lt; [.$C711]; 1; 0)" office:value-type="float" office:value="1" calcext:value-type="float">
            <text:p>1</text:p>
          </table:table-cell>
          <table:table-cell table:formula="of:=IF([.D710]= 0; 0;[.E709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2532.55" calcext:value-type="float">
            <text:p>2532,55</text:p>
          </table:table-cell>
          <table:table-cell table:formula="of:=IF([.$C711]&lt; [.$C712]; 1; 0)" office:value-type="float" office:value="1" calcext:value-type="float">
            <text:p>1</text:p>
          </table:table-cell>
          <table:table-cell table:formula="of:=IF([.D711]= 0; 0;[.E710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2994.675" calcext:value-type="float">
            <text:p>2994,675</text:p>
          </table:table-cell>
          <table:table-cell table:formula="of:=IF([.$C712]&lt; [.$C713]; 1; 0)" office:value-type="float" office:value="1" calcext:value-type="float">
            <text:p>1</text:p>
          </table:table-cell>
          <table:table-cell table:formula="of:=IF([.D712]= 0; 0;[.E711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3244.65" calcext:value-type="float">
            <text:p>3244,65</text:p>
          </table:table-cell>
          <table:table-cell table:formula="of:=IF([.$C713]&lt; [.$C714]; 1; 0)" office:value-type="float" office:value="0" calcext:value-type="float">
            <text:p>0</text:p>
          </table:table-cell>
          <table:table-cell table:formula="of:=IF([.D713]= 0; 0;[.E71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3232.613" calcext:value-type="float">
            <text:p>3232,613</text:p>
          </table:table-cell>
          <table:table-cell table:formula="of:=IF([.$C714]&lt; [.$C715]; 1; 0)" office:value-type="float" office:value="1" calcext:value-type="float">
            <text:p>1</text:p>
          </table:table-cell>
          <table:table-cell table:formula="of:=IF([.D714]= 0; 0;[.E71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3254.475" calcext:value-type="float">
            <text:p>3254,475</text:p>
          </table:table-cell>
          <table:table-cell table:formula="of:=IF([.$C715]&lt; [.$C716]; 1; 0)" office:value-type="float" office:value="0" calcext:value-type="float">
            <text:p>0</text:p>
          </table:table-cell>
          <table:table-cell table:formula="of:=IF([.D715]= 0; 0;[.E71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3098.8" calcext:value-type="float">
            <text:p>3098,8</text:p>
          </table:table-cell>
          <table:table-cell table:formula="of:=IF([.$C716]&lt; [.$C717]; 1; 0)" office:value-type="float" office:value="1" calcext:value-type="float">
            <text:p>1</text:p>
          </table:table-cell>
          <table:table-cell table:formula="of:=IF([.D716]= 0; 0;[.E71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3200.613" calcext:value-type="float">
            <text:p>3200,613</text:p>
          </table:table-cell>
          <table:table-cell table:formula="of:=IF([.$C717]&lt; [.$C718]; 1; 0)" office:value-type="float" office:value="1" calcext:value-type="float">
            <text:p>1</text:p>
          </table:table-cell>
          <table:table-cell table:formula="of:=IF([.D717]= 0; 0;[.E71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4075.263" calcext:value-type="float">
            <text:p>4075,263</text:p>
          </table:table-cell>
          <table:table-cell table:formula="of:=IF([.$C718]&lt; [.$C719]; 1; 0)" office:value-type="float" office:value="1" calcext:value-type="float">
            <text:p>1</text:p>
          </table:table-cell>
          <table:table-cell table:formula="of:=IF([.D718]= 0; 0;[.E71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90.425" calcext:value-type="float">
            <text:p>5190,425</text:p>
          </table:table-cell>
          <table:table-cell table:formula="of:=IF([.$C719]&lt; [.$C720]; 1; 0)" office:value-type="float" office:value="1" calcext:value-type="float">
            <text:p>1</text:p>
          </table:table-cell>
          <table:table-cell table:formula="of:=IF([.D719]= 0; 0;[.E71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5414.475" calcext:value-type="float">
            <text:p>5414,475</text:p>
          </table:table-cell>
          <table:table-cell table:formula="of:=IF([.$C720]&lt; [.$C721]; 1; 0)" office:value-type="float" office:value="0" calcext:value-type="float">
            <text:p>0</text:p>
          </table:table-cell>
          <table:table-cell table:formula="of:=IF([.D720]= 0; 0;[.E7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5379.913" calcext:value-type="float">
            <text:p>5379,913</text:p>
          </table:table-cell>
          <table:table-cell table:formula="of:=IF([.$C721]&lt; [.$C722]; 1; 0)" office:value-type="float" office:value="0" calcext:value-type="float">
            <text:p>0</text:p>
          </table:table-cell>
          <table:table-cell table:formula="of:=IF([.D721]= 0; 0;[.E720] +1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MAX([.E2:.E721])" office:value-type="float" office:value="15" calcext:value-type="float">
            <text:p>15</text:p>
          </table:table-cell>
        </table:table-row>
        <calcext:conditional-formats>
          <calcext:conditional-format calcext:target-range-address="'zad 7.1'.B3:'zad 7.1'.B32">
            <calcext:condition calcext:apply-style-name="Error" calcext:value="=[$'zad 7.1'.$B$34]" calcext:base-cell-address="'zad 7.1'.B3"/>
          </calcext:conditional-format>
          <calcext:conditional-format calcext:target-range-address="'zad 7.1'.C3:'zad 7.1'.C32">
            <calcext:condition calcext:apply-style-name="Error" calcext:value="=[$'zad 7.1'.$C$34]" calcext:base-cell-address="'zad 7.1'.C3"/>
          </calcext:conditional-format>
          <calcext:conditional-format calcext:target-range-address="'zad 7.3'.E2:'zad 7.3'.E721">
            <calcext:condition calcext:apply-style-name="Error" calcext:value="=[$'zad 7.3'.$E$722]" calcext:base-cell-address="'zad 7.3'.E2"/>
          </calcext:conditional-format>
        </calcext:conditional-formats>
      </table:table>
      <table:table table:name="zad 7.4" table:style-name="ta1">
        <table:table-column table:style-name="co1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rodla_wiatrowe</text:p>
          </table:table-cell>
          <table:table-cell office:value-type="string" calcext:value-type="string">
            <text:p>Zrodla_fotowoltaiczne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apotrzebowanie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3130.263" calcext:value-type="float">
            <text:p>3130,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1524.564" calcext:value-type="float">
            <text:p>1524,56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2765.588" calcext:value-type="float">
            <text:p>2765,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1307.093" calcext:value-type="float">
            <text:p>1307,09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2555.438" calcext:value-type="float">
            <text:p>2555,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1222.506" calcext:value-type="float">
            <text:p>1222,50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2675.238" calcext:value-type="float">
            <text:p>2675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1225.012" calcext:value-type="float">
            <text:p>1225,01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2681.175" calcext:value-type="float">
            <text:p>2681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1836.463" calcext:value-type="float">
            <text:p>1836,46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2367.325" calcext:value-type="float">
            <text:p>2367,325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3041.245" calcext:value-type="float">
            <text:p>3041,24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2525.225" calcext:value-type="float">
            <text:p>2525,225</text:p>
          </table:table-cell>
          <table:table-cell office:value-type="float" office:value="117.075" calcext:value-type="float">
            <text:p>117,07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4142.891" calcext:value-type="float">
            <text:p>4142,89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2360.988" calcext:value-type="float">
            <text:p>2360,988</text:p>
          </table:table-cell>
          <table:table-cell office:value-type="float" office:value="1162.075" calcext:value-type="float">
            <text:p>1162,07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6127.953" calcext:value-type="float">
            <text:p>6127,95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1940.838" calcext:value-type="float">
            <text:p>1940,838</text:p>
          </table:table-cell>
          <table:table-cell office:value-type="float" office:value="2680.513" calcext:value-type="float">
            <text:p>2680,51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6863.303" calcext:value-type="float">
            <text:p>6863,30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1368.675" calcext:value-type="float">
            <text:p>1368,675</text:p>
          </table:table-cell>
          <table:table-cell office:value-type="float" office:value="4416" calcext:value-type="float">
            <text:p>4416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7660.265" calcext:value-type="float">
            <text:p>7660,26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1140.463" calcext:value-type="float">
            <text:p>1140,463</text:p>
          </table:table-cell>
          <table:table-cell office:value-type="float" office:value="5331.575" calcext:value-type="float">
            <text:p>5331,57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7638.742" calcext:value-type="float">
            <text:p>7638,74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1305.863" calcext:value-type="float">
            <text:p>1305,863</text:p>
          </table:table-cell>
          <table:table-cell office:value-type="float" office:value="5812.225" calcext:value-type="float">
            <text:p>5812,22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7765.685" calcext:value-type="float">
            <text:p>7765,68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1511.488" calcext:value-type="float">
            <text:p>1511,488</text:p>
          </table:table-cell>
          <table:table-cell office:value-type="float" office:value="5846.613" calcext:value-type="float">
            <text:p>5846,61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8090.241" calcext:value-type="float">
            <text:p>8090,24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1931.05" calcext:value-type="float">
            <text:p>1931,05</text:p>
          </table:table-cell>
          <table:table-cell office:value-type="float" office:value="5471.425" calcext:value-type="float">
            <text:p>5471,42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7643.168" calcext:value-type="float">
            <text:p>7643,16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2229.25" calcext:value-type="float">
            <text:p>2229,25</text:p>
          </table:table-cell>
          <table:table-cell office:value-type="float" office:value="5661.825" calcext:value-type="float">
            <text:p>5661,82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7879.351" calcext:value-type="float">
            <text:p>7879,35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2467.125" calcext:value-type="float">
            <text:p>2467,125</text:p>
          </table:table-cell>
          <table:table-cell office:value-type="float" office:value="5067.988" calcext:value-type="float">
            <text:p>5067,98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7935.476" calcext:value-type="float">
            <text:p>7935,47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2655.85" calcext:value-type="float">
            <text:p>2655,85</text:p>
          </table:table-cell>
          <table:table-cell office:value-type="float" office:value="3458.138" calcext:value-type="float">
            <text:p>3458,13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7657.336" calcext:value-type="float">
            <text:p>7657,33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2572.763" calcext:value-type="float">
            <text:p>2572,763</text:p>
          </table:table-cell>
          <table:table-cell office:value-type="float" office:value="1719.088" calcext:value-type="float">
            <text:p>1719,08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7030.756" calcext:value-type="float">
            <text:p>7030,75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2891.175" calcext:value-type="float">
            <text:p>2891,175</text:p>
          </table:table-cell>
          <table:table-cell office:value-type="float" office:value="560.763" calcext:value-type="float">
            <text:p>560,76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6282.954" calcext:value-type="float">
            <text:p>6282,95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3515.2" calcext:value-type="float">
            <text:p>3515,2</text:p>
          </table:table-cell>
          <table:table-cell office:value-type="float" office:value="51.438" calcext:value-type="float">
            <text:p>51,43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6112.856" calcext:value-type="float">
            <text:p>6112,85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3941.538" calcext:value-type="float">
            <text:p>3941,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4749.813" calcext:value-type="float">
            <text:p>4749,8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127.375" calcext:value-type="float">
            <text:p>4127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584.656" calcext:value-type="float">
            <text:p>4584,65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4248.55" calcext:value-type="float">
            <text:p>4248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2840.255" calcext:value-type="float">
            <text:p>2840,25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4027.725" calcext:value-type="float">
            <text:p>4027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1667.598" calcext:value-type="float">
            <text:p>1667,59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3346.575" calcext:value-type="float">
            <text:p>3346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1509.318" calcext:value-type="float">
            <text:p>1509,31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3446.238" calcext:value-type="float">
            <text:p>3446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1294.022" calcext:value-type="float">
            <text:p>1294,02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4149.3" calcext:value-type="float">
            <text:p>4149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1210.281" calcext:value-type="float">
            <text:p>1210,28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4457.175" calcext:value-type="float">
            <text:p>4457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1212.762" calcext:value-type="float">
            <text:p>1212,76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4588.438" calcext:value-type="float">
            <text:p>4588,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1818.099" calcext:value-type="float">
            <text:p>1818,099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4658.5" calcext:value-type="float">
            <text:p>4658,5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3010.832" calcext:value-type="float">
            <text:p>3010,83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732.975" calcext:value-type="float">
            <text:p>4732,975</text:p>
          </table:table-cell>
          <table:table-cell office:value-type="float" office:value="61.275" calcext:value-type="float">
            <text:p>61,2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101.462" calcext:value-type="float">
            <text:p>4101,46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4939.825" calcext:value-type="float">
            <text:p>4939,825</text:p>
          </table:table-cell>
          <table:table-cell office:value-type="float" office:value="440.625" calcext:value-type="float">
            <text:p>440,62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5982.218" calcext:value-type="float">
            <text:p>5982,21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5218.963" calcext:value-type="float">
            <text:p>5218,963</text:p>
          </table:table-cell>
          <table:table-cell office:value-type="float" office:value="1086.275" calcext:value-type="float">
            <text:p>1086,2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6700.08" calcext:value-type="float">
            <text:p>6700,0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5539.775" calcext:value-type="float">
            <text:p>5539,775</text:p>
          </table:table-cell>
          <table:table-cell office:value-type="float" office:value="1915.263" calcext:value-type="float">
            <text:p>1915,263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7478.088" calcext:value-type="float">
            <text:p>7478,08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5927.375" calcext:value-type="float">
            <text:p>5927,375</text:p>
          </table:table-cell>
          <table:table-cell office:value-type="float" office:value="2442.263" calcext:value-type="float">
            <text:p>2442,263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7457.077" calcext:value-type="float">
            <text:p>7457,077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6218.075" calcext:value-type="float">
            <text:p>6218,075</text:p>
          </table:table-cell>
          <table:table-cell office:value-type="float" office:value="2724.638" calcext:value-type="float">
            <text:p>2724,638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7581.001" calcext:value-type="float">
            <text:p>7581,00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6813.663" calcext:value-type="float">
            <text:p>6813,663</text:p>
          </table:table-cell>
          <table:table-cell office:value-type="float" office:value="2673.263" calcext:value-type="float">
            <text:p>2673,263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7897.839" calcext:value-type="float">
            <text:p>7897,839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025.85" calcext:value-type="float">
            <text:p>7025,85</text:p>
          </table:table-cell>
          <table:table-cell office:value-type="float" office:value="2775.588" calcext:value-type="float">
            <text:p>2775,588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461.398" calcext:value-type="float">
            <text:p>7461,39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180.763" calcext:value-type="float">
            <text:p>7180,763</text:p>
          </table:table-cell>
          <table:table-cell office:value-type="float" office:value="2810.938" calcext:value-type="float">
            <text:p>2810,938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691.964" calcext:value-type="float">
            <text:p>7691,96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220.488" calcext:value-type="float">
            <text:p>7220,488</text:p>
          </table:table-cell>
          <table:table-cell office:value-type="float" office:value="2744.525" calcext:value-type="float">
            <text:p>2744,52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906.481" calcext:value-type="float">
            <text:p>7906,48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167.563" calcext:value-type="float">
            <text:p>7167,563</text:p>
          </table:table-cell>
          <table:table-cell office:value-type="float" office:value="2404.775" calcext:value-type="float">
            <text:p>2404,7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629.357" calcext:value-type="float">
            <text:p>7629,357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6882.125" calcext:value-type="float">
            <text:p>6882,125</text:p>
          </table:table-cell>
          <table:table-cell office:value-type="float" office:value="1488.125" calcext:value-type="float">
            <text:p>1488,12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7005.066" calcext:value-type="float">
            <text:p>7005,066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806.563" calcext:value-type="float">
            <text:p>6806,563</text:p>
          </table:table-cell>
          <table:table-cell office:value-type="float" office:value="581.4" calcext:value-type="float">
            <text:p>581,4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259.997" calcext:value-type="float">
            <text:p>6259,997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7039.963" calcext:value-type="float">
            <text:p>7039,963</text:p>
          </table:table-cell>
          <table:table-cell office:value-type="float" office:value="56.85" calcext:value-type="float">
            <text:p>56,8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6090.521" calcext:value-type="float">
            <text:p>6090,52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7089.238" calcext:value-type="float">
            <text:p>7089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4732.458" calcext:value-type="float">
            <text:p>4732,45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6955.638" calcext:value-type="float">
            <text:p>6955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4567.904" calcext:value-type="float">
            <text:p>4567,90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6667.775" calcext:value-type="float">
            <text:p>6667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2829.877" calcext:value-type="float">
            <text:p>2829,877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6771.088" calcext:value-type="float">
            <text:p>6771,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1661.505" calcext:value-type="float">
            <text:p>1661,50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6683.55" calcext:value-type="float">
            <text:p>6683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1654.8" calcext:value-type="float">
            <text:p>1654,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6485.225" calcext:value-type="float">
            <text:p>6485,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1447.019" calcext:value-type="float">
            <text:p>1447,019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6362.625" calcext:value-type="float">
            <text:p>6362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1353.377" calcext:value-type="float">
            <text:p>1353,377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5948.925" calcext:value-type="float">
            <text:p>5948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1195.879" calcext:value-type="float">
            <text:p>1195,879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5874.188" calcext:value-type="float">
            <text:p>5874,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1792.788" calcext:value-type="float">
            <text:p>1792,78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5815.163" calcext:value-type="float">
            <text:p>5815,16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2968.918" calcext:value-type="float">
            <text:p>2968,91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5951.288" calcext:value-type="float">
            <text:p>5951,288</text:p>
          </table:table-cell>
          <table:table-cell office:value-type="float" office:value="76.875" calcext:value-type="float">
            <text:p>76,87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4044.364" calcext:value-type="float">
            <text:p>4044,364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5858.288" calcext:value-type="float">
            <text:p>5858,288</text:p>
          </table:table-cell>
          <table:table-cell office:value-type="float" office:value="704.4" calcext:value-type="float">
            <text:p>704,4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6783.959" calcext:value-type="float">
            <text:p>6783,959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5839.825" calcext:value-type="float">
            <text:p>5839,825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7598.028" calcext:value-type="float">
            <text:p>7598,02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5734.263" calcext:value-type="float">
            <text:p>5734,263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8480.306" calcext:value-type="float">
            <text:p>8480,306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5387.15" calcext:value-type="float">
            <text:p>5387,15</text:p>
          </table:table-cell>
          <table:table-cell office:value-type="float" office:value="4405.413" calcext:value-type="float">
            <text:p>4405,413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8456.48" calcext:value-type="float">
            <text:p>8456,4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5066.938" calcext:value-type="float">
            <text:p>5066,938</text:p>
          </table:table-cell>
          <table:table-cell office:value-type="float" office:value="4657.038" calcext:value-type="float">
            <text:p>4657,03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8597.011" calcext:value-type="float">
            <text:p>8597,01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4827.975" calcext:value-type="float">
            <text:p>4827,975</text:p>
          </table:table-cell>
          <table:table-cell office:value-type="float" office:value="5127.788" calcext:value-type="float">
            <text:p>5127,78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8956.312" calcext:value-type="float">
            <text:p>8956,312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4638.213" calcext:value-type="float">
            <text:p>4638,213</text:p>
          </table:table-cell>
          <table:table-cell office:value-type="float" office:value="5204.475" calcext:value-type="float">
            <text:p>5204,47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7076.79" calcext:value-type="float">
            <text:p>7076,79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4444.013" calcext:value-type="float">
            <text:p>4444,013</text:p>
          </table:table-cell>
          <table:table-cell office:value-type="float" office:value="5284.65" calcext:value-type="float">
            <text:p>5284,6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7295.471" calcext:value-type="float">
            <text:p>7295,47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4060.725" calcext:value-type="float">
            <text:p>4060,725</text:p>
          </table:table-cell>
          <table:table-cell office:value-type="float" office:value="4440.788" calcext:value-type="float">
            <text:p>4440,78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7347.437" calcext:value-type="float">
            <text:p>7347,437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3365" calcext:value-type="float">
            <text:p>3365</text:p>
          </table:table-cell>
          <table:table-cell office:value-type="float" office:value="3380.625" calcext:value-type="float">
            <text:p>3380,62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7089.908" calcext:value-type="float">
            <text:p>7089,90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2697.338" calcext:value-type="float">
            <text:p>2697,338</text:p>
          </table:table-cell>
          <table:table-cell office:value-type="float" office:value="1752.175" calcext:value-type="float">
            <text:p>1752,17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6515.682" calcext:value-type="float">
            <text:p>6515,682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2075.575" calcext:value-type="float">
            <text:p>2075,575</text:p>
          </table:table-cell>
          <table:table-cell office:value-type="float" office:value="515.938" calcext:value-type="float">
            <text:p>515,93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6961.881" calcext:value-type="float">
            <text:p>6961,88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1725.175" calcext:value-type="float">
            <text:p>1725,175</text:p>
          </table:table-cell>
          <table:table-cell office:value-type="float" office:value="98.513" calcext:value-type="float">
            <text:p>98,513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6773.403" calcext:value-type="float">
            <text:p>6773,403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1506.863" calcext:value-type="float">
            <text:p>1506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5263.072" calcext:value-type="float">
            <text:p>5263,072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1343.6" calcext:value-type="float">
            <text:p>1343,6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5080.067" calcext:value-type="float">
            <text:p>5080,067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1320.563" calcext:value-type="float">
            <text:p>1320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3147.169" calcext:value-type="float">
            <text:p>3147,169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277.138" calcext:value-type="float">
            <text:p>1277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847.797" calcext:value-type="float">
            <text:p>1847,79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296.938" calcext:value-type="float">
            <text:p>1296,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677.02" calcext:value-type="float">
            <text:p>1677,0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376.75" calcext:value-type="float">
            <text:p>1376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437.803" calcext:value-type="float">
            <text:p>1437,80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459.925" calcext:value-type="float">
            <text:p>1459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344.757" calcext:value-type="float">
            <text:p>1344,75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527.538" calcext:value-type="float">
            <text:p>1527,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347.513" calcext:value-type="float">
            <text:p>1347,51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1725.063" calcext:value-type="float">
            <text:p>1725,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2020.11" calcext:value-type="float">
            <text:p>2020,1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1804.563" calcext:value-type="float">
            <text:p>1804,563</text:p>
          </table:table-cell>
          <table:table-cell office:value-type="float" office:value="0.525" calcext:value-type="float">
            <text:p>0,525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3345.369" calcext:value-type="float">
            <text:p>3345,369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1882.8" calcext:value-type="float">
            <text:p>1882,8</text:p>
          </table:table-cell>
          <table:table-cell office:value-type="float" office:value="182.788" calcext:value-type="float">
            <text:p>182,788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4557.18" calcext:value-type="float">
            <text:p>4557,1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1927.5" calcext:value-type="float">
            <text:p>1927,5</text:p>
          </table:table-cell>
          <table:table-cell office:value-type="float" office:value="903.988" calcext:value-type="float">
            <text:p>903,988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6740.749" calcext:value-type="float">
            <text:p>6740,749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1803.063" calcext:value-type="float">
            <text:p>1803,063</text:p>
          </table:table-cell>
          <table:table-cell office:value-type="float" office:value="2087.225" calcext:value-type="float">
            <text:p>2087,225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7549.633" calcext:value-type="float">
            <text:p>7549,63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1611.05" calcext:value-type="float">
            <text:p>1611,05</text:p>
          </table:table-cell>
          <table:table-cell office:value-type="float" office:value="3579.6" calcext:value-type="float">
            <text:p>3579,6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8426.291" calcext:value-type="float">
            <text:p>8426,29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1517.413" calcext:value-type="float">
            <text:p>1517,413</text:p>
          </table:table-cell>
          <table:table-cell office:value-type="float" office:value="4306.838" calcext:value-type="float">
            <text:p>4306,838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8402.617" calcext:value-type="float">
            <text:p>8402,61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1464.938" calcext:value-type="float">
            <text:p>1464,938</text:p>
          </table:table-cell>
          <table:table-cell office:value-type="float" office:value="5172.3" calcext:value-type="float">
            <text:p>5172,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8542.253" calcext:value-type="float">
            <text:p>8542,25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1616.9" calcext:value-type="float">
            <text:p>1616,9</text:p>
          </table:table-cell>
          <table:table-cell office:value-type="float" office:value="5723.513" calcext:value-type="float">
            <text:p>5723,51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8899.266" calcext:value-type="float">
            <text:p>8899,26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1760.988" calcext:value-type="float">
            <text:p>1760,988</text:p>
          </table:table-cell>
          <table:table-cell office:value-type="float" office:value="5583.875" calcext:value-type="float">
            <text:p>5583,875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8407.485" calcext:value-type="float">
            <text:p>8407,48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1910.588" calcext:value-type="float">
            <text:p>1910,588</text:p>
          </table:table-cell>
          <table:table-cell office:value-type="float" office:value="5109.6" calcext:value-type="float">
            <text:p>5109,6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8667.286" calcext:value-type="float">
            <text:p>8667,28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2147.838" calcext:value-type="float">
            <text:p>2147,838</text:p>
          </table:table-cell>
          <table:table-cell office:value-type="float" office:value="4166.7" calcext:value-type="float">
            <text:p>4166,7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8729.024" calcext:value-type="float">
            <text:p>8729,024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office:value-type="float" office:value="3069.463" calcext:value-type="float">
            <text:p>3069,46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8415.412" calcext:value-type="float">
            <text:p>8415,41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2445.225" calcext:value-type="float">
            <text:p>2445,225</text:p>
          </table:table-cell>
          <table:table-cell office:value-type="float" office:value="1544.663" calcext:value-type="float">
            <text:p>1544,66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7726.8" calcext:value-type="float">
            <text:p>7726,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2756.438" calcext:value-type="float">
            <text:p>2756,438</text:p>
          </table:table-cell>
          <table:table-cell office:value-type="float" office:value="540.163" calcext:value-type="float">
            <text:p>540,16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6904.966" calcext:value-type="float">
            <text:p>6904,96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3537.875" calcext:value-type="float">
            <text:p>3537,875</text:p>
          </table:table-cell>
          <table:table-cell office:value-type="float" office:value="97.013" calcext:value-type="float">
            <text:p>97,01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6718.029" calcext:value-type="float">
            <text:p>6718,029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4276.85" calcext:value-type="float">
            <text:p>4276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5220.045" calcext:value-type="float">
            <text:p>5220,04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4835.175" calcext:value-type="float">
            <text:p>4835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5038.537" calcext:value-type="float">
            <text:p>5038,53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5044.725" calcext:value-type="float">
            <text:p>5044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3121.44" calcext:value-type="float">
            <text:p>3121,44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5564.675" calcext:value-type="float">
            <text:p>5564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1832.69" calcext:value-type="float">
            <text:p>1832,69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5803.113" calcext:value-type="float">
            <text:p>5803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1548.146" calcext:value-type="float">
            <text:p>1548,14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5764.275" calcext:value-type="float">
            <text:p>5764,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1327.311" calcext:value-type="float">
            <text:p>1327,31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5571.075" calcext:value-type="float">
            <text:p>5571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1241.416" calcext:value-type="float">
            <text:p>1241,41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5487.238" calcext:value-type="float">
            <text:p>5487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1243.961" calcext:value-type="float">
            <text:p>1243,96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5289.163" calcext:value-type="float">
            <text:p>5289,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1864.87" calcext:value-type="float">
            <text:p>1864,87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4720.975" calcext:value-type="float">
            <text:p>4720,975</text:p>
          </table:table-cell>
          <table:table-cell office:value-type="float" office:value="2.688" calcext:value-type="float">
            <text:p>2,68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3088.287" calcext:value-type="float">
            <text:p>3088,287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460.488" calcext:value-type="float">
            <text:p>4460,488</text:p>
          </table:table-cell>
          <table:table-cell office:value-type="float" office:value="207.263" calcext:value-type="float">
            <text:p>207,263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206.973" calcext:value-type="float">
            <text:p>4206,97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4055.725" calcext:value-type="float">
            <text:p>4055,725</text:p>
          </table:table-cell>
          <table:table-cell office:value-type="float" office:value="1171.6" calcext:value-type="float">
            <text:p>1171,6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6222.74" calcext:value-type="float">
            <text:p>6222,74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3390.588" calcext:value-type="float">
            <text:p>3390,588</text:p>
          </table:table-cell>
          <table:table-cell office:value-type="float" office:value="2805.525" calcext:value-type="float">
            <text:p>2805,52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6969.464" calcext:value-type="float">
            <text:p>6969,464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3101.225" calcext:value-type="float">
            <text:p>3101,225</text:p>
          </table:table-cell>
          <table:table-cell office:value-type="float" office:value="4478.638" calcext:value-type="float">
            <text:p>4478,63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7778.753" calcext:value-type="float">
            <text:p>7778,75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2969.063" calcext:value-type="float">
            <text:p>2969,063</text:p>
          </table:table-cell>
          <table:table-cell office:value-type="float" office:value="6019.913" calcext:value-type="float">
            <text:p>6019,913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7756.898" calcext:value-type="float">
            <text:p>7756,89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3016.975" calcext:value-type="float">
            <text:p>3016,975</text:p>
          </table:table-cell>
          <table:table-cell office:value-type="float" office:value="6657.325" calcext:value-type="float">
            <text:p>6657,32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7885.804" calcext:value-type="float">
            <text:p>7885,804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3085.65" calcext:value-type="float">
            <text:p>3085,65</text:p>
          </table:table-cell>
          <table:table-cell office:value-type="float" office:value="6455.375" calcext:value-type="float">
            <text:p>6455,37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8215.381" calcext:value-type="float">
            <text:p>8215,38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3147" calcext:value-type="float">
            <text:p>3147</text:p>
          </table:table-cell>
          <table:table-cell office:value-type="float" office:value="6064.8" calcext:value-type="float">
            <text:p>6064,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7761.392" calcext:value-type="float">
            <text:p>7761,392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2894.825" calcext:value-type="float">
            <text:p>2894,825</text:p>
          </table:table-cell>
          <table:table-cell office:value-type="float" office:value="5635.875" calcext:value-type="float">
            <text:p>5635,87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8001.229" calcext:value-type="float">
            <text:p>8001,229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2652.625" calcext:value-type="float">
            <text:p>2652,625</text:p>
          </table:table-cell>
          <table:table-cell office:value-type="float" office:value="5442.65" calcext:value-type="float">
            <text:p>5442,6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8058.222" calcext:value-type="float">
            <text:p>8058,222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2686.563" calcext:value-type="float">
            <text:p>2686,563</text:p>
          </table:table-cell>
          <table:table-cell office:value-type="float" office:value="4334.075" calcext:value-type="float">
            <text:p>4334,07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7775.779" calcext:value-type="float">
            <text:p>7775,779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2823.888" calcext:value-type="float">
            <text:p>2823,888</text:p>
          </table:table-cell>
          <table:table-cell office:value-type="float" office:value="2446.513" calcext:value-type="float">
            <text:p>2446,513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7139.507" calcext:value-type="float">
            <text:p>7139,507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3079.1" calcext:value-type="float">
            <text:p>3079,1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6380.138" calcext:value-type="float">
            <text:p>6380,13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3840.15" calcext:value-type="float">
            <text:p>3840,15</text:p>
          </table:table-cell>
          <table:table-cell office:value-type="float" office:value="128.938" calcext:value-type="float">
            <text:p>128,93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6207.41" calcext:value-type="float">
            <text:p>6207,4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83.038" calcext:value-type="float">
            <text:p>4883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23.283" calcext:value-type="float">
            <text:p>4823,28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5978.138" calcext:value-type="float">
            <text:p>5978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4655.571" calcext:value-type="float">
            <text:p>4655,57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6598.913" calcext:value-type="float">
            <text:p>659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2884.188" calcext:value-type="float">
            <text:p>2884,18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6643.113" calcext:value-type="float">
            <text:p>6643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1693.393" calcext:value-type="float">
            <text:p>1693,39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6379.675" calcext:value-type="float">
            <text:p>6379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1482.169" calcext:value-type="float">
            <text:p>1482,169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6134.513" calcext:value-type="float">
            <text:p>6134,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1270.746" calcext:value-type="float">
            <text:p>1270,746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5890.1" calcext:value-type="float">
            <text:p>589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1188.511" calcext:value-type="float">
            <text:p>1188,51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5587.525" calcext:value-type="float">
            <text:p>5587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1190.947" calcext:value-type="float">
            <text:p>1190,947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5163.9" calcext:value-type="float">
            <text:p>5163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1785.396" calcext:value-type="float">
            <text:p>1785,396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5173.388" calcext:value-type="float">
            <text:p>5173,388</text:p>
          </table:table-cell>
          <table:table-cell office:value-type="float" office:value="10.95" calcext:value-type="float">
            <text:p>10,9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2956.675" calcext:value-type="float">
            <text:p>2956,67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5060.563" calcext:value-type="float">
            <text:p>5060,563</text:p>
          </table:table-cell>
          <table:table-cell office:value-type="float" office:value="302.375" calcext:value-type="float">
            <text:p>302,37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4027.686" calcext:value-type="float">
            <text:p>4027,686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4595.588" calcext:value-type="float">
            <text:p>4595,588</text:p>
          </table:table-cell>
          <table:table-cell office:value-type="float" office:value="1375.088" calcext:value-type="float">
            <text:p>1375,08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5957.549" calcext:value-type="float">
            <text:p>5957,549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4078.088" calcext:value-type="float">
            <text:p>4078,088</text:p>
          </table:table-cell>
          <table:table-cell office:value-type="float" office:value="3297.138" calcext:value-type="float">
            <text:p>3297,1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6672.45" calcext:value-type="float">
            <text:p>6672,4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3480.388" calcext:value-type="float">
            <text:p>3480,388</text:p>
          </table:table-cell>
          <table:table-cell office:value-type="float" office:value="5189.438" calcext:value-type="float">
            <text:p>5189,4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7447.251" calcext:value-type="float">
            <text:p>7447,25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3477.213" calcext:value-type="float">
            <text:p>3477,213</text:p>
          </table:table-cell>
          <table:table-cell office:value-type="float" office:value="6562.763" calcext:value-type="float">
            <text:p>6562,76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7426.327" calcext:value-type="float">
            <text:p>7426,327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3550.938" calcext:value-type="float">
            <text:p>3550,938</text:p>
          </table:table-cell>
          <table:table-cell office:value-type="float" office:value="8038.3" calcext:value-type="float">
            <text:p>8038,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7549.739" calcext:value-type="float">
            <text:p>7549,739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3686" calcext:value-type="float">
            <text:p>3686</text:p>
          </table:table-cell>
          <table:table-cell office:value-type="float" office:value="8002.638" calcext:value-type="float">
            <text:p>8002,6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7865.27" calcext:value-type="float">
            <text:p>7865,27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3637.75" calcext:value-type="float">
            <text:p>3637,75</text:p>
          </table:table-cell>
          <table:table-cell office:value-type="float" office:value="7691.738" calcext:value-type="float">
            <text:p>7691,7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7430.629" calcext:value-type="float">
            <text:p>7430,629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3250.613" calcext:value-type="float">
            <text:p>3250,613</text:p>
          </table:table-cell>
          <table:table-cell office:value-type="float" office:value="7518.45" calcext:value-type="float">
            <text:p>7518,4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7660.245" calcext:value-type="float">
            <text:p>7660,24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2574.238" calcext:value-type="float">
            <text:p>2574,238</text:p>
          </table:table-cell>
          <table:table-cell office:value-type="float" office:value="6545.438" calcext:value-type="float">
            <text:p>6545,4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7714.809" calcext:value-type="float">
            <text:p>7714,809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1815.1" calcext:value-type="float">
            <text:p>1815,1</text:p>
          </table:table-cell>
          <table:table-cell office:value-type="float" office:value="5289.75" calcext:value-type="float">
            <text:p>5289,7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7444.403" calcext:value-type="float">
            <text:p>7444,40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1170.763" calcext:value-type="float">
            <text:p>1170,763</text:p>
          </table:table-cell>
          <table:table-cell office:value-type="float" office:value="3107.463" calcext:value-type="float">
            <text:p>3107,46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6835.246" calcext:value-type="float">
            <text:p>6835,246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28.338" calcext:value-type="float">
            <text:p>628,338</text:p>
          </table:table-cell>
          <table:table-cell office:value-type="float" office:value="1035.138" calcext:value-type="float">
            <text:p>1035,1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108.239" calcext:value-type="float">
            <text:p>6108,239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10.488" calcext:value-type="float">
            <text:p>510,488</text:p>
          </table:table-cell>
          <table:table-cell office:value-type="float" office:value="152.863" calcext:value-type="float">
            <text:p>152,86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942.872" calcext:value-type="float">
            <text:p>5942,872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640.725" calcext:value-type="float">
            <text:p>640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4617.732" calcext:value-type="float">
            <text:p>4617,732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841.475" calcext:value-type="float">
            <text:p>841,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4457.167" calcext:value-type="float">
            <text:p>4457,167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1385.2" calcext:value-type="float">
            <text:p>1385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2761.274" calcext:value-type="float">
            <text:p>2761,274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2037.313" calcext:value-type="float">
            <text:p>2037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1621.226" calcext:value-type="float">
            <text:p>1621,226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2619.763" calcext:value-type="float">
            <text:p>2619,7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1461.361" calcext:value-type="float">
            <text:p>1461,36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3091.013" calcext:value-type="float">
            <text:p>3091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1252.907" calcext:value-type="float">
            <text:p>1252,907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3662.388" calcext:value-type="float">
            <text:p>3662,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1171.826" calcext:value-type="float">
            <text:p>1171,826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4079.425" calcext:value-type="float">
            <text:p>4079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1174.228" calcext:value-type="float">
            <text:p>1174,22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4390.85" calcext:value-type="float">
            <text:p>4390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1760.331" calcext:value-type="float">
            <text:p>1760,33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4557.613" calcext:value-type="float">
            <text:p>4557,613</text:p>
          </table:table-cell>
          <table:table-cell office:value-type="float" office:value="6.788" calcext:value-type="float">
            <text:p>6,78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2915.167" calcext:value-type="float">
            <text:p>2915,167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4803.35" calcext:value-type="float">
            <text:p>4803,35</text:p>
          </table:table-cell>
          <table:table-cell office:value-type="float" office:value="327.4" calcext:value-type="float">
            <text:p>327,4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3971.143" calcext:value-type="float">
            <text:p>3971,14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4993.188" calcext:value-type="float">
            <text:p>4993,188</text:p>
          </table:table-cell>
          <table:table-cell office:value-type="float" office:value="1778.938" calcext:value-type="float">
            <text:p>1778,93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5873.913" calcext:value-type="float">
            <text:p>5873,91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4525.813" calcext:value-type="float">
            <text:p>4525,813</text:p>
          </table:table-cell>
          <table:table-cell office:value-type="float" office:value="3994.525" calcext:value-type="float">
            <text:p>3994,52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6578.778" calcext:value-type="float">
            <text:p>6578,77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3707.188" calcext:value-type="float">
            <text:p>3707,188</text:p>
          </table:table-cell>
          <table:table-cell office:value-type="float" office:value="5784.488" calcext:value-type="float">
            <text:p>5784,48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7342.701" calcext:value-type="float">
            <text:p>7342,70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3536.363" calcext:value-type="float">
            <text:p>3536,363</text:p>
          </table:table-cell>
          <table:table-cell office:value-type="float" office:value="7371.838" calcext:value-type="float">
            <text:p>7371,83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7322.07" calcext:value-type="float">
            <text:p>7322,07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3839.425" calcext:value-type="float">
            <text:p>3839,425</text:p>
          </table:table-cell>
          <table:table-cell office:value-type="float" office:value="7463.975" calcext:value-type="float">
            <text:p>7463,97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7443.75" calcext:value-type="float">
            <text:p>7443,7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4186.2" calcext:value-type="float">
            <text:p>4186,2</text:p>
          </table:table-cell>
          <table:table-cell office:value-type="float" office:value="7302.5" calcext:value-type="float">
            <text:p>7302,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7754.852" calcext:value-type="float">
            <text:p>7754,85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3318.25" calcext:value-type="float">
            <text:p>3318,25</text:p>
          </table:table-cell>
          <table:table-cell office:value-type="float" office:value="7102.75" calcext:value-type="float">
            <text:p>7102,7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7326.313" calcext:value-type="float">
            <text:p>7326,31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2636.888" calcext:value-type="float">
            <text:p>2636,888</text:p>
          </table:table-cell>
          <table:table-cell office:value-type="float" office:value="6636.6" calcext:value-type="float">
            <text:p>6636,6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7552.704" calcext:value-type="float">
            <text:p>7552,704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2253.7" calcext:value-type="float">
            <text:p>2253,7</text:p>
          </table:table-cell>
          <table:table-cell office:value-type="float" office:value="5685.688" calcext:value-type="float">
            <text:p>5685,68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7606.503" calcext:value-type="float">
            <text:p>7606,50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1804.35" calcext:value-type="float">
            <text:p>1804,35</text:p>
          </table:table-cell>
          <table:table-cell office:value-type="float" office:value="5050.85" calcext:value-type="float">
            <text:p>5050,8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7339.893" calcext:value-type="float">
            <text:p>7339,89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1486.475" calcext:value-type="float">
            <text:p>1486,475</text:p>
          </table:table-cell>
          <table:table-cell office:value-type="float" office:value="3331.963" calcext:value-type="float">
            <text:p>3331,963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6739.288" calcext:value-type="float">
            <text:p>6739,2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1384" calcext:value-type="float">
            <text:p>1384</text:p>
          </table:table-cell>
          <table:table-cell office:value-type="float" office:value="1437.3" calcext:value-type="float">
            <text:p>1437,3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6022.487" calcext:value-type="float">
            <text:p>6022,487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1703.15" calcext:value-type="float">
            <text:p>1703,15</text:p>
          </table:table-cell>
          <table:table-cell office:value-type="float" office:value="184.925" calcext:value-type="float">
            <text:p>184,92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5859.442" calcext:value-type="float">
            <text:p>5859,44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2095.325" calcext:value-type="float">
            <text:p>2095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4552.905" calcext:value-type="float">
            <text:p>4552,90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2056.438" calcext:value-type="float">
            <text:p>2056,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4394.594" calcext:value-type="float">
            <text:p>4394,594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193.175" calcext:value-type="float">
            <text:p>2193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722.509" calcext:value-type="float">
            <text:p>2722,509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2213.663" calcext:value-type="float">
            <text:p>2213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1598.466" calcext:value-type="float">
            <text:p>1598,466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2449.738" calcext:value-type="float">
            <text:p>2449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1548.144" calcext:value-type="float">
            <text:p>1548,14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2901.488" calcext:value-type="float">
            <text:p>2901,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1327.31" calcext:value-type="float">
            <text:p>1327,3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3262.35" calcext:value-type="float">
            <text:p>3262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1241.415" calcext:value-type="float">
            <text:p>1241,41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3337.75" calcext:value-type="float">
            <text:p>3337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1243.959" calcext:value-type="float">
            <text:p>1243,95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3526.95" calcext:value-type="float">
            <text:p>3526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1864.868" calcext:value-type="float">
            <text:p>1864,86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359.088" calcext:value-type="float">
            <text:p>3359,088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088.284" calcext:value-type="float">
            <text:p>3088,28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3238.238" calcext:value-type="float">
            <text:p>3238,238</text:p>
          </table:table-cell>
          <table:table-cell office:value-type="float" office:value="252.85" calcext:value-type="float">
            <text:p>252,8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4206.969" calcext:value-type="float">
            <text:p>4206,96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2777.213" calcext:value-type="float">
            <text:p>2777,213</text:p>
          </table:table-cell>
          <table:table-cell office:value-type="float" office:value="1385.525" calcext:value-type="float">
            <text:p>1385,52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6555.735" calcext:value-type="float">
            <text:p>6555,73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2223.138" calcext:value-type="float">
            <text:p>2223,138</text:p>
          </table:table-cell>
          <table:table-cell office:value-type="float" office:value="3341.925" calcext:value-type="float">
            <text:p>3341,92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6969.458" calcext:value-type="float">
            <text:p>6969,45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1588.538" calcext:value-type="float">
            <text:p>1588,538</text:p>
          </table:table-cell>
          <table:table-cell office:value-type="float" office:value="5432.875" calcext:value-type="float">
            <text:p>5432,87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7778.746" calcext:value-type="float">
            <text:p>7778,746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915.988" calcext:value-type="float">
            <text:p>915,988</text:p>
          </table:table-cell>
          <table:table-cell office:value-type="float" office:value="7068.713" calcext:value-type="float">
            <text:p>7068,71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7756.891" calcext:value-type="float">
            <text:p>7756,89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832.625" calcext:value-type="float">
            <text:p>832,625</text:p>
          </table:table-cell>
          <table:table-cell office:value-type="float" office:value="8205.9" calcext:value-type="float">
            <text:p>8205,9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7885.797" calcext:value-type="float">
            <text:p>7885,79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92.85" calcext:value-type="float">
            <text:p>892,85</text:p>
          </table:table-cell>
          <table:table-cell office:value-type="float" office:value="8629.975" calcext:value-type="float">
            <text:p>8629,97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215.373" calcext:value-type="float">
            <text:p>8215,37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870.738" calcext:value-type="float">
            <text:p>870,738</text:p>
          </table:table-cell>
          <table:table-cell office:value-type="float" office:value="8919.888" calcext:value-type="float">
            <text:p>8919,888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7761.385" calcext:value-type="float">
            <text:p>7761,38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959.05" calcext:value-type="float">
            <text:p>959,05</text:p>
          </table:table-cell>
          <table:table-cell office:value-type="float" office:value="8460.663" calcext:value-type="float">
            <text:p>8460,66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8001.221" calcext:value-type="float">
            <text:p>8001,22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1044.413" calcext:value-type="float">
            <text:p>1044,413</text:p>
          </table:table-cell>
          <table:table-cell office:value-type="float" office:value="7095.725" calcext:value-type="float">
            <text:p>7095,72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8058.215" calcext:value-type="float">
            <text:p>8058,21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1297.075" calcext:value-type="float">
            <text:p>1297,075</text:p>
          </table:table-cell>
          <table:table-cell office:value-type="float" office:value="5410.875" calcext:value-type="float">
            <text:p>5410,87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7775.772" calcext:value-type="float">
            <text:p>7775,772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1413.063" calcext:value-type="float">
            <text:p>1413,063</text:p>
          </table:table-cell>
          <table:table-cell office:value-type="float" office:value="3017.863" calcext:value-type="float">
            <text:p>3017,86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7139.5" calcext:value-type="float">
            <text:p>7139,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1538.725" calcext:value-type="float">
            <text:p>1538,725</text:p>
          </table:table-cell>
          <table:table-cell office:value-type="float" office:value="1106.213" calcext:value-type="float">
            <text:p>1106,21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6380.132" calcext:value-type="float">
            <text:p>6380,132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1852.038" calcext:value-type="float">
            <text:p>1852,038</text:p>
          </table:table-cell>
          <table:table-cell office:value-type="float" office:value="256.013" calcext:value-type="float">
            <text:p>256,01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6207.404" calcext:value-type="float">
            <text:p>6207,40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2617.725" calcext:value-type="float">
            <text:p>2617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4823.279" calcext:value-type="float">
            <text:p>4823,27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3282.9" calcext:value-type="float">
            <text:p>3282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4655.567" calcext:value-type="float">
            <text:p>4655,56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3672.3" calcext:value-type="float">
            <text:p>3672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2884.185" calcext:value-type="float">
            <text:p>2884,18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3816.875" calcext:value-type="float">
            <text:p>3816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1693.391" calcext:value-type="float">
            <text:p>1693,39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3853.125" calcext:value-type="float">
            <text:p>3853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1692.266" calcext:value-type="float">
            <text:p>1692,26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3738.325" calcext:value-type="float">
            <text:p>3738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1450.874" calcext:value-type="float">
            <text:p>1450,874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3232.575" calcext:value-type="float">
            <text:p>3232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1356.982" calcext:value-type="float">
            <text:p>1356,982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2819.763" calcext:value-type="float">
            <text:p>2819,7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1359.763" calcext:value-type="float">
            <text:p>1359,76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2528.313" calcext:value-type="float">
            <text:p>2528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1674.745" calcext:value-type="float">
            <text:p>1674,74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2277.613" calcext:value-type="float">
            <text:p>2277,613</text:p>
          </table:table-cell>
          <table:table-cell office:value-type="float" office:value="49.713" calcext:value-type="float">
            <text:p>49,7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3314.957" calcext:value-type="float">
            <text:p>3314,957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1961.788" calcext:value-type="float">
            <text:p>1961,788</text:p>
          </table:table-cell>
          <table:table-cell office:value-type="float" office:value="451.45" calcext:value-type="float">
            <text:p>451,4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4515.751" calcext:value-type="float">
            <text:p>4515,75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1698.275" calcext:value-type="float">
            <text:p>1698,275</text:p>
          </table:table-cell>
          <table:table-cell office:value-type="float" office:value="1940.575" calcext:value-type="float">
            <text:p>1940,5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6679.469" calcext:value-type="float">
            <text:p>6679,46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1245.1" calcext:value-type="float">
            <text:p>1245,1</text:p>
          </table:table-cell>
          <table:table-cell office:value-type="float" office:value="4466.875" calcext:value-type="float">
            <text:p>4466,8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799.863" calcext:value-type="float">
            <text:p>799,863</text:p>
          </table:table-cell>
          <table:table-cell office:value-type="float" office:value="7182.975" calcext:value-type="float">
            <text:p>7182,9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8349.689" calcext:value-type="float">
            <text:p>8349,68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office:value-type="float" office:value="8564.725" calcext:value-type="float">
            <text:p>8564,72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8326.229" calcext:value-type="float">
            <text:p>8326,22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777.7" calcext:value-type="float">
            <text:p>777,7</text:p>
          </table:table-cell>
          <table:table-cell office:value-type="float" office:value="9683.575" calcext:value-type="float">
            <text:p>9683,5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8464.596" calcext:value-type="float">
            <text:p>8464,59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1114.325" calcext:value-type="float">
            <text:p>1114,325</text:p>
          </table:table-cell>
          <table:table-cell office:value-type="float" office:value="10529.963" calcext:value-type="float">
            <text:p>10529,96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8818.363" calcext:value-type="float">
            <text:p>8818,36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1516.713" calcext:value-type="float">
            <text:p>1516,713</text:p>
          </table:table-cell>
          <table:table-cell office:value-type="float" office:value="10167.013" calcext:value-type="float">
            <text:p>10167,0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8331.053" calcext:value-type="float">
            <text:p>8331,05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1790.725" calcext:value-type="float">
            <text:p>1790,725</text:p>
          </table:table-cell>
          <table:table-cell office:value-type="float" office:value="9447.025" calcext:value-type="float">
            <text:p>9447,02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8588.493" calcext:value-type="float">
            <text:p>8588,49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2123.25" calcext:value-type="float">
            <text:p>2123,25</text:p>
          </table:table-cell>
          <table:table-cell office:value-type="float" office:value="8104.013" calcext:value-type="float">
            <text:p>8104,0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8649.669" calcext:value-type="float">
            <text:p>8649,66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2324.563" calcext:value-type="float">
            <text:p>2324,563</text:p>
          </table:table-cell>
          <table:table-cell office:value-type="float" office:value="5836.475" calcext:value-type="float">
            <text:p>5836,4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8346.496" calcext:value-type="float">
            <text:p>8346,49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2379.55" calcext:value-type="float">
            <text:p>2379,55</text:p>
          </table:table-cell>
          <table:table-cell office:value-type="float" office:value="3212.988" calcext:value-type="float">
            <text:p>3212,988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7663.524" calcext:value-type="float">
            <text:p>7663,524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2677.45" calcext:value-type="float">
            <text:p>2677,45</text:p>
          </table:table-cell>
          <table:table-cell office:value-type="float" office:value="1144.95" calcext:value-type="float">
            <text:p>1144,9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6848.42" calcext:value-type="float">
            <text:p>6848,42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3303.875" calcext:value-type="float">
            <text:p>3303,875</text:p>
          </table:table-cell>
          <table:table-cell office:value-type="float" office:value="249.013" calcext:value-type="float">
            <text:p>249,0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6663.013" calcext:value-type="float">
            <text:p>6663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4048.463" calcext:value-type="float">
            <text:p>4048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5177.297" calcext:value-type="float">
            <text:p>5177,297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693.838" calcext:value-type="float">
            <text:p>4693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997.275" calcext:value-type="float">
            <text:p>4997,2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5564.8" calcext:value-type="float">
            <text:p>5564,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3095.878" calcext:value-type="float">
            <text:p>3095,878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5323.725" calcext:value-type="float">
            <text:p>5323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1817.682" calcext:value-type="float">
            <text:p>1817,68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4951.875" calcext:value-type="float">
            <text:p>495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1660.113" calcext:value-type="float">
            <text:p>1660,11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4908.413" calcext:value-type="float">
            <text:p>4908,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1423.307" calcext:value-type="float">
            <text:p>1423,307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4634.95" calcext:value-type="float">
            <text:p>4634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1331.199" calcext:value-type="float">
            <text:p>1331,19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4623.113" calcext:value-type="float">
            <text:p>4623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1333.928" calcext:value-type="float">
            <text:p>1333,92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4552.638" calcext:value-type="float">
            <text:p>4552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1999.743" calcext:value-type="float">
            <text:p>1999,74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4404.45" calcext:value-type="float">
            <text:p>4404,45</text:p>
          </table:table-cell>
          <table:table-cell office:value-type="float" office:value="51.438" calcext:value-type="float">
            <text:p>51,43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3311.642" calcext:value-type="float">
            <text:p>3311,64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126.788" calcext:value-type="float">
            <text:p>4126,788</text:p>
          </table:table-cell>
          <table:table-cell office:value-type="float" office:value="383.1" calcext:value-type="float">
            <text:p>383,1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511.235" calcext:value-type="float">
            <text:p>4511,23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4069.15" calcext:value-type="float">
            <text:p>4069,15</text:p>
          </table:table-cell>
          <table:table-cell office:value-type="float" office:value="1176.413" calcext:value-type="float">
            <text:p>1176,413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7029.874" calcext:value-type="float">
            <text:p>7029,874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3913.025" calcext:value-type="float">
            <text:p>3913,025</text:p>
          </table:table-cell>
          <table:table-cell office:value-type="float" office:value="2085.15" calcext:value-type="float">
            <text:p>2085,1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7473.519" calcext:value-type="float">
            <text:p>7473,51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3838.675" calcext:value-type="float">
            <text:p>3838,675</text:p>
          </table:table-cell>
          <table:table-cell office:value-type="float" office:value="2938.338" calcext:value-type="float">
            <text:p>2938,33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8341.339" calcext:value-type="float">
            <text:p>8341,33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4091.863" calcext:value-type="float">
            <text:p>4091,863</text:p>
          </table:table-cell>
          <table:table-cell office:value-type="float" office:value="4072.788" calcext:value-type="float">
            <text:p>4072,78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8317.903" calcext:value-type="float">
            <text:p>8317,90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4197.125" calcext:value-type="float">
            <text:p>4197,125</text:p>
          </table:table-cell>
          <table:table-cell office:value-type="float" office:value="4948.7" calcext:value-type="float">
            <text:p>4948,7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8456.132" calcext:value-type="float">
            <text:p>8456,13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4160.15" calcext:value-type="float">
            <text:p>4160,15</text:p>
          </table:table-cell>
          <table:table-cell office:value-type="float" office:value="5479.725" calcext:value-type="float">
            <text:p>5479,72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8809.545" calcext:value-type="float">
            <text:p>8809,54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3900.95" calcext:value-type="float">
            <text:p>3900,95</text:p>
          </table:table-cell>
          <table:table-cell office:value-type="float" office:value="5619" calcext:value-type="float">
            <text:p>5619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8322.722" calcext:value-type="float">
            <text:p>8322,72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3837.425" calcext:value-type="float">
            <text:p>3837,425</text:p>
          </table:table-cell>
          <table:table-cell office:value-type="float" office:value="5315.425" calcext:value-type="float">
            <text:p>5315,42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8579.904" calcext:value-type="float">
            <text:p>8579,904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3739.063" calcext:value-type="float">
            <text:p>3739,063</text:p>
          </table:table-cell>
          <table:table-cell office:value-type="float" office:value="4515.638" calcext:value-type="float">
            <text:p>4515,63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8641.02" calcext:value-type="float">
            <text:p>8641,0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3906.175" calcext:value-type="float">
            <text:p>3906,175</text:p>
          </table:table-cell>
          <table:table-cell office:value-type="float" office:value="3256.588" calcext:value-type="float">
            <text:p>3256,58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8338.149" calcext:value-type="float">
            <text:p>8338,14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3960.763" calcext:value-type="float">
            <text:p>3960,763</text:p>
          </table:table-cell>
          <table:table-cell office:value-type="float" office:value="1974.613" calcext:value-type="float">
            <text:p>1974,613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7655.86" calcext:value-type="float">
            <text:p>7655,86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3623.425" calcext:value-type="float">
            <text:p>3623,425</text:p>
          </table:table-cell>
          <table:table-cell office:value-type="float" office:value="886.15" calcext:value-type="float">
            <text:p>886,1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6841.571" calcext:value-type="float">
            <text:p>6841,57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3358" calcext:value-type="float">
            <text:p>3358</text:p>
          </table:table-cell>
          <table:table-cell office:value-type="float" office:value="246.688" calcext:value-type="float">
            <text:p>246,68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6656.35" calcext:value-type="float">
            <text:p>6656,3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2812.463" calcext:value-type="float">
            <text:p>2812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5172.119" calcext:value-type="float">
            <text:p>5172,11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2481.488" calcext:value-type="float">
            <text:p>2481,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4992.277" calcext:value-type="float">
            <text:p>4992,277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2211.875" calcext:value-type="float">
            <text:p>221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3092.782" calcext:value-type="float">
            <text:p>3092,78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934.45" calcext:value-type="float">
            <text:p>1934,4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815.864" calcext:value-type="float">
            <text:p>1815,86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638.913" calcext:value-type="float">
            <text:p>163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521.771" calcext:value-type="float">
            <text:p>1521,77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527.213" calcext:value-type="float">
            <text:p>1527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304.699" calcext:value-type="float">
            <text:p>1304,699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750.738" calcext:value-type="float">
            <text:p>1750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220.267" calcext:value-type="float">
            <text:p>1220,267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987.775" calcext:value-type="float">
            <text:p>1987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222.769" calcext:value-type="float">
            <text:p>1222,769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2160.15" calcext:value-type="float">
            <text:p>2160,1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1833.1" calcext:value-type="float">
            <text:p>1833,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2402.913" calcext:value-type="float">
            <text:p>2402,913</text:p>
          </table:table-cell>
          <table:table-cell office:value-type="float" office:value="88.175" calcext:value-type="float">
            <text:p>88,1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3035.675" calcext:value-type="float">
            <text:p>3035,6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2549.588" calcext:value-type="float">
            <text:p>2549,588</text:p>
          </table:table-cell>
          <table:table-cell office:value-type="float" office:value="582.45" calcext:value-type="float">
            <text:p>582,4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4135.303" calcext:value-type="float">
            <text:p>4135,30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2267.688" calcext:value-type="float">
            <text:p>2267,688</text:p>
          </table:table-cell>
          <table:table-cell office:value-type="float" office:value="2271.6" calcext:value-type="float">
            <text:p>2271,6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6116.73" calcext:value-type="float">
            <text:p>6116,7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1581.6" calcext:value-type="float">
            <text:p>1581,6</text:p>
          </table:table-cell>
          <table:table-cell office:value-type="float" office:value="5042.775" calcext:value-type="float">
            <text:p>5042,7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6850.733" calcext:value-type="float">
            <text:p>6850,73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1755.35" calcext:value-type="float">
            <text:p>1755,35</text:p>
          </table:table-cell>
          <table:table-cell office:value-type="float" office:value="7490.913" calcext:value-type="float">
            <text:p>7490,913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7646.235" calcext:value-type="float">
            <text:p>7646,23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2822.663" calcext:value-type="float">
            <text:p>2822,663</text:p>
          </table:table-cell>
          <table:table-cell office:value-type="float" office:value="9037.775" calcext:value-type="float">
            <text:p>9037,7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7624.752" calcext:value-type="float">
            <text:p>7624,75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3507.388" calcext:value-type="float">
            <text:p>3507,388</text:p>
          </table:table-cell>
          <table:table-cell office:value-type="float" office:value="9569.288" calcext:value-type="float">
            <text:p>9569,288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7751.462" calcext:value-type="float">
            <text:p>7751,46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3629.288" calcext:value-type="float">
            <text:p>3629,288</text:p>
          </table:table-cell>
          <table:table-cell office:value-type="float" office:value="8547.525" calcext:value-type="float">
            <text:p>8547,52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8075.424" calcext:value-type="float">
            <text:p>8075,42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3533.575" calcext:value-type="float">
            <text:p>3533,575</text:p>
          </table:table-cell>
          <table:table-cell office:value-type="float" office:value="8090.6" calcext:value-type="float">
            <text:p>8090,6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7629.17" calcext:value-type="float">
            <text:p>7629,17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3454.413" calcext:value-type="float">
            <text:p>3454,413</text:p>
          </table:table-cell>
          <table:table-cell office:value-type="float" office:value="7545.575" calcext:value-type="float">
            <text:p>7545,5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7864.92" calcext:value-type="float">
            <text:p>7864,9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3591.613" calcext:value-type="float">
            <text:p>3591,613</text:p>
          </table:table-cell>
          <table:table-cell office:value-type="float" office:value="6990.225" calcext:value-type="float">
            <text:p>6990,22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7920.943" calcext:value-type="float">
            <text:p>7920,94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3269.375" calcext:value-type="float">
            <text:p>3269,375</text:p>
          </table:table-cell>
          <table:table-cell office:value-type="float" office:value="5827.963" calcext:value-type="float">
            <text:p>5827,963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7643.311" calcext:value-type="float">
            <text:p>7643,31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2779.725" calcext:value-type="float">
            <text:p>2779,725</text:p>
          </table:table-cell>
          <table:table-cell office:value-type="float" office:value="3712.325" calcext:value-type="float">
            <text:p>3712,32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7211.031" calcext:value-type="float">
            <text:p>7211,03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2522.763" calcext:value-type="float">
            <text:p>2522,763</text:p>
          </table:table-cell>
          <table:table-cell office:value-type="float" office:value="1590.8" calcext:value-type="float">
            <text:p>1590,8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6444.055" calcext:value-type="float">
            <text:p>6444,05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2597.725" calcext:value-type="float">
            <text:p>2597,725</text:p>
          </table:table-cell>
          <table:table-cell office:value-type="float" office:value="252.313" calcext:value-type="float">
            <text:p>252,313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6269.596" calcext:value-type="float">
            <text:p>6269,596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2912.288" calcext:value-type="float">
            <text:p>2912,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4871.604" calcext:value-type="float">
            <text:p>4871,60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2870.375" calcext:value-type="float">
            <text:p>2870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4702.211" calcext:value-type="float">
            <text:p>4702,21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862.613" calcext:value-type="float">
            <text:p>2862,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913.082" calcext:value-type="float">
            <text:p>2913,08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3080.863" calcext:value-type="float">
            <text:p>3080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1710.357" calcext:value-type="float">
            <text:p>1710,35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3101.038" calcext:value-type="float">
            <text:p>3101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1548.019" calcext:value-type="float">
            <text:p>1548,019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3173.838" calcext:value-type="float">
            <text:p>3173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1327.203" calcext:value-type="float">
            <text:p>1327,20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3074.85" calcext:value-type="float">
            <text:p>3074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1241.314" calcext:value-type="float">
            <text:p>1241,314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2967.7" calcext:value-type="float">
            <text:p>2967,7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1243.858" calcext:value-type="float">
            <text:p>1243,85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2681.775" calcext:value-type="float">
            <text:p>2681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1864.717" calcext:value-type="float">
            <text:p>1864,71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2472.538" calcext:value-type="float">
            <text:p>2472,538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3088.033" calcext:value-type="float">
            <text:p>3088,03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2407.938" calcext:value-type="float">
            <text:p>2407,938</text:p>
          </table:table-cell>
          <table:table-cell office:value-type="float" office:value="319.188" calcext:value-type="float">
            <text:p>319,1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4206.627" calcext:value-type="float">
            <text:p>4206,62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2295.838" calcext:value-type="float">
            <text:p>2295,838</text:p>
          </table:table-cell>
          <table:table-cell office:value-type="float" office:value="1527.6" calcext:value-type="float">
            <text:p>1527,6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6096.528" calcext:value-type="float">
            <text:p>6096,52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1778.85" calcext:value-type="float">
            <text:p>1778,85</text:p>
          </table:table-cell>
          <table:table-cell office:value-type="float" office:value="3144.538" calcext:value-type="float">
            <text:p>3144,53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6828.107" calcext:value-type="float">
            <text:p>6828,10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1540.313" calcext:value-type="float">
            <text:p>1540,313</text:p>
          </table:table-cell>
          <table:table-cell office:value-type="float" office:value="4851.713" calcext:value-type="float">
            <text:p>4851,7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7620.981" calcext:value-type="float">
            <text:p>7620,98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1619.088" calcext:value-type="float">
            <text:p>1619,088</text:p>
          </table:table-cell>
          <table:table-cell office:value-type="float" office:value="6000.088" calcext:value-type="float">
            <text:p>6000,0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7599.569" calcext:value-type="float">
            <text:p>7599,569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2047.963" calcext:value-type="float">
            <text:p>2047,963</text:p>
          </table:table-cell>
          <table:table-cell office:value-type="float" office:value="6624.1" calcext:value-type="float">
            <text:p>6624,1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7725.861" calcext:value-type="float">
            <text:p>7725,86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2346.55" calcext:value-type="float">
            <text:p>2346,55</text:p>
          </table:table-cell>
          <table:table-cell office:value-type="float" office:value="7019.013" calcext:value-type="float">
            <text:p>7019,0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8048.753" calcext:value-type="float">
            <text:p>8048,75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2456.475" calcext:value-type="float">
            <text:p>2456,475</text:p>
          </table:table-cell>
          <table:table-cell office:value-type="float" office:value="7136.65" calcext:value-type="float">
            <text:p>7136,65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7603.973" calcext:value-type="float">
            <text:p>7603,97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2641.05" calcext:value-type="float">
            <text:p>2641,05</text:p>
          </table:table-cell>
          <table:table-cell office:value-type="float" office:value="6773.813" calcext:value-type="float">
            <text:p>6773,8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7838.944" calcext:value-type="float">
            <text:p>7838,944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2535.7" calcext:value-type="float">
            <text:p>2535,7</text:p>
          </table:table-cell>
          <table:table-cell office:value-type="float" office:value="6178.175" calcext:value-type="float">
            <text:p>6178,175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8057.561" calcext:value-type="float">
            <text:p>8057,56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2506.425" calcext:value-type="float">
            <text:p>2506,425</text:p>
          </table:table-cell>
          <table:table-cell office:value-type="float" office:value="4660.638" calcext:value-type="float">
            <text:p>4660,63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7775.141" calcext:value-type="float">
            <text:p>7775,14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2113.763" calcext:value-type="float">
            <text:p>2113,763</text:p>
          </table:table-cell>
          <table:table-cell office:value-type="float" office:value="2813.188" calcext:value-type="float">
            <text:p>2813,1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7138.921" calcext:value-type="float">
            <text:p>7138,92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1639.45" calcext:value-type="float">
            <text:p>1639,45</text:p>
          </table:table-cell>
          <table:table-cell office:value-type="float" office:value="1075.488" calcext:value-type="float">
            <text:p>1075,4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6379.615" calcext:value-type="float">
            <text:p>6379,61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1887.063" calcext:value-type="float">
            <text:p>1887,063</text:p>
          </table:table-cell>
          <table:table-cell office:value-type="float" office:value="273.913" calcext:value-type="float">
            <text:p>273,9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6206.9" calcext:value-type="float">
            <text:p>6206,9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2483.013" calcext:value-type="float">
            <text:p>2483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4822.887" calcext:value-type="float">
            <text:p>4822,88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3017.25" calcext:value-type="float">
            <text:p>3017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4655.189" calcext:value-type="float">
            <text:p>4655,189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3583.213" calcext:value-type="float">
            <text:p>3583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2883.951" calcext:value-type="float">
            <text:p>2883,95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4276.1" calcext:value-type="float">
            <text:p>4276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1693.254" calcext:value-type="float">
            <text:p>1693,25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4388.313" calcext:value-type="float">
            <text:p>4388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1686.421" calcext:value-type="float">
            <text:p>1686,42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4199.513" calcext:value-type="float">
            <text:p>4199,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1474.67" calcext:value-type="float">
            <text:p>1474,67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4164.538" calcext:value-type="float">
            <text:p>4164,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1379.238" calcext:value-type="float">
            <text:p>1379,23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3954.775" calcext:value-type="float">
            <text:p>3954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1218.73" calcext:value-type="float">
            <text:p>1218,7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3833.325" calcext:value-type="float">
            <text:p>3833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1827.046" calcext:value-type="float">
            <text:p>1827,04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715.175" calcext:value-type="float">
            <text:p>3715,175</text:p>
          </table:table-cell>
          <table:table-cell office:value-type="float" office:value="45.475" calcext:value-type="float">
            <text:p>45,4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025.649" calcext:value-type="float">
            <text:p>3025,649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3703.163" calcext:value-type="float">
            <text:p>3703,163</text:p>
          </table:table-cell>
          <table:table-cell office:value-type="float" office:value="473.513" calcext:value-type="float">
            <text:p>473,51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4121.645" calcext:value-type="float">
            <text:p>4121,64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3279.1" calcext:value-type="float">
            <text:p>3279,1</text:p>
          </table:table-cell>
          <table:table-cell office:value-type="float" office:value="1814.3" calcext:value-type="float">
            <text:p>1814,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6913.588" calcext:value-type="float">
            <text:p>6913,58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3139.8" calcext:value-type="float">
            <text:p>3139,8</text:p>
          </table:table-cell>
          <table:table-cell office:value-type="float" office:value="3936.675" calcext:value-type="float">
            <text:p>3936,6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7743.214" calcext:value-type="float">
            <text:p>7743,21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3365.225" calcext:value-type="float">
            <text:p>3365,225</text:p>
          </table:table-cell>
          <table:table-cell office:value-type="float" office:value="5956.613" calcext:value-type="float">
            <text:p>5956,61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8642.35" calcext:value-type="float">
            <text:p>8642,3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3626.238" calcext:value-type="float">
            <text:p>3626,238</text:p>
          </table:table-cell>
          <table:table-cell office:value-type="float" office:value="7713.038" calcext:value-type="float">
            <text:p>7713,03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8618.068" calcext:value-type="float">
            <text:p>8618,06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3878.963" calcext:value-type="float">
            <text:p>3878,963</text:p>
          </table:table-cell>
          <table:table-cell office:value-type="float" office:value="8376.763" calcext:value-type="float">
            <text:p>8376,76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8761.285" calcext:value-type="float">
            <text:p>8761,28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4186.288" calcext:value-type="float">
            <text:p>4186,288</text:p>
          </table:table-cell>
          <table:table-cell office:value-type="float" office:value="8718.6" calcext:value-type="float">
            <text:p>8718,6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9127.452" calcext:value-type="float">
            <text:p>9127,452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4575.263" calcext:value-type="float">
            <text:p>4575,263</text:p>
          </table:table-cell>
          <table:table-cell office:value-type="float" office:value="9145.288" calcext:value-type="float">
            <text:p>9145,28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7212.015" calcext:value-type="float">
            <text:p>7212,01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4728.138" calcext:value-type="float">
            <text:p>4728,138</text:p>
          </table:table-cell>
          <table:table-cell office:value-type="float" office:value="8144.075" calcext:value-type="float">
            <text:p>8144,0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7434.875" calcext:value-type="float">
            <text:p>7434,8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4374.788" calcext:value-type="float">
            <text:p>4374,788</text:p>
          </table:table-cell>
          <table:table-cell office:value-type="float" office:value="6291.475" calcext:value-type="float">
            <text:p>6291,4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7487.834" calcext:value-type="float">
            <text:p>7487,83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3919.325" calcext:value-type="float">
            <text:p>3919,325</text:p>
          </table:table-cell>
          <table:table-cell office:value-type="float" office:value="4863.938" calcext:value-type="float">
            <text:p>4863,93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7225.383" calcext:value-type="float">
            <text:p>7225,38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3067.688" calcext:value-type="float">
            <text:p>3067,688</text:p>
          </table:table-cell>
          <table:table-cell office:value-type="float" office:value="3051.088" calcext:value-type="float">
            <text:p>3051,08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6634.149" calcext:value-type="float">
            <text:p>6634,149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1823" calcext:value-type="float">
            <text:p>1823</text:p>
          </table:table-cell>
          <table:table-cell office:value-type="float" office:value="1224.525" calcext:value-type="float">
            <text:p>1224,52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7088.461" calcext:value-type="float">
            <text:p>7088,46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1388.188" calcext:value-type="float">
            <text:p>1388,188</text:p>
          </table:table-cell>
          <table:table-cell office:value-type="float" office:value="241.863" calcext:value-type="float">
            <text:p>241,86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6896.556" calcext:value-type="float">
            <text:p>6896,55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1684.8" calcext:value-type="float">
            <text:p>1684,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5358.764" calcext:value-type="float">
            <text:p>5358,76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2293.138" calcext:value-type="float">
            <text:p>2293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5172.432" calcext:value-type="float">
            <text:p>5172,432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020.613" calcext:value-type="float">
            <text:p>3020,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204.39" calcext:value-type="float">
            <text:p>3204,39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3427.6" calcext:value-type="float">
            <text:p>3427,6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1881.393" calcext:value-type="float">
            <text:p>1881,39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3845.363" calcext:value-type="float">
            <text:p>3845,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1707.511" calcext:value-type="float">
            <text:p>1707,51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4625.775" calcext:value-type="float">
            <text:p>4625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1463.945" calcext:value-type="float">
            <text:p>1463,94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5458.913" calcext:value-type="float">
            <text:p>545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1369.207" calcext:value-type="float">
            <text:p>1369,20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5633.763" calcext:value-type="float">
            <text:p>5633,7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1372.014" calcext:value-type="float">
            <text:p>1372,014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5972.5" calcext:value-type="float">
            <text:p>597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2056.839" calcext:value-type="float">
            <text:p>2056,83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6276" calcext:value-type="float">
            <text:p>6276</text:p>
          </table:table-cell>
          <table:table-cell office:value-type="float" office:value="22.763" calcext:value-type="float">
            <text:p>22,76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3406.194" calcext:value-type="float">
            <text:p>3406,194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6597.65" calcext:value-type="float">
            <text:p>6597,65</text:p>
          </table:table-cell>
          <table:table-cell office:value-type="float" office:value="393.1" calcext:value-type="float">
            <text:p>393,1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4640.037" calcext:value-type="float">
            <text:p>4640,03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402.85" calcext:value-type="float">
            <text:p>6402,85</text:p>
          </table:table-cell>
          <table:table-cell office:value-type="float" office:value="1521.95" calcext:value-type="float">
            <text:p>1521,9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863.308" calcext:value-type="float">
            <text:p>6863,30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6034.713" calcext:value-type="float">
            <text:p>6034,713</text:p>
          </table:table-cell>
          <table:table-cell office:value-type="float" office:value="2818.113" calcext:value-type="float">
            <text:p>2818,11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7686.899" calcext:value-type="float">
            <text:p>7686,89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6372.425" calcext:value-type="float">
            <text:p>6372,425</text:p>
          </table:table-cell>
          <table:table-cell office:value-type="float" office:value="3986.95" calcext:value-type="float">
            <text:p>3986,9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8579.497" calcext:value-type="float">
            <text:p>8579,49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6298.838" calcext:value-type="float">
            <text:p>6298,838</text:p>
          </table:table-cell>
          <table:table-cell office:value-type="float" office:value="5170.5" calcext:value-type="float">
            <text:p>5170,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8555.392" calcext:value-type="float">
            <text:p>8555,392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6509.438" calcext:value-type="float">
            <text:p>6509,438</text:p>
          </table:table-cell>
          <table:table-cell office:value-type="float" office:value="5239.9" calcext:value-type="float">
            <text:p>5239,9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8697.567" calcext:value-type="float">
            <text:p>8697,56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6538.3" calcext:value-type="float">
            <text:p>6538,3</text:p>
          </table:table-cell>
          <table:table-cell office:value-type="float" office:value="5970" calcext:value-type="float">
            <text:p>597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9061.07" calcext:value-type="float">
            <text:p>9061,0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6541.338" calcext:value-type="float">
            <text:p>6541,338</text:p>
          </table:table-cell>
          <table:table-cell office:value-type="float" office:value="6004.338" calcext:value-type="float">
            <text:p>6004,338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8560.349" calcext:value-type="float">
            <text:p>8560,34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6461.2" calcext:value-type="float">
            <text:p>6461,2</text:p>
          </table:table-cell>
          <table:table-cell office:value-type="float" office:value="5506.875" calcext:value-type="float">
            <text:p>5506,87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8824.873" calcext:value-type="float">
            <text:p>8824,87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6375.213" calcext:value-type="float">
            <text:p>6375,213</text:p>
          </table:table-cell>
          <table:table-cell office:value-type="float" office:value="5212.863" calcext:value-type="float">
            <text:p>5212,86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8887.734" calcext:value-type="float">
            <text:p>8887,734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6976.738" calcext:value-type="float">
            <text:p>6976,738</text:p>
          </table:table-cell>
          <table:table-cell office:value-type="float" office:value="4309.463" calcext:value-type="float">
            <text:p>4309,46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8576.216" calcext:value-type="float">
            <text:p>8576,216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6850.188" calcext:value-type="float">
            <text:p>6850,188</text:p>
          </table:table-cell>
          <table:table-cell office:value-type="float" office:value="2943.1" calcext:value-type="float">
            <text:p>2943,1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7874.446" calcext:value-type="float">
            <text:p>7874,446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6512.713" calcext:value-type="float">
            <text:p>6512,713</text:p>
          </table:table-cell>
          <table:table-cell office:value-type="float" office:value="1639.95" calcext:value-type="float">
            <text:p>1639,9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7036.908" calcext:value-type="float">
            <text:p>7036,90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5602.85" calcext:value-type="float">
            <text:p>5602,85</text:p>
          </table:table-cell>
          <table:table-cell office:value-type="float" office:value="401.438" calcext:value-type="float">
            <text:p>401,438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6846.399" calcext:value-type="float">
            <text:p>6846,39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012.575" calcext:value-type="float">
            <text:p>5012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319.791" calcext:value-type="float">
            <text:p>5319,79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4847.388" calcext:value-type="float">
            <text:p>4847,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5134.814" calcext:value-type="float">
            <text:p>5134,814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4398.375" calcext:value-type="float">
            <text:p>4398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3181.086" calcext:value-type="float">
            <text:p>3181,086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3962.788" calcext:value-type="float">
            <text:p>3962,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1867.71" calcext:value-type="float">
            <text:p>1867,7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3412.875" calcext:value-type="float">
            <text:p>3412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1563.641" calcext:value-type="float">
            <text:p>1563,64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2599.925" calcext:value-type="float">
            <text:p>2599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1340.597" calcext:value-type="float">
            <text:p>1340,597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2349.863" calcext:value-type="float">
            <text:p>2349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1253.842" calcext:value-type="float">
            <text:p>1253,84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2203.088" calcext:value-type="float">
            <text:p>2203,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1256.412" calcext:value-type="float">
            <text:p>1256,41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2138.925" calcext:value-type="float">
            <text:p>2138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1883.535" calcext:value-type="float">
            <text:p>1883,53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2209.088" calcext:value-type="float">
            <text:p>2209,088</text:p>
          </table:table-cell>
          <table:table-cell office:value-type="float" office:value="41.738" calcext:value-type="float">
            <text:p>41,73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3119.198" calcext:value-type="float">
            <text:p>3119,19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2132.963" calcext:value-type="float">
            <text:p>2132,963</text:p>
          </table:table-cell>
          <table:table-cell office:value-type="float" office:value="265.213" calcext:value-type="float">
            <text:p>265,2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4249.081" calcext:value-type="float">
            <text:p>4249,08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1704.163" calcext:value-type="float">
            <text:p>1704,163</text:p>
          </table:table-cell>
          <table:table-cell office:value-type="float" office:value="872.425" calcext:value-type="float">
            <text:p>872,42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6285.024" calcext:value-type="float">
            <text:p>6285,02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1390" calcext:value-type="float">
            <text:p>1390</text:p>
          </table:table-cell>
          <table:table-cell office:value-type="float" office:value="2106.913" calcext:value-type="float">
            <text:p>2106,9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7039.222" calcext:value-type="float">
            <text:p>7039,22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1246.65" calcext:value-type="float">
            <text:p>1246,65</text:p>
          </table:table-cell>
          <table:table-cell office:value-type="float" office:value="4120.888" calcext:value-type="float">
            <text:p>4120,88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7856.612" calcext:value-type="float">
            <text:p>7856,61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1263.113" calcext:value-type="float">
            <text:p>1263,113</text:p>
          </table:table-cell>
          <table:table-cell office:value-type="float" office:value="5402.05" calcext:value-type="float">
            <text:p>5402,0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7834.538" calcext:value-type="float">
            <text:p>7834,5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1257.013" calcext:value-type="float">
            <text:p>1257,013</text:p>
          </table:table-cell>
          <table:table-cell office:value-type="float" office:value="6184.788" calcext:value-type="float">
            <text:p>6184,78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7964.734" calcext:value-type="float">
            <text:p>7964,73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1076.15" calcext:value-type="float">
            <text:p>1076,15</text:p>
          </table:table-cell>
          <table:table-cell office:value-type="float" office:value="6366.538" calcext:value-type="float">
            <text:p>6366,53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8297.609" calcext:value-type="float">
            <text:p>8297,609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842.325" calcext:value-type="float">
            <text:p>842,325</text:p>
          </table:table-cell>
          <table:table-cell office:value-type="float" office:value="5958.988" calcext:value-type="float">
            <text:p>5958,98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7839.077" calcext:value-type="float">
            <text:p>7839,077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685.6" calcext:value-type="float">
            <text:p>685,6</text:p>
          </table:table-cell>
          <table:table-cell office:value-type="float" office:value="5267.638" calcext:value-type="float">
            <text:p>5267,63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8081.314" calcext:value-type="float">
            <text:p>8081,31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696.325" calcext:value-type="float">
            <text:p>696,325</text:p>
          </table:table-cell>
          <table:table-cell office:value-type="float" office:value="4558.425" calcext:value-type="float">
            <text:p>4558,42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8138.878" calcext:value-type="float">
            <text:p>8138,87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668.738" calcext:value-type="float">
            <text:p>668,738</text:p>
          </table:table-cell>
          <table:table-cell office:value-type="float" office:value="3536.113" calcext:value-type="float">
            <text:p>3536,1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7853.608" calcext:value-type="float">
            <text:p>7853,60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613.688" calcext:value-type="float">
            <text:p>613,688</text:p>
          </table:table-cell>
          <table:table-cell office:value-type="float" office:value="2229.513" calcext:value-type="float">
            <text:p>2229,5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7210.967" calcext:value-type="float">
            <text:p>7210,967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66.213" calcext:value-type="float">
            <text:p>666,213</text:p>
          </table:table-cell>
          <table:table-cell office:value-type="float" office:value="1019.625" calcext:value-type="float">
            <text:p>1019,62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443.998" calcext:value-type="float">
            <text:p>6443,99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1073.825" calcext:value-type="float">
            <text:p>1073,825</text:p>
          </table:table-cell>
          <table:table-cell office:value-type="float" office:value="275.1" calcext:value-type="float">
            <text:p>275,1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6269.54" calcext:value-type="float">
            <text:p>6269,5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1802.775" calcext:value-type="float">
            <text:p>1802,775</text:p>
          </table:table-cell>
          <table:table-cell office:value-type="float" office:value="16.9" calcext:value-type="float">
            <text:p>16,9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4871.56" calcext:value-type="float">
            <text:p>4871,56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2176.738" calcext:value-type="float">
            <text:p>2176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4702.169" calcext:value-type="float">
            <text:p>4702,169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737.838" calcext:value-type="float">
            <text:p>2737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913.056" calcext:value-type="float">
            <text:p>2913,056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2771.35" calcext:value-type="float">
            <text:p>2771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1710.342" calcext:value-type="float">
            <text:p>1710,34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3206.038" calcext:value-type="float">
            <text:p>3206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1497.004" calcext:value-type="float">
            <text:p>1497,004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3041.575" calcext:value-type="float">
            <text:p>3041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1283.465" calcext:value-type="float">
            <text:p>1283,46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3059.288" calcext:value-type="float">
            <text:p>3059,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1200.407" calcext:value-type="float">
            <text:p>1200,40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3767.3" calcext:value-type="float">
            <text:p>3767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1202.868" calcext:value-type="float">
            <text:p>1202,86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4547.463" calcext:value-type="float">
            <text:p>4547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1803.266" calcext:value-type="float">
            <text:p>1803,266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4833.85" calcext:value-type="float">
            <text:p>4833,85</text:p>
          </table:table-cell>
          <table:table-cell office:value-type="float" office:value="54.275" calcext:value-type="float">
            <text:p>54,2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2986.269" calcext:value-type="float">
            <text:p>2986,269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5403.175" calcext:value-type="float">
            <text:p>5403,175</text:p>
          </table:table-cell>
          <table:table-cell office:value-type="float" office:value="325.813" calcext:value-type="float">
            <text:p>325,81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5836.025" calcext:value-type="float">
            <text:p>5836,025</text:p>
          </table:table-cell>
          <table:table-cell office:value-type="float" office:value="1107.075" calcext:value-type="float">
            <text:p>1107,0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6017.179" calcext:value-type="float">
            <text:p>6017,179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202.063" calcext:value-type="float">
            <text:p>6202,063</text:p>
          </table:table-cell>
          <table:table-cell office:value-type="float" office:value="2157.113" calcext:value-type="float">
            <text:p>2157,11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739.236" calcext:value-type="float">
            <text:p>6739,236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6557.213" calcext:value-type="float">
            <text:p>6557,213</text:p>
          </table:table-cell>
          <table:table-cell office:value-type="float" office:value="3077.663" calcext:value-type="float">
            <text:p>3077,66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7521.791" calcext:value-type="float">
            <text:p>7521,79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6800.763" calcext:value-type="float">
            <text:p>6800,763</text:p>
          </table:table-cell>
          <table:table-cell office:value-type="float" office:value="4139.2" calcext:value-type="float">
            <text:p>4139,2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7500.657" calcext:value-type="float">
            <text:p>7500,65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6714.5" calcext:value-type="float">
            <text:p>6714,5</text:p>
          </table:table-cell>
          <table:table-cell office:value-type="float" office:value="4771.888" calcext:value-type="float">
            <text:p>4771,8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7625.305" calcext:value-type="float">
            <text:p>7625,30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6545.438" calcext:value-type="float">
            <text:p>6545,438</text:p>
          </table:table-cell>
          <table:table-cell office:value-type="float" office:value="5342.275" calcext:value-type="float">
            <text:p>5342,2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7943.995" calcext:value-type="float">
            <text:p>7943,99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6455.575" calcext:value-type="float">
            <text:p>6455,575</text:p>
          </table:table-cell>
          <table:table-cell office:value-type="float" office:value="5622.838" calcext:value-type="float">
            <text:p>5622,83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7505.003" calcext:value-type="float">
            <text:p>7505,00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6052.425" calcext:value-type="float">
            <text:p>6052,425</text:p>
          </table:table-cell>
          <table:table-cell office:value-type="float" office:value="5443.763" calcext:value-type="float">
            <text:p>5443,76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7736.917" calcext:value-type="float">
            <text:p>7736,91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5514.325" calcext:value-type="float">
            <text:p>5514,325</text:p>
          </table:table-cell>
          <table:table-cell office:value-type="float" office:value="4813.013" calcext:value-type="float">
            <text:p>4813,01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7792.027" calcext:value-type="float">
            <text:p>7792,02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4683.638" calcext:value-type="float">
            <text:p>4683,638</text:p>
          </table:table-cell>
          <table:table-cell office:value-type="float" office:value="3809.988" calcext:value-type="float">
            <text:p>3809,9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7518.915" calcext:value-type="float">
            <text:p>7518,91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4193.025" calcext:value-type="float">
            <text:p>4193,025</text:p>
          </table:table-cell>
          <table:table-cell office:value-type="float" office:value="2631.188" calcext:value-type="float">
            <text:p>2631,1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6903.661" calcext:value-type="float">
            <text:p>6903,66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3605.6" calcext:value-type="float">
            <text:p>3605,6</text:p>
          </table:table-cell>
          <table:table-cell office:value-type="float" office:value="1189.275" calcext:value-type="float">
            <text:p>1189,2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6169.377" calcext:value-type="float">
            <text:p>6169,37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3165.813" calcext:value-type="float">
            <text:p>3165,813</text:p>
          </table:table-cell>
          <table:table-cell office:value-type="float" office:value="346.088" calcext:value-type="float">
            <text:p>346,0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6002.355" calcext:value-type="float">
            <text:p>6002,35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3181.363" calcext:value-type="float">
            <text:p>3181,363</text:p>
          </table:table-cell>
          <table:table-cell office:value-type="float" office:value="30.325" calcext:value-type="float">
            <text:p>30,32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4663.951" calcext:value-type="float">
            <text:p>4663,95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3564.013" calcext:value-type="float">
            <text:p>3564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4501.779" calcext:value-type="float">
            <text:p>4501,779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3475.425" calcext:value-type="float">
            <text:p>3475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2788.912" calcext:value-type="float">
            <text:p>2788,91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3159.638" calcext:value-type="float">
            <text:p>3159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1637.453" calcext:value-type="float">
            <text:p>1637,45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2878.875" calcext:value-type="float">
            <text:p>2878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1461.361" calcext:value-type="float">
            <text:p>1461,36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2527.975" calcext:value-type="float">
            <text:p>2527,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1252.907" calcext:value-type="float">
            <text:p>1252,907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2261.4" calcext:value-type="float">
            <text:p>2261,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1171.826" calcext:value-type="float">
            <text:p>1171,826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2010.65" calcext:value-type="float">
            <text:p>2010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1174.228" calcext:value-type="float">
            <text:p>1174,22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2118.925" calcext:value-type="float">
            <text:p>2118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1760.331" calcext:value-type="float">
            <text:p>1760,33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1950.775" calcext:value-type="float">
            <text:p>1950,775</text:p>
          </table:table-cell>
          <table:table-cell office:value-type="float" office:value="93.263" calcext:value-type="float">
            <text:p>93,26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2915.167" calcext:value-type="float">
            <text:p>2915,167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1878.15" calcext:value-type="float">
            <text:p>1878,15</text:p>
          </table:table-cell>
          <table:table-cell office:value-type="float" office:value="431.625" calcext:value-type="float">
            <text:p>431,6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3971.143" calcext:value-type="float">
            <text:p>3971,14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1701.65" calcext:value-type="float">
            <text:p>1701,65</text:p>
          </table:table-cell>
          <table:table-cell office:value-type="float" office:value="1212.638" calcext:value-type="float">
            <text:p>1212,638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5873.913" calcext:value-type="float">
            <text:p>5873,9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office:value-type="float" office:value="2365.538" calcext:value-type="float">
            <text:p>2365,538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6578.778" calcext:value-type="float">
            <text:p>6578,77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1902.763" calcext:value-type="float">
            <text:p>1902,763</text:p>
          </table:table-cell>
          <table:table-cell office:value-type="float" office:value="3505.513" calcext:value-type="float">
            <text:p>3505,51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7342.701" calcext:value-type="float">
            <text:p>7342,70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1701.713" calcext:value-type="float">
            <text:p>1701,713</text:p>
          </table:table-cell>
          <table:table-cell office:value-type="float" office:value="4333.4" calcext:value-type="float">
            <text:p>4333,4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7322.07" calcext:value-type="float">
            <text:p>7322,07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1613.3" calcext:value-type="float">
            <text:p>1613,3</text:p>
          </table:table-cell>
          <table:table-cell office:value-type="float" office:value="4681.125" calcext:value-type="float">
            <text:p>4681,1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7443.75" calcext:value-type="float">
            <text:p>7443,7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1565.875" calcext:value-type="float">
            <text:p>1565,875</text:p>
          </table:table-cell>
          <table:table-cell office:value-type="float" office:value="4732.463" calcext:value-type="float">
            <text:p>4732,46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7754.852" calcext:value-type="float">
            <text:p>7754,852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1509.5" calcext:value-type="float">
            <text:p>1509,5</text:p>
          </table:table-cell>
          <table:table-cell office:value-type="float" office:value="4975.925" calcext:value-type="float">
            <text:p>4975,9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7326.313" calcext:value-type="float">
            <text:p>7326,3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1533.288" calcext:value-type="float">
            <text:p>1533,288</text:p>
          </table:table-cell>
          <table:table-cell office:value-type="float" office:value="4614.113" calcext:value-type="float">
            <text:p>4614,11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7552.704" calcext:value-type="float">
            <text:p>7552,704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1480.588" calcext:value-type="float">
            <text:p>1480,588</text:p>
          </table:table-cell>
          <table:table-cell office:value-type="float" office:value="4263.013" calcext:value-type="float">
            <text:p>4263,01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7606.503" calcext:value-type="float">
            <text:p>7606,50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1392.4" calcext:value-type="float">
            <text:p>1392,4</text:p>
          </table:table-cell>
          <table:table-cell office:value-type="float" office:value="3740.45" calcext:value-type="float">
            <text:p>3740,4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7339.893" calcext:value-type="float">
            <text:p>7339,89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1282.713" calcext:value-type="float">
            <text:p>1282,713</text:p>
          </table:table-cell>
          <table:table-cell office:value-type="float" office:value="2461.45" calcext:value-type="float">
            <text:p>2461,4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6739.288" calcext:value-type="float">
            <text:p>6739,28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1154.888" calcext:value-type="float">
            <text:p>1154,888</text:p>
          </table:table-cell>
          <table:table-cell office:value-type="float" office:value="1051.238" calcext:value-type="float">
            <text:p>1051,238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6022.487" calcext:value-type="float">
            <text:p>6022,487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1046.013" calcext:value-type="float">
            <text:p>1046,013</text:p>
          </table:table-cell>
          <table:table-cell office:value-type="float" office:value="227.425" calcext:value-type="float">
            <text:p>227,4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5859.442" calcext:value-type="float">
            <text:p>5859,442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924.463" calcext:value-type="float">
            <text:p>924,463</text:p>
          </table:table-cell>
          <table:table-cell office:value-type="float" office:value="5.525" calcext:value-type="float">
            <text:p>5,5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4552.905" calcext:value-type="float">
            <text:p>4552,90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838.05" calcext:value-type="float">
            <text:p>838,0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4394.594" calcext:value-type="float">
            <text:p>4394,594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799.638" calcext:value-type="float">
            <text:p>799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2722.509" calcext:value-type="float">
            <text:p>2722,509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796.388" calcext:value-type="float">
            <text:p>796,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1598.466" calcext:value-type="float">
            <text:p>1598,466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832.663" calcext:value-type="float">
            <text:p>832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1548.144" calcext:value-type="float">
            <text:p>1548,14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983.563" calcext:value-type="float">
            <text:p>983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1327.31" calcext:value-type="float">
            <text:p>1327,3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133.988" calcext:value-type="float">
            <text:p>1133,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241.415" calcext:value-type="float">
            <text:p>1241,41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195.9" calcext:value-type="float">
            <text:p>1195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243.959" calcext:value-type="float">
            <text:p>1243,959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108.713" calcext:value-type="float">
            <text:p>1108,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864.868" calcext:value-type="float">
            <text:p>1864,86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1068.525" calcext:value-type="float">
            <text:p>1068,525</text:p>
          </table:table-cell>
          <table:table-cell office:value-type="float" office:value="23.388" calcext:value-type="float">
            <text:p>23,3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3088.284" calcext:value-type="float">
            <text:p>3088,28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1048.038" calcext:value-type="float">
            <text:p>1048,038</text:p>
          </table:table-cell>
          <table:table-cell office:value-type="float" office:value="454.05" calcext:value-type="float">
            <text:p>454,0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4206.969" calcext:value-type="float">
            <text:p>4206,969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944.563" calcext:value-type="float">
            <text:p>944,563</text:p>
          </table:table-cell>
          <table:table-cell office:value-type="float" office:value="1750.738" calcext:value-type="float">
            <text:p>1750,73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6555.735" calcext:value-type="float">
            <text:p>6555,73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970.763" calcext:value-type="float">
            <text:p>970,763</text:p>
          </table:table-cell>
          <table:table-cell office:value-type="float" office:value="3414.125" calcext:value-type="float">
            <text:p>3414,12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6969.458" calcext:value-type="float">
            <text:p>6969,45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1167.275" calcext:value-type="float">
            <text:p>1167,275</text:p>
          </table:table-cell>
          <table:table-cell office:value-type="float" office:value="4769.388" calcext:value-type="float">
            <text:p>4769,3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7778.746" calcext:value-type="float">
            <text:p>7778,746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1420.288" calcext:value-type="float">
            <text:p>1420,288</text:p>
          </table:table-cell>
          <table:table-cell office:value-type="float" office:value="5606.738" calcext:value-type="float">
            <text:p>5606,73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7756.891" calcext:value-type="float">
            <text:p>7756,89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1610.763" calcext:value-type="float">
            <text:p>1610,763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7885.797" calcext:value-type="float">
            <text:p>7885,797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1773.963" calcext:value-type="float">
            <text:p>1773,963</text:p>
          </table:table-cell>
          <table:table-cell office:value-type="float" office:value="6099.863" calcext:value-type="float">
            <text:p>6099,863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8215.373" calcext:value-type="float">
            <text:p>8215,37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2041.938" calcext:value-type="float">
            <text:p>2041,938</text:p>
          </table:table-cell>
          <table:table-cell office:value-type="float" office:value="5979.213" calcext:value-type="float">
            <text:p>5979,213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7761.385" calcext:value-type="float">
            <text:p>7761,38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2218.8" calcext:value-type="float">
            <text:p>2218,8</text:p>
          </table:table-cell>
          <table:table-cell office:value-type="float" office:value="6035.738" calcext:value-type="float">
            <text:p>6035,73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8001.221" calcext:value-type="float">
            <text:p>8001,22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2332.325" calcext:value-type="float">
            <text:p>2332,325</text:p>
          </table:table-cell>
          <table:table-cell office:value-type="float" office:value="5759.788" calcext:value-type="float">
            <text:p>5759,7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8058.215" calcext:value-type="float">
            <text:p>8058,21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2170.675" calcext:value-type="float">
            <text:p>2170,675</text:p>
          </table:table-cell>
          <table:table-cell office:value-type="float" office:value="4938.213" calcext:value-type="float">
            <text:p>4938,213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7775.772" calcext:value-type="float">
            <text:p>7775,77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1907.463" calcext:value-type="float">
            <text:p>1907,463</text:p>
          </table:table-cell>
          <table:table-cell office:value-type="float" office:value="3262.375" calcext:value-type="float">
            <text:p>3262,37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7139.5" calcext:value-type="float">
            <text:p>7139,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1663.975" calcext:value-type="float">
            <text:p>1663,975</text:p>
          </table:table-cell>
          <table:table-cell office:value-type="float" office:value="1365.9" calcext:value-type="float">
            <text:p>1365,9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6380.132" calcext:value-type="float">
            <text:p>6380,13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1374.063" calcext:value-type="float">
            <text:p>1374,063</text:p>
          </table:table-cell>
          <table:table-cell office:value-type="float" office:value="343.588" calcext:value-type="float">
            <text:p>343,5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6207.404" calcext:value-type="float">
            <text:p>6207,40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1570.688" calcext:value-type="float">
            <text:p>1570,688</text:p>
          </table:table-cell>
          <table:table-cell office:value-type="float" office:value="9.775" calcext:value-type="float">
            <text:p>9,77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4823.279" calcext:value-type="float">
            <text:p>4823,279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1720.013" calcext:value-type="float">
            <text:p>1720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4655.567" calcext:value-type="float">
            <text:p>4655,567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1954.838" calcext:value-type="float">
            <text:p>1954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2884.185" calcext:value-type="float">
            <text:p>2884,18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2022.188" calcext:value-type="float">
            <text:p>2022,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1693.391" calcext:value-type="float">
            <text:p>1693,39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2147.4" calcext:value-type="float">
            <text:p>2147,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1692.266" calcext:value-type="float">
            <text:p>1692,266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2305.2" calcext:value-type="float">
            <text:p>2305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1450.874" calcext:value-type="float">
            <text:p>1450,87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2501.963" calcext:value-type="float">
            <text:p>2501,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1356.982" calcext:value-type="float">
            <text:p>1356,982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2833.625" calcext:value-type="float">
            <text:p>2833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1359.763" calcext:value-type="float">
            <text:p>1359,7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2877.963" calcext:value-type="float">
            <text:p>2877,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1705.474" calcext:value-type="float">
            <text:p>1705,47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2784.988" calcext:value-type="float">
            <text:p>2784,988</text:p>
          </table:table-cell>
          <table:table-cell office:value-type="float" office:value="132.125" calcext:value-type="float">
            <text:p>132,12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3375.782" calcext:value-type="float">
            <text:p>3375,782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2484.525" calcext:value-type="float">
            <text:p>2484,525</text:p>
          </table:table-cell>
          <table:table-cell office:value-type="float" office:value="723.763" calcext:value-type="float">
            <text:p>723,7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4598.608" calcext:value-type="float">
            <text:p>4598,60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2028.238" calcext:value-type="float">
            <text:p>2028,238</text:p>
          </table:table-cell>
          <table:table-cell office:value-type="float" office:value="2284.425" calcext:value-type="float">
            <text:p>2284,42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6802.028" calcext:value-type="float">
            <text:p>6802,02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1521.088" calcext:value-type="float">
            <text:p>1521,088</text:p>
          </table:table-cell>
          <table:table-cell office:value-type="float" office:value="4433.275" calcext:value-type="float">
            <text:p>4433,27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7618.266" calcext:value-type="float">
            <text:p>7618,266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1461.313" calcext:value-type="float">
            <text:p>1461,313</text:p>
          </table:table-cell>
          <table:table-cell office:value-type="float" office:value="6028.038" calcext:value-type="float">
            <text:p>6028,03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8502.894" calcext:value-type="float">
            <text:p>8502,89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1696.35" calcext:value-type="float">
            <text:p>1696,35</text:p>
          </table:table-cell>
          <table:table-cell office:value-type="float" office:value="6467.688" calcext:value-type="float">
            <text:p>6467,68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8479.004" calcext:value-type="float">
            <text:p>8479,00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1765.338" calcext:value-type="float">
            <text:p>1765,338</text:p>
          </table:table-cell>
          <table:table-cell office:value-type="float" office:value="6435.563" calcext:value-type="float">
            <text:p>6435,5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8619.91" calcext:value-type="float">
            <text:p>8619,9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1944.213" calcext:value-type="float">
            <text:p>1944,213</text:p>
          </table:table-cell>
          <table:table-cell office:value-type="float" office:value="6565.613" calcext:value-type="float">
            <text:p>6565,61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8980.168" calcext:value-type="float">
            <text:p>8980,16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1947.65" calcext:value-type="float">
            <text:p>1947,65</text:p>
          </table:table-cell>
          <table:table-cell office:value-type="float" office:value="6601.038" calcext:value-type="float">
            <text:p>6601,03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8483.917" calcext:value-type="float">
            <text:p>8483,917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1829.925" calcext:value-type="float">
            <text:p>1829,925</text:p>
          </table:table-cell>
          <table:table-cell office:value-type="float" office:value="5915.05" calcext:value-type="float">
            <text:p>5915,0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8746.08" calcext:value-type="float">
            <text:p>8746,0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1870.138" calcext:value-type="float">
            <text:p>1870,138</text:p>
          </table:table-cell>
          <table:table-cell office:value-type="float" office:value="4890.975" calcext:value-type="float">
            <text:p>4890,97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8808.379" calcext:value-type="float">
            <text:p>8808,37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1758.125" calcext:value-type="float">
            <text:p>1758,125</text:p>
          </table:table-cell>
          <table:table-cell office:value-type="float" office:value="3690.013" calcext:value-type="float">
            <text:p>3690,01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8499.643" calcext:value-type="float">
            <text:p>8499,64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1628.638" calcext:value-type="float">
            <text:p>1628,638</text:p>
          </table:table-cell>
          <table:table-cell office:value-type="float" office:value="2319.663" calcext:value-type="float">
            <text:p>2319,6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7804.139" calcext:value-type="float">
            <text:p>7804,13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1580.475" calcext:value-type="float">
            <text:p>1580,475</text:p>
          </table:table-cell>
          <table:table-cell office:value-type="float" office:value="1186.9" calcext:value-type="float">
            <text:p>1186,9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7099.738" calcext:value-type="float">
            <text:p>7099,73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1403.188" calcext:value-type="float">
            <text:p>1403,188</text:p>
          </table:table-cell>
          <table:table-cell office:value-type="float" office:value="457.763" calcext:value-type="float">
            <text:p>457,7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6907.528" calcext:value-type="float">
            <text:p>6907,52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1497.725" calcext:value-type="float">
            <text:p>1497,725</text:p>
          </table:table-cell>
          <table:table-cell office:value-type="float" office:value="12.788" calcext:value-type="float">
            <text:p>12,78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5367.289" calcext:value-type="float">
            <text:p>5367,28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1671.663" calcext:value-type="float">
            <text:p>1671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5180.661" calcext:value-type="float">
            <text:p>5180,66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1720.963" calcext:value-type="float">
            <text:p>1720,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3209.488" calcext:value-type="float">
            <text:p>3209,48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723.9" calcext:value-type="float">
            <text:p>1723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884.386" calcext:value-type="float">
            <text:p>1884,38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948.213" calcext:value-type="float">
            <text:p>1948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721.034" calcext:value-type="float">
            <text:p>1721,034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2266.563" calcext:value-type="float">
            <text:p>2266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1475.539" calcext:value-type="float">
            <text:p>1475,53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2522.813" calcext:value-type="float">
            <text:p>2522,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1380.051" calcext:value-type="float">
            <text:p>1380,051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2655.888" calcext:value-type="float">
            <text:p>2655,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1382.879" calcext:value-type="float">
            <text:p>1382,87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681.55" calcext:value-type="float">
            <text:p>2681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073.128" calcext:value-type="float">
            <text:p>2073,12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2601.275" calcext:value-type="float">
            <text:p>2601,275</text:p>
          </table:table-cell>
          <table:table-cell office:value-type="float" office:value="260.225" calcext:value-type="float">
            <text:p>260,22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3433.17" calcext:value-type="float">
            <text:p>3433,1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2638.575" calcext:value-type="float">
            <text:p>2638,575</text:p>
          </table:table-cell>
          <table:table-cell office:value-type="float" office:value="681.013" calcext:value-type="float">
            <text:p>681,013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4676.785" calcext:value-type="float">
            <text:p>4676,78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2693.738" calcext:value-type="float">
            <text:p>2693,738</text:p>
          </table:table-cell>
          <table:table-cell office:value-type="float" office:value="1367.725" calcext:value-type="float">
            <text:p>1367,72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7287.851" calcext:value-type="float">
            <text:p>7287,851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2936.288" calcext:value-type="float">
            <text:p>2936,288</text:p>
          </table:table-cell>
          <table:table-cell office:value-type="float" office:value="2244.988" calcext:value-type="float">
            <text:p>2244,98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7747.777" calcext:value-type="float">
            <text:p>7747,77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3229.188" calcext:value-type="float">
            <text:p>3229,188</text:p>
          </table:table-cell>
          <table:table-cell office:value-type="float" office:value="3289.05" calcext:value-type="float">
            <text:p>3289,0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8647.443" calcext:value-type="float">
            <text:p>8647,44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3333.275" calcext:value-type="float">
            <text:p>3333,275</text:p>
          </table:table-cell>
          <table:table-cell office:value-type="float" office:value="3780.8" calcext:value-type="float">
            <text:p>3780,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8623.147" calcext:value-type="float">
            <text:p>8623,14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3592.125" calcext:value-type="float">
            <text:p>3592,125</text:p>
          </table:table-cell>
          <table:table-cell office:value-type="float" office:value="4266.538" calcext:value-type="float">
            <text:p>4266,5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8766.449" calcext:value-type="float">
            <text:p>8766,44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3842.413" calcext:value-type="float">
            <text:p>3842,413</text:p>
          </table:table-cell>
          <table:table-cell office:value-type="float" office:value="4328.038" calcext:value-type="float">
            <text:p>4328,0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9132.831" calcext:value-type="float">
            <text:p>9132,831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3900.338" calcext:value-type="float">
            <text:p>3900,338</text:p>
          </table:table-cell>
          <table:table-cell office:value-type="float" office:value="4282.625" calcext:value-type="float">
            <text:p>4282,62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8628.143" calcext:value-type="float">
            <text:p>8628,14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3871.488" calcext:value-type="float">
            <text:p>3871,488</text:p>
          </table:table-cell>
          <table:table-cell office:value-type="float" office:value="3939.6" calcext:value-type="float">
            <text:p>3939,6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8894.763" calcext:value-type="float">
            <text:p>8894,76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3587.188" calcext:value-type="float">
            <text:p>3587,188</text:p>
          </table:table-cell>
          <table:table-cell office:value-type="float" office:value="3408.838" calcext:value-type="float">
            <text:p>3408,8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8958.121" calcext:value-type="float">
            <text:p>8958,121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3293.013" calcext:value-type="float">
            <text:p>3293,013</text:p>
          </table:table-cell>
          <table:table-cell office:value-type="float" office:value="2702.475" calcext:value-type="float">
            <text:p>2702,47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8644.137" calcext:value-type="float">
            <text:p>8644,13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2748.388" calcext:value-type="float">
            <text:p>2748,388</text:p>
          </table:table-cell>
          <table:table-cell office:value-type="float" office:value="1841.338" calcext:value-type="float">
            <text:p>1841,3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7936.809" calcext:value-type="float">
            <text:p>7936,80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2197.925" calcext:value-type="float">
            <text:p>2197,925</text:p>
          </table:table-cell>
          <table:table-cell office:value-type="float" office:value="893.513" calcext:value-type="float">
            <text:p>893,513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7092.638" calcext:value-type="float">
            <text:p>7092,6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1794.813" calcext:value-type="float">
            <text:p>1794,813</text:p>
          </table:table-cell>
          <table:table-cell office:value-type="float" office:value="211.275" calcext:value-type="float">
            <text:p>211,27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6900.62" calcext:value-type="float">
            <text:p>6900,62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1357.075" calcext:value-type="float">
            <text:p>1357,075</text:p>
          </table:table-cell>
          <table:table-cell office:value-type="float" office:value="6.088" calcext:value-type="float">
            <text:p>6,08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5361.922" calcext:value-type="float">
            <text:p>5361,922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1288.213" calcext:value-type="float">
            <text:p>1288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5175.48" calcext:value-type="float">
            <text:p>5175,4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1273.363" calcext:value-type="float">
            <text:p>1273,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3206.279" calcext:value-type="float">
            <text:p>3206,27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262.525" calcext:value-type="float">
            <text:p>1262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882.502" calcext:value-type="float">
            <text:p>1882,502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398.838" calcext:value-type="float">
            <text:p>1398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577.616" calcext:value-type="float">
            <text:p>1577,61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532.725" calcext:value-type="float">
            <text:p>1532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352.578" calcext:value-type="float">
            <text:p>1352,57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704.188" calcext:value-type="float">
            <text:p>1704,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265.048" calcext:value-type="float">
            <text:p>1265,04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849.1" calcext:value-type="float">
            <text:p>1849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267.641" calcext:value-type="float">
            <text:p>1267,64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37.375" calcext:value-type="float">
            <text:p>1937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00.37" calcext:value-type="float">
            <text:p>1900,3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2067.263" calcext:value-type="float">
            <text:p>2067,263</text:p>
          </table:table-cell>
          <table:table-cell office:value-type="float" office:value="38.7" calcext:value-type="float">
            <text:p>38,7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3147.076" calcext:value-type="float">
            <text:p>3147,07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2184.838" calcext:value-type="float">
            <text:p>2184,838</text:p>
          </table:table-cell>
          <table:table-cell office:value-type="float" office:value="474.45" calcext:value-type="float">
            <text:p>474,4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4287.057" calcext:value-type="float">
            <text:p>4287,05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1934.588" calcext:value-type="float">
            <text:p>1934,588</text:p>
          </table:table-cell>
          <table:table-cell office:value-type="float" office:value="1766.188" calcext:value-type="float">
            <text:p>1766,1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6341.197" calcext:value-type="float">
            <text:p>6341,19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1946.113" calcext:value-type="float">
            <text:p>1946,113</text:p>
          </table:table-cell>
          <table:table-cell office:value-type="float" office:value="3378.413" calcext:value-type="float">
            <text:p>3378,41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7102.136" calcext:value-type="float">
            <text:p>7102,13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2419.838" calcext:value-type="float">
            <text:p>2419,838</text:p>
          </table:table-cell>
          <table:table-cell office:value-type="float" office:value="4721.963" calcext:value-type="float">
            <text:p>4721,9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7926.831" calcext:value-type="float">
            <text:p>7926,83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2898.95" calcext:value-type="float">
            <text:p>2898,95</text:p>
          </table:table-cell>
          <table:table-cell office:value-type="float" office:value="5160.463" calcext:value-type="float">
            <text:p>5160,4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7904.56" calcext:value-type="float">
            <text:p>7904,5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3274.163" calcext:value-type="float">
            <text:p>3274,163</text:p>
          </table:table-cell>
          <table:table-cell office:value-type="float" office:value="5038.263" calcext:value-type="float">
            <text:p>5038,2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8035.919" calcext:value-type="float">
            <text:p>8035,919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3595.838" calcext:value-type="float">
            <text:p>3595,838</text:p>
          </table:table-cell>
          <table:table-cell office:value-type="float" office:value="4713.788" calcext:value-type="float">
            <text:p>4713,7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8371.77" calcext:value-type="float">
            <text:p>8371,7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3973.15" calcext:value-type="float">
            <text:p>3973,15</text:p>
          </table:table-cell>
          <table:table-cell office:value-type="float" office:value="4531.925" calcext:value-type="float">
            <text:p>4531,92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7909.139" calcext:value-type="float">
            <text:p>7909,139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4240.525" calcext:value-type="float">
            <text:p>4240,525</text:p>
          </table:table-cell>
          <table:table-cell office:value-type="float" office:value="4170.35" calcext:value-type="float">
            <text:p>4170,3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8153.541" calcext:value-type="float">
            <text:p>8153,54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4450.588" calcext:value-type="float">
            <text:p>4450,588</text:p>
          </table:table-cell>
          <table:table-cell office:value-type="float" office:value="3515.063" calcext:value-type="float">
            <text:p>3515,0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8211.619" calcext:value-type="float">
            <text:p>8211,619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4511.963" calcext:value-type="float">
            <text:p>4511,963</text:p>
          </table:table-cell>
          <table:table-cell office:value-type="float" office:value="2743.988" calcext:value-type="float">
            <text:p>2743,9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7923.8" calcext:value-type="float">
            <text:p>7923,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4392.363" calcext:value-type="float">
            <text:p>4392,363</text:p>
          </table:table-cell>
          <table:table-cell office:value-type="float" office:value="1887.788" calcext:value-type="float">
            <text:p>1887,7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7275.416" calcext:value-type="float">
            <text:p>7275,41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4057.688" calcext:value-type="float">
            <text:p>4057,688</text:p>
          </table:table-cell>
          <table:table-cell office:value-type="float" office:value="909.85" calcext:value-type="float">
            <text:p>909,8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6501.591" calcext:value-type="float">
            <text:p>6501,59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3567.875" calcext:value-type="float">
            <text:p>3567,875</text:p>
          </table:table-cell>
          <table:table-cell office:value-type="float" office:value="212.288" calcext:value-type="float">
            <text:p>212,2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6325.575" calcext:value-type="float">
            <text:p>6325,57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3013.438" calcext:value-type="float">
            <text:p>3013,438</text:p>
          </table:table-cell>
          <table:table-cell office:value-type="float" office:value="6.1" calcext:value-type="float">
            <text:p>6,1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4915.1" calcext:value-type="float">
            <text:p>4915,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2788.813" calcext:value-type="float">
            <text:p>2788,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4744.195" calcext:value-type="float">
            <text:p>4744,19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13.088" calcext:value-type="float">
            <text:p>2913,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39.092" calcext:value-type="float">
            <text:p>2939,092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2756.2" calcext:value-type="float">
            <text:p>2756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1725.628" calcext:value-type="float">
            <text:p>1725,62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2444.663" calcext:value-type="float">
            <text:p>2444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1561.84" calcext:value-type="float">
            <text:p>1561,84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2285.688" calcext:value-type="float">
            <text:p>2285,6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1339.053" calcext:value-type="float">
            <text:p>1339,05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2196.663" calcext:value-type="float">
            <text:p>2196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1252.397" calcext:value-type="float">
            <text:p>1252,397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2105.138" calcext:value-type="float">
            <text:p>2105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1254.964" calcext:value-type="float">
            <text:p>1254,964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2107.925" calcext:value-type="float">
            <text:p>2107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1881.366" calcext:value-type="float">
            <text:p>1881,36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2172.938" calcext:value-type="float">
            <text:p>2172,938</text:p>
          </table:table-cell>
          <table:table-cell office:value-type="float" office:value="56.025" calcext:value-type="float">
            <text:p>56,02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3115.605" calcext:value-type="float">
            <text:p>3115,60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2164.113" calcext:value-type="float">
            <text:p>2164,113</text:p>
          </table:table-cell>
          <table:table-cell office:value-type="float" office:value="442.788" calcext:value-type="float">
            <text:p>442,78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4244.186" calcext:value-type="float">
            <text:p>4244,18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office:value-type="float" office:value="1446.9" calcext:value-type="float">
            <text:p>1446,9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6150.961" calcext:value-type="float">
            <text:p>6150,96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2122.288" calcext:value-type="float">
            <text:p>2122,288</text:p>
          </table:table-cell>
          <table:table-cell office:value-type="float" office:value="2735.588" calcext:value-type="float">
            <text:p>2735,58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6889.072" calcext:value-type="float">
            <text:p>6889,07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2205.788" calcext:value-type="float">
            <text:p>2205,788</text:p>
          </table:table-cell>
          <table:table-cell office:value-type="float" office:value="3847.463" calcext:value-type="float">
            <text:p>3847,46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7689.026" calcext:value-type="float">
            <text:p>7689,02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2236.813" calcext:value-type="float">
            <text:p>2236,813</text:p>
          </table:table-cell>
          <table:table-cell office:value-type="float" office:value="4368.138" calcext:value-type="float">
            <text:p>4368,13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7667.423" calcext:value-type="float">
            <text:p>7667,42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2309.55" calcext:value-type="float">
            <text:p>2309,55</text:p>
          </table:table-cell>
          <table:table-cell office:value-type="float" office:value="4245.938" calcext:value-type="float">
            <text:p>4245,93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7794.842" calcext:value-type="float">
            <text:p>7794,84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2168.613" calcext:value-type="float">
            <text:p>2168,613</text:p>
          </table:table-cell>
          <table:table-cell office:value-type="float" office:value="4059.038" calcext:value-type="float">
            <text:p>4059,03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8120.617" calcext:value-type="float">
            <text:p>8120,617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2051.375" calcext:value-type="float">
            <text:p>2051,375</text:p>
          </table:table-cell>
          <table:table-cell office:value-type="float" office:value="3880.175" calcext:value-type="float">
            <text:p>3880,17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7671.865" calcext:value-type="float">
            <text:p>7671,86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1815.825" calcext:value-type="float">
            <text:p>1815,825</text:p>
          </table:table-cell>
          <table:table-cell office:value-type="float" office:value="3558.113" calcext:value-type="float">
            <text:p>3558,11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7908.935" calcext:value-type="float">
            <text:p>7908,93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1594.138" calcext:value-type="float">
            <text:p>1594,138</text:p>
          </table:table-cell>
          <table:table-cell office:value-type="float" office:value="3103.875" calcext:value-type="float">
            <text:p>3103,87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8129.503" calcext:value-type="float">
            <text:p>8129,50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1369.25" calcext:value-type="float">
            <text:p>1369,25</text:p>
          </table:table-cell>
          <table:table-cell office:value-type="float" office:value="2497.613" calcext:value-type="float">
            <text:p>2497,61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7844.562" calcext:value-type="float">
            <text:p>7844,56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1099.725" calcext:value-type="float">
            <text:p>1099,725</text:p>
          </table:table-cell>
          <table:table-cell office:value-type="float" office:value="1671.113" calcext:value-type="float">
            <text:p>1671,11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7202.661" calcext:value-type="float">
            <text:p>7202,66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862.263" calcext:value-type="float">
            <text:p>862,263</text:p>
          </table:table-cell>
          <table:table-cell office:value-type="float" office:value="807.275" calcext:value-type="float">
            <text:p>807,27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6436.575" calcext:value-type="float">
            <text:p>6436,5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03.875" calcext:value-type="float">
            <text:p>603,875</text:p>
          </table:table-cell>
          <table:table-cell office:value-type="float" office:value="205.088" calcext:value-type="float">
            <text:p>205,08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262.319" calcext:value-type="float">
            <text:p>6262,319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531.213" calcext:value-type="float">
            <text:p>531,213</text:p>
          </table:table-cell>
          <table:table-cell office:value-type="float" office:value="38.025" calcext:value-type="float">
            <text:p>38,02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4865.949" calcext:value-type="float">
            <text:p>4865,949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93.913" calcext:value-type="float">
            <text:p>493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696.753" calcext:value-type="float">
            <text:p>4696,75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434.975" calcext:value-type="float">
            <text:p>434,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2909.701" calcext:value-type="float">
            <text:p>2909,70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443.738" calcext:value-type="float">
            <text:p>443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1708.372" calcext:value-type="float">
            <text:p>1708,37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421.713" calcext:value-type="float">
            <text:p>421,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1701.478" calcext:value-type="float">
            <text:p>1701,47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421.413" calcext:value-type="float">
            <text:p>421,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1487.836" calcext:value-type="float">
            <text:p>1487,836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424.325" calcext:value-type="float">
            <text:p>42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1391.553" calcext:value-type="float">
            <text:p>1391,55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475.825" calcext:value-type="float">
            <text:p>475,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1229.612" calcext:value-type="float">
            <text:p>1229,61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548.225" calcext:value-type="float">
            <text:p>548,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1843.359" calcext:value-type="float">
            <text:p>1843,359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646.763" calcext:value-type="float">
            <text:p>646,763</text:p>
          </table:table-cell>
          <table:table-cell office:value-type="float" office:value="66.75" calcext:value-type="float">
            <text:p>66,7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3052.663" calcext:value-type="float">
            <text:p>3052,6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730.15" calcext:value-type="float">
            <text:p>730,15</text:p>
          </table:table-cell>
          <table:table-cell office:value-type="float" office:value="624.8" calcext:value-type="float">
            <text:p>624,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4158.445" calcext:value-type="float">
            <text:p>4158,44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11.513" calcext:value-type="float">
            <text:p>611,513</text:p>
          </table:table-cell>
          <table:table-cell office:value-type="float" office:value="2220.038" calcext:value-type="float">
            <text:p>2220,0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975.317" calcext:value-type="float">
            <text:p>6975,317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560.813" calcext:value-type="float">
            <text:p>560,813</text:p>
          </table:table-cell>
          <table:table-cell office:value-type="float" office:value="4509.763" calcext:value-type="float">
            <text:p>4509,76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7812.349" calcext:value-type="float">
            <text:p>7812,349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604.075" calcext:value-type="float">
            <text:p>604,075</text:p>
          </table:table-cell>
          <table:table-cell office:value-type="float" office:value="6009.375" calcext:value-type="float">
            <text:p>6009,37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8719.514" calcext:value-type="float">
            <text:p>8719,51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771.813" calcext:value-type="float">
            <text:p>771,813</text:p>
          </table:table-cell>
          <table:table-cell office:value-type="float" office:value="6756.813" calcext:value-type="float">
            <text:p>6756,81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8695.015" calcext:value-type="float">
            <text:p>8695,01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4" calcext:value-type="float">
            <text:p>884</text:p>
          </table:table-cell>
          <table:table-cell office:value-type="float" office:value="6561.538" calcext:value-type="float">
            <text:p>6561,5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39.511" calcext:value-type="float">
            <text:p>8839,51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869.463" calcext:value-type="float">
            <text:p>869,463</text:p>
          </table:table-cell>
          <table:table-cell office:value-type="float" office:value="6942.313" calcext:value-type="float">
            <text:p>6942,31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9208.947" calcext:value-type="float">
            <text:p>9208,947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865.213" calcext:value-type="float">
            <text:p>865,213</text:p>
          </table:table-cell>
          <table:table-cell office:value-type="float" office:value="7253.538" calcext:value-type="float">
            <text:p>7253,5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7276.408" calcext:value-type="float">
            <text:p>7276,40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96.05" calcext:value-type="float">
            <text:p>796,05</text:p>
          </table:table-cell>
          <table:table-cell office:value-type="float" office:value="7172.738" calcext:value-type="float">
            <text:p>7172,7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501.258" calcext:value-type="float">
            <text:p>7501,25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676.75" calcext:value-type="float">
            <text:p>676,75</text:p>
          </table:table-cell>
          <table:table-cell office:value-type="float" office:value="6145.288" calcext:value-type="float">
            <text:p>6145,28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7554.69" calcext:value-type="float">
            <text:p>7554,69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512.625" calcext:value-type="float">
            <text:p>512,625</text:p>
          </table:table-cell>
          <table:table-cell office:value-type="float" office:value="4845.6" calcext:value-type="float">
            <text:p>4845,6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7289.896" calcext:value-type="float">
            <text:p>7289,896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417.5" calcext:value-type="float">
            <text:p>417,5</text:p>
          </table:table-cell>
          <table:table-cell office:value-type="float" office:value="3004.763" calcext:value-type="float">
            <text:p>3004,76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6693.382" calcext:value-type="float">
            <text:p>6693,38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377.325" calcext:value-type="float">
            <text:p>377,325</text:p>
          </table:table-cell>
          <table:table-cell office:value-type="float" office:value="1426.675" calcext:value-type="float">
            <text:p>1426,67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7151.75" calcext:value-type="float">
            <text:p>7151,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552.588" calcext:value-type="float">
            <text:p>552,588</text:p>
          </table:table-cell>
          <table:table-cell office:value-type="float" office:value="450.125" calcext:value-type="float">
            <text:p>450,12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6958.132" calcext:value-type="float">
            <text:p>6958,13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849.4" calcext:value-type="float">
            <text:p>849,4</text:p>
          </table:table-cell>
          <table:table-cell office:value-type="float" office:value="49.463" calcext:value-type="float">
            <text:p>49,46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5406.61" calcext:value-type="float">
            <text:p>5406,6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1143.675" calcext:value-type="float">
            <text:p>1143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5218.614" calcext:value-type="float">
            <text:p>5218,61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1355.638" calcext:value-type="float">
            <text:p>1355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3233.001" calcext:value-type="float">
            <text:p>3233,00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587.25" calcext:value-type="float">
            <text:p>1587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898.191" calcext:value-type="float">
            <text:p>1898,19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856.225" calcext:value-type="float">
            <text:p>1856,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722.757" calcext:value-type="float">
            <text:p>1722,75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2004.863" calcext:value-type="float">
            <text:p>2004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1477.016" calcext:value-type="float">
            <text:p>1477,016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942.425" calcext:value-type="float">
            <text:p>1942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381.432" calcext:value-type="float">
            <text:p>1381,432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797.025" calcext:value-type="float">
            <text:p>1797,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384.264" calcext:value-type="float">
            <text:p>1384,264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1627.113" calcext:value-type="float">
            <text:p>1627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2075.204" calcext:value-type="float">
            <text:p>2075,204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1479.425" calcext:value-type="float">
            <text:p>1479,425</text:p>
          </table:table-cell>
          <table:table-cell office:value-type="float" office:value="114.775" calcext:value-type="float">
            <text:p>114,77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3436.607" calcext:value-type="float">
            <text:p>3436,60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1272.988" calcext:value-type="float">
            <text:p>1272,988</text:p>
          </table:table-cell>
          <table:table-cell office:value-type="float" office:value="633.088" calcext:value-type="float">
            <text:p>633,08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4681.466" calcext:value-type="float">
            <text:p>4681,466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820.938" calcext:value-type="float">
            <text:p>820,938</text:p>
          </table:table-cell>
          <table:table-cell office:value-type="float" office:value="1677.075" calcext:value-type="float">
            <text:p>1677,07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6924.587" calcext:value-type="float">
            <text:p>6924,58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444.613" calcext:value-type="float">
            <text:p>444,613</text:p>
          </table:table-cell>
          <table:table-cell office:value-type="float" office:value="2961.363" calcext:value-type="float">
            <text:p>2961,3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7755.532" calcext:value-type="float">
            <text:p>7755,532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346.075" calcext:value-type="float">
            <text:p>346,075</text:p>
          </table:table-cell>
          <table:table-cell office:value-type="float" office:value="4438.363" calcext:value-type="float">
            <text:p>4438,3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8656.099" calcext:value-type="float">
            <text:p>8656,09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400.25" calcext:value-type="float">
            <text:p>400,25</text:p>
          </table:table-cell>
          <table:table-cell office:value-type="float" office:value="5538.825" calcext:value-type="float">
            <text:p>5538,8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8631.779" calcext:value-type="float">
            <text:p>8631,77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468.875" calcext:value-type="float">
            <text:p>468,875</text:p>
          </table:table-cell>
          <table:table-cell office:value-type="float" office:value="5703.838" calcext:value-type="float">
            <text:p>5703,83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8775.224" calcext:value-type="float">
            <text:p>8775,224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546.438" calcext:value-type="float">
            <text:p>546,438</text:p>
          </table:table-cell>
          <table:table-cell office:value-type="float" office:value="5460.475" calcext:value-type="float">
            <text:p>5460,47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9141.973" calcext:value-type="float">
            <text:p>9141,97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667.363" calcext:value-type="float">
            <text:p>667,363</text:p>
          </table:table-cell>
          <table:table-cell office:value-type="float" office:value="5304.363" calcext:value-type="float">
            <text:p>5304,3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8636.78" calcext:value-type="float">
            <text:p>8636,7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22.863" calcext:value-type="float">
            <text:p>822,863</text:p>
          </table:table-cell>
          <table:table-cell office:value-type="float" office:value="4556.125" calcext:value-type="float">
            <text:p>4556,1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903.667" calcext:value-type="float">
            <text:p>8903,66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922.45" calcext:value-type="float">
            <text:p>922,45</text:p>
          </table:table-cell>
          <table:table-cell office:value-type="float" office:value="3752.738" calcext:value-type="float">
            <text:p>3752,73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8967.088" calcext:value-type="float">
            <text:p>8967,08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1021.088" calcext:value-type="float">
            <text:p>1021,088</text:p>
          </table:table-cell>
          <table:table-cell office:value-type="float" office:value="2874.725" calcext:value-type="float">
            <text:p>2874,7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8652.789" calcext:value-type="float">
            <text:p>8652,78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1162.538" calcext:value-type="float">
            <text:p>1162,538</text:p>
          </table:table-cell>
          <table:table-cell office:value-type="float" office:value="1860.863" calcext:value-type="float">
            <text:p>1860,8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7944.754" calcext:value-type="float">
            <text:p>7944,754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1165.138" calcext:value-type="float">
            <text:p>1165,138</text:p>
          </table:table-cell>
          <table:table-cell office:value-type="float" office:value="979.188" calcext:value-type="float">
            <text:p>979,18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7099.738" calcext:value-type="float">
            <text:p>7099,73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1097.3" calcext:value-type="float">
            <text:p>1097,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6907.528" calcext:value-type="float">
            <text:p>6907,52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1061.65" calcext:value-type="float">
            <text:p>1061,65</text:p>
          </table:table-cell>
          <table:table-cell office:value-type="float" office:value="20.525" calcext:value-type="float">
            <text:p>20,5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5367.289" calcext:value-type="float">
            <text:p>5367,28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1075.363" calcext:value-type="float">
            <text:p>1075,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5180.661" calcext:value-type="float">
            <text:p>5180,66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1059.625" calcext:value-type="float">
            <text:p>1059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3209.488" calcext:value-type="float">
            <text:p>3209,48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943.013" calcext:value-type="float">
            <text:p>943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1884.386" calcext:value-type="float">
            <text:p>1884,38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916.688" calcext:value-type="float">
            <text:p>916,6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1591.815" calcext:value-type="float">
            <text:p>1591,81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812.213" calcext:value-type="float">
            <text:p>812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1364.752" calcext:value-type="float">
            <text:p>1364,75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826.8" calcext:value-type="float">
            <text:p>82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1276.433" calcext:value-type="float">
            <text:p>1276,43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789.55" calcext:value-type="float">
            <text:p>789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1279.05" calcext:value-type="float">
            <text:p>1279,0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709.35" calcext:value-type="float">
            <text:p>709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1917.473" calcext:value-type="float">
            <text:p>1917,47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649.675" calcext:value-type="float">
            <text:p>649,675</text:p>
          </table:table-cell>
          <table:table-cell office:value-type="float" office:value="70.738" calcext:value-type="float">
            <text:p>70,7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3175.399" calcext:value-type="float">
            <text:p>3175,399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643.025" calcext:value-type="float">
            <text:p>643,025</text:p>
          </table:table-cell>
          <table:table-cell office:value-type="float" office:value="588.238" calcext:value-type="float">
            <text:p>588,2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4325.641" calcext:value-type="float">
            <text:p>4325,64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498.138" calcext:value-type="float">
            <text:p>498,138</text:p>
          </table:table-cell>
          <table:table-cell office:value-type="float" office:value="1954.513" calcext:value-type="float">
            <text:p>1954,51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6398.268" calcext:value-type="float">
            <text:p>6398,26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327.488" calcext:value-type="float">
            <text:p>327,488</text:p>
          </table:table-cell>
          <table:table-cell office:value-type="float" office:value="3962.588" calcext:value-type="float">
            <text:p>3962,58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7166.055" calcext:value-type="float">
            <text:p>7166,05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334.213" calcext:value-type="float">
            <text:p>334,213</text:p>
          </table:table-cell>
          <table:table-cell office:value-type="float" office:value="5705.213" calcext:value-type="float">
            <text:p>5705,21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7998.172" calcext:value-type="float">
            <text:p>7998,17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454.288" calcext:value-type="float">
            <text:p>454,288</text:p>
          </table:table-cell>
          <table:table-cell office:value-type="float" office:value="6661.063" calcext:value-type="float">
            <text:p>6661,06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7975.701" calcext:value-type="float">
            <text:p>7975,70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566.375" calcext:value-type="float">
            <text:p>566,375</text:p>
          </table:table-cell>
          <table:table-cell office:value-type="float" office:value="7085.513" calcext:value-type="float">
            <text:p>7085,51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8108.243" calcext:value-type="float">
            <text:p>8108,24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0.113" calcext:value-type="float">
            <text:p>840,113</text:p>
          </table:table-cell>
          <table:table-cell office:value-type="float" office:value="7051.488" calcext:value-type="float">
            <text:p>7051,48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47.116" calcext:value-type="float">
            <text:p>8447,11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1195.938" calcext:value-type="float">
            <text:p>1195,938</text:p>
          </table:table-cell>
          <table:table-cell office:value-type="float" office:value="6787.825" calcext:value-type="float">
            <text:p>6787,825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7980.322" calcext:value-type="float">
            <text:p>7980,32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1197.925" calcext:value-type="float">
            <text:p>1197,925</text:p>
          </table:table-cell>
          <table:table-cell office:value-type="float" office:value="6747.8" calcext:value-type="float">
            <text:p>6747,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8226.923" calcext:value-type="float">
            <text:p>8226,92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1209.425" calcext:value-type="float">
            <text:p>1209,425</text:p>
          </table:table-cell>
          <table:table-cell office:value-type="float" office:value="6309.638" calcext:value-type="float">
            <text:p>6309,6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8285.524" calcext:value-type="float">
            <text:p>8285,52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1406.488" calcext:value-type="float">
            <text:p>1406,488</text:p>
          </table:table-cell>
          <table:table-cell office:value-type="float" office:value="4961.95" calcext:value-type="float">
            <text:p>4961,95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7995.114" calcext:value-type="float">
            <text:p>7995,11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1202.213" calcext:value-type="float">
            <text:p>1202,213</text:p>
          </table:table-cell>
          <table:table-cell office:value-type="float" office:value="3556.375" calcext:value-type="float">
            <text:p>3556,375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7340.894" calcext:value-type="float">
            <text:p>7340,89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812.525" calcext:value-type="float">
            <text:p>812,525</text:p>
          </table:table-cell>
          <table:table-cell office:value-type="float" office:value="1637.338" calcext:value-type="float">
            <text:p>1637,3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6560.106" calcext:value-type="float">
            <text:p>6560,10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826.713" calcext:value-type="float">
            <text:p>826,713</text:p>
          </table:table-cell>
          <table:table-cell office:value-type="float" office:value="483.938" calcext:value-type="float">
            <text:p>483,9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6382.505" calcext:value-type="float">
            <text:p>6382,50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986.925" calcext:value-type="float">
            <text:p>986,925</text:p>
          </table:table-cell>
          <table:table-cell office:value-type="float" office:value="43.338" calcext:value-type="float">
            <text:p>43,3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4959.336" calcext:value-type="float">
            <text:p>4959,33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1386.2" calcext:value-type="float">
            <text:p>1386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4786.893" calcext:value-type="float">
            <text:p>4786,89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1638.1" calcext:value-type="float">
            <text:p>1638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2965.544" calcext:value-type="float">
            <text:p>2965,54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2046.35" calcext:value-type="float">
            <text:p>2046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1741.159" calcext:value-type="float">
            <text:p>1741,159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2263.875" calcext:value-type="float">
            <text:p>2263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1523.977" calcext:value-type="float">
            <text:p>1523,97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2458.625" calcext:value-type="float">
            <text:p>2458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1306.591" calcext:value-type="float">
            <text:p>1306,59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2301.075" calcext:value-type="float">
            <text:p>2301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1222.036" calcext:value-type="float">
            <text:p>1222,03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2109.338" calcext:value-type="float">
            <text:p>2109,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1224.541" calcext:value-type="float">
            <text:p>1224,54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2023.55" calcext:value-type="float">
            <text:p>2023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1835.757" calcext:value-type="float">
            <text:p>1835,75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1784.975" calcext:value-type="float">
            <text:p>1784,975</text:p>
          </table:table-cell>
          <table:table-cell office:value-type="float" office:value="161.975" calcext:value-type="float">
            <text:p>161,9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3040.075" calcext:value-type="float">
            <text:p>3040,0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1567.675" calcext:value-type="float">
            <text:p>1567,675</text:p>
          </table:table-cell>
          <table:table-cell office:value-type="float" office:value="1019.738" calcext:value-type="float">
            <text:p>1019,73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4141.297" calcext:value-type="float">
            <text:p>4141,29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964.163" calcext:value-type="float">
            <text:p>964,163</text:p>
          </table:table-cell>
          <table:table-cell office:value-type="float" office:value="3401.738" calcext:value-type="float">
            <text:p>3401,73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6125.596" calcext:value-type="float">
            <text:p>6125,59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340.325" calcext:value-type="float">
            <text:p>340,325</text:p>
          </table:table-cell>
          <table:table-cell office:value-type="float" office:value="6584.163" calcext:value-type="float">
            <text:p>6584,163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6860.663" calcext:value-type="float">
            <text:p>6860,66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347.588" calcext:value-type="float">
            <text:p>347,588</text:p>
          </table:table-cell>
          <table:table-cell office:value-type="float" office:value="9175.825" calcext:value-type="float">
            <text:p>9175,82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7657.319" calcext:value-type="float">
            <text:p>7657,319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94.975" calcext:value-type="float">
            <text:p>794,975</text:p>
          </table:table-cell>
          <table:table-cell office:value-type="float" office:value="10221.475" calcext:value-type="float">
            <text:p>10221,4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635.804" calcext:value-type="float">
            <text:p>7635,804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1097.7" calcext:value-type="float">
            <text:p>1097,7</text:p>
          </table:table-cell>
          <table:table-cell office:value-type="float" office:value="9122.925" calcext:value-type="float">
            <text:p>9122,92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7762.698" calcext:value-type="float">
            <text:p>7762,69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1180.238" calcext:value-type="float">
            <text:p>1180,238</text:p>
          </table:table-cell>
          <table:table-cell office:value-type="float" office:value="8306.638" calcext:value-type="float">
            <text:p>8306,63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8087.13" calcext:value-type="float">
            <text:p>8087,1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1288.9" calcext:value-type="float">
            <text:p>1288,9</text:p>
          </table:table-cell>
          <table:table-cell office:value-type="float" office:value="7050.75" calcext:value-type="float">
            <text:p>7050,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7640.229" calcext:value-type="float">
            <text:p>7640,229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1493.075" calcext:value-type="float">
            <text:p>1493,075</text:p>
          </table:table-cell>
          <table:table-cell office:value-type="float" office:value="6062.575" calcext:value-type="float">
            <text:p>6062,5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7876.321" calcext:value-type="float">
            <text:p>7876,32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1700.825" calcext:value-type="float">
            <text:p>1700,825</text:p>
          </table:table-cell>
          <table:table-cell office:value-type="float" office:value="5928.65" calcext:value-type="float">
            <text:p>5928,6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7932.424" calcext:value-type="float">
            <text:p>7932,424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1787.45" calcext:value-type="float">
            <text:p>1787,45</text:p>
          </table:table-cell>
          <table:table-cell office:value-type="float" office:value="4994.013" calcext:value-type="float">
            <text:p>4994,013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7654.391" calcext:value-type="float">
            <text:p>7654,39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1652.025" calcext:value-type="float">
            <text:p>1652,025</text:p>
          </table:table-cell>
          <table:table-cell office:value-type="float" office:value="3616.875" calcext:value-type="float">
            <text:p>3616,8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7028.051" calcext:value-type="float">
            <text:p>7028,05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1363.95" calcext:value-type="float">
            <text:p>1363,95</text:p>
          </table:table-cell>
          <table:table-cell office:value-type="float" office:value="1739.125" calcext:value-type="float">
            <text:p>1739,12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6280.537" calcext:value-type="float">
            <text:p>6280,53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1101.9" calcext:value-type="float">
            <text:p>1101,9</text:p>
          </table:table-cell>
          <table:table-cell office:value-type="float" office:value="467.45" calcext:value-type="float">
            <text:p>467,4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6110.505" calcext:value-type="float">
            <text:p>6110,50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1571.638" calcext:value-type="float">
            <text:p>1571,638</text:p>
          </table:table-cell>
          <table:table-cell office:value-type="float" office:value="36.088" calcext:value-type="float">
            <text:p>36,08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4747.987" calcext:value-type="float">
            <text:p>4747,98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2538.838" calcext:value-type="float">
            <text:p>2538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4582.892" calcext:value-type="float">
            <text:p>4582,892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3423.9" calcext:value-type="float">
            <text:p>3423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2839.163" calcext:value-type="float">
            <text:p>2839,16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3971.375" calcext:value-type="float">
            <text:p>3971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1666.957" calcext:value-type="float">
            <text:p>1666,957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4154.65" calcext:value-type="float">
            <text:p>4154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1487.692" calcext:value-type="float">
            <text:p>1487,69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4045.563" calcext:value-type="float">
            <text:p>4045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1275.481" calcext:value-type="float">
            <text:p>1275,48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3708.063" calcext:value-type="float">
            <text:p>3708,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1192.94" calcext:value-type="float">
            <text:p>1192,9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3345.463" calcext:value-type="float">
            <text:p>3345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1195.385" calcext:value-type="float">
            <text:p>1195,38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3113.675" calcext:value-type="float">
            <text:p>3113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1792.049" calcext:value-type="float">
            <text:p>1792,04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879.988" calcext:value-type="float">
            <text:p>2879,988</text:p>
          </table:table-cell>
          <table:table-cell office:value-type="float" office:value="119.713" calcext:value-type="float">
            <text:p>119,71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967.692" calcext:value-type="float">
            <text:p>2967,69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2648.275" calcext:value-type="float">
            <text:p>2648,275</text:p>
          </table:table-cell>
          <table:table-cell office:value-type="float" office:value="805.075" calcext:value-type="float">
            <text:p>805,07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4042.695" calcext:value-type="float">
            <text:p>4042,69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1875.2" calcext:value-type="float">
            <text:p>1875,2</text:p>
          </table:table-cell>
          <table:table-cell office:value-type="float" office:value="2531.363" calcext:value-type="float">
            <text:p>2531,36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5979.749" calcext:value-type="float">
            <text:p>5979,74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988.238" calcext:value-type="float">
            <text:p>988,238</text:p>
          </table:table-cell>
          <table:table-cell office:value-type="float" office:value="5034.775" calcext:value-type="float">
            <text:p>5034,77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6697.314" calcext:value-type="float">
            <text:p>6697,31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623.725" calcext:value-type="float">
            <text:p>623,725</text:p>
          </table:table-cell>
          <table:table-cell office:value-type="float" office:value="7472.6" calcext:value-type="float">
            <text:p>7472,6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7475.002" calcext:value-type="float">
            <text:p>7475,00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89.15" calcext:value-type="float">
            <text:p>789,15</text:p>
          </table:table-cell>
          <table:table-cell office:value-type="float" office:value="9395.888" calcext:value-type="float">
            <text:p>9395,888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1219.313" calcext:value-type="float">
            <text:p>1219,313</text:p>
          </table:table-cell>
          <table:table-cell office:value-type="float" office:value="9911.113" calcext:value-type="float">
            <text:p>9911,11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7577.872" calcext:value-type="float">
            <text:p>7577,87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1398.75" calcext:value-type="float">
            <text:p>1398,75</text:p>
          </table:table-cell>
          <table:table-cell office:value-type="float" office:value="8829.775" calcext:value-type="float">
            <text:p>8829,77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7894.579" calcext:value-type="float">
            <text:p>7894,57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1283.063" calcext:value-type="float">
            <text:p>1283,063</text:p>
          </table:table-cell>
          <table:table-cell office:value-type="float" office:value="7911.3" calcext:value-type="float">
            <text:p>7911,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7458.318" calcext:value-type="float">
            <text:p>7458,31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1164.413" calcext:value-type="float">
            <text:p>1164,413</text:p>
          </table:table-cell>
          <table:table-cell office:value-type="float" office:value="7714.4" calcext:value-type="float">
            <text:p>7714,4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7688.789" calcext:value-type="float">
            <text:p>7688,78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1047.363" calcext:value-type="float">
            <text:p>1047,363</text:p>
          </table:table-cell>
          <table:table-cell office:value-type="float" office:value="7125.413" calcext:value-type="float">
            <text:p>7125,41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7743.557" calcext:value-type="float">
            <text:p>7743,557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1025.15" calcext:value-type="float">
            <text:p>1025,15</text:p>
          </table:table-cell>
          <table:table-cell office:value-type="float" office:value="5647.45" calcext:value-type="float">
            <text:p>5647,4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7472.143" calcext:value-type="float">
            <text:p>7472,14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1086.488" calcext:value-type="float">
            <text:p>1086,488</text:p>
          </table:table-cell>
          <table:table-cell office:value-type="float" office:value="4101.138" calcext:value-type="float">
            <text:p>4101,138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6860.717" calcext:value-type="float">
            <text:p>6860,717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1000.438" calcext:value-type="float">
            <text:p>1000,438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6131.001" calcext:value-type="float">
            <text:p>6131,00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1175.338" calcext:value-type="float">
            <text:p>1175,338</text:p>
          </table:table-cell>
          <table:table-cell office:value-type="float" office:value="490.838" calcext:value-type="float">
            <text:p>490,838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5965.017" calcext:value-type="float">
            <text:p>5965,017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1868.438" calcext:value-type="float">
            <text:p>1868,438</text:p>
          </table:table-cell>
          <table:table-cell office:value-type="float" office:value="29.363" calcext:value-type="float">
            <text:p>29,36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4634.939" calcext:value-type="float">
            <text:p>4634,93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3060.3" calcext:value-type="float">
            <text:p>3060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4473.776" calcext:value-type="float">
            <text:p>4473,776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4255.9" calcext:value-type="float">
            <text:p>4255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2771.564" calcext:value-type="float">
            <text:p>2771,56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5003.425" calcext:value-type="float">
            <text:p>5003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1627.267" calcext:value-type="float">
            <text:p>1627,267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4937.638" calcext:value-type="float">
            <text:p>4937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1576.039" calcext:value-type="float">
            <text:p>1576,03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4861.213" calcext:value-type="float">
            <text:p>4861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1351.226" calcext:value-type="float">
            <text:p>1351,226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4697.563" calcext:value-type="float">
            <text:p>4697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1263.783" calcext:value-type="float">
            <text:p>1263,78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4528.913" calcext:value-type="float">
            <text:p>452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1266.373" calcext:value-type="float">
            <text:p>1266,37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4417.838" calcext:value-type="float">
            <text:p>4417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1898.469" calcext:value-type="float">
            <text:p>1898,46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4356.125" calcext:value-type="float">
            <text:p>4356,125</text:p>
          </table:table-cell>
          <table:table-cell office:value-type="float" office:value="168.475" calcext:value-type="float">
            <text:p>168,4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3143.929" calcext:value-type="float">
            <text:p>3143,92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66.163" calcext:value-type="float">
            <text:p>4266,163</text:p>
          </table:table-cell>
          <table:table-cell office:value-type="float" office:value="1088.675" calcext:value-type="float">
            <text:p>1088,6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82.77" calcext:value-type="float">
            <text:p>4282,77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3305.313" calcext:value-type="float">
            <text:p>3305,313</text:p>
          </table:table-cell>
          <table:table-cell office:value-type="float" office:value="2829.788" calcext:value-type="float">
            <text:p>2829,78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6673.856" calcext:value-type="float">
            <text:p>6673,856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2211.113" calcext:value-type="float">
            <text:p>2211,113</text:p>
          </table:table-cell>
          <table:table-cell office:value-type="float" office:value="4604.838" calcext:value-type="float">
            <text:p>4604,83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7095.034" calcext:value-type="float">
            <text:p>7095,03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2445.813" calcext:value-type="float">
            <text:p>2445,813</text:p>
          </table:table-cell>
          <table:table-cell office:value-type="float" office:value="5843.438" calcext:value-type="float">
            <text:p>5843,43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7918.904" calcext:value-type="float">
            <text:p>7918,90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3334.025" calcext:value-type="float">
            <text:p>3334,025</text:p>
          </table:table-cell>
          <table:table-cell office:value-type="float" office:value="6848.588" calcext:value-type="float">
            <text:p>6848,58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7896.655" calcext:value-type="float">
            <text:p>7896,65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3987.3" calcext:value-type="float">
            <text:p>3987,3</text:p>
          </table:table-cell>
          <table:table-cell office:value-type="float" office:value="7276.5" calcext:value-type="float">
            <text:p>7276,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8027.883" calcext:value-type="float">
            <text:p>8027,88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4037.15" calcext:value-type="float">
            <text:p>4037,15</text:p>
          </table:table-cell>
          <table:table-cell office:value-type="float" office:value="7053.038" calcext:value-type="float">
            <text:p>7053,03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8363.398" calcext:value-type="float">
            <text:p>8363,39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3850.613" calcext:value-type="float">
            <text:p>3850,613</text:p>
          </table:table-cell>
          <table:table-cell office:value-type="float" office:value="5970.6" calcext:value-type="float">
            <text:p>5970,6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7901.23" calcext:value-type="float">
            <text:p>7901,2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3850.938" calcext:value-type="float">
            <text:p>3850,938</text:p>
          </table:table-cell>
          <table:table-cell office:value-type="float" office:value="5464.1" calcext:value-type="float">
            <text:p>5464,1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8145.387" calcext:value-type="float">
            <text:p>8145,387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3784.788" calcext:value-type="float">
            <text:p>3784,788</text:p>
          </table:table-cell>
          <table:table-cell office:value-type="float" office:value="4990.8" calcext:value-type="float">
            <text:p>4990,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8203.408" calcext:value-type="float">
            <text:p>8203,40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3922.8" calcext:value-type="float">
            <text:p>3922,8</text:p>
          </table:table-cell>
          <table:table-cell office:value-type="float" office:value="4352.375" calcext:value-type="float">
            <text:p>4352,3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7915.876" calcext:value-type="float">
            <text:p>7915,876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3755.675" calcext:value-type="float">
            <text:p>3755,675</text:p>
          </table:table-cell>
          <table:table-cell office:value-type="float" office:value="3567.15" calcext:value-type="float">
            <text:p>3567,1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7268.14" calcext:value-type="float">
            <text:p>7268,1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3201.738" calcext:value-type="float">
            <text:p>3201,738</text:p>
          </table:table-cell>
          <table:table-cell office:value-type="float" office:value="2078.913" calcext:value-type="float">
            <text:p>2078,913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6495.09" calcext:value-type="float">
            <text:p>6495,0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2948.075" calcext:value-type="float">
            <text:p>2948,075</text:p>
          </table:table-cell>
          <table:table-cell office:value-type="float" office:value="692.425" calcext:value-type="float">
            <text:p>692,42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6319.249" calcext:value-type="float">
            <text:p>6319,24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3687.088" calcext:value-type="float">
            <text:p>3687,088</text:p>
          </table:table-cell>
          <table:table-cell office:value-type="float" office:value="36.175" calcext:value-type="float">
            <text:p>36,1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4910.185" calcext:value-type="float">
            <text:p>4910,18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82.713" calcext:value-type="float">
            <text:p>4782,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39.451" calcext:value-type="float">
            <text:p>4739,45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5291.063" calcext:value-type="float">
            <text:p>5291,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2936.153" calcext:value-type="float">
            <text:p>2936,15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5382.25" calcext:value-type="float">
            <text:p>5382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1723.903" calcext:value-type="float">
            <text:p>1723,90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5231.813" calcext:value-type="float">
            <text:p>5231,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1722.757" calcext:value-type="float">
            <text:p>1722,757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5017.125" calcext:value-type="float">
            <text:p>5017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1477.016" calcext:value-type="float">
            <text:p>1477,016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4546.4" calcext:value-type="float">
            <text:p>4546,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1381.432" calcext:value-type="float">
            <text:p>1381,43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4131.463" calcext:value-type="float">
            <text:p>4131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1384.264" calcext:value-type="float">
            <text:p>1384,26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3843.075" calcext:value-type="float">
            <text:p>3843,075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1736.204" calcext:value-type="float">
            <text:p>1736,20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584.4" calcext:value-type="float">
            <text:p>3584,4</text:p>
          </table:table-cell>
          <table:table-cell office:value-type="float" office:value="118.938" calcext:value-type="float">
            <text:p>118,9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436.607" calcext:value-type="float">
            <text:p>3436,607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3275.375" calcext:value-type="float">
            <text:p>3275,375</text:p>
          </table:table-cell>
          <table:table-cell office:value-type="float" office:value="937.138" calcext:value-type="float">
            <text:p>937,1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4681.466" calcext:value-type="float">
            <text:p>4681,466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2384.588" calcext:value-type="float">
            <text:p>2384,588</text:p>
          </table:table-cell>
          <table:table-cell office:value-type="float" office:value="2822.638" calcext:value-type="float">
            <text:p>2822,6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6924.587" calcext:value-type="float">
            <text:p>6924,587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1347.375" calcext:value-type="float">
            <text:p>1347,375</text:p>
          </table:table-cell>
          <table:table-cell office:value-type="float" office:value="5446.038" calcext:value-type="float">
            <text:p>5446,0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7755.532" calcext:value-type="float">
            <text:p>7755,53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1094.95" calcext:value-type="float">
            <text:p>1094,95</text:p>
          </table:table-cell>
          <table:table-cell office:value-type="float" office:value="7641.975" calcext:value-type="float">
            <text:p>7641,97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8656.099" calcext:value-type="float">
            <text:p>8656,099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1180.338" calcext:value-type="float">
            <text:p>1180,338</text:p>
          </table:table-cell>
          <table:table-cell office:value-type="float" office:value="9545.763" calcext:value-type="float">
            <text:p>9545,763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8631.779" calcext:value-type="float">
            <text:p>8631,779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1330.15" calcext:value-type="float">
            <text:p>1330,15</text:p>
          </table:table-cell>
          <table:table-cell office:value-type="float" office:value="9180.538" calcext:value-type="float">
            <text:p>9180,5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8775.224" calcext:value-type="float">
            <text:p>8775,22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1515.025" calcext:value-type="float">
            <text:p>1515,025</text:p>
          </table:table-cell>
          <table:table-cell office:value-type="float" office:value="8799.45" calcext:value-type="float">
            <text:p>8799,4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9141.973" calcext:value-type="float">
            <text:p>9141,97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1608.875" calcext:value-type="float">
            <text:p>1608,875</text:p>
          </table:table-cell>
          <table:table-cell office:value-type="float" office:value="8568.475" calcext:value-type="float">
            <text:p>8568,47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8636.78" calcext:value-type="float">
            <text:p>8636,7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1706.5" calcext:value-type="float">
            <text:p>1706,5</text:p>
          </table:table-cell>
          <table:table-cell office:value-type="float" office:value="7865.438" calcext:value-type="float">
            <text:p>7865,4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8903.667" calcext:value-type="float">
            <text:p>8903,667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1699.413" calcext:value-type="float">
            <text:p>1699,413</text:p>
          </table:table-cell>
          <table:table-cell office:value-type="float" office:value="7673.038" calcext:value-type="float">
            <text:p>7673,0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8967.088" calcext:value-type="float">
            <text:p>8967,08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1678.763" calcext:value-type="float">
            <text:p>1678,763</text:p>
          </table:table-cell>
          <table:table-cell office:value-type="float" office:value="6558.375" calcext:value-type="float">
            <text:p>6558,37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8652.789" calcext:value-type="float">
            <text:p>8652,789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1672.45" calcext:value-type="float">
            <text:p>1672,45</text:p>
          </table:table-cell>
          <table:table-cell office:value-type="float" office:value="4528.463" calcext:value-type="float">
            <text:p>4528,463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7944.754" calcext:value-type="float">
            <text:p>7944,75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1669.963" calcext:value-type="float">
            <text:p>1669,963</text:p>
          </table:table-cell>
          <table:table-cell office:value-type="float" office:value="2260.35" calcext:value-type="float">
            <text:p>2260,3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7099.738" calcext:value-type="float">
            <text:p>7099,7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1912.2" calcext:value-type="float">
            <text:p>1912,2</text:p>
          </table:table-cell>
          <table:table-cell office:value-type="float" office:value="688.363" calcext:value-type="float">
            <text:p>688,363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6907.528" calcext:value-type="float">
            <text:p>6907,52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2709.538" calcext:value-type="float">
            <text:p>2709,538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5367.289" calcext:value-type="float">
            <text:p>5367,289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3575.313" calcext:value-type="float">
            <text:p>3575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5180.661" calcext:value-type="float">
            <text:p>5180,66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4097.675" calcext:value-type="float">
            <text:p>4097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3209.488" calcext:value-type="float">
            <text:p>3209,48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4326.838" calcext:value-type="float">
            <text:p>4326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1884.386" calcext:value-type="float">
            <text:p>1884,386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4272.663" calcext:value-type="float">
            <text:p>4272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1721.034" calcext:value-type="float">
            <text:p>1721,034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1475.539" calcext:value-type="float">
            <text:p>1475,53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3760.938" calcext:value-type="float">
            <text:p>3760,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1380.051" calcext:value-type="float">
            <text:p>1380,05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3717.313" calcext:value-type="float">
            <text:p>3717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1382.879" calcext:value-type="float">
            <text:p>1382,87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3945.738" calcext:value-type="float">
            <text:p>3945,738</text:p>
          </table:table-cell>
          <table:table-cell office:value-type="float" office:value="0.488" calcext:value-type="float">
            <text:p>0,48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2073.128" calcext:value-type="float">
            <text:p>2073,12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4228.6" calcext:value-type="float">
            <text:p>4228,6</text:p>
          </table:table-cell>
          <table:table-cell office:value-type="float" office:value="126.438" calcext:value-type="float">
            <text:p>126,4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3433.17" calcext:value-type="float">
            <text:p>3433,17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063.113" calcext:value-type="float">
            <text:p>4063,113</text:p>
          </table:table-cell>
          <table:table-cell office:value-type="float" office:value="1112.85" calcext:value-type="float">
            <text:p>1112,85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676.785" calcext:value-type="float">
            <text:p>4676,78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3116.538" calcext:value-type="float">
            <text:p>3116,538</text:p>
          </table:table-cell>
          <table:table-cell office:value-type="float" office:value="3288.9" calcext:value-type="float">
            <text:p>3288,9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7287.851" calcext:value-type="float">
            <text:p>7287,85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1871.9" calcext:value-type="float">
            <text:p>1871,9</text:p>
          </table:table-cell>
          <table:table-cell office:value-type="float" office:value="6150.063" calcext:value-type="float">
            <text:p>6150,0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7747.777" calcext:value-type="float">
            <text:p>7747,777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1349.938" calcext:value-type="float">
            <text:p>1349,938</text:p>
          </table:table-cell>
          <table:table-cell office:value-type="float" office:value="8576.313" calcext:value-type="float">
            <text:p>8576,31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8647.443" calcext:value-type="float">
            <text:p>8647,44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1425.5" calcext:value-type="float">
            <text:p>1425,5</text:p>
          </table:table-cell>
          <table:table-cell office:value-type="float" office:value="9089.513" calcext:value-type="float">
            <text:p>9089,51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8623.147" calcext:value-type="float">
            <text:p>8623,147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1697.863" calcext:value-type="float">
            <text:p>1697,863</text:p>
          </table:table-cell>
          <table:table-cell office:value-type="float" office:value="8942.65" calcext:value-type="float">
            <text:p>8942,65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8766.449" calcext:value-type="float">
            <text:p>8766,44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1998.063" calcext:value-type="float">
            <text:p>1998,063</text:p>
          </table:table-cell>
          <table:table-cell office:value-type="float" office:value="9074.263" calcext:value-type="float">
            <text:p>9074,2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9132.831" calcext:value-type="float">
            <text:p>9132,83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2532.55" calcext:value-type="float">
            <text:p>2532,55</text:p>
          </table:table-cell>
          <table:table-cell office:value-type="float" office:value="9028.438" calcext:value-type="float">
            <text:p>9028,4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8628.143" calcext:value-type="float">
            <text:p>8628,14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2994.675" calcext:value-type="float">
            <text:p>2994,675</text:p>
          </table:table-cell>
          <table:table-cell office:value-type="float" office:value="8596.263" calcext:value-type="float">
            <text:p>8596,2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8894.763" calcext:value-type="float">
            <text:p>8894,7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3244.65" calcext:value-type="float">
            <text:p>3244,65</text:p>
          </table:table-cell>
          <table:table-cell office:value-type="float" office:value="7601.838" calcext:value-type="float">
            <text:p>7601,8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8958.121" calcext:value-type="float">
            <text:p>8958,12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3232.613" calcext:value-type="float">
            <text:p>3232,613</text:p>
          </table:table-cell>
          <table:table-cell office:value-type="float" office:value="7113.863" calcext:value-type="float">
            <text:p>7113,8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8644.137" calcext:value-type="float">
            <text:p>8644,137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3254.475" calcext:value-type="float">
            <text:p>3254,475</text:p>
          </table:table-cell>
          <table:table-cell office:value-type="float" office:value="5229.638" calcext:value-type="float">
            <text:p>5229,6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7936.809" calcext:value-type="float">
            <text:p>7936,80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3098.8" calcext:value-type="float">
            <text:p>3098,8</text:p>
          </table:table-cell>
          <table:table-cell office:value-type="float" office:value="2741.8" calcext:value-type="float">
            <text:p>2741,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7092.638" calcext:value-type="float">
            <text:p>7092,6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3200.613" calcext:value-type="float">
            <text:p>3200,613</text:p>
          </table:table-cell>
          <table:table-cell office:value-type="float" office:value="806.363" calcext:value-type="float">
            <text:p>806,3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6900.62" calcext:value-type="float">
            <text:p>6900,6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4075.263" calcext:value-type="float">
            <text:p>4075,263</text:p>
          </table:table-cell>
          <table:table-cell office:value-type="float" office:value="65.525" calcext:value-type="float">
            <text:p>65,525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5361.922" calcext:value-type="float">
            <text:p>5361,92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90.425" calcext:value-type="float">
            <text:p>5190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75.48" calcext:value-type="float">
            <text:p>5175,4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5414.475" calcext:value-type="float">
            <text:p>5414,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3206.279" calcext:value-type="float">
            <text:p>3206,27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5379.913" calcext:value-type="float">
            <text:p>5379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1882.502" calcext:value-type="float">
            <text:p>1882,502</text:p>
          </table:table-cell>
        </table:table-row>
      </table:table>
      <table:named-expressions/>
      <table:data-pilot-tables>
        <table:data-pilot-table table:name="DataPilot1" table:application-data="" table:target-range-address="'zad 7.1'.A1:'zad 7.1'.C33" table:buttons="'zad 7.1'.A2 'zad 7.1'.B1" table:show-filter-button="false" table:drill-down-on-double-click="false">
          <table:source-cell-range table:cell-range-address="'zad 7'.A1:'zad 7'.D7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2024-04-01" table:display="true" table:show-details="true"/>
                <table:data-pilot-member table:name="2024-04-02" table:display="true" table:show-details="true"/>
                <table:data-pilot-member table:name="2024-04-03" table:display="true" table:show-details="true"/>
                <table:data-pilot-member table:name="2024-04-04" table:display="true" table:show-details="true"/>
                <table:data-pilot-member table:name="2024-04-05" table:display="true" table:show-details="true"/>
                <table:data-pilot-member table:name="2024-04-06" table:display="true" table:show-details="true"/>
                <table:data-pilot-member table:name="2024-04-07" table:display="true" table:show-details="true"/>
                <table:data-pilot-member table:name="2024-04-08" table:display="true" table:show-details="true"/>
                <table:data-pilot-member table:name="2024-04-09" table:display="true" table:show-details="true"/>
                <table:data-pilot-member table:name="2024-04-10" table:display="true" table:show-details="true"/>
                <table:data-pilot-member table:name="2024-04-11" table:display="true" table:show-details="true"/>
                <table:data-pilot-member table:name="2024-04-12" table:display="true" table:show-details="true"/>
                <table:data-pilot-member table:name="2024-04-13" table:display="true" table:show-details="true"/>
                <table:data-pilot-member table:name="2024-04-14" table:display="true" table:show-details="true"/>
                <table:data-pilot-member table:name="2024-04-15" table:display="true" table:show-details="true"/>
                <table:data-pilot-member table:name="2024-04-16" table:display="true" table:show-details="true"/>
                <table:data-pilot-member table:name="2024-04-17" table:display="true" table:show-details="true"/>
                <table:data-pilot-member table:name="2024-04-18" table:display="true" table:show-details="true"/>
                <table:data-pilot-member table:name="2024-04-19" table:display="true" table:show-details="true"/>
                <table:data-pilot-member table:name="2024-04-20" table:display="true" table:show-details="true"/>
                <table:data-pilot-member table:name="2024-04-21" table:display="true" table:show-details="true"/>
                <table:data-pilot-member table:name="2024-04-22" table:display="true" table:show-details="true"/>
                <table:data-pilot-member table:name="2024-04-23" table:display="true" table:show-details="true"/>
                <table:data-pilot-member table:name="2024-04-24" table:display="true" table:show-details="true"/>
                <table:data-pilot-member table:name="2024-04-25" table:display="true" table:show-details="true"/>
                <table:data-pilot-member table:name="2024-04-26" table:display="true" table:show-details="true"/>
                <table:data-pilot-member table:name="2024-04-27" table:display="true" table:show-details="true"/>
                <table:data-pilot-member table:name="2024-04-28" table:display="true" table:show-details="true"/>
                <table:data-pilot-member table:name="2024-04-29" table:display="true" table:show-details="true"/>
                <table:data-pilot-member table:name="2024-04-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rodla_fotowoltaiczn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13" table:display="true" table:show-details="true"/>
                <table:data-pilot-member table:name="0,35" table:display="true" table:show-details="true"/>
                <table:data-pilot-member table:name="0,488" table:display="true" table:show-details="true"/>
                <table:data-pilot-member table:name="0,525" table:display="true" table:show-details="true"/>
                <table:data-pilot-member table:name="0,625" table:display="true" table:show-details="true"/>
                <table:data-pilot-member table:name="1,075" table:display="true" table:show-details="true"/>
                <table:data-pilot-member table:name="2,688" table:display="true" table:show-details="true"/>
                <table:data-pilot-member table:name="5,45" table:display="true" table:show-details="true"/>
                <table:data-pilot-member table:name="5,525" table:display="true" table:show-details="true"/>
                <table:data-pilot-member table:name="6,088" table:display="true" table:show-details="true"/>
                <table:data-pilot-member table:name="6,1" table:display="true" table:show-details="true"/>
                <table:data-pilot-member table:name="6,7" table:display="true" table:show-details="true"/>
                <table:data-pilot-member table:name="6,788" table:display="true" table:show-details="true"/>
                <table:data-pilot-member table:name="9,775" table:display="true" table:show-details="true"/>
                <table:data-pilot-member table:name="10,95" table:display="true" table:show-details="true"/>
                <table:data-pilot-member table:name="12,788" table:display="true" table:show-details="true"/>
                <table:data-pilot-member table:name="16,9" table:display="true" table:show-details="true"/>
                <table:data-pilot-member table:name="20,525" table:display="true" table:show-details="true"/>
                <table:data-pilot-member table:name="22,763" table:display="true" table:show-details="true"/>
                <table:data-pilot-member table:name="23,388" table:display="true" table:show-details="true"/>
                <table:data-pilot-member table:name="29,363" table:display="true" table:show-details="true"/>
                <table:data-pilot-member table:name="30,325" table:display="true" table:show-details="true"/>
                <table:data-pilot-member table:name="36,088" table:display="true" table:show-details="true"/>
                <table:data-pilot-member table:name="36,175" table:display="true" table:show-details="true"/>
                <table:data-pilot-member table:name="38,025" table:display="true" table:show-details="true"/>
                <table:data-pilot-member table:name="38,7" table:display="true" table:show-details="true"/>
                <table:data-pilot-member table:name="41,738" table:display="true" table:show-details="true"/>
                <table:data-pilot-member table:name="43,338" table:display="true" table:show-details="true"/>
                <table:data-pilot-member table:name="45,475" table:display="true" table:show-details="true"/>
                <table:data-pilot-member table:name="49,463" table:display="true" table:show-details="true"/>
                <table:data-pilot-member table:name="49,713" table:display="true" table:show-details="true"/>
                <table:data-pilot-member table:name="51,438" table:display="true" table:show-details="true"/>
                <table:data-pilot-member table:name="54,275" table:display="true" table:show-details="true"/>
                <table:data-pilot-member table:name="56,025" table:display="true" table:show-details="true"/>
                <table:data-pilot-member table:name="56,85" table:display="true" table:show-details="true"/>
                <table:data-pilot-member table:name="61,275" table:display="true" table:show-details="true"/>
                <table:data-pilot-member table:name="64,45" table:display="true" table:show-details="true"/>
                <table:data-pilot-member table:name="65,525" table:display="true" table:show-details="true"/>
                <table:data-pilot-member table:name="66,75" table:display="true" table:show-details="true"/>
                <table:data-pilot-member table:name="70,738" table:display="true" table:show-details="true"/>
                <table:data-pilot-member table:name="76,875" table:display="true" table:show-details="true"/>
                <table:data-pilot-member table:name="88,175" table:display="true" table:show-details="true"/>
                <table:data-pilot-member table:name="93,263" table:display="true" table:show-details="true"/>
                <table:data-pilot-member table:name="97,013" table:display="true" table:show-details="true"/>
                <table:data-pilot-member table:name="98,513" table:display="true" table:show-details="true"/>
                <table:data-pilot-member table:name="114,775" table:display="true" table:show-details="true"/>
                <table:data-pilot-member table:name="117,075" table:display="true" table:show-details="true"/>
                <table:data-pilot-member table:name="118,938" table:display="true" table:show-details="true"/>
                <table:data-pilot-member table:name="119,713" table:display="true" table:show-details="true"/>
                <table:data-pilot-member table:name="126,438" table:display="true" table:show-details="true"/>
                <table:data-pilot-member table:name="128,938" table:display="true" table:show-details="true"/>
                <table:data-pilot-member table:name="132,125" table:display="true" table:show-details="true"/>
                <table:data-pilot-member table:name="152,863" table:display="true" table:show-details="true"/>
                <table:data-pilot-member table:name="161,975" table:display="true" table:show-details="true"/>
                <table:data-pilot-member table:name="168,475" table:display="true" table:show-details="true"/>
                <table:data-pilot-member table:name="182,788" table:display="true" table:show-details="true"/>
                <table:data-pilot-member table:name="184,925" table:display="true" table:show-details="true"/>
                <table:data-pilot-member table:name="205,088" table:display="true" table:show-details="true"/>
                <table:data-pilot-member table:name="207,263" table:display="true" table:show-details="true"/>
                <table:data-pilot-member table:name="211,275" table:display="true" table:show-details="true"/>
                <table:data-pilot-member table:name="212,288" table:display="true" table:show-details="true"/>
                <table:data-pilot-member table:name="227,425" table:display="true" table:show-details="true"/>
                <table:data-pilot-member table:name="241,863" table:display="true" table:show-details="true"/>
                <table:data-pilot-member table:name="246,688" table:display="true" table:show-details="true"/>
                <table:data-pilot-member table:name="249,013" table:display="true" table:show-details="true"/>
                <table:data-pilot-member table:name="252,313" table:display="true" table:show-details="true"/>
                <table:data-pilot-member table:name="252,85" table:display="true" table:show-details="true"/>
                <table:data-pilot-member table:name="256,013" table:display="true" table:show-details="true"/>
                <table:data-pilot-member table:name="260,225" table:display="true" table:show-details="true"/>
                <table:data-pilot-member table:name="265,213" table:display="true" table:show-details="true"/>
                <table:data-pilot-member table:name="273,913" table:display="true" table:show-details="true"/>
                <table:data-pilot-member table:name="275,1" table:display="true" table:show-details="true"/>
                <table:data-pilot-member table:name="281" table:display="true" table:show-details="true"/>
                <table:data-pilot-member table:name="302,375" table:display="true" table:show-details="true"/>
                <table:data-pilot-member table:name="319,188" table:display="true" table:show-details="true"/>
                <table:data-pilot-member table:name="325,813" table:display="true" table:show-details="true"/>
                <table:data-pilot-member table:name="327,4" table:display="true" table:show-details="true"/>
                <table:data-pilot-member table:name="343,588" table:display="true" table:show-details="true"/>
                <table:data-pilot-member table:name="346,088" table:display="true" table:show-details="true"/>
                <table:data-pilot-member table:name="383,1" table:display="true" table:show-details="true"/>
                <table:data-pilot-member table:name="393,1" table:display="true" table:show-details="true"/>
                <table:data-pilot-member table:name="401,438" table:display="true" table:show-details="true"/>
                <table:data-pilot-member table:name="431,625" table:display="true" table:show-details="true"/>
                <table:data-pilot-member table:name="440,625" table:display="true" table:show-details="true"/>
                <table:data-pilot-member table:name="442,788" table:display="true" table:show-details="true"/>
                <table:data-pilot-member table:name="450,125" table:display="true" table:show-details="true"/>
                <table:data-pilot-member table:name="451,45" table:display="true" table:show-details="true"/>
                <table:data-pilot-member table:name="454,05" table:display="true" table:show-details="true"/>
                <table:data-pilot-member table:name="457,763" table:display="true" table:show-details="true"/>
                <table:data-pilot-member table:name="467,45" table:display="true" table:show-details="true"/>
                <table:data-pilot-member table:name="473,513" table:display="true" table:show-details="true"/>
                <table:data-pilot-member table:name="474,45" table:display="true" table:show-details="true"/>
                <table:data-pilot-member table:name="483,938" table:display="true" table:show-details="true"/>
                <table:data-pilot-member table:name="490,838" table:display="true" table:show-details="true"/>
                <table:data-pilot-member table:name="515,938" table:display="true" table:show-details="true"/>
                <table:data-pilot-member table:name="540,163" table:display="true" table:show-details="true"/>
                <table:data-pilot-member table:name="560,763" table:display="true" table:show-details="true"/>
                <table:data-pilot-member table:name="581,4" table:display="true" table:show-details="true"/>
                <table:data-pilot-member table:name="582,45" table:display="true" table:show-details="true"/>
                <table:data-pilot-member table:name="588,238" table:display="true" table:show-details="true"/>
                <table:data-pilot-member table:name="624,8" table:display="true" table:show-details="true"/>
                <table:data-pilot-member table:name="633,088" table:display="true" table:show-details="true"/>
                <table:data-pilot-member table:name="681,013" table:display="true" table:show-details="true"/>
                <table:data-pilot-member table:name="688,363" table:display="true" table:show-details="true"/>
                <table:data-pilot-member table:name="692,425" table:display="true" table:show-details="true"/>
                <table:data-pilot-member table:name="704,4" table:display="true" table:show-details="true"/>
                <table:data-pilot-member table:name="723,763" table:display="true" table:show-details="true"/>
                <table:data-pilot-member table:name="770" table:display="true" table:show-details="true"/>
                <table:data-pilot-member table:name="805,075" table:display="true" table:show-details="true"/>
                <table:data-pilot-member table:name="806,363" table:display="true" table:show-details="true"/>
                <table:data-pilot-member table:name="807,275" table:display="true" table:show-details="true"/>
                <table:data-pilot-member table:name="872,425" table:display="true" table:show-details="true"/>
                <table:data-pilot-member table:name="886,15" table:display="true" table:show-details="true"/>
                <table:data-pilot-member table:name="893,513" table:display="true" table:show-details="true"/>
                <table:data-pilot-member table:name="903,988" table:display="true" table:show-details="true"/>
                <table:data-pilot-member table:name="909,85" table:display="true" table:show-details="true"/>
                <table:data-pilot-member table:name="937,138" table:display="true" table:show-details="true"/>
                <table:data-pilot-member table:name="979,188" table:display="true" table:show-details="true"/>
                <table:data-pilot-member table:name="1019,625" table:display="true" table:show-details="true"/>
                <table:data-pilot-member table:name="1019,738" table:display="true" table:show-details="true"/>
                <table:data-pilot-member table:name="1035,138" table:display="true" table:show-details="true"/>
                <table:data-pilot-member table:name="1051,238" table:display="true" table:show-details="true"/>
                <table:data-pilot-member table:name="1075,488" table:display="true" table:show-details="true"/>
                <table:data-pilot-member table:name="1086,275" table:display="true" table:show-details="true"/>
                <table:data-pilot-member table:name="1088,675" table:display="true" table:show-details="true"/>
                <table:data-pilot-member table:name="1106,213" table:display="true" table:show-details="true"/>
                <table:data-pilot-member table:name="1107,075" table:display="true" table:show-details="true"/>
                <table:data-pilot-member table:name="1112,85" table:display="true" table:show-details="true"/>
                <table:data-pilot-member table:name="1144,95" table:display="true" table:show-details="true"/>
                <table:data-pilot-member table:name="1162,075" table:display="true" table:show-details="true"/>
                <table:data-pilot-member table:name="1171,6" table:display="true" table:show-details="true"/>
                <table:data-pilot-member table:name="1176,413" table:display="true" table:show-details="true"/>
                <table:data-pilot-member table:name="1186,9" table:display="true" table:show-details="true"/>
                <table:data-pilot-member table:name="1189,275" table:display="true" table:show-details="true"/>
                <table:data-pilot-member table:name="1212,638" table:display="true" table:show-details="true"/>
                <table:data-pilot-member table:name="1224,525" table:display="true" table:show-details="true"/>
                <table:data-pilot-member table:name="1365,9" table:display="true" table:show-details="true"/>
                <table:data-pilot-member table:name="1367,725" table:display="true" table:show-details="true"/>
                <table:data-pilot-member table:name="1375,088" table:display="true" table:show-details="true"/>
                <table:data-pilot-member table:name="1385,525" table:display="true" table:show-details="true"/>
                <table:data-pilot-member table:name="1426,675" table:display="true" table:show-details="true"/>
                <table:data-pilot-member table:name="1437,3" table:display="true" table:show-details="true"/>
                <table:data-pilot-member table:name="1446,9" table:display="true" table:show-details="true"/>
                <table:data-pilot-member table:name="1488,125" table:display="true" table:show-details="true"/>
                <table:data-pilot-member table:name="1521,95" table:display="true" table:show-details="true"/>
                <table:data-pilot-member table:name="1527,6" table:display="true" table:show-details="true"/>
                <table:data-pilot-member table:name="1544,663" table:display="true" table:show-details="true"/>
                <table:data-pilot-member table:name="1590,8" table:display="true" table:show-details="true"/>
                <table:data-pilot-member table:name="1637,338" table:display="true" table:show-details="true"/>
                <table:data-pilot-member table:name="1639,95" table:display="true" table:show-details="true"/>
                <table:data-pilot-member table:name="1671,113" table:display="true" table:show-details="true"/>
                <table:data-pilot-member table:name="1677,075" table:display="true" table:show-details="true"/>
                <table:data-pilot-member table:name="1719,088" table:display="true" table:show-details="true"/>
                <table:data-pilot-member table:name="1739,125" table:display="true" table:show-details="true"/>
                <table:data-pilot-member table:name="1750,738" table:display="true" table:show-details="true"/>
                <table:data-pilot-member table:name="1752,175" table:display="true" table:show-details="true"/>
                <table:data-pilot-member table:name="1766,188" table:display="true" table:show-details="true"/>
                <table:data-pilot-member table:name="1778,938" table:display="true" table:show-details="true"/>
                <table:data-pilot-member table:name="1814,3" table:display="true" table:show-details="true"/>
                <table:data-pilot-member table:name="1819" table:display="true" table:show-details="true"/>
                <table:data-pilot-member table:name="1841,338" table:display="true" table:show-details="true"/>
                <table:data-pilot-member table:name="1860,863" table:display="true" table:show-details="true"/>
                <table:data-pilot-member table:name="1887,788" table:display="true" table:show-details="true"/>
                <table:data-pilot-member table:name="1911" table:display="true" table:show-details="true"/>
                <table:data-pilot-member table:name="1915,263" table:display="true" table:show-details="true"/>
                <table:data-pilot-member table:name="1940,575" table:display="true" table:show-details="true"/>
                <table:data-pilot-member table:name="1954,513" table:display="true" table:show-details="true"/>
                <table:data-pilot-member table:name="1974,613" table:display="true" table:show-details="true"/>
                <table:data-pilot-member table:name="2078,913" table:display="true" table:show-details="true"/>
                <table:data-pilot-member table:name="2085,15" table:display="true" table:show-details="true"/>
                <table:data-pilot-member table:name="2087,225" table:display="true" table:show-details="true"/>
                <table:data-pilot-member table:name="2106,913" table:display="true" table:show-details="true"/>
                <table:data-pilot-member table:name="2157,113" table:display="true" table:show-details="true"/>
                <table:data-pilot-member table:name="2220,038" table:display="true" table:show-details="true"/>
                <table:data-pilot-member table:name="2229,513" table:display="true" table:show-details="true"/>
                <table:data-pilot-member table:name="2244,988" table:display="true" table:show-details="true"/>
                <table:data-pilot-member table:name="2260,35" table:display="true" table:show-details="true"/>
                <table:data-pilot-member table:name="2271,6" table:display="true" table:show-details="true"/>
                <table:data-pilot-member table:name="2284,425" table:display="true" table:show-details="true"/>
                <table:data-pilot-member table:name="2319,663" table:display="true" table:show-details="true"/>
                <table:data-pilot-member table:name="2365,538" table:display="true" table:show-details="true"/>
                <table:data-pilot-member table:name="2404,775" table:display="true" table:show-details="true"/>
                <table:data-pilot-member table:name="2442,263" table:display="true" table:show-details="true"/>
                <table:data-pilot-member table:name="2446,513" table:display="true" table:show-details="true"/>
                <table:data-pilot-member table:name="2461,45" table:display="true" table:show-details="true"/>
                <table:data-pilot-member table:name="2497,613" table:display="true" table:show-details="true"/>
                <table:data-pilot-member table:name="2531,363" table:display="true" table:show-details="true"/>
                <table:data-pilot-member table:name="2631,188" table:display="true" table:show-details="true"/>
                <table:data-pilot-member table:name="2673,263" table:display="true" table:show-details="true"/>
                <table:data-pilot-member table:name="2680,513" table:display="true" table:show-details="true"/>
                <table:data-pilot-member table:name="2702,475" table:display="true" table:show-details="true"/>
                <table:data-pilot-member table:name="2724,638" table:display="true" table:show-details="true"/>
                <table:data-pilot-member table:name="2735,588" table:display="true" table:show-details="true"/>
                <table:data-pilot-member table:name="2741,8" table:display="true" table:show-details="true"/>
                <table:data-pilot-member table:name="2743,988" table:display="true" table:show-details="true"/>
                <table:data-pilot-member table:name="2744,525" table:display="true" table:show-details="true"/>
                <table:data-pilot-member table:name="2775,588" table:display="true" table:show-details="true"/>
                <table:data-pilot-member table:name="2805,525" table:display="true" table:show-details="true"/>
                <table:data-pilot-member table:name="2810,938" table:display="true" table:show-details="true"/>
                <table:data-pilot-member table:name="2813,188" table:display="true" table:show-details="true"/>
                <table:data-pilot-member table:name="2818,113" table:display="true" table:show-details="true"/>
                <table:data-pilot-member table:name="2822,638" table:display="true" table:show-details="true"/>
                <table:data-pilot-member table:name="2829,788" table:display="true" table:show-details="true"/>
                <table:data-pilot-member table:name="2874,725" table:display="true" table:show-details="true"/>
                <table:data-pilot-member table:name="2938,338" table:display="true" table:show-details="true"/>
                <table:data-pilot-member table:name="2943,1" table:display="true" table:show-details="true"/>
                <table:data-pilot-member table:name="2961,363" table:display="true" table:show-details="true"/>
                <table:data-pilot-member table:name="3004,763" table:display="true" table:show-details="true"/>
                <table:data-pilot-member table:name="3017,863" table:display="true" table:show-details="true"/>
                <table:data-pilot-member table:name="3051,088" table:display="true" table:show-details="true"/>
                <table:data-pilot-member table:name="3069,463" table:display="true" table:show-details="true"/>
                <table:data-pilot-member table:name="3077,663" table:display="true" table:show-details="true"/>
                <table:data-pilot-member table:name="3103,875" table:display="true" table:show-details="true"/>
                <table:data-pilot-member table:name="3107,463" table:display="true" table:show-details="true"/>
                <table:data-pilot-member table:name="3144,538" table:display="true" table:show-details="true"/>
                <table:data-pilot-member table:name="3212,988" table:display="true" table:show-details="true"/>
                <table:data-pilot-member table:name="3256,588" table:display="true" table:show-details="true"/>
                <table:data-pilot-member table:name="3262,375" table:display="true" table:show-details="true"/>
                <table:data-pilot-member table:name="3288,9" table:display="true" table:show-details="true"/>
                <table:data-pilot-member table:name="3289,05" table:display="true" table:show-details="true"/>
                <table:data-pilot-member table:name="3297,138" table:display="true" table:show-details="true"/>
                <table:data-pilot-member table:name="3331,963" table:display="true" table:show-details="true"/>
                <table:data-pilot-member table:name="3341,925" table:display="true" table:show-details="true"/>
                <table:data-pilot-member table:name="3378,413" table:display="true" table:show-details="true"/>
                <table:data-pilot-member table:name="3380,625" table:display="true" table:show-details="true"/>
                <table:data-pilot-member table:name="3401,738" table:display="true" table:show-details="true"/>
                <table:data-pilot-member table:name="3408,838" table:display="true" table:show-details="true"/>
                <table:data-pilot-member table:name="3414,125" table:display="true" table:show-details="true"/>
                <table:data-pilot-member table:name="3458,138" table:display="true" table:show-details="true"/>
                <table:data-pilot-member table:name="3500" table:display="true" table:show-details="true"/>
                <table:data-pilot-member table:name="3505,513" table:display="true" table:show-details="true"/>
                <table:data-pilot-member table:name="3515,063" table:display="true" table:show-details="true"/>
                <table:data-pilot-member table:name="3536,113" table:display="true" table:show-details="true"/>
                <table:data-pilot-member table:name="3556,375" table:display="true" table:show-details="true"/>
                <table:data-pilot-member table:name="3558,113" table:display="true" table:show-details="true"/>
                <table:data-pilot-member table:name="3567,15" table:display="true" table:show-details="true"/>
                <table:data-pilot-member table:name="3579,6" table:display="true" table:show-details="true"/>
                <table:data-pilot-member table:name="3616,875" table:display="true" table:show-details="true"/>
                <table:data-pilot-member table:name="3690,013" table:display="true" table:show-details="true"/>
                <table:data-pilot-member table:name="3712,325" table:display="true" table:show-details="true"/>
                <table:data-pilot-member table:name="3740,45" table:display="true" table:show-details="true"/>
                <table:data-pilot-member table:name="3752,738" table:display="true" table:show-details="true"/>
                <table:data-pilot-member table:name="3780,8" table:display="true" table:show-details="true"/>
                <table:data-pilot-member table:name="3809,988" table:display="true" table:show-details="true"/>
                <table:data-pilot-member table:name="3847,463" table:display="true" table:show-details="true"/>
                <table:data-pilot-member table:name="3880,175" table:display="true" table:show-details="true"/>
                <table:data-pilot-member table:name="3936,675" table:display="true" table:show-details="true"/>
                <table:data-pilot-member table:name="3939,6" table:display="true" table:show-details="true"/>
                <table:data-pilot-member table:name="3962,588" table:display="true" table:show-details="true"/>
                <table:data-pilot-member table:name="3986,95" table:display="true" table:show-details="true"/>
                <table:data-pilot-member table:name="3994,525" table:display="true" table:show-details="true"/>
                <table:data-pilot-member table:name="4059,038" table:display="true" table:show-details="true"/>
                <table:data-pilot-member table:name="4072,788" table:display="true" table:show-details="true"/>
                <table:data-pilot-member table:name="4101,138" table:display="true" table:show-details="true"/>
                <table:data-pilot-member table:name="4120,888" table:display="true" table:show-details="true"/>
                <table:data-pilot-member table:name="4139,2" table:display="true" table:show-details="true"/>
                <table:data-pilot-member table:name="4166,7" table:display="true" table:show-details="true"/>
                <table:data-pilot-member table:name="4170,35" table:display="true" table:show-details="true"/>
                <table:data-pilot-member table:name="4245,938" table:display="true" table:show-details="true"/>
                <table:data-pilot-member table:name="4263,013" table:display="true" table:show-details="true"/>
                <table:data-pilot-member table:name="4266,538" table:display="true" table:show-details="true"/>
                <table:data-pilot-member table:name="4282,625" table:display="true" table:show-details="true"/>
                <table:data-pilot-member table:name="4306,838" table:display="true" table:show-details="true"/>
                <table:data-pilot-member table:name="4309,463" table:display="true" table:show-details="true"/>
                <table:data-pilot-member table:name="4328,038" table:display="true" table:show-details="true"/>
                <table:data-pilot-member table:name="4333,4" table:display="true" table:show-details="true"/>
                <table:data-pilot-member table:name="4334,075" table:display="true" table:show-details="true"/>
                <table:data-pilot-member table:name="4352,375" table:display="true" table:show-details="true"/>
                <table:data-pilot-member table:name="4368,138" table:display="true" table:show-details="true"/>
                <table:data-pilot-member table:name="4405,413" table:display="true" table:show-details="true"/>
                <table:data-pilot-member table:name="4416" table:display="true" table:show-details="true"/>
                <table:data-pilot-member table:name="4433,275" table:display="true" table:show-details="true"/>
                <table:data-pilot-member table:name="4438,363" table:display="true" table:show-details="true"/>
                <table:data-pilot-member table:name="4440,788" table:display="true" table:show-details="true"/>
                <table:data-pilot-member table:name="4466,875" table:display="true" table:show-details="true"/>
                <table:data-pilot-member table:name="4478,638" table:display="true" table:show-details="true"/>
                <table:data-pilot-member table:name="4509,763" table:display="true" table:show-details="true"/>
                <table:data-pilot-member table:name="4515,638" table:display="true" table:show-details="true"/>
                <table:data-pilot-member table:name="4528,463" table:display="true" table:show-details="true"/>
                <table:data-pilot-member table:name="4531,925" table:display="true" table:show-details="true"/>
                <table:data-pilot-member table:name="4556,125" table:display="true" table:show-details="true"/>
                <table:data-pilot-member table:name="4558,425" table:display="true" table:show-details="true"/>
                <table:data-pilot-member table:name="4604,838" table:display="true" table:show-details="true"/>
                <table:data-pilot-member table:name="4614,113" table:display="true" table:show-details="true"/>
                <table:data-pilot-member table:name="4657,038" table:display="true" table:show-details="true"/>
                <table:data-pilot-member table:name="4660,638" table:display="true" table:show-details="true"/>
                <table:data-pilot-member table:name="4681,125" table:display="true" table:show-details="true"/>
                <table:data-pilot-member table:name="4713,788" table:display="true" table:show-details="true"/>
                <table:data-pilot-member table:name="4721,963" table:display="true" table:show-details="true"/>
                <table:data-pilot-member table:name="4732,463" table:display="true" table:show-details="true"/>
                <table:data-pilot-member table:name="4769,388" table:display="true" table:show-details="true"/>
                <table:data-pilot-member table:name="4771,888" table:display="true" table:show-details="true"/>
                <table:data-pilot-member table:name="4813,013" table:display="true" table:show-details="true"/>
                <table:data-pilot-member table:name="4845,6" table:display="true" table:show-details="true"/>
                <table:data-pilot-member table:name="4851,713" table:display="true" table:show-details="true"/>
                <table:data-pilot-member table:name="4863,938" table:display="true" table:show-details="true"/>
                <table:data-pilot-member table:name="4890,975" table:display="true" table:show-details="true"/>
                <table:data-pilot-member table:name="4938,213" table:display="true" table:show-details="true"/>
                <table:data-pilot-member table:name="4948,7" table:display="true" table:show-details="true"/>
                <table:data-pilot-member table:name="4961,95" table:display="true" table:show-details="true"/>
                <table:data-pilot-member table:name="4975,925" table:display="true" table:show-details="true"/>
                <table:data-pilot-member table:name="4990,8" table:display="true" table:show-details="true"/>
                <table:data-pilot-member table:name="4994,013" table:display="true" table:show-details="true"/>
                <table:data-pilot-member table:name="5034,775" table:display="true" table:show-details="true"/>
                <table:data-pilot-member table:name="5038,263" table:display="true" table:show-details="true"/>
                <table:data-pilot-member table:name="5042,775" table:display="true" table:show-details="true"/>
                <table:data-pilot-member table:name="5050,85" table:display="true" table:show-details="true"/>
                <table:data-pilot-member table:name="5067,988" table:display="true" table:show-details="true"/>
                <table:data-pilot-member table:name="5109,6" table:display="true" table:show-details="true"/>
                <table:data-pilot-member table:name="5127,788" table:display="true" table:show-details="true"/>
                <table:data-pilot-member table:name="5160,463" table:display="true" table:show-details="true"/>
                <table:data-pilot-member table:name="5170,5" table:display="true" table:show-details="true"/>
                <table:data-pilot-member table:name="5172,3" table:display="true" table:show-details="true"/>
                <table:data-pilot-member table:name="5189,438" table:display="true" table:show-details="true"/>
                <table:data-pilot-member table:name="5204,475" table:display="true" table:show-details="true"/>
                <table:data-pilot-member table:name="5212,863" table:display="true" table:show-details="true"/>
                <table:data-pilot-member table:name="5229,638" table:display="true" table:show-details="true"/>
                <table:data-pilot-member table:name="5239,9" table:display="true" table:show-details="true"/>
                <table:data-pilot-member table:name="5267,638" table:display="true" table:show-details="true"/>
                <table:data-pilot-member table:name="5284,65" table:display="true" table:show-details="true"/>
                <table:data-pilot-member table:name="5289,75" table:display="true" table:show-details="true"/>
                <table:data-pilot-member table:name="5304,363" table:display="true" table:show-details="true"/>
                <table:data-pilot-member table:name="5315,425" table:display="true" table:show-details="true"/>
                <table:data-pilot-member table:name="5331,575" table:display="true" table:show-details="true"/>
                <table:data-pilot-member table:name="5342,275" table:display="true" table:show-details="true"/>
                <table:data-pilot-member table:name="5402,05" table:display="true" table:show-details="true"/>
                <table:data-pilot-member table:name="5410,875" table:display="true" table:show-details="true"/>
                <table:data-pilot-member table:name="5432,875" table:display="true" table:show-details="true"/>
                <table:data-pilot-member table:name="5442,65" table:display="true" table:show-details="true"/>
                <table:data-pilot-member table:name="5443,763" table:display="true" table:show-details="true"/>
                <table:data-pilot-member table:name="5446,038" table:display="true" table:show-details="true"/>
                <table:data-pilot-member table:name="5460,475" table:display="true" table:show-details="true"/>
                <table:data-pilot-member table:name="5464,1" table:display="true" table:show-details="true"/>
                <table:data-pilot-member table:name="5471,425" table:display="true" table:show-details="true"/>
                <table:data-pilot-member table:name="5479,725" table:display="true" table:show-details="true"/>
                <table:data-pilot-member table:name="5506,875" table:display="true" table:show-details="true"/>
                <table:data-pilot-member table:name="5538,825" table:display="true" table:show-details="true"/>
                <table:data-pilot-member table:name="5583,875" table:display="true" table:show-details="true"/>
                <table:data-pilot-member table:name="5606,738" table:display="true" table:show-details="true"/>
                <table:data-pilot-member table:name="5619" table:display="true" table:show-details="true"/>
                <table:data-pilot-member table:name="5622,838" table:display="true" table:show-details="true"/>
                <table:data-pilot-member table:name="5635,875" table:display="true" table:show-details="true"/>
                <table:data-pilot-member table:name="5647,45" table:display="true" table:show-details="true"/>
                <table:data-pilot-member table:name="5661,825" table:display="true" table:show-details="true"/>
                <table:data-pilot-member table:name="5685,688" table:display="true" table:show-details="true"/>
                <table:data-pilot-member table:name="5703,838" table:display="true" table:show-details="true"/>
                <table:data-pilot-member table:name="5705,213" table:display="true" table:show-details="true"/>
                <table:data-pilot-member table:name="5723,513" table:display="true" table:show-details="true"/>
                <table:data-pilot-member table:name="5759,788" table:display="true" table:show-details="true"/>
                <table:data-pilot-member table:name="5784,488" table:display="true" table:show-details="true"/>
                <table:data-pilot-member table:name="5812,225" table:display="true" table:show-details="true"/>
                <table:data-pilot-member table:name="5827,963" table:display="true" table:show-details="true"/>
                <table:data-pilot-member table:name="5836,475" table:display="true" table:show-details="true"/>
                <table:data-pilot-member table:name="5843,438" table:display="true" table:show-details="true"/>
                <table:data-pilot-member table:name="5846,613" table:display="true" table:show-details="true"/>
                <table:data-pilot-member table:name="5915,05" table:display="true" table:show-details="true"/>
                <table:data-pilot-member table:name="5928,65" table:display="true" table:show-details="true"/>
                <table:data-pilot-member table:name="5956,613" table:display="true" table:show-details="true"/>
                <table:data-pilot-member table:name="5958,988" table:display="true" table:show-details="true"/>
                <table:data-pilot-member table:name="5970" table:display="true" table:show-details="true"/>
                <table:data-pilot-member table:name="5970,6" table:display="true" table:show-details="true"/>
                <table:data-pilot-member table:name="5979,213" table:display="true" table:show-details="true"/>
                <table:data-pilot-member table:name="6000,088" table:display="true" table:show-details="true"/>
                <table:data-pilot-member table:name="6004,338" table:display="true" table:show-details="true"/>
                <table:data-pilot-member table:name="6009,375" table:display="true" table:show-details="true"/>
                <table:data-pilot-member table:name="6019,913" table:display="true" table:show-details="true"/>
                <table:data-pilot-member table:name="6028,038" table:display="true" table:show-details="true"/>
                <table:data-pilot-member table:name="6035,738" table:display="true" table:show-details="true"/>
                <table:data-pilot-member table:name="6062,575" table:display="true" table:show-details="true"/>
                <table:data-pilot-member table:name="6064,8" table:display="true" table:show-details="true"/>
                <table:data-pilot-member table:name="6099,863" table:display="true" table:show-details="true"/>
                <table:data-pilot-member table:name="6108" table:display="true" table:show-details="true"/>
                <table:data-pilot-member table:name="6145,288" table:display="true" table:show-details="true"/>
                <table:data-pilot-member table:name="6150,063" table:display="true" table:show-details="true"/>
                <table:data-pilot-member table:name="6178,175" table:display="true" table:show-details="true"/>
                <table:data-pilot-member table:name="6184,788" table:display="true" table:show-details="true"/>
                <table:data-pilot-member table:name="6291,475" table:display="true" table:show-details="true"/>
                <table:data-pilot-member table:name="6309,638" table:display="true" table:show-details="true"/>
                <table:data-pilot-member table:name="6366,538" table:display="true" table:show-details="true"/>
                <table:data-pilot-member table:name="6435,563" table:display="true" table:show-details="true"/>
                <table:data-pilot-member table:name="6455,375" table:display="true" table:show-details="true"/>
                <table:data-pilot-member table:name="6467,688" table:display="true" table:show-details="true"/>
                <table:data-pilot-member table:name="6545,438" table:display="true" table:show-details="true"/>
                <table:data-pilot-member table:name="6558,375" table:display="true" table:show-details="true"/>
                <table:data-pilot-member table:name="6561,538" table:display="true" table:show-details="true"/>
                <table:data-pilot-member table:name="6562,763" table:display="true" table:show-details="true"/>
                <table:data-pilot-member table:name="6565,613" table:display="true" table:show-details="true"/>
                <table:data-pilot-member table:name="6584,163" table:display="true" table:show-details="true"/>
                <table:data-pilot-member table:name="6601,038" table:display="true" table:show-details="true"/>
                <table:data-pilot-member table:name="6624,1" table:display="true" table:show-details="true"/>
                <table:data-pilot-member table:name="6636,6" table:display="true" table:show-details="true"/>
                <table:data-pilot-member table:name="6657,325" table:display="true" table:show-details="true"/>
                <table:data-pilot-member table:name="6661,063" table:display="true" table:show-details="true"/>
                <table:data-pilot-member table:name="6747,8" table:display="true" table:show-details="true"/>
                <table:data-pilot-member table:name="6756,813" table:display="true" table:show-details="true"/>
                <table:data-pilot-member table:name="6773,813" table:display="true" table:show-details="true"/>
                <table:data-pilot-member table:name="6787,825" table:display="true" table:show-details="true"/>
                <table:data-pilot-member table:name="6848,588" table:display="true" table:show-details="true"/>
                <table:data-pilot-member table:name="6942,313" table:display="true" table:show-details="true"/>
                <table:data-pilot-member table:name="6990,225" table:display="true" table:show-details="true"/>
                <table:data-pilot-member table:name="7019,013" table:display="true" table:show-details="true"/>
                <table:data-pilot-member table:name="7050,75" table:display="true" table:show-details="true"/>
                <table:data-pilot-member table:name="7051,488" table:display="true" table:show-details="true"/>
                <table:data-pilot-member table:name="7053,038" table:display="true" table:show-details="true"/>
                <table:data-pilot-member table:name="7068,713" table:display="true" table:show-details="true"/>
                <table:data-pilot-member table:name="7085,513" table:display="true" table:show-details="true"/>
                <table:data-pilot-member table:name="7095,725" table:display="true" table:show-details="true"/>
                <table:data-pilot-member table:name="7102,75" table:display="true" table:show-details="true"/>
                <table:data-pilot-member table:name="7113,863" table:display="true" table:show-details="true"/>
                <table:data-pilot-member table:name="7125,413" table:display="true" table:show-details="true"/>
                <table:data-pilot-member table:name="7136,65" table:display="true" table:show-details="true"/>
                <table:data-pilot-member table:name="7172,738" table:display="true" table:show-details="true"/>
                <table:data-pilot-member table:name="7182,975" table:display="true" table:show-details="true"/>
                <table:data-pilot-member table:name="7253,538" table:display="true" table:show-details="true"/>
                <table:data-pilot-member table:name="7276,5" table:display="true" table:show-details="true"/>
                <table:data-pilot-member table:name="7302,5" table:display="true" table:show-details="true"/>
                <table:data-pilot-member table:name="7371,838" table:display="true" table:show-details="true"/>
                <table:data-pilot-member table:name="7463,975" table:display="true" table:show-details="true"/>
                <table:data-pilot-member table:name="7472,6" table:display="true" table:show-details="true"/>
                <table:data-pilot-member table:name="7490,913" table:display="true" table:show-details="true"/>
                <table:data-pilot-member table:name="7518,45" table:display="true" table:show-details="true"/>
                <table:data-pilot-member table:name="7545,575" table:display="true" table:show-details="true"/>
                <table:data-pilot-member table:name="7601,838" table:display="true" table:show-details="true"/>
                <table:data-pilot-member table:name="7641,975" table:display="true" table:show-details="true"/>
                <table:data-pilot-member table:name="7673,038" table:display="true" table:show-details="true"/>
                <table:data-pilot-member table:name="7691,738" table:display="true" table:show-details="true"/>
                <table:data-pilot-member table:name="7713,038" table:display="true" table:show-details="true"/>
                <table:data-pilot-member table:name="7714,4" table:display="true" table:show-details="true"/>
                <table:data-pilot-member table:name="7865,438" table:display="true" table:show-details="true"/>
                <table:data-pilot-member table:name="7911,3" table:display="true" table:show-details="true"/>
                <table:data-pilot-member table:name="8002,638" table:display="true" table:show-details="true"/>
                <table:data-pilot-member table:name="8038,3" table:display="true" table:show-details="true"/>
                <table:data-pilot-member table:name="8090,6" table:display="true" table:show-details="true"/>
                <table:data-pilot-member table:name="8104,013" table:display="true" table:show-details="true"/>
                <table:data-pilot-member table:name="8144,075" table:display="true" table:show-details="true"/>
                <table:data-pilot-member table:name="8205,9" table:display="true" table:show-details="true"/>
                <table:data-pilot-member table:name="8306,638" table:display="true" table:show-details="true"/>
                <table:data-pilot-member table:name="8376,763" table:display="true" table:show-details="true"/>
                <table:data-pilot-member table:name="8460,663" table:display="true" table:show-details="true"/>
                <table:data-pilot-member table:name="8547,525" table:display="true" table:show-details="true"/>
                <table:data-pilot-member table:name="8564,725" table:display="true" table:show-details="true"/>
                <table:data-pilot-member table:name="8568,475" table:display="true" table:show-details="true"/>
                <table:data-pilot-member table:name="8576,313" table:display="true" table:show-details="true"/>
                <table:data-pilot-member table:name="8596,263" table:display="true" table:show-details="true"/>
                <table:data-pilot-member table:name="8629,975" table:display="true" table:show-details="true"/>
                <table:data-pilot-member table:name="8718,6" table:display="true" table:show-details="true"/>
                <table:data-pilot-member table:name="8799,45" table:display="true" table:show-details="true"/>
                <table:data-pilot-member table:name="8829,775" table:display="true" table:show-details="true"/>
                <table:data-pilot-member table:name="8919,888" table:display="true" table:show-details="true"/>
                <table:data-pilot-member table:name="8942,65" table:display="true" table:show-details="true"/>
                <table:data-pilot-member table:name="9028,438" table:display="true" table:show-details="true"/>
                <table:data-pilot-member table:name="9037,775" table:display="true" table:show-details="true"/>
                <table:data-pilot-member table:name="9074,263" table:display="true" table:show-details="true"/>
                <table:data-pilot-member table:name="9089,513" table:display="true" table:show-details="true"/>
                <table:data-pilot-member table:name="9122,925" table:display="true" table:show-details="true"/>
                <table:data-pilot-member table:name="9145,288" table:display="true" table:show-details="true"/>
                <table:data-pilot-member table:name="9175,825" table:display="true" table:show-details="true"/>
                <table:data-pilot-member table:name="9180,538" table:display="true" table:show-details="true"/>
                <table:data-pilot-member table:name="9395,888" table:display="true" table:show-details="true"/>
                <table:data-pilot-member table:name="9447,025" table:display="true" table:show-details="true"/>
                <table:data-pilot-member table:name="9545,763" table:display="true" table:show-details="true"/>
                <table:data-pilot-member table:name="9569,288" table:display="true" table:show-details="true"/>
                <table:data-pilot-member table:name="9683,575" table:display="true" table:show-details="true"/>
                <table:data-pilot-member table:name="9911,113" table:display="true" table:show-details="true"/>
                <table:data-pilot-member table:name="10167,013" table:display="true" table:show-details="true"/>
                <table:data-pilot-member table:name="10221,475" table:display="true" table:show-details="true"/>
                <table:data-pilot-member table:name="10529,9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rodla_wiatrowe" table:orientation="data" table:used-hierarchy="0" table:function="sum">
            <table:data-pilot-level table:show-empty="false" calcext:repeat-item-labels="false">
              <table:data-pilot-members>
                <table:data-pilot-member table:name="327,488" table:display="true" table:show-details="true"/>
                <table:data-pilot-member table:name="334,213" table:display="true" table:show-details="true"/>
                <table:data-pilot-member table:name="340,325" table:display="true" table:show-details="true"/>
                <table:data-pilot-member table:name="346,075" table:display="true" table:show-details="true"/>
                <table:data-pilot-member table:name="347,588" table:display="true" table:show-details="true"/>
                <table:data-pilot-member table:name="377,325" table:display="true" table:show-details="true"/>
                <table:data-pilot-member table:name="400,25" table:display="true" table:show-details="true"/>
                <table:data-pilot-member table:name="417,5" table:display="true" table:show-details="true"/>
                <table:data-pilot-member table:name="421,413" table:display="true" table:show-details="true"/>
                <table:data-pilot-member table:name="421,713" table:display="true" table:show-details="true"/>
                <table:data-pilot-member table:name="424,325" table:display="true" table:show-details="true"/>
                <table:data-pilot-member table:name="434,975" table:display="true" table:show-details="true"/>
                <table:data-pilot-member table:name="443,738" table:display="true" table:show-details="true"/>
                <table:data-pilot-member table:name="444,613" table:display="true" table:show-details="true"/>
                <table:data-pilot-member table:name="454,288" table:display="true" table:show-details="true"/>
                <table:data-pilot-member table:name="468,875" table:display="true" table:show-details="true"/>
                <table:data-pilot-member table:name="475,825" table:display="true" table:show-details="true"/>
                <table:data-pilot-member table:name="493,913" table:display="true" table:show-details="true"/>
                <table:data-pilot-member table:name="498,138" table:display="true" table:show-details="true"/>
                <table:data-pilot-member table:name="510,488" table:display="true" table:show-details="true"/>
                <table:data-pilot-member table:name="512,625" table:display="true" table:show-details="true"/>
                <table:data-pilot-member table:name="531,213" table:display="true" table:show-details="true"/>
                <table:data-pilot-member table:name="546,438" table:display="true" table:show-details="true"/>
                <table:data-pilot-member table:name="548,225" table:display="true" table:show-details="true"/>
                <table:data-pilot-member table:name="552,588" table:display="true" table:show-details="true"/>
                <table:data-pilot-member table:name="560,813" table:display="true" table:show-details="true"/>
                <table:data-pilot-member table:name="566,375" table:display="true" table:show-details="true"/>
                <table:data-pilot-member table:name="603,875" table:display="true" table:show-details="true"/>
                <table:data-pilot-member table:name="604,075" table:display="true" table:show-details="true"/>
                <table:data-pilot-member table:name="611,513" table:display="true" table:show-details="true"/>
                <table:data-pilot-member table:name="613,688" table:display="true" table:show-details="true"/>
                <table:data-pilot-member table:name="623,725" table:display="true" table:show-details="true"/>
                <table:data-pilot-member table:name="628,338" table:display="true" table:show-details="true"/>
                <table:data-pilot-member table:name="640,725" table:display="true" table:show-details="true"/>
                <table:data-pilot-member table:name="643,025" table:display="true" table:show-details="true"/>
                <table:data-pilot-member table:name="646,763" table:display="true" table:show-details="true"/>
                <table:data-pilot-member table:name="649,675" table:display="true" table:show-details="true"/>
                <table:data-pilot-member table:name="666,213" table:display="true" table:show-details="true"/>
                <table:data-pilot-member table:name="667,363" table:display="true" table:show-details="true"/>
                <table:data-pilot-member table:name="668,738" table:display="true" table:show-details="true"/>
                <table:data-pilot-member table:name="671" table:display="true" table:show-details="true"/>
                <table:data-pilot-member table:name="676,75" table:display="true" table:show-details="true"/>
                <table:data-pilot-member table:name="685,6" table:display="true" table:show-details="true"/>
                <table:data-pilot-member table:name="696,325" table:display="true" table:show-details="true"/>
                <table:data-pilot-member table:name="709,35" table:display="true" table:show-details="true"/>
                <table:data-pilot-member table:name="730,15" table:display="true" table:show-details="true"/>
                <table:data-pilot-member table:name="771,813" table:display="true" table:show-details="true"/>
                <table:data-pilot-member table:name="777,7" table:display="true" table:show-details="true"/>
                <table:data-pilot-member table:name="789,15" table:display="true" table:show-details="true"/>
                <table:data-pilot-member table:name="789,55" table:display="true" table:show-details="true"/>
                <table:data-pilot-member table:name="794,975" table:display="true" table:show-details="true"/>
                <table:data-pilot-member table:name="796,05" table:display="true" table:show-details="true"/>
                <table:data-pilot-member table:name="796,388" table:display="true" table:show-details="true"/>
                <table:data-pilot-member table:name="799,638" table:display="true" table:show-details="true"/>
                <table:data-pilot-member table:name="799,863" table:display="true" table:show-details="true"/>
                <table:data-pilot-member table:name="812,213" table:display="true" table:show-details="true"/>
                <table:data-pilot-member table:name="812,525" table:display="true" table:show-details="true"/>
                <table:data-pilot-member table:name="820,938" table:display="true" table:show-details="true"/>
                <table:data-pilot-member table:name="822,863" table:display="true" table:show-details="true"/>
                <table:data-pilot-member table:name="826,713" table:display="true" table:show-details="true"/>
                <table:data-pilot-member table:name="826,8" table:display="true" table:show-details="true"/>
                <table:data-pilot-member table:name="832,625" table:display="true" table:show-details="true"/>
                <table:data-pilot-member table:name="832,663" table:display="true" table:show-details="true"/>
                <table:data-pilot-member table:name="838,05" table:display="true" table:show-details="true"/>
                <table:data-pilot-member table:name="840,113" table:display="true" table:show-details="true"/>
                <table:data-pilot-member table:name="841,475" table:display="true" table:show-details="true"/>
                <table:data-pilot-member table:name="842,325" table:display="true" table:show-details="true"/>
                <table:data-pilot-member table:name="849,4" table:display="true" table:show-details="true"/>
                <table:data-pilot-member table:name="862,263" table:display="true" table:show-details="true"/>
                <table:data-pilot-member table:name="865,213" table:display="true" table:show-details="true"/>
                <table:data-pilot-member table:name="869,463" table:display="true" table:show-details="true"/>
                <table:data-pilot-member table:name="870,738" table:display="true" table:show-details="true"/>
                <table:data-pilot-member table:name="884" table:display="true" table:show-details="true"/>
                <table:data-pilot-member table:name="892,85" table:display="true" table:show-details="true"/>
                <table:data-pilot-member table:name="915,988" table:display="true" table:show-details="true"/>
                <table:data-pilot-member table:name="916,688" table:display="true" table:show-details="true"/>
                <table:data-pilot-member table:name="922,45" table:display="true" table:show-details="true"/>
                <table:data-pilot-member table:name="924,463" table:display="true" table:show-details="true"/>
                <table:data-pilot-member table:name="943,013" table:display="true" table:show-details="true"/>
                <table:data-pilot-member table:name="944,563" table:display="true" table:show-details="true"/>
                <table:data-pilot-member table:name="959,05" table:display="true" table:show-details="true"/>
                <table:data-pilot-member table:name="964,163" table:display="true" table:show-details="true"/>
                <table:data-pilot-member table:name="970,763" table:display="true" table:show-details="true"/>
                <table:data-pilot-member table:name="983,563" table:display="true" table:show-details="true"/>
                <table:data-pilot-member table:name="986,925" table:display="true" table:show-details="true"/>
                <table:data-pilot-member table:name="988,238" table:display="true" table:show-details="true"/>
                <table:data-pilot-member table:name="1000,438" table:display="true" table:show-details="true"/>
                <table:data-pilot-member table:name="1021,088" table:display="true" table:show-details="true"/>
                <table:data-pilot-member table:name="1025,15" table:display="true" table:show-details="true"/>
                <table:data-pilot-member table:name="1044,413" table:display="true" table:show-details="true"/>
                <table:data-pilot-member table:name="1046,013" table:display="true" table:show-details="true"/>
                <table:data-pilot-member table:name="1047,363" table:display="true" table:show-details="true"/>
                <table:data-pilot-member table:name="1048,038" table:display="true" table:show-details="true"/>
                <table:data-pilot-member table:name="1059,625" table:display="true" table:show-details="true"/>
                <table:data-pilot-member table:name="1061,65" table:display="true" table:show-details="true"/>
                <table:data-pilot-member table:name="1068,525" table:display="true" table:show-details="true"/>
                <table:data-pilot-member table:name="1073,825" table:display="true" table:show-details="true"/>
                <table:data-pilot-member table:name="1075,363" table:display="true" table:show-details="true"/>
                <table:data-pilot-member table:name="1076,15" table:display="true" table:show-details="true"/>
                <table:data-pilot-member table:name="1086,488" table:display="true" table:show-details="true"/>
                <table:data-pilot-member table:name="1094,95" table:display="true" table:show-details="true"/>
                <table:data-pilot-member table:name="1097,3" table:display="true" table:show-details="true"/>
                <table:data-pilot-member table:name="1097,7" table:display="true" table:show-details="true"/>
                <table:data-pilot-member table:name="1099,725" table:display="true" table:show-details="true"/>
                <table:data-pilot-member table:name="1101,9" table:display="true" table:show-details="true"/>
                <table:data-pilot-member table:name="1108,713" table:display="true" table:show-details="true"/>
                <table:data-pilot-member table:name="1114,325" table:display="true" table:show-details="true"/>
                <table:data-pilot-member table:name="1133,988" table:display="true" table:show-details="true"/>
                <table:data-pilot-member table:name="1140,463" table:display="true" table:show-details="true"/>
                <table:data-pilot-member table:name="1143,675" table:display="true" table:show-details="true"/>
                <table:data-pilot-member table:name="1154,888" table:display="true" table:show-details="true"/>
                <table:data-pilot-member table:name="1162,538" table:display="true" table:show-details="true"/>
                <table:data-pilot-member table:name="1164,413" table:display="true" table:show-details="true"/>
                <table:data-pilot-member table:name="1165,138" table:display="true" table:show-details="true"/>
                <table:data-pilot-member table:name="1167,275" table:display="true" table:show-details="true"/>
                <table:data-pilot-member table:name="1170,763" table:display="true" table:show-details="true"/>
                <table:data-pilot-member table:name="1175,338" table:display="true" table:show-details="true"/>
                <table:data-pilot-member table:name="1180,238" table:display="true" table:show-details="true"/>
                <table:data-pilot-member table:name="1180,338" table:display="true" table:show-details="true"/>
                <table:data-pilot-member table:name="1195,9" table:display="true" table:show-details="true"/>
                <table:data-pilot-member table:name="1195,938" table:display="true" table:show-details="true"/>
                <table:data-pilot-member table:name="1197,925" table:display="true" table:show-details="true"/>
                <table:data-pilot-member table:name="1202,213" table:display="true" table:show-details="true"/>
                <table:data-pilot-member table:name="1209,425" table:display="true" table:show-details="true"/>
                <table:data-pilot-member table:name="1219,313" table:display="true" table:show-details="true"/>
                <table:data-pilot-member table:name="1245,1" table:display="true" table:show-details="true"/>
                <table:data-pilot-member table:name="1246,65" table:display="true" table:show-details="true"/>
                <table:data-pilot-member table:name="1257,013" table:display="true" table:show-details="true"/>
                <table:data-pilot-member table:name="1262,525" table:display="true" table:show-details="true"/>
                <table:data-pilot-member table:name="1263,113" table:display="true" table:show-details="true"/>
                <table:data-pilot-member table:name="1272,988" table:display="true" table:show-details="true"/>
                <table:data-pilot-member table:name="1273,363" table:display="true" table:show-details="true"/>
                <table:data-pilot-member table:name="1277,138" table:display="true" table:show-details="true"/>
                <table:data-pilot-member table:name="1282,713" table:display="true" table:show-details="true"/>
                <table:data-pilot-member table:name="1283,063" table:display="true" table:show-details="true"/>
                <table:data-pilot-member table:name="1288,213" table:display="true" table:show-details="true"/>
                <table:data-pilot-member table:name="1288,9" table:display="true" table:show-details="true"/>
                <table:data-pilot-member table:name="1296,938" table:display="true" table:show-details="true"/>
                <table:data-pilot-member table:name="1297,075" table:display="true" table:show-details="true"/>
                <table:data-pilot-member table:name="1305,863" table:display="true" table:show-details="true"/>
                <table:data-pilot-member table:name="1320,563" table:display="true" table:show-details="true"/>
                <table:data-pilot-member table:name="1330,15" table:display="true" table:show-details="true"/>
                <table:data-pilot-member table:name="1343,6" table:display="true" table:show-details="true"/>
                <table:data-pilot-member table:name="1347,375" table:display="true" table:show-details="true"/>
                <table:data-pilot-member table:name="1349,938" table:display="true" table:show-details="true"/>
                <table:data-pilot-member table:name="1355,638" table:display="true" table:show-details="true"/>
                <table:data-pilot-member table:name="1357,075" table:display="true" table:show-details="true"/>
                <table:data-pilot-member table:name="1363,95" table:display="true" table:show-details="true"/>
                <table:data-pilot-member table:name="1368,675" table:display="true" table:show-details="true"/>
                <table:data-pilot-member table:name="1369,25" table:display="true" table:show-details="true"/>
                <table:data-pilot-member table:name="1374,063" table:display="true" table:show-details="true"/>
                <table:data-pilot-member table:name="1376,75" table:display="true" table:show-details="true"/>
                <table:data-pilot-member table:name="1384" table:display="true" table:show-details="true"/>
                <table:data-pilot-member table:name="1385,2" table:display="true" table:show-details="true"/>
                <table:data-pilot-member table:name="1386,2" table:display="true" table:show-details="true"/>
                <table:data-pilot-member table:name="1388,188" table:display="true" table:show-details="true"/>
                <table:data-pilot-member table:name="1390" table:display="true" table:show-details="true"/>
                <table:data-pilot-member table:name="1392,4" table:display="true" table:show-details="true"/>
                <table:data-pilot-member table:name="1398,75" table:display="true" table:show-details="true"/>
                <table:data-pilot-member table:name="1398,838" table:display="true" table:show-details="true"/>
                <table:data-pilot-member table:name="1403,188" table:display="true" table:show-details="true"/>
                <table:data-pilot-member table:name="1406,488" table:display="true" table:show-details="true"/>
                <table:data-pilot-member table:name="1413,063" table:display="true" table:show-details="true"/>
                <table:data-pilot-member table:name="1420,288" table:display="true" table:show-details="true"/>
                <table:data-pilot-member table:name="1425,5" table:display="true" table:show-details="true"/>
                <table:data-pilot-member table:name="1459,925" table:display="true" table:show-details="true"/>
                <table:data-pilot-member table:name="1461,313" table:display="true" table:show-details="true"/>
                <table:data-pilot-member table:name="1464,938" table:display="true" table:show-details="true"/>
                <table:data-pilot-member table:name="1479,425" table:display="true" table:show-details="true"/>
                <table:data-pilot-member table:name="1480,588" table:display="true" table:show-details="true"/>
                <table:data-pilot-member table:name="1486,475" table:display="true" table:show-details="true"/>
                <table:data-pilot-member table:name="1493,075" table:display="true" table:show-details="true"/>
                <table:data-pilot-member table:name="1497,725" table:display="true" table:show-details="true"/>
                <table:data-pilot-member table:name="1506,863" table:display="true" table:show-details="true"/>
                <table:data-pilot-member table:name="1509,5" table:display="true" table:show-details="true"/>
                <table:data-pilot-member table:name="1511,488" table:display="true" table:show-details="true"/>
                <table:data-pilot-member table:name="1515,025" table:display="true" table:show-details="true"/>
                <table:data-pilot-member table:name="1516,713" table:display="true" table:show-details="true"/>
                <table:data-pilot-member table:name="1517,413" table:display="true" table:show-details="true"/>
                <table:data-pilot-member table:name="1521,088" table:display="true" table:show-details="true"/>
                <table:data-pilot-member table:name="1527,213" table:display="true" table:show-details="true"/>
                <table:data-pilot-member table:name="1527,538" table:display="true" table:show-details="true"/>
                <table:data-pilot-member table:name="1532,725" table:display="true" table:show-details="true"/>
                <table:data-pilot-member table:name="1533,288" table:display="true" table:show-details="true"/>
                <table:data-pilot-member table:name="1538,725" table:display="true" table:show-details="true"/>
                <table:data-pilot-member table:name="1540,313" table:display="true" table:show-details="true"/>
                <table:data-pilot-member table:name="1565,875" table:display="true" table:show-details="true"/>
                <table:data-pilot-member table:name="1567,675" table:display="true" table:show-details="true"/>
                <table:data-pilot-member table:name="1570,688" table:display="true" table:show-details="true"/>
                <table:data-pilot-member table:name="1571,638" table:display="true" table:show-details="true"/>
                <table:data-pilot-member table:name="1580,475" table:display="true" table:show-details="true"/>
                <table:data-pilot-member table:name="1581,6" table:display="true" table:show-details="true"/>
                <table:data-pilot-member table:name="1587,25" table:display="true" table:show-details="true"/>
                <table:data-pilot-member table:name="1588,538" table:display="true" table:show-details="true"/>
                <table:data-pilot-member table:name="1594,138" table:display="true" table:show-details="true"/>
                <table:data-pilot-member table:name="1608,875" table:display="true" table:show-details="true"/>
                <table:data-pilot-member table:name="1610,763" table:display="true" table:show-details="true"/>
                <table:data-pilot-member table:name="1611,05" table:display="true" table:show-details="true"/>
                <table:data-pilot-member table:name="1613,3" table:display="true" table:show-details="true"/>
                <table:data-pilot-member table:name="1616,9" table:display="true" table:show-details="true"/>
                <table:data-pilot-member table:name="1619,088" table:display="true" table:show-details="true"/>
                <table:data-pilot-member table:name="1627,113" table:display="true" table:show-details="true"/>
                <table:data-pilot-member table:name="1628,638" table:display="true" table:show-details="true"/>
                <table:data-pilot-member table:name="1638,1" table:display="true" table:show-details="true"/>
                <table:data-pilot-member table:name="1638,913" table:display="true" table:show-details="true"/>
                <table:data-pilot-member table:name="1639,45" table:display="true" table:show-details="true"/>
                <table:data-pilot-member table:name="1652,025" table:display="true" table:show-details="true"/>
                <table:data-pilot-member table:name="1663,975" table:display="true" table:show-details="true"/>
                <table:data-pilot-member table:name="1669,963" table:display="true" table:show-details="true"/>
                <table:data-pilot-member table:name="1671,663" table:display="true" table:show-details="true"/>
                <table:data-pilot-member table:name="1672,45" table:display="true" table:show-details="true"/>
                <table:data-pilot-member table:name="1678,763" table:display="true" table:show-details="true"/>
                <table:data-pilot-member table:name="1684,8" table:display="true" table:show-details="true"/>
                <table:data-pilot-member table:name="1696,35" table:display="true" table:show-details="true"/>
                <table:data-pilot-member table:name="1697,863" table:display="true" table:show-details="true"/>
                <table:data-pilot-member table:name="1698,275" table:display="true" table:show-details="true"/>
                <table:data-pilot-member table:name="1699,413" table:display="true" table:show-details="true"/>
                <table:data-pilot-member table:name="1700,825" table:display="true" table:show-details="true"/>
                <table:data-pilot-member table:name="1701,65" table:display="true" table:show-details="true"/>
                <table:data-pilot-member table:name="1701,713" table:display="true" table:show-details="true"/>
                <table:data-pilot-member table:name="1703,15" table:display="true" table:show-details="true"/>
                <table:data-pilot-member table:name="1704,163" table:display="true" table:show-details="true"/>
                <table:data-pilot-member table:name="1704,188" table:display="true" table:show-details="true"/>
                <table:data-pilot-member table:name="1706,5" table:display="true" table:show-details="true"/>
                <table:data-pilot-member table:name="1720,013" table:display="true" table:show-details="true"/>
                <table:data-pilot-member table:name="1720,963" table:display="true" table:show-details="true"/>
                <table:data-pilot-member table:name="1723,9" table:display="true" table:show-details="true"/>
                <table:data-pilot-member table:name="1725,063" table:display="true" table:show-details="true"/>
                <table:data-pilot-member table:name="1725,175" table:display="true" table:show-details="true"/>
                <table:data-pilot-member table:name="1750,738" table:display="true" table:show-details="true"/>
                <table:data-pilot-member table:name="1755,35" table:display="true" table:show-details="true"/>
                <table:data-pilot-member table:name="1758,125" table:display="true" table:show-details="true"/>
                <table:data-pilot-member table:name="1760,988" table:display="true" table:show-details="true"/>
                <table:data-pilot-member table:name="1765,338" table:display="true" table:show-details="true"/>
                <table:data-pilot-member table:name="1773,963" table:display="true" table:show-details="true"/>
                <table:data-pilot-member table:name="1778,85" table:display="true" table:show-details="true"/>
                <table:data-pilot-member table:name="1784,975" table:display="true" table:show-details="true"/>
                <table:data-pilot-member table:name="1787,45" table:display="true" table:show-details="true"/>
                <table:data-pilot-member table:name="1790,725" table:display="true" table:show-details="true"/>
                <table:data-pilot-member table:name="1794,813" table:display="true" table:show-details="true"/>
                <table:data-pilot-member table:name="1797,025" table:display="true" table:show-details="true"/>
                <table:data-pilot-member table:name="1802,775" table:display="true" table:show-details="true"/>
                <table:data-pilot-member table:name="1803,063" table:display="true" table:show-details="true"/>
                <table:data-pilot-member table:name="1804,35" table:display="true" table:show-details="true"/>
                <table:data-pilot-member table:name="1804,563" table:display="true" table:show-details="true"/>
                <table:data-pilot-member table:name="1815,1" table:display="true" table:show-details="true"/>
                <table:data-pilot-member table:name="1815,825" table:display="true" table:show-details="true"/>
                <table:data-pilot-member table:name="1823" table:display="true" table:show-details="true"/>
                <table:data-pilot-member table:name="1829,925" table:display="true" table:show-details="true"/>
                <table:data-pilot-member table:name="1849,1" table:display="true" table:show-details="true"/>
                <table:data-pilot-member table:name="1852,038" table:display="true" table:show-details="true"/>
                <table:data-pilot-member table:name="1856,225" table:display="true" table:show-details="true"/>
                <table:data-pilot-member table:name="1868,438" table:display="true" table:show-details="true"/>
                <table:data-pilot-member table:name="1870,138" table:display="true" table:show-details="true"/>
                <table:data-pilot-member table:name="1871,9" table:display="true" table:show-details="true"/>
                <table:data-pilot-member table:name="1875,2" table:display="true" table:show-details="true"/>
                <table:data-pilot-member table:name="1878,15" table:display="true" table:show-details="true"/>
                <table:data-pilot-member table:name="1882,8" table:display="true" table:show-details="true"/>
                <table:data-pilot-member table:name="1884" table:display="true" table:show-details="true"/>
                <table:data-pilot-member table:name="1887,063" table:display="true" table:show-details="true"/>
                <table:data-pilot-member table:name="1902,763" table:display="true" table:show-details="true"/>
                <table:data-pilot-member table:name="1907,463" table:display="true" table:show-details="true"/>
                <table:data-pilot-member table:name="1910,588" table:display="true" table:show-details="true"/>
                <table:data-pilot-member table:name="1912,2" table:display="true" table:show-details="true"/>
                <table:data-pilot-member table:name="1927,5" table:display="true" table:show-details="true"/>
                <table:data-pilot-member table:name="1931,05" table:display="true" table:show-details="true"/>
                <table:data-pilot-member table:name="1934,45" table:display="true" table:show-details="true"/>
                <table:data-pilot-member table:name="1934,588" table:display="true" table:show-details="true"/>
                <table:data-pilot-member table:name="1937,375" table:display="true" table:show-details="true"/>
                <table:data-pilot-member table:name="1940,838" table:display="true" table:show-details="true"/>
                <table:data-pilot-member table:name="1942,425" table:display="true" table:show-details="true"/>
                <table:data-pilot-member table:name="1944,213" table:display="true" table:show-details="true"/>
                <table:data-pilot-member table:name="1946,113" table:display="true" table:show-details="true"/>
                <table:data-pilot-member table:name="1947,65" table:display="true" table:show-details="true"/>
                <table:data-pilot-member table:name="1948,213" table:display="true" table:show-details="true"/>
                <table:data-pilot-member table:name="1950,775" table:display="true" table:show-details="true"/>
                <table:data-pilot-member table:name="1954,838" table:display="true" table:show-details="true"/>
                <table:data-pilot-member table:name="1961,788" table:display="true" table:show-details="true"/>
                <table:data-pilot-member table:name="1987,775" table:display="true" table:show-details="true"/>
                <table:data-pilot-member table:name="1998,063" table:display="true" table:show-details="true"/>
                <table:data-pilot-member table:name="2004,863" table:display="true" table:show-details="true"/>
                <table:data-pilot-member table:name="2010,65" table:display="true" table:show-details="true"/>
                <table:data-pilot-member table:name="2022,188" table:display="true" table:show-details="true"/>
                <table:data-pilot-member table:name="2023,55" table:display="true" table:show-details="true"/>
                <table:data-pilot-member table:name="2028,238" table:display="true" table:show-details="true"/>
                <table:data-pilot-member table:name="2037,313" table:display="true" table:show-details="true"/>
                <table:data-pilot-member table:name="2041,938" table:display="true" table:show-details="true"/>
                <table:data-pilot-member table:name="2046,35" table:display="true" table:show-details="true"/>
                <table:data-pilot-member table:name="2047,963" table:display="true" table:show-details="true"/>
                <table:data-pilot-member table:name="2051,375" table:display="true" table:show-details="true"/>
                <table:data-pilot-member table:name="2056,438" table:display="true" table:show-details="true"/>
                <table:data-pilot-member table:name="2067,263" table:display="true" table:show-details="true"/>
                <table:data-pilot-member table:name="2075,575" table:display="true" table:show-details="true"/>
                <table:data-pilot-member table:name="2095,325" table:display="true" table:show-details="true"/>
                <table:data-pilot-member table:name="2105,138" table:display="true" table:show-details="true"/>
                <table:data-pilot-member table:name="2107,925" table:display="true" table:show-details="true"/>
                <table:data-pilot-member table:name="2109,338" table:display="true" table:show-details="true"/>
                <table:data-pilot-member table:name="2113,763" table:display="true" table:show-details="true"/>
                <table:data-pilot-member table:name="2118,925" table:display="true" table:show-details="true"/>
                <table:data-pilot-member table:name="2122,288" table:display="true" table:show-details="true"/>
                <table:data-pilot-member table:name="2123,25" table:display="true" table:show-details="true"/>
                <table:data-pilot-member table:name="2132,963" table:display="true" table:show-details="true"/>
                <table:data-pilot-member table:name="2138,925" table:display="true" table:show-details="true"/>
                <table:data-pilot-member table:name="2141" table:display="true" table:show-details="true"/>
                <table:data-pilot-member table:name="2147,4" table:display="true" table:show-details="true"/>
                <table:data-pilot-member table:name="2147,838" table:display="true" table:show-details="true"/>
                <table:data-pilot-member table:name="2160,15" table:display="true" table:show-details="true"/>
                <table:data-pilot-member table:name="2164,113" table:display="true" table:show-details="true"/>
                <table:data-pilot-member table:name="2168,613" table:display="true" table:show-details="true"/>
                <table:data-pilot-member table:name="2170,675" table:display="true" table:show-details="true"/>
                <table:data-pilot-member table:name="2172,938" table:display="true" table:show-details="true"/>
                <table:data-pilot-member table:name="2176,738" table:display="true" table:show-details="true"/>
                <table:data-pilot-member table:name="2184,838" table:display="true" table:show-details="true"/>
                <table:data-pilot-member table:name="2193,175" table:display="true" table:show-details="true"/>
                <table:data-pilot-member table:name="2196,663" table:display="true" table:show-details="true"/>
                <table:data-pilot-member table:name="2197,925" table:display="true" table:show-details="true"/>
                <table:data-pilot-member table:name="2203,088" table:display="true" table:show-details="true"/>
                <table:data-pilot-member table:name="2205,788" table:display="true" table:show-details="true"/>
                <table:data-pilot-member table:name="2209,088" table:display="true" table:show-details="true"/>
                <table:data-pilot-member table:name="2211,113" table:display="true" table:show-details="true"/>
                <table:data-pilot-member table:name="2211,875" table:display="true" table:show-details="true"/>
                <table:data-pilot-member table:name="2213,663" table:display="true" table:show-details="true"/>
                <table:data-pilot-member table:name="2218,8" table:display="true" table:show-details="true"/>
                <table:data-pilot-member table:name="2223,138" table:display="true" table:show-details="true"/>
                <table:data-pilot-member table:name="2229,25" table:display="true" table:show-details="true"/>
                <table:data-pilot-member table:name="2236,813" table:display="true" table:show-details="true"/>
                <table:data-pilot-member table:name="2253,7" table:display="true" table:show-details="true"/>
                <table:data-pilot-member table:name="2261,4" table:display="true" table:show-details="true"/>
                <table:data-pilot-member table:name="2263,875" table:display="true" table:show-details="true"/>
                <table:data-pilot-member table:name="2266,563" table:display="true" table:show-details="true"/>
                <table:data-pilot-member table:name="2267,688" table:display="true" table:show-details="true"/>
                <table:data-pilot-member table:name="2277,613" table:display="true" table:show-details="true"/>
                <table:data-pilot-member table:name="2285,688" table:display="true" table:show-details="true"/>
                <table:data-pilot-member table:name="2293,138" table:display="true" table:show-details="true"/>
                <table:data-pilot-member table:name="2295,838" table:display="true" table:show-details="true"/>
                <table:data-pilot-member table:name="2301,075" table:display="true" table:show-details="true"/>
                <table:data-pilot-member table:name="2305,2" table:display="true" table:show-details="true"/>
                <table:data-pilot-member table:name="2309,55" table:display="true" table:show-details="true"/>
                <table:data-pilot-member table:name="2324,563" table:display="true" table:show-details="true"/>
                <table:data-pilot-member table:name="2332,325" table:display="true" table:show-details="true"/>
                <table:data-pilot-member table:name="2346,55" table:display="true" table:show-details="true"/>
                <table:data-pilot-member table:name="2349,863" table:display="true" table:show-details="true"/>
                <table:data-pilot-member table:name="2360,988" table:display="true" table:show-details="true"/>
                <table:data-pilot-member table:name="2367,325" table:display="true" table:show-details="true"/>
                <table:data-pilot-member table:name="2379,55" table:display="true" table:show-details="true"/>
                <table:data-pilot-member table:name="2384,588" table:display="true" table:show-details="true"/>
                <table:data-pilot-member table:name="2389" table:display="true" table:show-details="true"/>
                <table:data-pilot-member table:name="2402,913" table:display="true" table:show-details="true"/>
                <table:data-pilot-member table:name="2407,938" table:display="true" table:show-details="true"/>
                <table:data-pilot-member table:name="2419,838" table:display="true" table:show-details="true"/>
                <table:data-pilot-member table:name="2444,663" table:display="true" table:show-details="true"/>
                <table:data-pilot-member table:name="2445,225" table:display="true" table:show-details="true"/>
                <table:data-pilot-member table:name="2445,813" table:display="true" table:show-details="true"/>
                <table:data-pilot-member table:name="2449,738" table:display="true" table:show-details="true"/>
                <table:data-pilot-member table:name="2456,475" table:display="true" table:show-details="true"/>
                <table:data-pilot-member table:name="2458,625" table:display="true" table:show-details="true"/>
                <table:data-pilot-member table:name="2467,125" table:display="true" table:show-details="true"/>
                <table:data-pilot-member table:name="2472,538" table:display="true" table:show-details="true"/>
                <table:data-pilot-member table:name="2481,488" table:display="true" table:show-details="true"/>
                <table:data-pilot-member table:name="2483,013" table:display="true" table:show-details="true"/>
                <table:data-pilot-member table:name="2484,525" table:display="true" table:show-details="true"/>
                <table:data-pilot-member table:name="2501,963" table:display="true" table:show-details="true"/>
                <table:data-pilot-member table:name="2506,425" table:display="true" table:show-details="true"/>
                <table:data-pilot-member table:name="2522,763" table:display="true" table:show-details="true"/>
                <table:data-pilot-member table:name="2522,813" table:display="true" table:show-details="true"/>
                <table:data-pilot-member table:name="2525,225" table:display="true" table:show-details="true"/>
                <table:data-pilot-member table:name="2527,975" table:display="true" table:show-details="true"/>
                <table:data-pilot-member table:name="2528,313" table:display="true" table:show-details="true"/>
                <table:data-pilot-member table:name="2532,55" table:display="true" table:show-details="true"/>
                <table:data-pilot-member table:name="2535,7" table:display="true" table:show-details="true"/>
                <table:data-pilot-member table:name="2538,838" table:display="true" table:show-details="true"/>
                <table:data-pilot-member table:name="2549,588" table:display="true" table:show-details="true"/>
                <table:data-pilot-member table:name="2555,438" table:display="true" table:show-details="true"/>
                <table:data-pilot-member table:name="2572,763" table:display="true" table:show-details="true"/>
                <table:data-pilot-member table:name="2574,238" table:display="true" table:show-details="true"/>
                <table:data-pilot-member table:name="2597,725" table:display="true" table:show-details="true"/>
                <table:data-pilot-member table:name="2599,925" table:display="true" table:show-details="true"/>
                <table:data-pilot-member table:name="2601,275" table:display="true" table:show-details="true"/>
                <table:data-pilot-member table:name="2617,725" table:display="true" table:show-details="true"/>
                <table:data-pilot-member table:name="2619,763" table:display="true" table:show-details="true"/>
                <table:data-pilot-member table:name="2636,888" table:display="true" table:show-details="true"/>
                <table:data-pilot-member table:name="2638,575" table:display="true" table:show-details="true"/>
                <table:data-pilot-member table:name="2641,05" table:display="true" table:show-details="true"/>
                <table:data-pilot-member table:name="2648,275" table:display="true" table:show-details="true"/>
                <table:data-pilot-member table:name="2652,625" table:display="true" table:show-details="true"/>
                <table:data-pilot-member table:name="2655,85" table:display="true" table:show-details="true"/>
                <table:data-pilot-member table:name="2655,888" table:display="true" table:show-details="true"/>
                <table:data-pilot-member table:name="2675,238" table:display="true" table:show-details="true"/>
                <table:data-pilot-member table:name="2677,45" table:display="true" table:show-details="true"/>
                <table:data-pilot-member table:name="2681,175" table:display="true" table:show-details="true"/>
                <table:data-pilot-member table:name="2681,55" table:display="true" table:show-details="true"/>
                <table:data-pilot-member table:name="2681,775" table:display="true" table:show-details="true"/>
                <table:data-pilot-member table:name="2686,563" table:display="true" table:show-details="true"/>
                <table:data-pilot-member table:name="2693,738" table:display="true" table:show-details="true"/>
                <table:data-pilot-member table:name="2697,338" table:display="true" table:show-details="true"/>
                <table:data-pilot-member table:name="2709,538" table:display="true" table:show-details="true"/>
                <table:data-pilot-member table:name="2737,838" table:display="true" table:show-details="true"/>
                <table:data-pilot-member table:name="2748,388" table:display="true" table:show-details="true"/>
                <table:data-pilot-member table:name="2756,2" table:display="true" table:show-details="true"/>
                <table:data-pilot-member table:name="2756,438" table:display="true" table:show-details="true"/>
                <table:data-pilot-member table:name="2765,588" table:display="true" table:show-details="true"/>
                <table:data-pilot-member table:name="2771,35" table:display="true" table:show-details="true"/>
                <table:data-pilot-member table:name="2777,213" table:display="true" table:show-details="true"/>
                <table:data-pilot-member table:name="2779,725" table:display="true" table:show-details="true"/>
                <table:data-pilot-member table:name="2784,988" table:display="true" table:show-details="true"/>
                <table:data-pilot-member table:name="2788,813" table:display="true" table:show-details="true"/>
                <table:data-pilot-member table:name="2812,463" table:display="true" table:show-details="true"/>
                <table:data-pilot-member table:name="2819,763" table:display="true" table:show-details="true"/>
                <table:data-pilot-member table:name="2822,663" table:display="true" table:show-details="true"/>
                <table:data-pilot-member table:name="2823,888" table:display="true" table:show-details="true"/>
                <table:data-pilot-member table:name="2833,625" table:display="true" table:show-details="true"/>
                <table:data-pilot-member table:name="2862,613" table:display="true" table:show-details="true"/>
                <table:data-pilot-member table:name="2870,375" table:display="true" table:show-details="true"/>
                <table:data-pilot-member table:name="2877,963" table:display="true" table:show-details="true"/>
                <table:data-pilot-member table:name="2878,875" table:display="true" table:show-details="true"/>
                <table:data-pilot-member table:name="2879,988" table:display="true" table:show-details="true"/>
                <table:data-pilot-member table:name="2891,175" table:display="true" table:show-details="true"/>
                <table:data-pilot-member table:name="2894,825" table:display="true" table:show-details="true"/>
                <table:data-pilot-member table:name="2898,95" table:display="true" table:show-details="true"/>
                <table:data-pilot-member table:name="2901,488" table:display="true" table:show-details="true"/>
                <table:data-pilot-member table:name="2912,288" table:display="true" table:show-details="true"/>
                <table:data-pilot-member table:name="2913,088" table:display="true" table:show-details="true"/>
                <table:data-pilot-member table:name="2936,288" table:display="true" table:show-details="true"/>
                <table:data-pilot-member table:name="2948,075" table:display="true" table:show-details="true"/>
                <table:data-pilot-member table:name="2967,7" table:display="true" table:show-details="true"/>
                <table:data-pilot-member table:name="2969,063" table:display="true" table:show-details="true"/>
                <table:data-pilot-member table:name="2994,675" table:display="true" table:show-details="true"/>
                <table:data-pilot-member table:name="3013,438" table:display="true" table:show-details="true"/>
                <table:data-pilot-member table:name="3016,975" table:display="true" table:show-details="true"/>
                <table:data-pilot-member table:name="3017,25" table:display="true" table:show-details="true"/>
                <table:data-pilot-member table:name="3020,613" table:display="true" table:show-details="true"/>
                <table:data-pilot-member table:name="3041,575" table:display="true" table:show-details="true"/>
                <table:data-pilot-member table:name="3059,288" table:display="true" table:show-details="true"/>
                <table:data-pilot-member table:name="3060,3" table:display="true" table:show-details="true"/>
                <table:data-pilot-member table:name="3067,688" table:display="true" table:show-details="true"/>
                <table:data-pilot-member table:name="3074,85" table:display="true" table:show-details="true"/>
                <table:data-pilot-member table:name="3079,1" table:display="true" table:show-details="true"/>
                <table:data-pilot-member table:name="3080,863" table:display="true" table:show-details="true"/>
                <table:data-pilot-member table:name="3085,65" table:display="true" table:show-details="true"/>
                <table:data-pilot-member table:name="3091,013" table:display="true" table:show-details="true"/>
                <table:data-pilot-member table:name="3098,8" table:display="true" table:show-details="true"/>
                <table:data-pilot-member table:name="3101,038" table:display="true" table:show-details="true"/>
                <table:data-pilot-member table:name="3101,225" table:display="true" table:show-details="true"/>
                <table:data-pilot-member table:name="3113,675" table:display="true" table:show-details="true"/>
                <table:data-pilot-member table:name="3116,538" table:display="true" table:show-details="true"/>
                <table:data-pilot-member table:name="3130,263" table:display="true" table:show-details="true"/>
                <table:data-pilot-member table:name="3139,8" table:display="true" table:show-details="true"/>
                <table:data-pilot-member table:name="3147" table:display="true" table:show-details="true"/>
                <table:data-pilot-member table:name="3159,638" table:display="true" table:show-details="true"/>
                <table:data-pilot-member table:name="3165,813" table:display="true" table:show-details="true"/>
                <table:data-pilot-member table:name="3173,838" table:display="true" table:show-details="true"/>
                <table:data-pilot-member table:name="3181,363" table:display="true" table:show-details="true"/>
                <table:data-pilot-member table:name="3200,613" table:display="true" table:show-details="true"/>
                <table:data-pilot-member table:name="3201,738" table:display="true" table:show-details="true"/>
                <table:data-pilot-member table:name="3206,038" table:display="true" table:show-details="true"/>
                <table:data-pilot-member table:name="3229,188" table:display="true" table:show-details="true"/>
                <table:data-pilot-member table:name="3232,575" table:display="true" table:show-details="true"/>
                <table:data-pilot-member table:name="3232,613" table:display="true" table:show-details="true"/>
                <table:data-pilot-member table:name="3238,238" table:display="true" table:show-details="true"/>
                <table:data-pilot-member table:name="3244,65" table:display="true" table:show-details="true"/>
                <table:data-pilot-member table:name="3250,613" table:display="true" table:show-details="true"/>
                <table:data-pilot-member table:name="3254,475" table:display="true" table:show-details="true"/>
                <table:data-pilot-member table:name="3262,35" table:display="true" table:show-details="true"/>
                <table:data-pilot-member table:name="3269,375" table:display="true" table:show-details="true"/>
                <table:data-pilot-member table:name="3274,163" table:display="true" table:show-details="true"/>
                <table:data-pilot-member table:name="3275,375" table:display="true" table:show-details="true"/>
                <table:data-pilot-member table:name="3279,1" table:display="true" table:show-details="true"/>
                <table:data-pilot-member table:name="3282,9" table:display="true" table:show-details="true"/>
                <table:data-pilot-member table:name="3293,013" table:display="true" table:show-details="true"/>
                <table:data-pilot-member table:name="3303,875" table:display="true" table:show-details="true"/>
                <table:data-pilot-member table:name="3305,313" table:display="true" table:show-details="true"/>
                <table:data-pilot-member table:name="3318,25" table:display="true" table:show-details="true"/>
                <table:data-pilot-member table:name="3333,275" table:display="true" table:show-details="true"/>
                <table:data-pilot-member table:name="3334,025" table:display="true" table:show-details="true"/>
                <table:data-pilot-member table:name="3337,75" table:display="true" table:show-details="true"/>
                <table:data-pilot-member table:name="3345,463" table:display="true" table:show-details="true"/>
                <table:data-pilot-member table:name="3346,575" table:display="true" table:show-details="true"/>
                <table:data-pilot-member table:name="3358" table:display="true" table:show-details="true"/>
                <table:data-pilot-member table:name="3359,088" table:display="true" table:show-details="true"/>
                <table:data-pilot-member table:name="3365" table:display="true" table:show-details="true"/>
                <table:data-pilot-member table:name="3365,225" table:display="true" table:show-details="true"/>
                <table:data-pilot-member table:name="3390,588" table:display="true" table:show-details="true"/>
                <table:data-pilot-member table:name="3412,875" table:display="true" table:show-details="true"/>
                <table:data-pilot-member table:name="3423,9" table:display="true" table:show-details="true"/>
                <table:data-pilot-member table:name="3427,6" table:display="true" table:show-details="true"/>
                <table:data-pilot-member table:name="3446,238" table:display="true" table:show-details="true"/>
                <table:data-pilot-member table:name="3454,413" table:display="true" table:show-details="true"/>
                <table:data-pilot-member table:name="3475,425" table:display="true" table:show-details="true"/>
                <table:data-pilot-member table:name="3477,213" table:display="true" table:show-details="true"/>
                <table:data-pilot-member table:name="3480,388" table:display="true" table:show-details="true"/>
                <table:data-pilot-member table:name="3507,388" table:display="true" table:show-details="true"/>
                <table:data-pilot-member table:name="3515,2" table:display="true" table:show-details="true"/>
                <table:data-pilot-member table:name="3526,95" table:display="true" table:show-details="true"/>
                <table:data-pilot-member table:name="3533,575" table:display="true" table:show-details="true"/>
                <table:data-pilot-member table:name="3536,363" table:display="true" table:show-details="true"/>
                <table:data-pilot-member table:name="3537,875" table:display="true" table:show-details="true"/>
                <table:data-pilot-member table:name="3550,938" table:display="true" table:show-details="true"/>
                <table:data-pilot-member table:name="3564,013" table:display="true" table:show-details="true"/>
                <table:data-pilot-member table:name="3567,875" table:display="true" table:show-details="true"/>
                <table:data-pilot-member table:name="3575,313" table:display="true" table:show-details="true"/>
                <table:data-pilot-member table:name="3583,213" table:display="true" table:show-details="true"/>
                <table:data-pilot-member table:name="3584,4" table:display="true" table:show-details="true"/>
                <table:data-pilot-member table:name="3587,188" table:display="true" table:show-details="true"/>
                <table:data-pilot-member table:name="3591,613" table:display="true" table:show-details="true"/>
                <table:data-pilot-member table:name="3592,125" table:display="true" table:show-details="true"/>
                <table:data-pilot-member table:name="3595,838" table:display="true" table:show-details="true"/>
                <table:data-pilot-member table:name="3605,6" table:display="true" table:show-details="true"/>
                <table:data-pilot-member table:name="3623,425" table:display="true" table:show-details="true"/>
                <table:data-pilot-member table:name="3626,238" table:display="true" table:show-details="true"/>
                <table:data-pilot-member table:name="3629,288" table:display="true" table:show-details="true"/>
                <table:data-pilot-member table:name="3637,75" table:display="true" table:show-details="true"/>
                <table:data-pilot-member table:name="3662,388" table:display="true" table:show-details="true"/>
                <table:data-pilot-member table:name="3672,3" table:display="true" table:show-details="true"/>
                <table:data-pilot-member table:name="3686" table:display="true" table:show-details="true"/>
                <table:data-pilot-member table:name="3687,088" table:display="true" table:show-details="true"/>
                <table:data-pilot-member table:name="3703,163" table:display="true" table:show-details="true"/>
                <table:data-pilot-member table:name="3707,188" table:display="true" table:show-details="true"/>
                <table:data-pilot-member table:name="3708,063" table:display="true" table:show-details="true"/>
                <table:data-pilot-member table:name="3715,175" table:display="true" table:show-details="true"/>
                <table:data-pilot-member table:name="3717,313" table:display="true" table:show-details="true"/>
                <table:data-pilot-member table:name="3738,325" table:display="true" table:show-details="true"/>
                <table:data-pilot-member table:name="3739,063" table:display="true" table:show-details="true"/>
                <table:data-pilot-member table:name="3755,675" table:display="true" table:show-details="true"/>
                <table:data-pilot-member table:name="3760,938" table:display="true" table:show-details="true"/>
                <table:data-pilot-member table:name="3767,3" table:display="true" table:show-details="true"/>
                <table:data-pilot-member table:name="3784,788" table:display="true" table:show-details="true"/>
                <table:data-pilot-member table:name="3816,875" table:display="true" table:show-details="true"/>
                <table:data-pilot-member table:name="3833,325" table:display="true" table:show-details="true"/>
                <table:data-pilot-member table:name="3837,425" table:display="true" table:show-details="true"/>
                <table:data-pilot-member table:name="3838,675" table:display="true" table:show-details="true"/>
                <table:data-pilot-member table:name="3839,425" table:display="true" table:show-details="true"/>
                <table:data-pilot-member table:name="3840,15" table:display="true" table:show-details="true"/>
                <table:data-pilot-member table:name="3842,413" table:display="true" table:show-details="true"/>
                <table:data-pilot-member table:name="3843,075" table:display="true" table:show-details="true"/>
                <table:data-pilot-member table:name="3845,363" table:display="true" table:show-details="true"/>
                <table:data-pilot-member table:name="3850,613" table:display="true" table:show-details="true"/>
                <table:data-pilot-member table:name="3850,938" table:display="true" table:show-details="true"/>
                <table:data-pilot-member table:name="3853,125" table:display="true" table:show-details="true"/>
                <table:data-pilot-member table:name="3871,488" table:display="true" table:show-details="true"/>
                <table:data-pilot-member table:name="3878,963" table:display="true" table:show-details="true"/>
                <table:data-pilot-member table:name="3900,338" table:display="true" table:show-details="true"/>
                <table:data-pilot-member table:name="3900,95" table:display="true" table:show-details="true"/>
                <table:data-pilot-member table:name="3906,175" table:display="true" table:show-details="true"/>
                <table:data-pilot-member table:name="3913,025" table:display="true" table:show-details="true"/>
                <table:data-pilot-member table:name="3919,325" table:display="true" table:show-details="true"/>
                <table:data-pilot-member table:name="3922,8" table:display="true" table:show-details="true"/>
                <table:data-pilot-member table:name="3941,538" table:display="true" table:show-details="true"/>
                <table:data-pilot-member table:name="3945,738" table:display="true" table:show-details="true"/>
                <table:data-pilot-member table:name="3954,775" table:display="true" table:show-details="true"/>
                <table:data-pilot-member table:name="3960,763" table:display="true" table:show-details="true"/>
                <table:data-pilot-member table:name="3962,788" table:display="true" table:show-details="true"/>
                <table:data-pilot-member table:name="3971,375" table:display="true" table:show-details="true"/>
                <table:data-pilot-member table:name="3973,15" table:display="true" table:show-details="true"/>
                <table:data-pilot-member table:name="3987,3" table:display="true" table:show-details="true"/>
                <table:data-pilot-member table:name="4027,725" table:display="true" table:show-details="true"/>
                <table:data-pilot-member table:name="4037" table:display="true" table:show-details="true"/>
                <table:data-pilot-member table:name="4037,15" table:display="true" table:show-details="true"/>
                <table:data-pilot-member table:name="4045,563" table:display="true" table:show-details="true"/>
                <table:data-pilot-member table:name="4048,463" table:display="true" table:show-details="true"/>
                <table:data-pilot-member table:name="4055,725" table:display="true" table:show-details="true"/>
                <table:data-pilot-member table:name="4057,688" table:display="true" table:show-details="true"/>
                <table:data-pilot-member table:name="4060,725" table:display="true" table:show-details="true"/>
                <table:data-pilot-member table:name="4063,113" table:display="true" table:show-details="true"/>
                <table:data-pilot-member table:name="4069,15" table:display="true" table:show-details="true"/>
                <table:data-pilot-member table:name="4075,263" table:display="true" table:show-details="true"/>
                <table:data-pilot-member table:name="4078,088" table:display="true" table:show-details="true"/>
                <table:data-pilot-member table:name="4079,425" table:display="true" table:show-details="true"/>
                <table:data-pilot-member table:name="4091,863" table:display="true" table:show-details="true"/>
                <table:data-pilot-member table:name="4097,675" table:display="true" table:show-details="true"/>
                <table:data-pilot-member table:name="4126,788" table:display="true" table:show-details="true"/>
                <table:data-pilot-member table:name="4127,375" table:display="true" table:show-details="true"/>
                <table:data-pilot-member table:name="4131,463" table:display="true" table:show-details="true"/>
                <table:data-pilot-member table:name="4149,3" table:display="true" table:show-details="true"/>
                <table:data-pilot-member table:name="4154,65" table:display="true" table:show-details="true"/>
                <table:data-pilot-member table:name="4160,15" table:display="true" table:show-details="true"/>
                <table:data-pilot-member table:name="4164,538" table:display="true" table:show-details="true"/>
                <table:data-pilot-member table:name="4186,2" table:display="true" table:show-details="true"/>
                <table:data-pilot-member table:name="4186,288" table:display="true" table:show-details="true"/>
                <table:data-pilot-member table:name="4193,025" table:display="true" table:show-details="true"/>
                <table:data-pilot-member table:name="4197,125" table:display="true" table:show-details="true"/>
                <table:data-pilot-member table:name="4199,513" table:display="true" table:show-details="true"/>
                <table:data-pilot-member table:name="4228,6" table:display="true" table:show-details="true"/>
                <table:data-pilot-member table:name="4240,525" table:display="true" table:show-details="true"/>
                <table:data-pilot-member table:name="4248,55" table:display="true" table:show-details="true"/>
                <table:data-pilot-member table:name="4255,9" table:display="true" table:show-details="true"/>
                <table:data-pilot-member table:name="4266,163" table:display="true" table:show-details="true"/>
                <table:data-pilot-member table:name="4272,663" table:display="true" table:show-details="true"/>
                <table:data-pilot-member table:name="4276,1" table:display="true" table:show-details="true"/>
                <table:data-pilot-member table:name="4276,85" table:display="true" table:show-details="true"/>
                <table:data-pilot-member table:name="4326,838" table:display="true" table:show-details="true"/>
                <table:data-pilot-member table:name="4356,125" table:display="true" table:show-details="true"/>
                <table:data-pilot-member table:name="4374,788" table:display="true" table:show-details="true"/>
                <table:data-pilot-member table:name="4388,313" table:display="true" table:show-details="true"/>
                <table:data-pilot-member table:name="4390,85" table:display="true" table:show-details="true"/>
                <table:data-pilot-member table:name="4392,363" table:display="true" table:show-details="true"/>
                <table:data-pilot-member table:name="4398,375" table:display="true" table:show-details="true"/>
                <table:data-pilot-member table:name="4404,45" table:display="true" table:show-details="true"/>
                <table:data-pilot-member table:name="4417,838" table:display="true" table:show-details="true"/>
                <table:data-pilot-member table:name="4444,013" table:display="true" table:show-details="true"/>
                <table:data-pilot-member table:name="4450,588" table:display="true" table:show-details="true"/>
                <table:data-pilot-member table:name="4457,175" table:display="true" table:show-details="true"/>
                <table:data-pilot-member table:name="4460,488" table:display="true" table:show-details="true"/>
                <table:data-pilot-member table:name="4511,963" table:display="true" table:show-details="true"/>
                <table:data-pilot-member table:name="4525,813" table:display="true" table:show-details="true"/>
                <table:data-pilot-member table:name="4528,913" table:display="true" table:show-details="true"/>
                <table:data-pilot-member table:name="4546,4" table:display="true" table:show-details="true"/>
                <table:data-pilot-member table:name="4547,463" table:display="true" table:show-details="true"/>
                <table:data-pilot-member table:name="4552,638" table:display="true" table:show-details="true"/>
                <table:data-pilot-member table:name="4557,613" table:display="true" table:show-details="true"/>
                <table:data-pilot-member table:name="4575,263" table:display="true" table:show-details="true"/>
                <table:data-pilot-member table:name="4588,438" table:display="true" table:show-details="true"/>
                <table:data-pilot-member table:name="4595,588" table:display="true" table:show-details="true"/>
                <table:data-pilot-member table:name="4623,113" table:display="true" table:show-details="true"/>
                <table:data-pilot-member table:name="4625,775" table:display="true" table:show-details="true"/>
                <table:data-pilot-member table:name="4634,95" table:display="true" table:show-details="true"/>
                <table:data-pilot-member table:name="4638,213" table:display="true" table:show-details="true"/>
                <table:data-pilot-member table:name="4658,5" table:display="true" table:show-details="true"/>
                <table:data-pilot-member table:name="4683,638" table:display="true" table:show-details="true"/>
                <table:data-pilot-member table:name="4693,838" table:display="true" table:show-details="true"/>
                <table:data-pilot-member table:name="4697,563" table:display="true" table:show-details="true"/>
                <table:data-pilot-member table:name="4720,975" table:display="true" table:show-details="true"/>
                <table:data-pilot-member table:name="4728,138" table:display="true" table:show-details="true"/>
                <table:data-pilot-member table:name="4732,975" table:display="true" table:show-details="true"/>
                <table:data-pilot-member table:name="4782,713" table:display="true" table:show-details="true"/>
                <table:data-pilot-member table:name="4803,35" table:display="true" table:show-details="true"/>
                <table:data-pilot-member table:name="4827,975" table:display="true" table:show-details="true"/>
                <table:data-pilot-member table:name="4833,85" table:display="true" table:show-details="true"/>
                <table:data-pilot-member table:name="4835,175" table:display="true" table:show-details="true"/>
                <table:data-pilot-member table:name="4847,388" table:display="true" table:show-details="true"/>
                <table:data-pilot-member table:name="4861,213" table:display="true" table:show-details="true"/>
                <table:data-pilot-member table:name="4883,038" table:display="true" table:show-details="true"/>
                <table:data-pilot-member table:name="4908,413" table:display="true" table:show-details="true"/>
                <table:data-pilot-member table:name="4937,638" table:display="true" table:show-details="true"/>
                <table:data-pilot-member table:name="4939,825" table:display="true" table:show-details="true"/>
                <table:data-pilot-member table:name="4951,875" table:display="true" table:show-details="true"/>
                <table:data-pilot-member table:name="4993,188" table:display="true" table:show-details="true"/>
                <table:data-pilot-member table:name="5003,425" table:display="true" table:show-details="true"/>
                <table:data-pilot-member table:name="5012,575" table:display="true" table:show-details="true"/>
                <table:data-pilot-member table:name="5017,125" table:display="true" table:show-details="true"/>
                <table:data-pilot-member table:name="5044,725" table:display="true" table:show-details="true"/>
                <table:data-pilot-member table:name="5060,563" table:display="true" table:show-details="true"/>
                <table:data-pilot-member table:name="5066,938" table:display="true" table:show-details="true"/>
                <table:data-pilot-member table:name="5163,9" table:display="true" table:show-details="true"/>
                <table:data-pilot-member table:name="5173,388" table:display="true" table:show-details="true"/>
                <table:data-pilot-member table:name="5190,425" table:display="true" table:show-details="true"/>
                <table:data-pilot-member table:name="5218,963" table:display="true" table:show-details="true"/>
                <table:data-pilot-member table:name="5231,813" table:display="true" table:show-details="true"/>
                <table:data-pilot-member table:name="5289,163" table:display="true" table:show-details="true"/>
                <table:data-pilot-member table:name="5291,063" table:display="true" table:show-details="true"/>
                <table:data-pilot-member table:name="5323,725" table:display="true" table:show-details="true"/>
                <table:data-pilot-member table:name="5379,913" table:display="true" table:show-details="true"/>
                <table:data-pilot-member table:name="5382,25" table:display="true" table:show-details="true"/>
                <table:data-pilot-member table:name="5387,15" table:display="true" table:show-details="true"/>
                <table:data-pilot-member table:name="5403,175" table:display="true" table:show-details="true"/>
                <table:data-pilot-member table:name="5414,475" table:display="true" table:show-details="true"/>
                <table:data-pilot-member table:name="5458,913" table:display="true" table:show-details="true"/>
                <table:data-pilot-member table:name="5487,238" table:display="true" table:show-details="true"/>
                <table:data-pilot-member table:name="5514,325" table:display="true" table:show-details="true"/>
                <table:data-pilot-member table:name="5539,775" table:display="true" table:show-details="true"/>
                <table:data-pilot-member table:name="5564,675" table:display="true" table:show-details="true"/>
                <table:data-pilot-member table:name="5564,8" table:display="true" table:show-details="true"/>
                <table:data-pilot-member table:name="5571,075" table:display="true" table:show-details="true"/>
                <table:data-pilot-member table:name="5587,525" table:display="true" table:show-details="true"/>
                <table:data-pilot-member table:name="5602,85" table:display="true" table:show-details="true"/>
                <table:data-pilot-member table:name="5633,763" table:display="true" table:show-details="true"/>
                <table:data-pilot-member table:name="5734,263" table:display="true" table:show-details="true"/>
                <table:data-pilot-member table:name="5764,275" table:display="true" table:show-details="true"/>
                <table:data-pilot-member table:name="5803,113" table:display="true" table:show-details="true"/>
                <table:data-pilot-member table:name="5815,163" table:display="true" table:show-details="true"/>
                <table:data-pilot-member table:name="5836,025" table:display="true" table:show-details="true"/>
                <table:data-pilot-member table:name="5839,825" table:display="true" table:show-details="true"/>
                <table:data-pilot-member table:name="5858,288" table:display="true" table:show-details="true"/>
                <table:data-pilot-member table:name="5874,188" table:display="true" table:show-details="true"/>
                <table:data-pilot-member table:name="5890,1" table:display="true" table:show-details="true"/>
                <table:data-pilot-member table:name="5927,375" table:display="true" table:show-details="true"/>
                <table:data-pilot-member table:name="5948,925" table:display="true" table:show-details="true"/>
                <table:data-pilot-member table:name="5951,288" table:display="true" table:show-details="true"/>
                <table:data-pilot-member table:name="5972,5" table:display="true" table:show-details="true"/>
                <table:data-pilot-member table:name="5978,138" table:display="true" table:show-details="true"/>
                <table:data-pilot-member table:name="6034,713" table:display="true" table:show-details="true"/>
                <table:data-pilot-member table:name="6052,425" table:display="true" table:show-details="true"/>
                <table:data-pilot-member table:name="6134,513" table:display="true" table:show-details="true"/>
                <table:data-pilot-member table:name="6202,063" table:display="true" table:show-details="true"/>
                <table:data-pilot-member table:name="6218,075" table:display="true" table:show-details="true"/>
                <table:data-pilot-member table:name="6276" table:display="true" table:show-details="true"/>
                <table:data-pilot-member table:name="6298,838" table:display="true" table:show-details="true"/>
                <table:data-pilot-member table:name="6362,625" table:display="true" table:show-details="true"/>
                <table:data-pilot-member table:name="6372,425" table:display="true" table:show-details="true"/>
                <table:data-pilot-member table:name="6375,213" table:display="true" table:show-details="true"/>
                <table:data-pilot-member table:name="6379,675" table:display="true" table:show-details="true"/>
                <table:data-pilot-member table:name="6402,85" table:display="true" table:show-details="true"/>
                <table:data-pilot-member table:name="6455,575" table:display="true" table:show-details="true"/>
                <table:data-pilot-member table:name="6461,2" table:display="true" table:show-details="true"/>
                <table:data-pilot-member table:name="6485,225" table:display="true" table:show-details="true"/>
                <table:data-pilot-member table:name="6509,438" table:display="true" table:show-details="true"/>
                <table:data-pilot-member table:name="6512,713" table:display="true" table:show-details="true"/>
                <table:data-pilot-member table:name="6538,3" table:display="true" table:show-details="true"/>
                <table:data-pilot-member table:name="6541,338" table:display="true" table:show-details="true"/>
                <table:data-pilot-member table:name="6545,438" table:display="true" table:show-details="true"/>
                <table:data-pilot-member table:name="6557,213" table:display="true" table:show-details="true"/>
                <table:data-pilot-member table:name="6597,65" table:display="true" table:show-details="true"/>
                <table:data-pilot-member table:name="6598,913" table:display="true" table:show-details="true"/>
                <table:data-pilot-member table:name="6643,113" table:display="true" table:show-details="true"/>
                <table:data-pilot-member table:name="6667,775" table:display="true" table:show-details="true"/>
                <table:data-pilot-member table:name="6683,55" table:display="true" table:show-details="true"/>
                <table:data-pilot-member table:name="6714,5" table:display="true" table:show-details="true"/>
                <table:data-pilot-member table:name="6771,088" table:display="true" table:show-details="true"/>
                <table:data-pilot-member table:name="6800,763" table:display="true" table:show-details="true"/>
                <table:data-pilot-member table:name="6806,563" table:display="true" table:show-details="true"/>
                <table:data-pilot-member table:name="6813,663" table:display="true" table:show-details="true"/>
                <table:data-pilot-member table:name="6850,188" table:display="true" table:show-details="true"/>
                <table:data-pilot-member table:name="6882,125" table:display="true" table:show-details="true"/>
                <table:data-pilot-member table:name="6955,638" table:display="true" table:show-details="true"/>
                <table:data-pilot-member table:name="6976,738" table:display="true" table:show-details="true"/>
                <table:data-pilot-member table:name="7025,85" table:display="true" table:show-details="true"/>
                <table:data-pilot-member table:name="7039,963" table:display="true" table:show-details="true"/>
                <table:data-pilot-member table:name="7089,238" table:display="true" table:show-details="true"/>
                <table:data-pilot-member table:name="7167,563" table:display="true" table:show-details="true"/>
                <table:data-pilot-member table:name="7180,763" table:display="true" table:show-details="true"/>
                <table:data-pilot-member table:name="7220,4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zad 7.2'.A1:'zad 7.2'.B26" table:buttons="'zad 7.2'.A1" table:show-filter-button="false" table:drill-down-on-double-click="false">
          <table:source-cell-range table:cell-range-address="'zad 7'.A1:'zad 7'.D7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odzin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rodla_fotowoltaiczn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13" table:display="true" table:show-details="true"/>
                <table:data-pilot-member table:name="0,35" table:display="true" table:show-details="true"/>
                <table:data-pilot-member table:name="0,488" table:display="true" table:show-details="true"/>
                <table:data-pilot-member table:name="0,525" table:display="true" table:show-details="true"/>
                <table:data-pilot-member table:name="0,625" table:display="true" table:show-details="true"/>
                <table:data-pilot-member table:name="1,075" table:display="true" table:show-details="true"/>
                <table:data-pilot-member table:name="2,688" table:display="true" table:show-details="true"/>
                <table:data-pilot-member table:name="5,45" table:display="true" table:show-details="true"/>
                <table:data-pilot-member table:name="5,525" table:display="true" table:show-details="true"/>
                <table:data-pilot-member table:name="6,088" table:display="true" table:show-details="true"/>
                <table:data-pilot-member table:name="6,1" table:display="true" table:show-details="true"/>
                <table:data-pilot-member table:name="6,7" table:display="true" table:show-details="true"/>
                <table:data-pilot-member table:name="6,788" table:display="true" table:show-details="true"/>
                <table:data-pilot-member table:name="9,775" table:display="true" table:show-details="true"/>
                <table:data-pilot-member table:name="10,95" table:display="true" table:show-details="true"/>
                <table:data-pilot-member table:name="12,788" table:display="true" table:show-details="true"/>
                <table:data-pilot-member table:name="16,9" table:display="true" table:show-details="true"/>
                <table:data-pilot-member table:name="20,525" table:display="true" table:show-details="true"/>
                <table:data-pilot-member table:name="22,763" table:display="true" table:show-details="true"/>
                <table:data-pilot-member table:name="23,388" table:display="true" table:show-details="true"/>
                <table:data-pilot-member table:name="29,363" table:display="true" table:show-details="true"/>
                <table:data-pilot-member table:name="30,325" table:display="true" table:show-details="true"/>
                <table:data-pilot-member table:name="36,088" table:display="true" table:show-details="true"/>
                <table:data-pilot-member table:name="36,175" table:display="true" table:show-details="true"/>
                <table:data-pilot-member table:name="38,025" table:display="true" table:show-details="true"/>
                <table:data-pilot-member table:name="38,7" table:display="true" table:show-details="true"/>
                <table:data-pilot-member table:name="41,738" table:display="true" table:show-details="true"/>
                <table:data-pilot-member table:name="43,338" table:display="true" table:show-details="true"/>
                <table:data-pilot-member table:name="45,475" table:display="true" table:show-details="true"/>
                <table:data-pilot-member table:name="49,463" table:display="true" table:show-details="true"/>
                <table:data-pilot-member table:name="49,713" table:display="true" table:show-details="true"/>
                <table:data-pilot-member table:name="51,438" table:display="true" table:show-details="true"/>
                <table:data-pilot-member table:name="54,275" table:display="true" table:show-details="true"/>
                <table:data-pilot-member table:name="56,025" table:display="true" table:show-details="true"/>
                <table:data-pilot-member table:name="56,85" table:display="true" table:show-details="true"/>
                <table:data-pilot-member table:name="61,275" table:display="true" table:show-details="true"/>
                <table:data-pilot-member table:name="64,45" table:display="true" table:show-details="true"/>
                <table:data-pilot-member table:name="65,525" table:display="true" table:show-details="true"/>
                <table:data-pilot-member table:name="66,75" table:display="true" table:show-details="true"/>
                <table:data-pilot-member table:name="70,738" table:display="true" table:show-details="true"/>
                <table:data-pilot-member table:name="76,875" table:display="true" table:show-details="true"/>
                <table:data-pilot-member table:name="88,175" table:display="true" table:show-details="true"/>
                <table:data-pilot-member table:name="93,263" table:display="true" table:show-details="true"/>
                <table:data-pilot-member table:name="97,013" table:display="true" table:show-details="true"/>
                <table:data-pilot-member table:name="98,513" table:display="true" table:show-details="true"/>
                <table:data-pilot-member table:name="114,775" table:display="true" table:show-details="true"/>
                <table:data-pilot-member table:name="117,075" table:display="true" table:show-details="true"/>
                <table:data-pilot-member table:name="118,938" table:display="true" table:show-details="true"/>
                <table:data-pilot-member table:name="119,713" table:display="true" table:show-details="true"/>
                <table:data-pilot-member table:name="126,438" table:display="true" table:show-details="true"/>
                <table:data-pilot-member table:name="128,938" table:display="true" table:show-details="true"/>
                <table:data-pilot-member table:name="132,125" table:display="true" table:show-details="true"/>
                <table:data-pilot-member table:name="152,863" table:display="true" table:show-details="true"/>
                <table:data-pilot-member table:name="161,975" table:display="true" table:show-details="true"/>
                <table:data-pilot-member table:name="168,475" table:display="true" table:show-details="true"/>
                <table:data-pilot-member table:name="182,788" table:display="true" table:show-details="true"/>
                <table:data-pilot-member table:name="184,925" table:display="true" table:show-details="true"/>
                <table:data-pilot-member table:name="205,088" table:display="true" table:show-details="true"/>
                <table:data-pilot-member table:name="207,263" table:display="true" table:show-details="true"/>
                <table:data-pilot-member table:name="211,275" table:display="true" table:show-details="true"/>
                <table:data-pilot-member table:name="212,288" table:display="true" table:show-details="true"/>
                <table:data-pilot-member table:name="227,425" table:display="true" table:show-details="true"/>
                <table:data-pilot-member table:name="241,863" table:display="true" table:show-details="true"/>
                <table:data-pilot-member table:name="246,688" table:display="true" table:show-details="true"/>
                <table:data-pilot-member table:name="249,013" table:display="true" table:show-details="true"/>
                <table:data-pilot-member table:name="252,313" table:display="true" table:show-details="true"/>
                <table:data-pilot-member table:name="252,85" table:display="true" table:show-details="true"/>
                <table:data-pilot-member table:name="256,013" table:display="true" table:show-details="true"/>
                <table:data-pilot-member table:name="260,225" table:display="true" table:show-details="true"/>
                <table:data-pilot-member table:name="265,213" table:display="true" table:show-details="true"/>
                <table:data-pilot-member table:name="273,913" table:display="true" table:show-details="true"/>
                <table:data-pilot-member table:name="275,1" table:display="true" table:show-details="true"/>
                <table:data-pilot-member table:name="281" table:display="true" table:show-details="true"/>
                <table:data-pilot-member table:name="302,375" table:display="true" table:show-details="true"/>
                <table:data-pilot-member table:name="319,188" table:display="true" table:show-details="true"/>
                <table:data-pilot-member table:name="325,813" table:display="true" table:show-details="true"/>
                <table:data-pilot-member table:name="327,4" table:display="true" table:show-details="true"/>
                <table:data-pilot-member table:name="343,588" table:display="true" table:show-details="true"/>
                <table:data-pilot-member table:name="346,088" table:display="true" table:show-details="true"/>
                <table:data-pilot-member table:name="383,1" table:display="true" table:show-details="true"/>
                <table:data-pilot-member table:name="393,1" table:display="true" table:show-details="true"/>
                <table:data-pilot-member table:name="401,438" table:display="true" table:show-details="true"/>
                <table:data-pilot-member table:name="431,625" table:display="true" table:show-details="true"/>
                <table:data-pilot-member table:name="440,625" table:display="true" table:show-details="true"/>
                <table:data-pilot-member table:name="442,788" table:display="true" table:show-details="true"/>
                <table:data-pilot-member table:name="450,125" table:display="true" table:show-details="true"/>
                <table:data-pilot-member table:name="451,45" table:display="true" table:show-details="true"/>
                <table:data-pilot-member table:name="454,05" table:display="true" table:show-details="true"/>
                <table:data-pilot-member table:name="457,763" table:display="true" table:show-details="true"/>
                <table:data-pilot-member table:name="467,45" table:display="true" table:show-details="true"/>
                <table:data-pilot-member table:name="473,513" table:display="true" table:show-details="true"/>
                <table:data-pilot-member table:name="474,45" table:display="true" table:show-details="true"/>
                <table:data-pilot-member table:name="483,938" table:display="true" table:show-details="true"/>
                <table:data-pilot-member table:name="490,838" table:display="true" table:show-details="true"/>
                <table:data-pilot-member table:name="515,938" table:display="true" table:show-details="true"/>
                <table:data-pilot-member table:name="540,163" table:display="true" table:show-details="true"/>
                <table:data-pilot-member table:name="560,763" table:display="true" table:show-details="true"/>
                <table:data-pilot-member table:name="581,4" table:display="true" table:show-details="true"/>
                <table:data-pilot-member table:name="582,45" table:display="true" table:show-details="true"/>
                <table:data-pilot-member table:name="588,238" table:display="true" table:show-details="true"/>
                <table:data-pilot-member table:name="624,8" table:display="true" table:show-details="true"/>
                <table:data-pilot-member table:name="633,088" table:display="true" table:show-details="true"/>
                <table:data-pilot-member table:name="681,013" table:display="true" table:show-details="true"/>
                <table:data-pilot-member table:name="688,363" table:display="true" table:show-details="true"/>
                <table:data-pilot-member table:name="692,425" table:display="true" table:show-details="true"/>
                <table:data-pilot-member table:name="704,4" table:display="true" table:show-details="true"/>
                <table:data-pilot-member table:name="723,763" table:display="true" table:show-details="true"/>
                <table:data-pilot-member table:name="770" table:display="true" table:show-details="true"/>
                <table:data-pilot-member table:name="805,075" table:display="true" table:show-details="true"/>
                <table:data-pilot-member table:name="806,363" table:display="true" table:show-details="true"/>
                <table:data-pilot-member table:name="807,275" table:display="true" table:show-details="true"/>
                <table:data-pilot-member table:name="872,425" table:display="true" table:show-details="true"/>
                <table:data-pilot-member table:name="886,15" table:display="true" table:show-details="true"/>
                <table:data-pilot-member table:name="893,513" table:display="true" table:show-details="true"/>
                <table:data-pilot-member table:name="903,988" table:display="true" table:show-details="true"/>
                <table:data-pilot-member table:name="909,85" table:display="true" table:show-details="true"/>
                <table:data-pilot-member table:name="937,138" table:display="true" table:show-details="true"/>
                <table:data-pilot-member table:name="979,188" table:display="true" table:show-details="true"/>
                <table:data-pilot-member table:name="1019,625" table:display="true" table:show-details="true"/>
                <table:data-pilot-member table:name="1019,738" table:display="true" table:show-details="true"/>
                <table:data-pilot-member table:name="1035,138" table:display="true" table:show-details="true"/>
                <table:data-pilot-member table:name="1051,238" table:display="true" table:show-details="true"/>
                <table:data-pilot-member table:name="1075,488" table:display="true" table:show-details="true"/>
                <table:data-pilot-member table:name="1086,275" table:display="true" table:show-details="true"/>
                <table:data-pilot-member table:name="1088,675" table:display="true" table:show-details="true"/>
                <table:data-pilot-member table:name="1106,213" table:display="true" table:show-details="true"/>
                <table:data-pilot-member table:name="1107,075" table:display="true" table:show-details="true"/>
                <table:data-pilot-member table:name="1112,85" table:display="true" table:show-details="true"/>
                <table:data-pilot-member table:name="1144,95" table:display="true" table:show-details="true"/>
                <table:data-pilot-member table:name="1162,075" table:display="true" table:show-details="true"/>
                <table:data-pilot-member table:name="1171,6" table:display="true" table:show-details="true"/>
                <table:data-pilot-member table:name="1176,413" table:display="true" table:show-details="true"/>
                <table:data-pilot-member table:name="1186,9" table:display="true" table:show-details="true"/>
                <table:data-pilot-member table:name="1189,275" table:display="true" table:show-details="true"/>
                <table:data-pilot-member table:name="1212,638" table:display="true" table:show-details="true"/>
                <table:data-pilot-member table:name="1224,525" table:display="true" table:show-details="true"/>
                <table:data-pilot-member table:name="1365,9" table:display="true" table:show-details="true"/>
                <table:data-pilot-member table:name="1367,725" table:display="true" table:show-details="true"/>
                <table:data-pilot-member table:name="1375,088" table:display="true" table:show-details="true"/>
                <table:data-pilot-member table:name="1385,525" table:display="true" table:show-details="true"/>
                <table:data-pilot-member table:name="1426,675" table:display="true" table:show-details="true"/>
                <table:data-pilot-member table:name="1437,3" table:display="true" table:show-details="true"/>
                <table:data-pilot-member table:name="1446,9" table:display="true" table:show-details="true"/>
                <table:data-pilot-member table:name="1488,125" table:display="true" table:show-details="true"/>
                <table:data-pilot-member table:name="1521,95" table:display="true" table:show-details="true"/>
                <table:data-pilot-member table:name="1527,6" table:display="true" table:show-details="true"/>
                <table:data-pilot-member table:name="1544,663" table:display="true" table:show-details="true"/>
                <table:data-pilot-member table:name="1590,8" table:display="true" table:show-details="true"/>
                <table:data-pilot-member table:name="1637,338" table:display="true" table:show-details="true"/>
                <table:data-pilot-member table:name="1639,95" table:display="true" table:show-details="true"/>
                <table:data-pilot-member table:name="1671,113" table:display="true" table:show-details="true"/>
                <table:data-pilot-member table:name="1677,075" table:display="true" table:show-details="true"/>
                <table:data-pilot-member table:name="1719,088" table:display="true" table:show-details="true"/>
                <table:data-pilot-member table:name="1739,125" table:display="true" table:show-details="true"/>
                <table:data-pilot-member table:name="1750,738" table:display="true" table:show-details="true"/>
                <table:data-pilot-member table:name="1752,175" table:display="true" table:show-details="true"/>
                <table:data-pilot-member table:name="1766,188" table:display="true" table:show-details="true"/>
                <table:data-pilot-member table:name="1778,938" table:display="true" table:show-details="true"/>
                <table:data-pilot-member table:name="1814,3" table:display="true" table:show-details="true"/>
                <table:data-pilot-member table:name="1819" table:display="true" table:show-details="true"/>
                <table:data-pilot-member table:name="1841,338" table:display="true" table:show-details="true"/>
                <table:data-pilot-member table:name="1860,863" table:display="true" table:show-details="true"/>
                <table:data-pilot-member table:name="1887,788" table:display="true" table:show-details="true"/>
                <table:data-pilot-member table:name="1911" table:display="true" table:show-details="true"/>
                <table:data-pilot-member table:name="1915,263" table:display="true" table:show-details="true"/>
                <table:data-pilot-member table:name="1940,575" table:display="true" table:show-details="true"/>
                <table:data-pilot-member table:name="1954,513" table:display="true" table:show-details="true"/>
                <table:data-pilot-member table:name="1974,613" table:display="true" table:show-details="true"/>
                <table:data-pilot-member table:name="2078,913" table:display="true" table:show-details="true"/>
                <table:data-pilot-member table:name="2085,15" table:display="true" table:show-details="true"/>
                <table:data-pilot-member table:name="2087,225" table:display="true" table:show-details="true"/>
                <table:data-pilot-member table:name="2106,913" table:display="true" table:show-details="true"/>
                <table:data-pilot-member table:name="2157,113" table:display="true" table:show-details="true"/>
                <table:data-pilot-member table:name="2220,038" table:display="true" table:show-details="true"/>
                <table:data-pilot-member table:name="2229,513" table:display="true" table:show-details="true"/>
                <table:data-pilot-member table:name="2244,988" table:display="true" table:show-details="true"/>
                <table:data-pilot-member table:name="2260,35" table:display="true" table:show-details="true"/>
                <table:data-pilot-member table:name="2271,6" table:display="true" table:show-details="true"/>
                <table:data-pilot-member table:name="2284,425" table:display="true" table:show-details="true"/>
                <table:data-pilot-member table:name="2319,663" table:display="true" table:show-details="true"/>
                <table:data-pilot-member table:name="2365,538" table:display="true" table:show-details="true"/>
                <table:data-pilot-member table:name="2404,775" table:display="true" table:show-details="true"/>
                <table:data-pilot-member table:name="2442,263" table:display="true" table:show-details="true"/>
                <table:data-pilot-member table:name="2446,513" table:display="true" table:show-details="true"/>
                <table:data-pilot-member table:name="2461,45" table:display="true" table:show-details="true"/>
                <table:data-pilot-member table:name="2497,613" table:display="true" table:show-details="true"/>
                <table:data-pilot-member table:name="2531,363" table:display="true" table:show-details="true"/>
                <table:data-pilot-member table:name="2631,188" table:display="true" table:show-details="true"/>
                <table:data-pilot-member table:name="2673,263" table:display="true" table:show-details="true"/>
                <table:data-pilot-member table:name="2680,513" table:display="true" table:show-details="true"/>
                <table:data-pilot-member table:name="2702,475" table:display="true" table:show-details="true"/>
                <table:data-pilot-member table:name="2724,638" table:display="true" table:show-details="true"/>
                <table:data-pilot-member table:name="2735,588" table:display="true" table:show-details="true"/>
                <table:data-pilot-member table:name="2741,8" table:display="true" table:show-details="true"/>
                <table:data-pilot-member table:name="2743,988" table:display="true" table:show-details="true"/>
                <table:data-pilot-member table:name="2744,525" table:display="true" table:show-details="true"/>
                <table:data-pilot-member table:name="2775,588" table:display="true" table:show-details="true"/>
                <table:data-pilot-member table:name="2805,525" table:display="true" table:show-details="true"/>
                <table:data-pilot-member table:name="2810,938" table:display="true" table:show-details="true"/>
                <table:data-pilot-member table:name="2813,188" table:display="true" table:show-details="true"/>
                <table:data-pilot-member table:name="2818,113" table:display="true" table:show-details="true"/>
                <table:data-pilot-member table:name="2822,638" table:display="true" table:show-details="true"/>
                <table:data-pilot-member table:name="2829,788" table:display="true" table:show-details="true"/>
                <table:data-pilot-member table:name="2874,725" table:display="true" table:show-details="true"/>
                <table:data-pilot-member table:name="2938,338" table:display="true" table:show-details="true"/>
                <table:data-pilot-member table:name="2943,1" table:display="true" table:show-details="true"/>
                <table:data-pilot-member table:name="2961,363" table:display="true" table:show-details="true"/>
                <table:data-pilot-member table:name="3004,763" table:display="true" table:show-details="true"/>
                <table:data-pilot-member table:name="3017,863" table:display="true" table:show-details="true"/>
                <table:data-pilot-member table:name="3051,088" table:display="true" table:show-details="true"/>
                <table:data-pilot-member table:name="3069,463" table:display="true" table:show-details="true"/>
                <table:data-pilot-member table:name="3077,663" table:display="true" table:show-details="true"/>
                <table:data-pilot-member table:name="3103,875" table:display="true" table:show-details="true"/>
                <table:data-pilot-member table:name="3107,463" table:display="true" table:show-details="true"/>
                <table:data-pilot-member table:name="3144,538" table:display="true" table:show-details="true"/>
                <table:data-pilot-member table:name="3212,988" table:display="true" table:show-details="true"/>
                <table:data-pilot-member table:name="3256,588" table:display="true" table:show-details="true"/>
                <table:data-pilot-member table:name="3262,375" table:display="true" table:show-details="true"/>
                <table:data-pilot-member table:name="3288,9" table:display="true" table:show-details="true"/>
                <table:data-pilot-member table:name="3289,05" table:display="true" table:show-details="true"/>
                <table:data-pilot-member table:name="3297,138" table:display="true" table:show-details="true"/>
                <table:data-pilot-member table:name="3331,963" table:display="true" table:show-details="true"/>
                <table:data-pilot-member table:name="3341,925" table:display="true" table:show-details="true"/>
                <table:data-pilot-member table:name="3378,413" table:display="true" table:show-details="true"/>
                <table:data-pilot-member table:name="3380,625" table:display="true" table:show-details="true"/>
                <table:data-pilot-member table:name="3401,738" table:display="true" table:show-details="true"/>
                <table:data-pilot-member table:name="3408,838" table:display="true" table:show-details="true"/>
                <table:data-pilot-member table:name="3414,125" table:display="true" table:show-details="true"/>
                <table:data-pilot-member table:name="3458,138" table:display="true" table:show-details="true"/>
                <table:data-pilot-member table:name="3500" table:display="true" table:show-details="true"/>
                <table:data-pilot-member table:name="3505,513" table:display="true" table:show-details="true"/>
                <table:data-pilot-member table:name="3515,063" table:display="true" table:show-details="true"/>
                <table:data-pilot-member table:name="3536,113" table:display="true" table:show-details="true"/>
                <table:data-pilot-member table:name="3556,375" table:display="true" table:show-details="true"/>
                <table:data-pilot-member table:name="3558,113" table:display="true" table:show-details="true"/>
                <table:data-pilot-member table:name="3567,15" table:display="true" table:show-details="true"/>
                <table:data-pilot-member table:name="3579,6" table:display="true" table:show-details="true"/>
                <table:data-pilot-member table:name="3616,875" table:display="true" table:show-details="true"/>
                <table:data-pilot-member table:name="3690,013" table:display="true" table:show-details="true"/>
                <table:data-pilot-member table:name="3712,325" table:display="true" table:show-details="true"/>
                <table:data-pilot-member table:name="3740,45" table:display="true" table:show-details="true"/>
                <table:data-pilot-member table:name="3752,738" table:display="true" table:show-details="true"/>
                <table:data-pilot-member table:name="3780,8" table:display="true" table:show-details="true"/>
                <table:data-pilot-member table:name="3809,988" table:display="true" table:show-details="true"/>
                <table:data-pilot-member table:name="3847,463" table:display="true" table:show-details="true"/>
                <table:data-pilot-member table:name="3880,175" table:display="true" table:show-details="true"/>
                <table:data-pilot-member table:name="3936,675" table:display="true" table:show-details="true"/>
                <table:data-pilot-member table:name="3939,6" table:display="true" table:show-details="true"/>
                <table:data-pilot-member table:name="3962,588" table:display="true" table:show-details="true"/>
                <table:data-pilot-member table:name="3986,95" table:display="true" table:show-details="true"/>
                <table:data-pilot-member table:name="3994,525" table:display="true" table:show-details="true"/>
                <table:data-pilot-member table:name="4059,038" table:display="true" table:show-details="true"/>
                <table:data-pilot-member table:name="4072,788" table:display="true" table:show-details="true"/>
                <table:data-pilot-member table:name="4101,138" table:display="true" table:show-details="true"/>
                <table:data-pilot-member table:name="4120,888" table:display="true" table:show-details="true"/>
                <table:data-pilot-member table:name="4139,2" table:display="true" table:show-details="true"/>
                <table:data-pilot-member table:name="4166,7" table:display="true" table:show-details="true"/>
                <table:data-pilot-member table:name="4170,35" table:display="true" table:show-details="true"/>
                <table:data-pilot-member table:name="4245,938" table:display="true" table:show-details="true"/>
                <table:data-pilot-member table:name="4263,013" table:display="true" table:show-details="true"/>
                <table:data-pilot-member table:name="4266,538" table:display="true" table:show-details="true"/>
                <table:data-pilot-member table:name="4282,625" table:display="true" table:show-details="true"/>
                <table:data-pilot-member table:name="4306,838" table:display="true" table:show-details="true"/>
                <table:data-pilot-member table:name="4309,463" table:display="true" table:show-details="true"/>
                <table:data-pilot-member table:name="4328,038" table:display="true" table:show-details="true"/>
                <table:data-pilot-member table:name="4333,4" table:display="true" table:show-details="true"/>
                <table:data-pilot-member table:name="4334,075" table:display="true" table:show-details="true"/>
                <table:data-pilot-member table:name="4352,375" table:display="true" table:show-details="true"/>
                <table:data-pilot-member table:name="4368,138" table:display="true" table:show-details="true"/>
                <table:data-pilot-member table:name="4405,413" table:display="true" table:show-details="true"/>
                <table:data-pilot-member table:name="4416" table:display="true" table:show-details="true"/>
                <table:data-pilot-member table:name="4433,275" table:display="true" table:show-details="true"/>
                <table:data-pilot-member table:name="4438,363" table:display="true" table:show-details="true"/>
                <table:data-pilot-member table:name="4440,788" table:display="true" table:show-details="true"/>
                <table:data-pilot-member table:name="4466,875" table:display="true" table:show-details="true"/>
                <table:data-pilot-member table:name="4478,638" table:display="true" table:show-details="true"/>
                <table:data-pilot-member table:name="4509,763" table:display="true" table:show-details="true"/>
                <table:data-pilot-member table:name="4515,638" table:display="true" table:show-details="true"/>
                <table:data-pilot-member table:name="4528,463" table:display="true" table:show-details="true"/>
                <table:data-pilot-member table:name="4531,925" table:display="true" table:show-details="true"/>
                <table:data-pilot-member table:name="4556,125" table:display="true" table:show-details="true"/>
                <table:data-pilot-member table:name="4558,425" table:display="true" table:show-details="true"/>
                <table:data-pilot-member table:name="4604,838" table:display="true" table:show-details="true"/>
                <table:data-pilot-member table:name="4614,113" table:display="true" table:show-details="true"/>
                <table:data-pilot-member table:name="4657,038" table:display="true" table:show-details="true"/>
                <table:data-pilot-member table:name="4660,638" table:display="true" table:show-details="true"/>
                <table:data-pilot-member table:name="4681,125" table:display="true" table:show-details="true"/>
                <table:data-pilot-member table:name="4713,788" table:display="true" table:show-details="true"/>
                <table:data-pilot-member table:name="4721,963" table:display="true" table:show-details="true"/>
                <table:data-pilot-member table:name="4732,463" table:display="true" table:show-details="true"/>
                <table:data-pilot-member table:name="4769,388" table:display="true" table:show-details="true"/>
                <table:data-pilot-member table:name="4771,888" table:display="true" table:show-details="true"/>
                <table:data-pilot-member table:name="4813,013" table:display="true" table:show-details="true"/>
                <table:data-pilot-member table:name="4845,6" table:display="true" table:show-details="true"/>
                <table:data-pilot-member table:name="4851,713" table:display="true" table:show-details="true"/>
                <table:data-pilot-member table:name="4863,938" table:display="true" table:show-details="true"/>
                <table:data-pilot-member table:name="4890,975" table:display="true" table:show-details="true"/>
                <table:data-pilot-member table:name="4938,213" table:display="true" table:show-details="true"/>
                <table:data-pilot-member table:name="4948,7" table:display="true" table:show-details="true"/>
                <table:data-pilot-member table:name="4961,95" table:display="true" table:show-details="true"/>
                <table:data-pilot-member table:name="4975,925" table:display="true" table:show-details="true"/>
                <table:data-pilot-member table:name="4990,8" table:display="true" table:show-details="true"/>
                <table:data-pilot-member table:name="4994,013" table:display="true" table:show-details="true"/>
                <table:data-pilot-member table:name="5034,775" table:display="true" table:show-details="true"/>
                <table:data-pilot-member table:name="5038,263" table:display="true" table:show-details="true"/>
                <table:data-pilot-member table:name="5042,775" table:display="true" table:show-details="true"/>
                <table:data-pilot-member table:name="5050,85" table:display="true" table:show-details="true"/>
                <table:data-pilot-member table:name="5067,988" table:display="true" table:show-details="true"/>
                <table:data-pilot-member table:name="5109,6" table:display="true" table:show-details="true"/>
                <table:data-pilot-member table:name="5127,788" table:display="true" table:show-details="true"/>
                <table:data-pilot-member table:name="5160,463" table:display="true" table:show-details="true"/>
                <table:data-pilot-member table:name="5170,5" table:display="true" table:show-details="true"/>
                <table:data-pilot-member table:name="5172,3" table:display="true" table:show-details="true"/>
                <table:data-pilot-member table:name="5189,438" table:display="true" table:show-details="true"/>
                <table:data-pilot-member table:name="5204,475" table:display="true" table:show-details="true"/>
                <table:data-pilot-member table:name="5212,863" table:display="true" table:show-details="true"/>
                <table:data-pilot-member table:name="5229,638" table:display="true" table:show-details="true"/>
                <table:data-pilot-member table:name="5239,9" table:display="true" table:show-details="true"/>
                <table:data-pilot-member table:name="5267,638" table:display="true" table:show-details="true"/>
                <table:data-pilot-member table:name="5284,65" table:display="true" table:show-details="true"/>
                <table:data-pilot-member table:name="5289,75" table:display="true" table:show-details="true"/>
                <table:data-pilot-member table:name="5304,363" table:display="true" table:show-details="true"/>
                <table:data-pilot-member table:name="5315,425" table:display="true" table:show-details="true"/>
                <table:data-pilot-member table:name="5331,575" table:display="true" table:show-details="true"/>
                <table:data-pilot-member table:name="5342,275" table:display="true" table:show-details="true"/>
                <table:data-pilot-member table:name="5402,05" table:display="true" table:show-details="true"/>
                <table:data-pilot-member table:name="5410,875" table:display="true" table:show-details="true"/>
                <table:data-pilot-member table:name="5432,875" table:display="true" table:show-details="true"/>
                <table:data-pilot-member table:name="5442,65" table:display="true" table:show-details="true"/>
                <table:data-pilot-member table:name="5443,763" table:display="true" table:show-details="true"/>
                <table:data-pilot-member table:name="5446,038" table:display="true" table:show-details="true"/>
                <table:data-pilot-member table:name="5460,475" table:display="true" table:show-details="true"/>
                <table:data-pilot-member table:name="5464,1" table:display="true" table:show-details="true"/>
                <table:data-pilot-member table:name="5471,425" table:display="true" table:show-details="true"/>
                <table:data-pilot-member table:name="5479,725" table:display="true" table:show-details="true"/>
                <table:data-pilot-member table:name="5506,875" table:display="true" table:show-details="true"/>
                <table:data-pilot-member table:name="5538,825" table:display="true" table:show-details="true"/>
                <table:data-pilot-member table:name="5583,875" table:display="true" table:show-details="true"/>
                <table:data-pilot-member table:name="5606,738" table:display="true" table:show-details="true"/>
                <table:data-pilot-member table:name="5619" table:display="true" table:show-details="true"/>
                <table:data-pilot-member table:name="5622,838" table:display="true" table:show-details="true"/>
                <table:data-pilot-member table:name="5635,875" table:display="true" table:show-details="true"/>
                <table:data-pilot-member table:name="5647,45" table:display="true" table:show-details="true"/>
                <table:data-pilot-member table:name="5661,825" table:display="true" table:show-details="true"/>
                <table:data-pilot-member table:name="5685,688" table:display="true" table:show-details="true"/>
                <table:data-pilot-member table:name="5703,838" table:display="true" table:show-details="true"/>
                <table:data-pilot-member table:name="5705,213" table:display="true" table:show-details="true"/>
                <table:data-pilot-member table:name="5723,513" table:display="true" table:show-details="true"/>
                <table:data-pilot-member table:name="5759,788" table:display="true" table:show-details="true"/>
                <table:data-pilot-member table:name="5784,488" table:display="true" table:show-details="true"/>
                <table:data-pilot-member table:name="5812,225" table:display="true" table:show-details="true"/>
                <table:data-pilot-member table:name="5827,963" table:display="true" table:show-details="true"/>
                <table:data-pilot-member table:name="5836,475" table:display="true" table:show-details="true"/>
                <table:data-pilot-member table:name="5843,438" table:display="true" table:show-details="true"/>
                <table:data-pilot-member table:name="5846,613" table:display="true" table:show-details="true"/>
                <table:data-pilot-member table:name="5915,05" table:display="true" table:show-details="true"/>
                <table:data-pilot-member table:name="5928,65" table:display="true" table:show-details="true"/>
                <table:data-pilot-member table:name="5956,613" table:display="true" table:show-details="true"/>
                <table:data-pilot-member table:name="5958,988" table:display="true" table:show-details="true"/>
                <table:data-pilot-member table:name="5970" table:display="true" table:show-details="true"/>
                <table:data-pilot-member table:name="5970,6" table:display="true" table:show-details="true"/>
                <table:data-pilot-member table:name="5979,213" table:display="true" table:show-details="true"/>
                <table:data-pilot-member table:name="6000,088" table:display="true" table:show-details="true"/>
                <table:data-pilot-member table:name="6004,338" table:display="true" table:show-details="true"/>
                <table:data-pilot-member table:name="6009,375" table:display="true" table:show-details="true"/>
                <table:data-pilot-member table:name="6019,913" table:display="true" table:show-details="true"/>
                <table:data-pilot-member table:name="6028,038" table:display="true" table:show-details="true"/>
                <table:data-pilot-member table:name="6035,738" table:display="true" table:show-details="true"/>
                <table:data-pilot-member table:name="6062,575" table:display="true" table:show-details="true"/>
                <table:data-pilot-member table:name="6064,8" table:display="true" table:show-details="true"/>
                <table:data-pilot-member table:name="6099,863" table:display="true" table:show-details="true"/>
                <table:data-pilot-member table:name="6108" table:display="true" table:show-details="true"/>
                <table:data-pilot-member table:name="6145,288" table:display="true" table:show-details="true"/>
                <table:data-pilot-member table:name="6150,063" table:display="true" table:show-details="true"/>
                <table:data-pilot-member table:name="6178,175" table:display="true" table:show-details="true"/>
                <table:data-pilot-member table:name="6184,788" table:display="true" table:show-details="true"/>
                <table:data-pilot-member table:name="6291,475" table:display="true" table:show-details="true"/>
                <table:data-pilot-member table:name="6309,638" table:display="true" table:show-details="true"/>
                <table:data-pilot-member table:name="6366,538" table:display="true" table:show-details="true"/>
                <table:data-pilot-member table:name="6435,563" table:display="true" table:show-details="true"/>
                <table:data-pilot-member table:name="6455,375" table:display="true" table:show-details="true"/>
                <table:data-pilot-member table:name="6467,688" table:display="true" table:show-details="true"/>
                <table:data-pilot-member table:name="6545,438" table:display="true" table:show-details="true"/>
                <table:data-pilot-member table:name="6558,375" table:display="true" table:show-details="true"/>
                <table:data-pilot-member table:name="6561,538" table:display="true" table:show-details="true"/>
                <table:data-pilot-member table:name="6562,763" table:display="true" table:show-details="true"/>
                <table:data-pilot-member table:name="6565,613" table:display="true" table:show-details="true"/>
                <table:data-pilot-member table:name="6584,163" table:display="true" table:show-details="true"/>
                <table:data-pilot-member table:name="6601,038" table:display="true" table:show-details="true"/>
                <table:data-pilot-member table:name="6624,1" table:display="true" table:show-details="true"/>
                <table:data-pilot-member table:name="6636,6" table:display="true" table:show-details="true"/>
                <table:data-pilot-member table:name="6657,325" table:display="true" table:show-details="true"/>
                <table:data-pilot-member table:name="6661,063" table:display="true" table:show-details="true"/>
                <table:data-pilot-member table:name="6747,8" table:display="true" table:show-details="true"/>
                <table:data-pilot-member table:name="6756,813" table:display="true" table:show-details="true"/>
                <table:data-pilot-member table:name="6773,813" table:display="true" table:show-details="true"/>
                <table:data-pilot-member table:name="6787,825" table:display="true" table:show-details="true"/>
                <table:data-pilot-member table:name="6848,588" table:display="true" table:show-details="true"/>
                <table:data-pilot-member table:name="6942,313" table:display="true" table:show-details="true"/>
                <table:data-pilot-member table:name="6990,225" table:display="true" table:show-details="true"/>
                <table:data-pilot-member table:name="7019,013" table:display="true" table:show-details="true"/>
                <table:data-pilot-member table:name="7050,75" table:display="true" table:show-details="true"/>
                <table:data-pilot-member table:name="7051,488" table:display="true" table:show-details="true"/>
                <table:data-pilot-member table:name="7053,038" table:display="true" table:show-details="true"/>
                <table:data-pilot-member table:name="7068,713" table:display="true" table:show-details="true"/>
                <table:data-pilot-member table:name="7085,513" table:display="true" table:show-details="true"/>
                <table:data-pilot-member table:name="7095,725" table:display="true" table:show-details="true"/>
                <table:data-pilot-member table:name="7102,75" table:display="true" table:show-details="true"/>
                <table:data-pilot-member table:name="7113,863" table:display="true" table:show-details="true"/>
                <table:data-pilot-member table:name="7125,413" table:display="true" table:show-details="true"/>
                <table:data-pilot-member table:name="7136,65" table:display="true" table:show-details="true"/>
                <table:data-pilot-member table:name="7172,738" table:display="true" table:show-details="true"/>
                <table:data-pilot-member table:name="7182,975" table:display="true" table:show-details="true"/>
                <table:data-pilot-member table:name="7253,538" table:display="true" table:show-details="true"/>
                <table:data-pilot-member table:name="7276,5" table:display="true" table:show-details="true"/>
                <table:data-pilot-member table:name="7302,5" table:display="true" table:show-details="true"/>
                <table:data-pilot-member table:name="7371,838" table:display="true" table:show-details="true"/>
                <table:data-pilot-member table:name="7463,975" table:display="true" table:show-details="true"/>
                <table:data-pilot-member table:name="7472,6" table:display="true" table:show-details="true"/>
                <table:data-pilot-member table:name="7490,913" table:display="true" table:show-details="true"/>
                <table:data-pilot-member table:name="7518,45" table:display="true" table:show-details="true"/>
                <table:data-pilot-member table:name="7545,575" table:display="true" table:show-details="true"/>
                <table:data-pilot-member table:name="7601,838" table:display="true" table:show-details="true"/>
                <table:data-pilot-member table:name="7641,975" table:display="true" table:show-details="true"/>
                <table:data-pilot-member table:name="7673,038" table:display="true" table:show-details="true"/>
                <table:data-pilot-member table:name="7691,738" table:display="true" table:show-details="true"/>
                <table:data-pilot-member table:name="7713,038" table:display="true" table:show-details="true"/>
                <table:data-pilot-member table:name="7714,4" table:display="true" table:show-details="true"/>
                <table:data-pilot-member table:name="7865,438" table:display="true" table:show-details="true"/>
                <table:data-pilot-member table:name="7911,3" table:display="true" table:show-details="true"/>
                <table:data-pilot-member table:name="8002,638" table:display="true" table:show-details="true"/>
                <table:data-pilot-member table:name="8038,3" table:display="true" table:show-details="true"/>
                <table:data-pilot-member table:name="8090,6" table:display="true" table:show-details="true"/>
                <table:data-pilot-member table:name="8104,013" table:display="true" table:show-details="true"/>
                <table:data-pilot-member table:name="8144,075" table:display="true" table:show-details="true"/>
                <table:data-pilot-member table:name="8205,9" table:display="true" table:show-details="true"/>
                <table:data-pilot-member table:name="8306,638" table:display="true" table:show-details="true"/>
                <table:data-pilot-member table:name="8376,763" table:display="true" table:show-details="true"/>
                <table:data-pilot-member table:name="8460,663" table:display="true" table:show-details="true"/>
                <table:data-pilot-member table:name="8547,525" table:display="true" table:show-details="true"/>
                <table:data-pilot-member table:name="8564,725" table:display="true" table:show-details="true"/>
                <table:data-pilot-member table:name="8568,475" table:display="true" table:show-details="true"/>
                <table:data-pilot-member table:name="8576,313" table:display="true" table:show-details="true"/>
                <table:data-pilot-member table:name="8596,263" table:display="true" table:show-details="true"/>
                <table:data-pilot-member table:name="8629,975" table:display="true" table:show-details="true"/>
                <table:data-pilot-member table:name="8718,6" table:display="true" table:show-details="true"/>
                <table:data-pilot-member table:name="8799,45" table:display="true" table:show-details="true"/>
                <table:data-pilot-member table:name="8829,775" table:display="true" table:show-details="true"/>
                <table:data-pilot-member table:name="8919,888" table:display="true" table:show-details="true"/>
                <table:data-pilot-member table:name="8942,65" table:display="true" table:show-details="true"/>
                <table:data-pilot-member table:name="9028,438" table:display="true" table:show-details="true"/>
                <table:data-pilot-member table:name="9037,775" table:display="true" table:show-details="true"/>
                <table:data-pilot-member table:name="9074,263" table:display="true" table:show-details="true"/>
                <table:data-pilot-member table:name="9089,513" table:display="true" table:show-details="true"/>
                <table:data-pilot-member table:name="9122,925" table:display="true" table:show-details="true"/>
                <table:data-pilot-member table:name="9145,288" table:display="true" table:show-details="true"/>
                <table:data-pilot-member table:name="9175,825" table:display="true" table:show-details="true"/>
                <table:data-pilot-member table:name="9180,538" table:display="true" table:show-details="true"/>
                <table:data-pilot-member table:name="9395,888" table:display="true" table:show-details="true"/>
                <table:data-pilot-member table:name="9447,025" table:display="true" table:show-details="true"/>
                <table:data-pilot-member table:name="9545,763" table:display="true" table:show-details="true"/>
                <table:data-pilot-member table:name="9569,288" table:display="true" table:show-details="true"/>
                <table:data-pilot-member table:name="9683,575" table:display="true" table:show-details="true"/>
                <table:data-pilot-member table:name="9911,113" table:display="true" table:show-details="true"/>
                <table:data-pilot-member table:name="10167,013" table:display="true" table:show-details="true"/>
                <table:data-pilot-member table:name="10221,475" table:display="true" table:show-details="true"/>
                <table:data-pilot-member table:name="10529,9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27:49.009000000</meta:creation-date>
    <dc:date>2025-02-24T21:10:54.824000000</dc:date>
    <meta:editing-duration>PT9M37S</meta:editing-duration>
    <meta:editing-cycles>2</meta:editing-cycles>
    <meta:generator>LibreOffice/24.8.4.2$Windows_X86_64 LibreOffice_project/bb3cfa12c7b1bf994ecc5649a80400d06cd71002</meta:generator>
    <meta:document-statistic meta:table-count="5" meta:cell-count="1173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204cm" svg:y="0.315cm" chart:style-name="ch2">
          <text:p>Średnia produkcja energi z paneli fotowoltalicznych w poszczególnych godzinach</text:p>
        </chart:title>
        <chart:plot-area chart:style-name="ch3" table:cell-range-address="'zad 7.2'.D2:'zad 7.2'.E25" svg:x="1.331cm" svg:y="1.778cm" svg:width="14.349cm" svg:height="6.061cm">
          <chart:coordinate-region svg:x="2.347cm" svg:y="1.977cm" svg:width="13.333cm" svg:height="5.215cm"/>
          <chart:axis chart:dimension="x" chart:name="primary-x" chart:style-name="ch4">
            <chart:title svg:x="7.892cm" svg:y="8.019cm" chart:style-name="ch2">
              <text:p><text:span text:style-name="T1">godzina</text:span></text:p>
            </chart:title>
          </chart:axis>
          <chart:axis chart:dimension="y" chart:name="primary-y" chart:style-name="ch5">
            <chart:title svg:x="0.451cm" svg:y="5.236cm" chart:style-name="ch6">
              <text:p><text:span text:style-name="T1">MWh</text:span></text:p>
            </chart:title>
            <chart:grid chart:style-name="ch7" chart:class="major"/>
          </chart:axis>
          <chart:series chart:style-name="ch8" chart:values-cell-range-address="'zad 7.2'.D2:'zad 7.2'.D25" chart:class="chart:bar">
            <chart:data-point chart:repeated="24"/>
          </chart:series>
          <chart:series chart:style-name="ch9" chart:values-cell-range-address="'zad 7.2'.E2:'zad 7.2'.E2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zad 7.2'.D2:'zad 7.2'.D25</svg:desc>
                </draw:g>
              </table:table-cell>
              <table:table-cell office:value-type="float" office:value="0">
                <text:p>0</text:p>
                <draw:g>
                  <svg:desc>'zad 7.2'.E2:'zad 7.2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1.3">
                <text:p>49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23.63">
                <text:p>172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92.93">
                <text:p>3492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64.23">
                <text:p>516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246.15">
                <text:p>6246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23.02">
                <text:p>6623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58.38">
                <text:p>6658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489.51">
                <text:p>6489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99.17">
                <text:p>6099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10.74">
                <text:p>5410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338.69">
                <text:p>4338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96.16">
                <text:p>2796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40.49">
                <text:p>1240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1.03">
                <text:p>311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